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modern" style:font-pitch="fixed"/>
  </office:font-face-decls>
  <office:automatic-styles>
    <style:style style:name="co1" style:family="table-column">
      <style:table-column-properties fo:break-before="auto" style:column-width="0.3972in"/>
    </style:style>
    <style:style style:name="co2" style:family="table-column">
      <style:table-column-properties fo:break-before="auto" style:column-width="0.7839in"/>
    </style:style>
    <style:style style:name="co3" style:family="table-column">
      <style:table-column-properties fo:break-before="auto" style:column-width="2.1283in"/>
    </style:style>
    <style:style style:name="co4" style:family="table-column">
      <style:table-column-properties fo:break-before="auto" style:column-width="0.978in"/>
    </style:style>
    <style:style style:name="co5" style:family="table-column">
      <style:table-column-properties fo:break-before="auto" style:column-width="0.3665in"/>
    </style:style>
    <style:style style:name="co6" style:family="table-column">
      <style:table-column-properties fo:break-before="auto" style:column-width="0.6209in"/>
    </style:style>
    <style:style style:name="co7" style:family="table-column">
      <style:table-column-properties fo:break-before="auto" style:column-width="2.2in"/>
    </style:style>
    <style:style style:name="co8" style:family="table-column">
      <style:table-column-properties fo:break-before="auto" style:column-width="0.8744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6008in"/>
    </style:style>
    <style:style style:name="co11" style:family="table-column">
      <style:table-column-properties fo:break-before="auto" style:column-width="2.2602in"/>
    </style:style>
    <style:style style:name="co12" style:family="table-column">
      <style:table-column-properties fo:break-before="auto" style:column-width="0.5075in"/>
    </style:style>
    <style:style style:name="co13" style:family="table-column">
      <style:table-column-properties fo:break-before="auto" style:column-width="1.9555in"/>
    </style:style>
    <style:style style:name="co14" style:family="table-column">
      <style:table-column-properties fo:break-before="auto" style:column-width="0.7827in"/>
    </style:style>
    <style:style style:name="co15" style:family="table-column">
      <style:table-column-properties fo:break-before="auto" style:column-width="2.3575in"/>
    </style:style>
    <style:style style:name="co16" style:family="table-column">
      <style:table-column-properties fo:break-before="auto" style:column-width="2.8673in"/>
    </style:style>
    <style:style style:name="co17" style:family="table-column">
      <style:table-column-properties fo:break-before="auto" style:column-width="1.6638in"/>
    </style:style>
    <style:style style:name="co18" style:family="table-column">
      <style:table-column-properties fo:break-before="auto" style:column-width="0.3398in"/>
    </style:style>
    <style:style style:name="co19" style:family="table-column">
      <style:table-column-properties fo:break-before="auto" style:column-width="0.8717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/>
    </style:style>
    <style:style style:name="ce2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padding="0.028in"/>
      <style:paragraph-properties fo:text-align="start" fo:margin-left="0in"/>
      <style:text-properties style:use-window-font-color="true"/>
    </style:style>
    <style:style style:name="ce26" style:family="table-cell" style:parent-style-name="Default" style:data-style-name="N125">
      <style:table-cell-properties style:text-align-source="fix" style:repeat-content="false" fo:background-color="transparent" fo:padding="0.028in"/>
      <style:paragraph-properties fo:text-align="start" fo:margin-left="0in"/>
      <style:text-properties style:use-window-font-color="true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none" fo:padding="0.028in"/>
      <style:paragraph-properties fo:text-align="start" fo:margin-left="0in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text-align-source="fix" style:repeat-content="false" fo:background-color="transparent" fo:padding="0.028in"/>
      <style:paragraph-properties fo:text-align="start" fo:margin-left="0in"/>
      <style:text-properties style:use-window-font-color="true"/>
    </style:style>
    <style:style style:name="ce29" style:family="table-cell" style:parent-style-name="Default" style:data-style-name="N126">
      <style:table-cell-properties style:text-align-source="fix" style:repeat-content="false" fo:background-color="transparent" fo:padding="0.028in"/>
      <style:paragraph-properties fo:text-align="start" fo:margin-left="0in"/>
      <style:text-properties style:use-window-font-color="true"/>
    </style:style>
    <style:style style:name="ce30" style:family="table-cell" style:parent-style-name="Default" style:data-style-name="N0">
      <style:table-cell-properties style:text-align-source="fix" style:repeat-content="false" fo:background-color="transparent" fo:padding="0.028in"/>
      <style:paragraph-properties fo:text-align="start" fo:margin-left="0in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25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">
      <style:table-cell-properties style:text-align-source="fix" style:repeat-content="false" fo:background-color="transparent" fo:padding="0.028in"/>
      <style:paragraph-properties fo:text-align="start" fo:margin-left="0in"/>
      <style:text-properties style:use-window-font-color="true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4"/>
        <table:table-column table:style-name="co3" table:default-cell-style-name="ce25"/>
        <table:table-column table:style-name="co4" table:default-cell-style-name="ce28"/>
        <table:table-column table:style-name="co5" table:default-cell-style-name="ce22"/>
        <table:table-column table:style-name="co6" table:default-cell-style-name="ce31"/>
        <table:table-column table:style-name="co7" table:default-cell-style-name="ce26"/>
        <table:table-column table:style-name="co8" table:default-cell-style-name="ce32"/>
        <table:table-column table:style-name="co9" table:default-cell-style-name="ce22"/>
        <table:table-column table:style-name="co10" table:default-cell-style-name="ce31"/>
        <table:table-column table:style-name="co11" table:default-cell-style-name="ce25"/>
        <table:table-column table:style-name="co8" table:default-cell-style-name="ce25"/>
        <table:table-column table:style-name="co5" table:default-cell-style-name="ce22"/>
        <table:table-column table:style-name="co12" table:default-cell-style-name="ce31"/>
        <table:table-column table:style-name="co13" table:default-cell-style-name="ce26"/>
        <table:table-column table:style-name="co8" table:default-cell-style-name="ce26"/>
        <table:table-column table:style-name="co14" table:default-cell-style-name="ce22"/>
        <table:table-column table:style-name="co14" table:default-cell-style-name="ce31"/>
        <table:table-column table:style-name="co15" table:default-cell-style-name="ce25"/>
        <table:table-column table:style-name="co8" table:default-cell-style-name="ce25"/>
        <table:table-column table:style-name="co14" table:default-cell-style-name="ce22"/>
        <table:table-column table:style-name="co14" table:default-cell-style-name="ce31"/>
        <table:table-column table:style-name="co16" table:default-cell-style-name="ce25"/>
        <table:table-column table:style-name="co8" table:default-cell-style-name="ce25"/>
        <table:table-column table:style-name="co14" table:default-cell-style-name="ce22"/>
        <table:table-column table:style-name="co14" table:default-cell-style-name="ce31"/>
        <table:table-column table:style-name="co13" table:default-cell-style-name="ce31"/>
        <table:table-column table:style-name="co8" table:default-cell-style-name="ce31"/>
        <table:table-column table:style-name="co14" table:default-cell-style-name="ce22"/>
        <table:table-column table:style-name="co14" table:default-cell-style-name="ce31"/>
        <table:table-column table:style-name="co17" table:default-cell-style-name="ce25"/>
        <table:table-column table:style-name="co8" table:default-cell-style-name="ce25"/>
        <table:table-column table:style-name="co18" table:default-cell-style-name="ce25"/>
        <table:table-column table:style-name="co19" table:number-columns-repeated="15" table:default-cell-style-name="ce33"/>
        <table:table-column table:style-name="co20" table:number-columns-repeated="16336" table:default-cell-style-name="ce33"/>
        <table:table-row table:style-name="ro1">
          <table:table-cell/>
          <table:table-cell office:value-type="string" calcext:value-type="string">
            <text:p>item val</text:p>
          </table:table-cell>
          <table:table-cell office:value-type="string" calcext:value-type="string">
            <text:p>Item address 80087614</text:p>
          </table:table-cell>
          <table:table-cell table:style-name="ce27" office:value-type="string" calcext:value-type="string" table:number-columns-spanned="3" table:number-rows-spanned="1">
            <text:p>Item # address 80087414</text:p>
          </table:table-cell>
          <table:covered-table-cell table:number-columns-repeated="2" table:style-name="ce30"/>
          <table:table-cell table:style-name="ce22" office:value-type="string" calcext:value-type="string">
            <text:p>*NOTE* For Item # address, although the address is at 80087414, the PAR code should be 30087414 as 80087414 is the 32 bit write.</text:p>
          </table:table-cell>
          <table:table-cell table:number-columns-repeated="1637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HEX([.A2];4)" office:value-type="string" office:string-value="0000" calcext:value-type="string">
            <text:p>0000</text:p>
          </table:table-cell>
          <table:table-cell office:value-type="string" calcext:value-type="string">
            <text:p>none</text:p>
          </table:table-cell>
          <table:table-cell table:formula="of:=COM.MICROSOFT.CONCAT(&quot;8008&quot;;DEC2HEX(HEX2DEC(&quot;7414&quot;)+[.A2]))" office:value-type="string" office:string-value="80087414" calcext:value-type="string">
            <text:p>80087414</text:p>
          </table:table-cell>
          <table:table-cell table:formula="of:=[.A17]+1" office:value-type="float" office:value="16" calcext:value-type="float">
            <text:p>16</text:p>
          </table:table-cell>
          <table:table-cell table:style-name="ce24" table:formula="of:=DEC2HEX([.E2];4)" office:value-type="string" office:string-value="0010" calcext:value-type="string">
            <text:p>0010</text:p>
          </table:table-cell>
          <table:table-cell office:value-type="string" calcext:value-type="string">
            <text:p>?axe (strike axe)</text:p>
          </table:table-cell>
          <table:table-cell table:style-name="ce28" table:formula="of:=COM.MICROSOFT.CONCAT(&quot;8008&quot;;DEC2HEX(HEX2DEC(&quot;7414&quot;)+[.E2]))" office:value-type="string" office:string-value="80087424" calcext:value-type="string">
            <text:p>80087424</text:p>
          </table:table-cell>
          <table:table-cell table:formula="of:=[.E17]+1" office:value-type="float" office:value="32" calcext:value-type="float">
            <text:p>32</text:p>
          </table:table-cell>
          <table:table-cell table:style-name="ce24" table:formula="of:=DEC2HEX([.I2];4)" office:value-type="string" office:string-value="0020" calcext:value-type="string">
            <text:p>0020</text:p>
          </table:table-cell>
          <table:table-cell office:value-type="string" calcext:value-type="string">
            <text:p>?book (mist seven sun)</text:p>
          </table:table-cell>
          <table:table-cell table:style-name="ce28" table:formula="of:=COM.MICROSOFT.CONCAT(&quot;8008&quot;;DEC2HEX(HEX2DEC(&quot;7414&quot;)+[.I2]))" office:value-type="string" office:string-value="80087434" calcext:value-type="string">
            <text:p>80087434</text:p>
          </table:table-cell>
          <table:table-cell table:formula="of:=[.I17]+1" office:value-type="float" office:value="48" calcext:value-type="float">
            <text:p>48</text:p>
          </table:table-cell>
          <table:table-cell table:style-name="ce24" table:formula="of:=DEC2HEX([.M2];4)" office:value-type="string" office:string-value="0030" calcext:value-type="string">
            <text:p>0030</text:p>
          </table:table-cell>
          <table:table-cell office:value-type="string" calcext:value-type="string">
            <text:p>pendant</text:p>
          </table:table-cell>
          <table:table-cell table:style-name="ce28" table:formula="of:=COM.MICROSOFT.CONCAT(&quot;8008&quot;;DEC2HEX(HEX2DEC(&quot;7414&quot;)+[.M2]))" office:value-type="string" office:string-value="80087444" calcext:value-type="string">
            <text:p>80087444</text:p>
          </table:table-cell>
          <table:table-cell table:formula="of:=[.M17]+1" office:value-type="float" office:value="64" calcext:value-type="float">
            <text:p>64</text:p>
          </table:table-cell>
          <table:table-cell table:style-name="ce24" table:formula="of:=DEC2HEX([.Q2];4)" office:value-type="string" office:string-value="0040" calcext:value-type="string">
            <text:p>0040</text:p>
          </table:table-cell>
          <table:table-cell office:value-type="string" calcext:value-type="string">
            <text:p>wing pack</text:p>
          </table:table-cell>
          <table:table-cell table:style-name="ce28" table:formula="of:=COM.MICROSOFT.CONCAT(&quot;8008&quot;;DEC2HEX(HEX2DEC(&quot;7414&quot;)+[.Q2]))" office:value-type="string" office:string-value="80087454" calcext:value-type="string">
            <text:p>80087454</text:p>
          </table:table-cell>
          <table:table-cell table:formula="of:=[.Q17]+1" office:value-type="float" office:value="80" calcext:value-type="float">
            <text:p>80</text:p>
          </table:table-cell>
          <table:table-cell table:style-name="ce24" table:formula="of:=DEC2HEX([.U2];4)" office:value-type="string" office:string-value="0050" calcext:value-type="string">
            <text:p>0050</text:p>
          </table:table-cell>
          <table:table-cell office:value-type="string" calcext:value-type="string">
            <text:p>3 flavor string (instrument)</text:p>
          </table:table-cell>
          <table:table-cell table:style-name="ce28" table:formula="of:=COM.MICROSOFT.CONCAT(&quot;8008&quot;;DEC2HEX(HEX2DEC(&quot;7414&quot;)+[.U2]))" office:value-type="string" office:string-value="80087464" calcext:value-type="string">
            <text:p>80087464</text:p>
          </table:table-cell>
          <table:table-cell table:formula="of:=[.U17]+1" office:value-type="float" office:value="96" calcext:value-type="float">
            <text:p>96</text:p>
          </table:table-cell>
          <table:table-cell table:style-name="ce24" table:formula="of:=DEC2HEX([.Y2];4)" office:value-type="string" office:string-value="0060" calcext:value-type="string">
            <text:p>0060</text:p>
          </table:table-cell>
          <table:table-cell office:value-type="string" calcext:value-type="string">
            <text:p>grapes</text:p>
          </table:table-cell>
          <table:table-cell table:style-name="ce28" table:formula="of:=COM.MICROSOFT.CONCAT(&quot;8008&quot;;DEC2HEX(HEX2DEC(&quot;7414&quot;)+[.Y2]))" office:value-type="string" office:string-value="80087474" calcext:value-type="string">
            <text:p>80087474</text:p>
          </table:table-cell>
          <table:table-cell table:formula="of:=[.Y17]+1" office:value-type="float" office:value="112" calcext:value-type="float">
            <text:p>112</text:p>
          </table:table-cell>
          <table:table-cell table:style-name="ce24" table:formula="of:=DEC2HEX([.AC2];4)" office:value-type="string" office:string-value="0070" calcext:value-type="string">
            <text:p>0070</text:p>
          </table:table-cell>
          <table:table-cell office:value-type="string" calcext:value-type="string">
            <text:p>eggs</text:p>
          </table:table-cell>
          <table:table-cell table:style-name="ce28" table:formula="of:=COM.MICROSOFT.CONCAT(&quot;8008&quot;;DEC2HEX(HEX2DEC(&quot;7414&quot;)+[.AC2]))" office:value-type="string" office:string-value="80087484" calcext:value-type="string">
            <text:p>80087484</text:p>
          </table:table-cell>
          <table:table-cell/>
          <table:table-cell table:style-name="ce28"/>
          <table:table-cell table:number-columns-repeated="1635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C2HEX([.A3];4)" office:value-type="string" office:string-value="0001" calcext:value-type="string">
            <text:p>0001</text:p>
          </table:table-cell>
          <table:table-cell office:value-type="string" calcext:value-type="string">
            <text:p>?sword (long sword)</text:p>
          </table:table-cell>
          <table:table-cell table:formula="of:=COM.MICROSOFT.CONCAT(&quot;8008&quot;;DEC2HEX(HEX2DEC(&quot;7414&quot;)+[.A3]))" office:value-type="string" office:string-value="80087415" calcext:value-type="string">
            <text:p>80087415</text:p>
          </table:table-cell>
          <table:table-cell table:formula="of:=[.E2]+1" office:value-type="float" office:value="17" calcext:value-type="float">
            <text:p>17</text:p>
          </table:table-cell>
          <table:table-cell table:style-name="ce24" table:formula="of:=DEC2HEX([.E3];4)" office:value-type="string" office:string-value="0011" calcext:value-type="string">
            <text:p>0011</text:p>
          </table:table-cell>
          <table:table-cell office:value-type="string" calcext:value-type="string">
            <text:p>?axe (bahumut's tail)</text:p>
          </table:table-cell>
          <table:table-cell table:style-name="ce28" table:formula="of:=COM.MICROSOFT.CONCAT(&quot;8008&quot;;DEC2HEX(HEX2DEC(&quot;7414&quot;)+[.E3]))" office:value-type="string" office:string-value="80087425" calcext:value-type="string">
            <text:p>80087425</text:p>
          </table:table-cell>
          <table:table-cell table:formula="of:=[.I2]+1" office:value-type="float" office:value="33" calcext:value-type="float">
            <text:p>33</text:p>
          </table:table-cell>
          <table:table-cell table:style-name="ce24" table:formula="of:=DEC2HEX([.I3];4)" office:value-type="string" office:string-value="0021" calcext:value-type="string">
            <text:p>0021</text:p>
          </table:table-cell>
          <table:table-cell office:value-type="string" calcext:value-type="string">
            <text:p>?book (misa requiem)</text:p>
          </table:table-cell>
          <table:table-cell table:style-name="ce28" table:formula="of:=COM.MICROSOFT.CONCAT(&quot;8008&quot;;DEC2HEX(HEX2DEC(&quot;7414&quot;)+[.I3]))" office:value-type="string" office:string-value="80087435" calcext:value-type="string">
            <text:p>80087435</text:p>
          </table:table-cell>
          <table:table-cell table:formula="of:=[.M2]+1" office:value-type="float" office:value="49" calcext:value-type="float">
            <text:p>49</text:p>
          </table:table-cell>
          <table:table-cell table:style-name="ce24" table:formula="of:=DEC2HEX([.M3];4)" office:value-type="string" office:string-value="0031" calcext:value-type="string">
            <text:p>0031</text:p>
          </table:table-cell>
          <table:table-cell office:value-type="string" calcext:value-type="string">
            <text:p>mascot</text:p>
          </table:table-cell>
          <table:table-cell table:style-name="ce28" table:formula="of:=COM.MICROSOFT.CONCAT(&quot;8008&quot;;DEC2HEX(HEX2DEC(&quot;7414&quot;)+[.M3]))" office:value-type="string" office:string-value="80087445" calcext:value-type="string">
            <text:p>80087445</text:p>
          </table:table-cell>
          <table:table-cell table:formula="of:=[.Q2]+1" office:value-type="float" office:value="65" calcext:value-type="float">
            <text:p>65</text:p>
          </table:table-cell>
          <table:table-cell table:style-name="ce24" table:formula="of:=DEC2HEX([.Q3];4)" office:value-type="string" office:string-value="0041" calcext:value-type="string">
            <text:p>0041</text:p>
          </table:table-cell>
          <table:table-cell office:value-type="string" calcext:value-type="string">
            <text:p>advisor book</text:p>
          </table:table-cell>
          <table:table-cell table:style-name="ce28" table:formula="of:=COM.MICROSOFT.CONCAT(&quot;8008&quot;;DEC2HEX(HEX2DEC(&quot;7414&quot;)+[.Q3]))" office:value-type="string" office:string-value="80087455" calcext:value-type="string">
            <text:p>80087455</text:p>
          </table:table-cell>
          <table:table-cell table:formula="of:=[.U2]+1" office:value-type="float" office:value="81" calcext:value-type="float">
            <text:p>81</text:p>
          </table:table-cell>
          <table:table-cell table:style-name="ce24" table:formula="of:=DEC2HEX([.U3];4)" office:value-type="string" office:string-value="0051" calcext:value-type="string">
            <text:p>0051</text:p>
          </table:table-cell>
          <table:table-cell office:value-type="string" calcext:value-type="string">
            <text:p>Ivory</text:p>
          </table:table-cell>
          <table:table-cell table:style-name="ce28" table:formula="of:=COM.MICROSOFT.CONCAT(&quot;8008&quot;;DEC2HEX(HEX2DEC(&quot;7414&quot;)+[.U3]))" office:value-type="string" office:string-value="80087465" calcext:value-type="string">
            <text:p>80087465</text:p>
          </table:table-cell>
          <table:table-cell table:formula="of:=[.Y2]+1" office:value-type="float" office:value="97" calcext:value-type="float">
            <text:p>97</text:p>
          </table:table-cell>
          <table:table-cell table:style-name="ce24" table:formula="of:=DEC2HEX([.Y3];4)" office:value-type="string" office:string-value="0061" calcext:value-type="string">
            <text:p>0061</text:p>
          </table:table-cell>
          <table:table-cell office:value-type="string" calcext:value-type="string">
            <text:p>mangos</text:p>
          </table:table-cell>
          <table:table-cell table:style-name="ce28" table:formula="of:=COM.MICROSOFT.CONCAT(&quot;8008&quot;;DEC2HEX(HEX2DEC(&quot;7414&quot;)+[.Y3]))" office:value-type="string" office:string-value="80087475" calcext:value-type="string">
            <text:p>80087475</text:p>
          </table:table-cell>
          <table:table-cell table:formula="of:=[.AC2]+1" office:value-type="float" office:value="113" calcext:value-type="float">
            <text:p>113</text:p>
          </table:table-cell>
          <table:table-cell table:style-name="ce24" table:formula="of:=DEC2HEX([.AC3];4)" office:value-type="string" office:string-value="0071" calcext:value-type="string">
            <text:p>0071</text:p>
          </table:table-cell>
          <table:table-cell office:value-type="string" calcext:value-type="string">
            <text:p>miso</text:p>
          </table:table-cell>
          <table:table-cell table:style-name="ce28" table:formula="of:=COM.MICROSOFT.CONCAT(&quot;8008&quot;;DEC2HEX(HEX2DEC(&quot;7414&quot;)+[.AC3]))" office:value-type="string" office:string-value="80087485" calcext:value-type="string">
            <text:p>80087485</text:p>
          </table:table-cell>
          <table:table-cell table:number-columns-repeated="1635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C2HEX([.A4];4)" office:value-type="string" office:string-value="0002" calcext:value-type="string">
            <text:p>0002</text:p>
          </table:table-cell>
          <table:table-cell office:value-type="string" calcext:value-type="string">
            <text:p>?sword (fame face)</text:p>
          </table:table-cell>
          <table:table-cell table:formula="of:=COM.MICROSOFT.CONCAT(&quot;8008&quot;;DEC2HEX(HEX2DEC(&quot;7414&quot;)+[.A4]))" office:value-type="string" office:string-value="80087416" calcext:value-type="string">
            <text:p>80087416</text:p>
          </table:table-cell>
          <table:table-cell table:formula="of:=[.E3]+1" office:value-type="float" office:value="18" calcext:value-type="float">
            <text:p>18</text:p>
          </table:table-cell>
          <table:table-cell table:style-name="ce24" table:formula="of:=DEC2HEX([.E4];4)" office:value-type="string" office:string-value="0012" calcext:value-type="string">
            <text:p>0012</text:p>
          </table:table-cell>
          <table:table-cell office:value-type="string" calcext:value-type="string">
            <text:p>?axespr (saint Halberd)</text:p>
          </table:table-cell>
          <table:table-cell table:style-name="ce28" table:formula="of:=COM.MICROSOFT.CONCAT(&quot;8008&quot;;DEC2HEX(HEX2DEC(&quot;7414&quot;)+[.E4]))" office:value-type="string" office:string-value="80087426" calcext:value-type="string">
            <text:p>80087426</text:p>
          </table:table-cell>
          <table:table-cell table:formula="of:=[.I3]+1" office:value-type="float" office:value="34" calcext:value-type="float">
            <text:p>34</text:p>
          </table:table-cell>
          <table:table-cell table:style-name="ce24" table:formula="of:=DEC2HEX([.I4];4)" office:value-type="string" office:string-value="0022" calcext:value-type="string">
            <text:p>0022</text:p>
          </table:table-cell>
          <table:table-cell office:value-type="string" calcext:value-type="string">
            <text:p>?book (toll magic)</text:p>
          </table:table-cell>
          <table:table-cell table:style-name="ce28" table:formula="of:=COM.MICROSOFT.CONCAT(&quot;8008&quot;;DEC2HEX(HEX2DEC(&quot;7414&quot;)+[.I4]))" office:value-type="string" office:string-value="80087436" calcext:value-type="string">
            <text:p>80087436</text:p>
          </table:table-cell>
          <table:table-cell table:formula="of:=[.M3]+1" office:value-type="float" office:value="50" calcext:value-type="float">
            <text:p>50</text:p>
          </table:table-cell>
          <table:table-cell table:style-name="ce24" table:formula="of:=DEC2HEX([.M4];4)" office:value-type="string" office:string-value="0032" calcext:value-type="string">
            <text:p>0032</text:p>
          </table:table-cell>
          <table:table-cell office:value-type="string" calcext:value-type="string">
            <text:p>earring</text:p>
          </table:table-cell>
          <table:table-cell table:style-name="ce28" table:formula="of:=COM.MICROSOFT.CONCAT(&quot;8008&quot;;DEC2HEX(HEX2DEC(&quot;7414&quot;)+[.M4]))" office:value-type="string" office:string-value="80087446" calcext:value-type="string">
            <text:p>80087446</text:p>
          </table:table-cell>
          <table:table-cell table:formula="of:=[.Q3]+1" office:value-type="float" office:value="66" calcext:value-type="float">
            <text:p>66</text:p>
          </table:table-cell>
          <table:table-cell table:style-name="ce24" table:formula="of:=DEC2HEX([.Q4];4)" office:value-type="string" office:string-value="0042" calcext:value-type="string">
            <text:p>0042</text:p>
          </table:table-cell>
          <table:table-cell office:value-type="string" calcext:value-type="string">
            <text:p>Rosenia's Dress</text:p>
          </table:table-cell>
          <table:table-cell table:style-name="ce28" table:formula="of:=COM.MICROSOFT.CONCAT(&quot;8008&quot;;DEC2HEX(HEX2DEC(&quot;7414&quot;)+[.Q4]))" office:value-type="string" office:string-value="80087456" calcext:value-type="string">
            <text:p>80087456</text:p>
          </table:table-cell>
          <table:table-cell table:formula="of:=[.U3]+1" office:value-type="float" office:value="82" calcext:value-type="float">
            <text:p>82</text:p>
          </table:table-cell>
          <table:table-cell table:style-name="ce24" table:formula="of:=DEC2HEX([.U4];4)" office:value-type="string" office:string-value="0052" calcext:value-type="string">
            <text:p>0052</text:p>
          </table:table-cell>
          <table:table-cell office:value-type="string" calcext:value-type="string">
            <text:p>carrots</text:p>
          </table:table-cell>
          <table:table-cell table:style-name="ce28" table:formula="of:=COM.MICROSOFT.CONCAT(&quot;8008&quot;;DEC2HEX(HEX2DEC(&quot;7414&quot;)+[.U4]))" office:value-type="string" office:string-value="80087466" calcext:value-type="string">
            <text:p>80087466</text:p>
          </table:table-cell>
          <table:table-cell table:formula="of:=[.Y3]+1" office:value-type="float" office:value="98" calcext:value-type="float">
            <text:p>98</text:p>
          </table:table-cell>
          <table:table-cell table:style-name="ce24" table:formula="of:=DEC2HEX([.Y4];4)" office:value-type="string" office:string-value="0062" calcext:value-type="string">
            <text:p>0062</text:p>
          </table:table-cell>
          <table:table-cell office:value-type="string" calcext:value-type="string">
            <text:p>prunes</text:p>
          </table:table-cell>
          <table:table-cell table:style-name="ce28" table:formula="of:=COM.MICROSOFT.CONCAT(&quot;8008&quot;;DEC2HEX(HEX2DEC(&quot;7414&quot;)+[.Y4]))" office:value-type="string" office:string-value="80087476" calcext:value-type="string">
            <text:p>80087476</text:p>
          </table:table-cell>
          <table:table-cell table:formula="of:=[.AC3]+1" office:value-type="float" office:value="114" calcext:value-type="float">
            <text:p>114</text:p>
          </table:table-cell>
          <table:table-cell table:style-name="ce24" table:formula="of:=DEC2HEX([.AC4];4)" office:value-type="string" office:string-value="0072" calcext:value-type="string">
            <text:p>0072</text:p>
          </table:table-cell>
          <table:table-cell office:value-type="string" calcext:value-type="string">
            <text:p>bread</text:p>
          </table:table-cell>
          <table:table-cell table:style-name="ce28" table:formula="of:=COM.MICROSOFT.CONCAT(&quot;8008&quot;;DEC2HEX(HEX2DEC(&quot;7414&quot;)+[.AC4]))" office:value-type="string" office:string-value="80087486" calcext:value-type="string">
            <text:p>80087486</text:p>
          </table:table-cell>
          <table:table-cell table:number-columns-repeated="1635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EC2HEX([.A5];4)" office:value-type="string" office:string-value="0003" calcext:value-type="string">
            <text:p>0003</text:p>
          </table:table-cell>
          <table:table-cell office:value-type="string" calcext:value-type="string">
            <text:p>?sword (slayer sword)</text:p>
          </table:table-cell>
          <table:table-cell table:formula="of:=COM.MICROSOFT.CONCAT(&quot;8008&quot;;DEC2HEX(HEX2DEC(&quot;7414&quot;)+[.A5]))" office:value-type="string" office:string-value="80087417" calcext:value-type="string">
            <text:p>80087417</text:p>
          </table:table-cell>
          <table:table-cell table:formula="of:=[.E4]+1" office:value-type="float" office:value="19" calcext:value-type="float">
            <text:p>19</text:p>
          </table:table-cell>
          <table:table-cell table:style-name="ce24" table:formula="of:=DEC2HEX([.E5];4)" office:value-type="string" office:string-value="0013" calcext:value-type="string">
            <text:p>0013</text:p>
          </table:table-cell>
          <table:table-cell office:value-type="string" calcext:value-type="string">
            <text:p>?bow (sylph bow L)</text:p>
          </table:table-cell>
          <table:table-cell table:style-name="ce28" table:formula="of:=COM.MICROSOFT.CONCAT(&quot;8008&quot;;DEC2HEX(HEX2DEC(&quot;7414&quot;)+[.E5]))" office:value-type="string" office:string-value="80087427" calcext:value-type="string">
            <text:p>80087427</text:p>
          </table:table-cell>
          <table:table-cell table:formula="of:=[.I4]+1" office:value-type="float" office:value="35" calcext:value-type="float">
            <text:p>35</text:p>
          </table:table-cell>
          <table:table-cell table:style-name="ce24" table:formula="of:=DEC2HEX([.I5];4)" office:value-type="string" office:string-value="0023" calcext:value-type="string">
            <text:p>0023</text:p>
          </table:table-cell>
          <table:table-cell office:value-type="string" calcext:value-type="string">
            <text:p>?cloth (star cloak)</text:p>
          </table:table-cell>
          <table:table-cell table:style-name="ce28" table:formula="of:=COM.MICROSOFT.CONCAT(&quot;8008&quot;;DEC2HEX(HEX2DEC(&quot;7414&quot;)+[.I5]))" office:value-type="string" office:string-value="80087437" calcext:value-type="string">
            <text:p>80087437</text:p>
          </table:table-cell>
          <table:table-cell table:formula="of:=[.M4]+1" office:value-type="float" office:value="51" calcext:value-type="float">
            <text:p>51</text:p>
          </table:table-cell>
          <table:table-cell table:style-name="ce24" table:formula="of:=DEC2HEX([.M5];4)" office:value-type="string" office:string-value="0033" calcext:value-type="string">
            <text:p>0033</text:p>
          </table:table-cell>
          <table:table-cell office:value-type="string" calcext:value-type="string">
            <text:p>lace ruby</text:p>
          </table:table-cell>
          <table:table-cell table:style-name="ce28" table:formula="of:=COM.MICROSOFT.CONCAT(&quot;8008&quot;;DEC2HEX(HEX2DEC(&quot;7414&quot;)+[.M5]))" office:value-type="string" office:string-value="80087447" calcext:value-type="string">
            <text:p>80087447</text:p>
          </table:table-cell>
          <table:table-cell table:formula="of:=[.Q4]+1" office:value-type="float" office:value="67" calcext:value-type="float">
            <text:p>67</text:p>
          </table:table-cell>
          <table:table-cell table:style-name="ce24" table:formula="of:=DEC2HEX([.Q5];4)" office:value-type="string" office:string-value="0043" calcext:value-type="string">
            <text:p>0043</text:p>
          </table:table-cell>
          <table:table-cell office:value-type="string" calcext:value-type="string">
            <text:p>common room key</text:p>
          </table:table-cell>
          <table:table-cell table:style-name="ce28" table:formula="of:=COM.MICROSOFT.CONCAT(&quot;8008&quot;;DEC2HEX(HEX2DEC(&quot;7414&quot;)+[.Q5]))" office:value-type="string" office:string-value="80087457" calcext:value-type="string">
            <text:p>80087457</text:p>
          </table:table-cell>
          <table:table-cell table:formula="of:=[.U4]+1" office:value-type="float" office:value="83" calcext:value-type="float">
            <text:p>83</text:p>
          </table:table-cell>
          <table:table-cell table:style-name="ce24" table:formula="of:=DEC2HEX([.U5];4)" office:value-type="string" office:string-value="0053" calcext:value-type="string">
            <text:p>0053</text:p>
          </table:table-cell>
          <table:table-cell office:value-type="string" calcext:value-type="string">
            <text:p>cabbage</text:p>
          </table:table-cell>
          <table:table-cell table:style-name="ce28" table:formula="of:=COM.MICROSOFT.CONCAT(&quot;8008&quot;;DEC2HEX(HEX2DEC(&quot;7414&quot;)+[.U5]))" office:value-type="string" office:string-value="80087467" calcext:value-type="string">
            <text:p>80087467</text:p>
          </table:table-cell>
          <table:table-cell table:formula="of:=[.Y4]+1" office:value-type="float" office:value="99" calcext:value-type="float">
            <text:p>99</text:p>
          </table:table-cell>
          <table:table-cell table:style-name="ce24" table:formula="of:=DEC2HEX([.Y5];4)" office:value-type="string" office:string-value="0063" calcext:value-type="string">
            <text:p>0063</text:p>
          </table:table-cell>
          <table:table-cell office:value-type="string" calcext:value-type="string">
            <text:p>tuna</text:p>
          </table:table-cell>
          <table:table-cell table:style-name="ce28" table:formula="of:=COM.MICROSOFT.CONCAT(&quot;8008&quot;;DEC2HEX(HEX2DEC(&quot;7414&quot;)+[.Y5]))" office:value-type="string" office:string-value="80087477" calcext:value-type="string">
            <text:p>80087477</text:p>
          </table:table-cell>
          <table:table-cell table:formula="of:=[.AC4]+1" office:value-type="float" office:value="115" calcext:value-type="float">
            <text:p>115</text:p>
          </table:table-cell>
          <table:table-cell table:style-name="ce24" table:formula="of:=DEC2HEX([.AC5];4)" office:value-type="string" office:string-value="0073" calcext:value-type="string">
            <text:p>0073</text:p>
          </table:table-cell>
          <table:table-cell office:value-type="string" calcext:value-type="string">
            <text:p>rice</text:p>
          </table:table-cell>
          <table:table-cell table:style-name="ce28" table:formula="of:=COM.MICROSOFT.CONCAT(&quot;8008&quot;;DEC2HEX(HEX2DEC(&quot;7414&quot;)+[.AC5]))" office:value-type="string" office:string-value="80087487" calcext:value-type="string">
            <text:p>80087487</text:p>
          </table:table-cell>
          <table:table-cell table:number-columns-repeated="1635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C2HEX([.A6];4)" office:value-type="string" office:string-value="0004" calcext:value-type="string">
            <text:p>0004</text:p>
          </table:table-cell>
          <table:table-cell office:value-type="string" calcext:value-type="string">
            <text:p>?sword (moon falx)</text:p>
          </table:table-cell>
          <table:table-cell table:formula="of:=COM.MICROSOFT.CONCAT(&quot;8008&quot;;DEC2HEX(HEX2DEC(&quot;7414&quot;)+[.A6]))" office:value-type="string" office:string-value="80087418" calcext:value-type="string">
            <text:p>80087418</text:p>
          </table:table-cell>
          <table:table-cell table:formula="of:=[.E5]+1" office:value-type="float" office:value="20" calcext:value-type="float">
            <text:p>20</text:p>
          </table:table-cell>
          <table:table-cell table:style-name="ce24" table:formula="of:=DEC2HEX([.E6];4)" office:value-type="string" office:string-value="0014" calcext:value-type="string">
            <text:p>0014</text:p>
          </table:table-cell>
          <table:table-cell office:value-type="string" calcext:value-type="string">
            <text:p>?bow (aqua sprite)</text:p>
          </table:table-cell>
          <table:table-cell table:style-name="ce28" table:formula="of:=COM.MICROSOFT.CONCAT(&quot;8008&quot;;DEC2HEX(HEX2DEC(&quot;7414&quot;)+[.E6]))" office:value-type="string" office:string-value="80087428" calcext:value-type="string">
            <text:p>80087428</text:p>
          </table:table-cell>
          <table:table-cell table:formula="of:=[.I5]+1" office:value-type="float" office:value="36" calcext:value-type="float">
            <text:p>36</text:p>
          </table:table-cell>
          <table:table-cell table:style-name="ce24" table:formula="of:=DEC2HEX([.I6];4)" office:value-type="string" office:string-value="0024" calcext:value-type="string">
            <text:p>0024</text:p>
          </table:table-cell>
          <table:table-cell office:value-type="string" calcext:value-type="string">
            <text:p>?cloth (mythril mesh)</text:p>
          </table:table-cell>
          <table:table-cell table:style-name="ce28" table:formula="of:=COM.MICROSOFT.CONCAT(&quot;8008&quot;;DEC2HEX(HEX2DEC(&quot;7414&quot;)+[.I6]))" office:value-type="string" office:string-value="80087438" calcext:value-type="string">
            <text:p>80087438</text:p>
          </table:table-cell>
          <table:table-cell table:formula="of:=[.M5]+1" office:value-type="float" office:value="52" calcext:value-type="float">
            <text:p>52</text:p>
          </table:table-cell>
          <table:table-cell table:style-name="ce24" table:formula="of:=DEC2HEX([.M6];4)" office:value-type="string" office:string-value="0034" calcext:value-type="string">
            <text:p>0034</text:p>
          </table:table-cell>
          <table:table-cell office:value-type="string" calcext:value-type="string">
            <text:p>Morrison's book</text:p>
          </table:table-cell>
          <table:table-cell table:style-name="ce28" table:formula="of:=COM.MICROSOFT.CONCAT(&quot;8008&quot;;DEC2HEX(HEX2DEC(&quot;7414&quot;)+[.M6]))" office:value-type="string" office:string-value="80087448" calcext:value-type="string">
            <text:p>80087448</text:p>
          </table:table-cell>
          <table:table-cell table:formula="of:=[.Q5]+1" office:value-type="float" office:value="68" calcext:value-type="float">
            <text:p>68</text:p>
          </table:table-cell>
          <table:table-cell table:style-name="ce24" table:formula="of:=DEC2HEX([.Q6];4)" office:value-type="string" office:string-value="0044" calcext:value-type="string">
            <text:p>0044</text:p>
          </table:table-cell>
          <table:table-cell office:value-type="string" calcext:value-type="string">
            <text:p>holy log</text:p>
          </table:table-cell>
          <table:table-cell table:style-name="ce28" table:formula="of:=COM.MICROSOFT.CONCAT(&quot;8008&quot;;DEC2HEX(HEX2DEC(&quot;7414&quot;)+[.Q6]))" office:value-type="string" office:string-value="80087458" calcext:value-type="string">
            <text:p>80087458</text:p>
          </table:table-cell>
          <table:table-cell table:formula="of:=[.U5]+1" office:value-type="float" office:value="84" calcext:value-type="float">
            <text:p>84</text:p>
          </table:table-cell>
          <table:table-cell table:style-name="ce24" table:formula="of:=DEC2HEX([.U6];4)" office:value-type="string" office:string-value="0054" calcext:value-type="string">
            <text:p>0054</text:p>
          </table:table-cell>
          <table:table-cell office:value-type="string" calcext:value-type="string">
            <text:p>lettus</text:p>
          </table:table-cell>
          <table:table-cell table:style-name="ce28" table:formula="of:=COM.MICROSOFT.CONCAT(&quot;8008&quot;;DEC2HEX(HEX2DEC(&quot;7414&quot;)+[.U6]))" office:value-type="string" office:string-value="80087468" calcext:value-type="string">
            <text:p>80087468</text:p>
          </table:table-cell>
          <table:table-cell table:formula="of:=[.Y5]+1" office:value-type="float" office:value="100" calcext:value-type="float">
            <text:p>100</text:p>
          </table:table-cell>
          <table:table-cell table:style-name="ce24" table:formula="of:=DEC2HEX([.Y6];4)" office:value-type="string" office:string-value="0064" calcext:value-type="string">
            <text:p>0064</text:p>
          </table:table-cell>
          <table:table-cell office:value-type="string" calcext:value-type="string">
            <text:p>horse mackerl</text:p>
          </table:table-cell>
          <table:table-cell table:style-name="ce28" table:formula="of:=COM.MICROSOFT.CONCAT(&quot;8008&quot;;DEC2HEX(HEX2DEC(&quot;7414&quot;)+[.Y6]))" office:value-type="string" office:string-value="80087478" calcext:value-type="string">
            <text:p>80087478</text:p>
          </table:table-cell>
          <table:table-cell table:formula="of:=[.AC5]+1" office:value-type="float" office:value="116" calcext:value-type="float">
            <text:p>116</text:p>
          </table:table-cell>
          <table:table-cell table:style-name="ce24" table:formula="of:=DEC2HEX([.AC6];4)" office:value-type="string" office:string-value="0074" calcext:value-type="string">
            <text:p>0074</text:p>
          </table:table-cell>
          <table:table-cell office:value-type="string" calcext:value-type="string">
            <text:p>seaweed</text:p>
          </table:table-cell>
          <table:table-cell table:style-name="ce28" table:formula="of:=COM.MICROSOFT.CONCAT(&quot;8008&quot;;DEC2HEX(HEX2DEC(&quot;7414&quot;)+[.AC6]))" office:value-type="string" office:string-value="80087488" calcext:value-type="string">
            <text:p>80087488</text:p>
          </table:table-cell>
          <table:table-cell table:number-columns-repeated="1635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C2HEX([.A7];4)" office:value-type="string" office:string-value="0005" calcext:value-type="string">
            <text:p>0005</text:p>
          </table:table-cell>
          <table:table-cell office:value-type="string" calcext:value-type="string">
            <text:p>?sword (holy sword)</text:p>
          </table:table-cell>
          <table:table-cell table:formula="of:=COM.MICROSOFT.CONCAT(&quot;8008&quot;;DEC2HEX(HEX2DEC(&quot;7414&quot;)+[.A7]))" office:value-type="string" office:string-value="80087419" calcext:value-type="string">
            <text:p>80087419</text:p>
          </table:table-cell>
          <table:table-cell table:formula="of:=[.E6]+1" office:value-type="float" office:value="21" calcext:value-type="float">
            <text:p>21</text:p>
          </table:table-cell>
          <table:table-cell table:style-name="ce24" table:formula="of:=DEC2HEX([.E7];4)" office:value-type="string" office:string-value="0015" calcext:value-type="string">
            <text:p>0015</text:p>
          </table:table-cell>
          <table:table-cell office:value-type="string" calcext:value-type="string">
            <text:p>?bow (flare sprite)</text:p>
          </table:table-cell>
          <table:table-cell table:style-name="ce28" table:formula="of:=COM.MICROSOFT.CONCAT(&quot;8008&quot;;DEC2HEX(HEX2DEC(&quot;7414&quot;)+[.E7]))" office:value-type="string" office:string-value="80087429" calcext:value-type="string">
            <text:p>80087429</text:p>
          </table:table-cell>
          <table:table-cell table:formula="of:=[.I6]+1" office:value-type="float" office:value="37" calcext:value-type="float">
            <text:p>37</text:p>
          </table:table-cell>
          <table:table-cell table:style-name="ce24" table:formula="of:=DEC2HEX([.I7];4)" office:value-type="string" office:string-value="0025" calcext:value-type="string">
            <text:p>0025</text:p>
          </table:table-cell>
          <table:table-cell office:value-type="string" calcext:value-type="string">
            <text:p>?armor (leather armor)</text:p>
          </table:table-cell>
          <table:table-cell table:style-name="ce28" table:formula="of:=COM.MICROSOFT.CONCAT(&quot;8008&quot;;DEC2HEX(HEX2DEC(&quot;7414&quot;)+[.I7]))" office:value-type="string" office:string-value="80087439" calcext:value-type="string">
            <text:p>80087439</text:p>
          </table:table-cell>
          <table:table-cell table:formula="of:=[.M6]+1" office:value-type="float" office:value="53" calcext:value-type="float">
            <text:p>53</text:p>
          </table:table-cell>
          <table:table-cell table:style-name="ce24" table:formula="of:=DEC2HEX([.M7];4)" office:value-type="string" office:string-value="0035" calcext:value-type="string">
            <text:p>0035</text:p>
          </table:table-cell>
          <table:table-cell office:value-type="string" calcext:value-type="string">
            <text:p>broken bow</text:p>
          </table:table-cell>
          <table:table-cell table:style-name="ce28" table:formula="of:=COM.MICROSOFT.CONCAT(&quot;8008&quot;;DEC2HEX(HEX2DEC(&quot;7414&quot;)+[.M7]))" office:value-type="string" office:string-value="80087449" calcext:value-type="string">
            <text:p>80087449</text:p>
          </table:table-cell>
          <table:table-cell table:formula="of:=[.Q6]+1" office:value-type="float" office:value="69" calcext:value-type="float">
            <text:p>69</text:p>
          </table:table-cell>
          <table:table-cell table:style-name="ce24" table:formula="of:=DEC2HEX([.Q7];4)" office:value-type="string" office:string-value="0045" calcext:value-type="string">
            <text:p>0045</text:p>
          </table:table-cell>
          <table:table-cell office:value-type="string" calcext:value-type="string">
            <text:p>mercury</text:p>
          </table:table-cell>
          <table:table-cell table:style-name="ce28" table:formula="of:=COM.MICROSOFT.CONCAT(&quot;8008&quot;;DEC2HEX(HEX2DEC(&quot;7414&quot;)+[.Q7]))" office:value-type="string" office:string-value="80087459" calcext:value-type="string">
            <text:p>80087459</text:p>
          </table:table-cell>
          <table:table-cell table:formula="of:=[.U6]+1" office:value-type="float" office:value="85" calcext:value-type="float">
            <text:p>85</text:p>
          </table:table-cell>
          <table:table-cell table:style-name="ce24" table:formula="of:=DEC2HEX([.U7];4)" office:value-type="string" office:string-value="0055" calcext:value-type="string">
            <text:p>0055</text:p>
          </table:table-cell>
          <table:table-cell office:value-type="string" calcext:value-type="string">
            <text:p>daikon radish</text:p>
          </table:table-cell>
          <table:table-cell table:style-name="ce28" table:formula="of:=COM.MICROSOFT.CONCAT(&quot;8008&quot;;DEC2HEX(HEX2DEC(&quot;7414&quot;)+[.U7]))" office:value-type="string" office:string-value="80087469" calcext:value-type="string">
            <text:p>80087469</text:p>
          </table:table-cell>
          <table:table-cell table:formula="of:=[.Y6]+1" office:value-type="float" office:value="101" calcext:value-type="float">
            <text:p>101</text:p>
          </table:table-cell>
          <table:table-cell table:style-name="ce24" table:formula="of:=DEC2HEX([.Y7];4)" office:value-type="string" office:string-value="0065" calcext:value-type="string">
            <text:p>0065</text:p>
          </table:table-cell>
          <table:table-cell office:value-type="string" calcext:value-type="string">
            <text:p>sardine</text:p>
          </table:table-cell>
          <table:table-cell table:style-name="ce28" table:formula="of:=COM.MICROSOFT.CONCAT(&quot;8008&quot;;DEC2HEX(HEX2DEC(&quot;7414&quot;)+[.Y7]))" office:value-type="string" office:string-value="80087479" calcext:value-type="string">
            <text:p>80087479</text:p>
          </table:table-cell>
          <table:table-cell table:formula="of:=[.AC6]+1" office:value-type="float" office:value="117" calcext:value-type="float">
            <text:p>117</text:p>
          </table:table-cell>
          <table:table-cell table:style-name="ce24" table:formula="of:=DEC2HEX([.AC7];4)" office:value-type="string" office:string-value="0075" calcext:value-type="string">
            <text:p>0075</text:p>
          </table:table-cell>
          <table:table-cell office:value-type="string" calcext:value-type="string">
            <text:p>spice</text:p>
          </table:table-cell>
          <table:table-cell table:style-name="ce28" table:formula="of:=COM.MICROSOFT.CONCAT(&quot;8008&quot;;DEC2HEX(HEX2DEC(&quot;7414&quot;)+[.AC7]))" office:value-type="string" office:string-value="80087489" calcext:value-type="string">
            <text:p>80087489</text:p>
          </table:table-cell>
          <table:table-cell table:number-columns-repeated="1635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C2HEX([.A8];4)" office:value-type="string" office:string-value="0006" calcext:value-type="string">
            <text:p>0006</text:p>
          </table:table-cell>
          <table:table-cell office:value-type="string" calcext:value-type="string">
            <text:p>?sword (dragon tooth)</text:p>
          </table:table-cell>
          <table:table-cell table:formula="of:=COM.MICROSOFT.CONCAT(&quot;8008&quot;;DEC2HEX(HEX2DEC(&quot;7414&quot;)+[.A8]))" office:value-type="string" office:string-value="8008741A" calcext:value-type="string">
            <text:p>8008741A</text:p>
          </table:table-cell>
          <table:table-cell table:formula="of:=[.E7]+1" office:value-type="float" office:value="22" calcext:value-type="float">
            <text:p>22</text:p>
          </table:table-cell>
          <table:table-cell table:style-name="ce24" table:formula="of:=DEC2HEX([.E8];4)" office:value-type="string" office:string-value="0016" calcext:value-type="string">
            <text:p>0016</text:p>
          </table:table-cell>
          <table:table-cell office:value-type="string" calcext:value-type="string">
            <text:p>?bow (sand sprite)</text:p>
          </table:table-cell>
          <table:table-cell table:style-name="ce28" table:formula="of:=COM.MICROSOFT.CONCAT(&quot;8008&quot;;DEC2HEX(HEX2DEC(&quot;7414&quot;)+[.E8]))" office:value-type="string" office:string-value="8008742A" calcext:value-type="string">
            <text:p>8008742A</text:p>
          </table:table-cell>
          <table:table-cell table:formula="of:=[.I7]+1" office:value-type="float" office:value="38" calcext:value-type="float">
            <text:p>38</text:p>
          </table:table-cell>
          <table:table-cell table:style-name="ce24" table:formula="of:=DEC2HEX([.I8];4)" office:value-type="string" office:string-value="0026" calcext:value-type="string">
            <text:p>0026</text:p>
          </table:table-cell>
          <table:table-cell office:value-type="string" calcext:value-type="string">
            <text:p>?armor (reflex)</text:p>
          </table:table-cell>
          <table:table-cell table:style-name="ce28" table:formula="of:=COM.MICROSOFT.CONCAT(&quot;8008&quot;;DEC2HEX(HEX2DEC(&quot;7414&quot;)+[.I8]))" office:value-type="string" office:string-value="8008743A" calcext:value-type="string">
            <text:p>8008743A</text:p>
          </table:table-cell>
          <table:table-cell table:formula="of:=[.M7]+1" office:value-type="float" office:value="54" calcext:value-type="float">
            <text:p>54</text:p>
          </table:table-cell>
          <table:table-cell table:style-name="ce24" table:formula="of:=DEC2HEX([.M8];4)" office:value-type="string" office:string-value="0036" calcext:value-type="string">
            <text:p>0036</text:p>
          </table:table-cell>
          <table:table-cell office:value-type="string" calcext:value-type="string">
            <text:p>elemental orb</text:p>
          </table:table-cell>
          <table:table-cell table:style-name="ce28" table:formula="of:=COM.MICROSOFT.CONCAT(&quot;8008&quot;;DEC2HEX(HEX2DEC(&quot;7414&quot;)+[.M8]))" office:value-type="string" office:string-value="8008744A" calcext:value-type="string">
            <text:p>8008744A</text:p>
          </table:table-cell>
          <table:table-cell table:formula="of:=[.Q7]+1" office:value-type="float" office:value="70" calcext:value-type="float">
            <text:p>70</text:p>
          </table:table-cell>
          <table:table-cell table:style-name="ce24" table:formula="of:=DEC2HEX([.Q8];4)" office:value-type="string" office:string-value="0046" calcext:value-type="string">
            <text:p>0046</text:p>
          </table:table-cell>
          <table:table-cell office:value-type="string" calcext:value-type="string">
            <text:p>incense</text:p>
          </table:table-cell>
          <table:table-cell table:style-name="ce28" table:formula="of:=COM.MICROSOFT.CONCAT(&quot;8008&quot;;DEC2HEX(HEX2DEC(&quot;7414&quot;)+[.Q8]))" office:value-type="string" office:string-value="8008745A" calcext:value-type="string">
            <text:p>8008745A</text:p>
          </table:table-cell>
          <table:table-cell table:formula="of:=[.U7]+1" office:value-type="float" office:value="86" calcext:value-type="float">
            <text:p>86</text:p>
          </table:table-cell>
          <table:table-cell table:style-name="ce24" table:formula="of:=DEC2HEX([.U8];4)" office:value-type="string" office:string-value="0056" calcext:value-type="string">
            <text:p>0056</text:p>
          </table:table-cell>
          <table:table-cell office:value-type="string" calcext:value-type="string">
            <text:p>cucumber</text:p>
          </table:table-cell>
          <table:table-cell table:style-name="ce28" table:formula="of:=COM.MICROSOFT.CONCAT(&quot;8008&quot;;DEC2HEX(HEX2DEC(&quot;7414&quot;)+[.U8]))" office:value-type="string" office:string-value="8008746A" calcext:value-type="string">
            <text:p>8008746A</text:p>
          </table:table-cell>
          <table:table-cell table:formula="of:=[.Y7]+1" office:value-type="float" office:value="102" calcext:value-type="float">
            <text:p>102</text:p>
          </table:table-cell>
          <table:table-cell table:style-name="ce24" table:formula="of:=DEC2HEX([.Y8];4)" office:value-type="string" office:string-value="0066" calcext:value-type="string">
            <text:p>0066</text:p>
          </table:table-cell>
          <table:table-cell office:value-type="string" calcext:value-type="string">
            <text:p>squid</text:p>
          </table:table-cell>
          <table:table-cell table:style-name="ce28" table:formula="of:=COM.MICROSOFT.CONCAT(&quot;8008&quot;;DEC2HEX(HEX2DEC(&quot;7414&quot;)+[.Y8]))" office:value-type="string" office:string-value="8008747A" calcext:value-type="string">
            <text:p>8008747A</text:p>
          </table:table-cell>
          <table:table-cell table:formula="of:=[.AC7]+1" office:value-type="float" office:value="118" calcext:value-type="float">
            <text:p>118</text:p>
          </table:table-cell>
          <table:table-cell table:style-name="ce24" table:formula="of:=DEC2HEX([.AC8];4)" office:value-type="string" office:string-value="0076" calcext:value-type="string">
            <text:p>0076</text:p>
          </table:table-cell>
          <table:table-cell office:value-type="string" calcext:value-type="string">
            <text:p>pasta</text:p>
          </table:table-cell>
          <table:table-cell table:style-name="ce28" table:formula="of:=COM.MICROSOFT.CONCAT(&quot;8008&quot;;DEC2HEX(HEX2DEC(&quot;7414&quot;)+[.AC8]))" office:value-type="string" office:string-value="8008748A" calcext:value-type="string">
            <text:p>8008748A</text:p>
          </table:table-cell>
          <table:table-cell table:number-columns-repeated="1635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DEC2HEX([.A9];4)" office:value-type="string" office:string-value="0007" calcext:value-type="string">
            <text:p>0007</text:p>
          </table:table-cell>
          <table:table-cell office:value-type="string" calcext:value-type="string">
            <text:p>?sword (flare baselard)</text:p>
          </table:table-cell>
          <table:table-cell table:formula="of:=COM.MICROSOFT.CONCAT(&quot;8008&quot;;DEC2HEX(HEX2DEC(&quot;7414&quot;)+[.A9]))" office:value-type="string" office:string-value="8008741B" calcext:value-type="string">
            <text:p>8008741B</text:p>
          </table:table-cell>
          <table:table-cell table:formula="of:=[.E8]+1" office:value-type="float" office:value="23" calcext:value-type="float">
            <text:p>23</text:p>
          </table:table-cell>
          <table:table-cell table:style-name="ce24" table:formula="of:=DEC2HEX([.E9];4)" office:value-type="string" office:string-value="0017" calcext:value-type="string">
            <text:p>0017</text:p>
          </table:table-cell>
          <table:table-cell office:value-type="string" calcext:value-type="string">
            <text:p>?bow (gale sprite)</text:p>
          </table:table-cell>
          <table:table-cell table:style-name="ce28" table:formula="of:=COM.MICROSOFT.CONCAT(&quot;8008&quot;;DEC2HEX(HEX2DEC(&quot;7414&quot;)+[.E9]))" office:value-type="string" office:string-value="8008742B" calcext:value-type="string">
            <text:p>8008742B</text:p>
          </table:table-cell>
          <table:table-cell table:formula="of:=[.I8]+1" office:value-type="float" office:value="39" calcext:value-type="float">
            <text:p>39</text:p>
          </table:table-cell>
          <table:table-cell table:style-name="ce24" table:formula="of:=DEC2HEX([.I9];4)" office:value-type="string" office:string-value="0027" calcext:value-type="string">
            <text:p>0027</text:p>
          </table:table-cell>
          <table:table-cell office:value-type="string" calcext:value-type="string">
            <text:p>?armor (mam.bane)</text:p>
          </table:table-cell>
          <table:table-cell table:style-name="ce28" table:formula="of:=COM.MICROSOFT.CONCAT(&quot;8008&quot;;DEC2HEX(HEX2DEC(&quot;7414&quot;)+[.I9]))" office:value-type="string" office:string-value="8008743B" calcext:value-type="string">
            <text:p>8008743B</text:p>
          </table:table-cell>
          <table:table-cell table:formula="of:=[.M8]+1" office:value-type="float" office:value="55" calcext:value-type="float">
            <text:p>55</text:p>
          </table:table-cell>
          <table:table-cell table:style-name="ce24" table:formula="of:=DEC2HEX([.M9];4)" office:value-type="string" office:string-value="0037" calcext:value-type="string">
            <text:p>0037</text:p>
          </table:table-cell>
          <table:table-cell office:value-type="string" calcext:value-type="string">
            <text:p>dimel's key</text:p>
          </table:table-cell>
          <table:table-cell table:style-name="ce28" table:formula="of:=COM.MICROSOFT.CONCAT(&quot;8008&quot;;DEC2HEX(HEX2DEC(&quot;7414&quot;)+[.M9]))" office:value-type="string" office:string-value="8008744B" calcext:value-type="string">
            <text:p>8008744B</text:p>
          </table:table-cell>
          <table:table-cell table:formula="of:=[.Q8]+1" office:value-type="float" office:value="71" calcext:value-type="float">
            <text:p>71</text:p>
          </table:table-cell>
          <table:table-cell table:style-name="ce24" table:formula="of:=DEC2HEX([.Q9];4)" office:value-type="string" office:string-value="0047" calcext:value-type="string">
            <text:p>0047</text:p>
          </table:table-cell>
          <table:table-cell office:value-type="string" calcext:value-type="string">
            <text:p>Ukiyo's portrait</text:p>
          </table:table-cell>
          <table:table-cell table:style-name="ce28" table:formula="of:=COM.MICROSOFT.CONCAT(&quot;8008&quot;;DEC2HEX(HEX2DEC(&quot;7414&quot;)+[.Q9]))" office:value-type="string" office:string-value="8008745B" calcext:value-type="string">
            <text:p>8008745B</text:p>
          </table:table-cell>
          <table:table-cell table:formula="of:=[.U8]+1" office:value-type="float" office:value="87" calcext:value-type="float">
            <text:p>87</text:p>
          </table:table-cell>
          <table:table-cell table:style-name="ce24" table:formula="of:=DEC2HEX([.U9];4)" office:value-type="string" office:string-value="0057" calcext:value-type="string">
            <text:p>0057</text:p>
          </table:table-cell>
          <table:table-cell office:value-type="string" calcext:value-type="string">
            <text:p>potato</text:p>
          </table:table-cell>
          <table:table-cell table:style-name="ce28" table:formula="of:=COM.MICROSOFT.CONCAT(&quot;8008&quot;;DEC2HEX(HEX2DEC(&quot;7414&quot;)+[.U9]))" office:value-type="string" office:string-value="8008746B" calcext:value-type="string">
            <text:p>8008746B</text:p>
          </table:table-cell>
          <table:table-cell table:formula="of:=[.Y8]+1" office:value-type="float" office:value="103" calcext:value-type="float">
            <text:p>103</text:p>
          </table:table-cell>
          <table:table-cell table:style-name="ce24" table:formula="of:=DEC2HEX([.Y9];4)" office:value-type="string" office:string-value="0067" calcext:value-type="string">
            <text:p>0067</text:p>
          </table:table-cell>
          <table:table-cell office:value-type="string" calcext:value-type="string">
            <text:p>octopus</text:p>
          </table:table-cell>
          <table:table-cell table:style-name="ce28" table:formula="of:=COM.MICROSOFT.CONCAT(&quot;8008&quot;;DEC2HEX(HEX2DEC(&quot;7414&quot;)+[.Y9]))" office:value-type="string" office:string-value="8008747B" calcext:value-type="string">
            <text:p>8008747B</text:p>
          </table:table-cell>
          <table:table-cell table:formula="of:=[.AC8]+1" office:value-type="float" office:value="119" calcext:value-type="float">
            <text:p>119</text:p>
          </table:table-cell>
          <table:table-cell table:style-name="ce24" table:formula="of:=DEC2HEX([.AC9];4)" office:value-type="string" office:string-value="0077" calcext:value-type="string">
            <text:p>0077</text:p>
          </table:table-cell>
          <table:table-cell office:value-type="string" calcext:value-type="string">
            <text:p>apple gumi</text:p>
          </table:table-cell>
          <table:table-cell table:style-name="ce28" table:formula="of:=COM.MICROSOFT.CONCAT(&quot;8008&quot;;DEC2HEX(HEX2DEC(&quot;7414&quot;)+[.AC9]))" office:value-type="string" office:string-value="8008748B" calcext:value-type="string">
            <text:p>8008748B</text:p>
          </table:table-cell>
          <table:table-cell table:number-columns-repeated="1635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C2HEX([.A10];4)" office:value-type="string" office:string-value="0008" calcext:value-type="string">
            <text:p>0008</text:p>
          </table:table-cell>
          <table:table-cell office:value-type="string" calcext:value-type="string">
            <text:p>?sword (ice coffin)</text:p>
          </table:table-cell>
          <table:table-cell table:formula="of:=COM.MICROSOFT.CONCAT(&quot;8008&quot;;DEC2HEX(HEX2DEC(&quot;7414&quot;)+[.A10]))" office:value-type="string" office:string-value="8008741C" calcext:value-type="string">
            <text:p>8008741C</text:p>
          </table:table-cell>
          <table:table-cell table:formula="of:=[.E9]+1" office:value-type="float" office:value="24" calcext:value-type="float">
            <text:p>24</text:p>
          </table:table-cell>
          <table:table-cell table:style-name="ce24" table:formula="of:=DEC2HEX([.E10];4)" office:value-type="string" office:string-value="0018" calcext:value-type="string">
            <text:p>0018</text:p>
          </table:table-cell>
          <table:table-cell office:value-type="string" calcext:value-type="string">
            <text:p>?bow (merciless bow)</text:p>
          </table:table-cell>
          <table:table-cell table:style-name="ce28" table:formula="of:=COM.MICROSOFT.CONCAT(&quot;8008&quot;;DEC2HEX(HEX2DEC(&quot;7414&quot;)+[.E10]))" office:value-type="string" office:string-value="8008742C" calcext:value-type="string">
            <text:p>8008742C</text:p>
          </table:table-cell>
          <table:table-cell table:formula="of:=[.I9]+1" office:value-type="float" office:value="40" calcext:value-type="float">
            <text:p>40</text:p>
          </table:table-cell>
          <table:table-cell table:style-name="ce24" table:formula="of:=DEC2HEX([.I10];4)" office:value-type="string" office:string-value="0028" calcext:value-type="string">
            <text:p>0028</text:p>
          </table:table-cell>
          <table:table-cell office:value-type="string" calcext:value-type="string">
            <text:p>?armor (gold armor)</text:p>
          </table:table-cell>
          <table:table-cell table:style-name="ce28" table:formula="of:=COM.MICROSOFT.CONCAT(&quot;8008&quot;;DEC2HEX(HEX2DEC(&quot;7414&quot;)+[.I10]))" office:value-type="string" office:string-value="8008743C" calcext:value-type="string">
            <text:p>8008743C</text:p>
          </table:table-cell>
          <table:table-cell table:formula="of:=[.M9]+1" office:value-type="float" office:value="56" calcext:value-type="float">
            <text:p>56</text:p>
          </table:table-cell>
          <table:table-cell table:style-name="ce24" table:formula="of:=DEC2HEX([.M10];4)" office:value-type="string" office:string-value="0038" calcext:value-type="string">
            <text:p>0038</text:p>
          </table:table-cell>
          <table:table-cell office:value-type="string" calcext:value-type="string">
            <text:p>permit (morlia)</text:p>
          </table:table-cell>
          <table:table-cell table:style-name="ce28" table:formula="of:=COM.MICROSOFT.CONCAT(&quot;8008&quot;;DEC2HEX(HEX2DEC(&quot;7414&quot;)+[.M10]))" office:value-type="string" office:string-value="8008744C" calcext:value-type="string">
            <text:p>8008744C</text:p>
          </table:table-cell>
          <table:table-cell table:formula="of:=[.Q9]+1" office:value-type="float" office:value="72" calcext:value-type="float">
            <text:p>72</text:p>
          </table:table-cell>
          <table:table-cell table:style-name="ce24" table:formula="of:=DEC2HEX([.Q10];4)" office:value-type="string" office:string-value="0048" calcext:value-type="string">
            <text:p>0048</text:p>
          </table:table-cell>
          <table:table-cell office:value-type="string" calcext:value-type="string">
            <text:p>coral</text:p>
          </table:table-cell>
          <table:table-cell table:style-name="ce28" table:formula="of:=COM.MICROSOFT.CONCAT(&quot;8008&quot;;DEC2HEX(HEX2DEC(&quot;7414&quot;)+[.Q10]))" office:value-type="string" office:string-value="8008745C" calcext:value-type="string">
            <text:p>8008745C</text:p>
          </table:table-cell>
          <table:table-cell table:formula="of:=[.U9]+1" office:value-type="float" office:value="88" calcext:value-type="float">
            <text:p>88</text:p>
          </table:table-cell>
          <table:table-cell table:style-name="ce24" table:formula="of:=DEC2HEX([.U10];4)" office:value-type="string" office:string-value="0058" calcext:value-type="string">
            <text:p>0058</text:p>
          </table:table-cell>
          <table:table-cell office:value-type="string" calcext:value-type="string">
            <text:p>tomato</text:p>
          </table:table-cell>
          <table:table-cell table:style-name="ce28" table:formula="of:=COM.MICROSOFT.CONCAT(&quot;8008&quot;;DEC2HEX(HEX2DEC(&quot;7414&quot;)+[.U10]))" office:value-type="string" office:string-value="8008746C" calcext:value-type="string">
            <text:p>8008746C</text:p>
          </table:table-cell>
          <table:table-cell table:formula="of:=[.Y9]+1" office:value-type="float" office:value="104" calcext:value-type="float">
            <text:p>104</text:p>
          </table:table-cell>
          <table:table-cell table:style-name="ce24" table:formula="of:=DEC2HEX([.Y10];4)" office:value-type="string" office:string-value="0068" calcext:value-type="string">
            <text:p>0068</text:p>
          </table:table-cell>
          <table:table-cell office:value-type="string" calcext:value-type="string">
            <text:p>shrimp</text:p>
          </table:table-cell>
          <table:table-cell table:style-name="ce28" table:formula="of:=COM.MICROSOFT.CONCAT(&quot;8008&quot;;DEC2HEX(HEX2DEC(&quot;7414&quot;)+[.Y10]))" office:value-type="string" office:string-value="8008747C" calcext:value-type="string">
            <text:p>8008747C</text:p>
          </table:table-cell>
          <table:table-cell table:formula="of:=[.AC9]+1" office:value-type="float" office:value="120" calcext:value-type="float">
            <text:p>120</text:p>
          </table:table-cell>
          <table:table-cell table:style-name="ce24" table:formula="of:=DEC2HEX([.AC10];4)" office:value-type="string" office:string-value="0078" calcext:value-type="string">
            <text:p>0078</text:p>
          </table:table-cell>
          <table:table-cell office:value-type="string" calcext:value-type="string">
            <text:p>orange gumi</text:p>
          </table:table-cell>
          <table:table-cell table:style-name="ce28" table:formula="of:=COM.MICROSOFT.CONCAT(&quot;8008&quot;;DEC2HEX(HEX2DEC(&quot;7414&quot;)+[.AC10]))" office:value-type="string" office:string-value="8008748C" calcext:value-type="string">
            <text:p>8008748C</text:p>
          </table:table-cell>
          <table:table-cell table:number-columns-repeated="1635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C2HEX([.A11];4)" office:value-type="string" office:string-value="0009" calcext:value-type="string">
            <text:p>0009</text:p>
          </table:table-cell>
          <table:table-cell office:value-type="string" calcext:value-type="string">
            <text:p>?sword (duel sword)</text:p>
          </table:table-cell>
          <table:table-cell table:formula="of:=COM.MICROSOFT.CONCAT(&quot;8008&quot;;DEC2HEX(HEX2DEC(&quot;7414&quot;)+[.A11]))" office:value-type="string" office:string-value="8008741D" calcext:value-type="string">
            <text:p>8008741D</text:p>
          </table:table-cell>
          <table:table-cell table:formula="of:=[.E10]+1" office:value-type="float" office:value="25" calcext:value-type="float">
            <text:p>25</text:p>
          </table:table-cell>
          <table:table-cell table:style-name="ce24" table:formula="of:=DEC2HEX([.E11];4)" office:value-type="string" office:string-value="0019" calcext:value-type="string">
            <text:p>0019</text:p>
          </table:table-cell>
          <table:table-cell office:value-type="string" calcext:value-type="string">
            <text:p>?bow (berserker arrow)</text:p>
          </table:table-cell>
          <table:table-cell table:style-name="ce28" table:formula="of:=COM.MICROSOFT.CONCAT(&quot;8008&quot;;DEC2HEX(HEX2DEC(&quot;7414&quot;)+[.E11]))" office:value-type="string" office:string-value="8008742D" calcext:value-type="string">
            <text:p>8008742D</text:p>
          </table:table-cell>
          <table:table-cell table:formula="of:=[.I10]+1" office:value-type="float" office:value="41" calcext:value-type="float">
            <text:p>41</text:p>
          </table:table-cell>
          <table:table-cell table:style-name="ce24" table:formula="of:=DEC2HEX([.I11];4)" office:value-type="string" office:string-value="0029" calcext:value-type="string">
            <text:p>0029</text:p>
          </table:table-cell>
          <table:table-cell office:value-type="string" calcext:value-type="string">
            <text:p>?helm (leather helm)</text:p>
          </table:table-cell>
          <table:table-cell table:style-name="ce28" table:formula="of:=COM.MICROSOFT.CONCAT(&quot;8008&quot;;DEC2HEX(HEX2DEC(&quot;7414&quot;)+[.I11]))" office:value-type="string" office:string-value="8008743D" calcext:value-type="string">
            <text:p>8008743D</text:p>
          </table:table-cell>
          <table:table-cell table:formula="of:=[.M10]+1" office:value-type="float" office:value="57" calcext:value-type="float">
            <text:p>57</text:p>
          </table:table-cell>
          <table:table-cell table:style-name="ce24" table:formula="of:=DEC2HEX([.M11];4)" office:value-type="string" office:string-value="0039" calcext:value-type="string">
            <text:p>0039</text:p>
          </table:table-cell>
          <table:table-cell office:value-type="string" calcext:value-type="string">
            <text:p>emblem</text:p>
          </table:table-cell>
          <table:table-cell table:style-name="ce28" table:formula="of:=COM.MICROSOFT.CONCAT(&quot;8008&quot;;DEC2HEX(HEX2DEC(&quot;7414&quot;)+[.M11]))" office:value-type="string" office:string-value="8008744D" calcext:value-type="string">
            <text:p>8008744D</text:p>
          </table:table-cell>
          <table:table-cell table:formula="of:=[.Q10]+1" office:value-type="float" office:value="73" calcext:value-type="float">
            <text:p>73</text:p>
          </table:table-cell>
          <table:table-cell table:style-name="ce24" table:formula="of:=DEC2HEX([.Q11];4)" office:value-type="string" office:string-value="0049" calcext:value-type="string">
            <text:p>0049</text:p>
          </table:table-cell>
          <table:table-cell office:value-type="string" calcext:value-type="string">
            <text:p>marble</text:p>
          </table:table-cell>
          <table:table-cell table:style-name="ce28" table:formula="of:=COM.MICROSOFT.CONCAT(&quot;8008&quot;;DEC2HEX(HEX2DEC(&quot;7414&quot;)+[.Q11]))" office:value-type="string" office:string-value="8008745D" calcext:value-type="string">
            <text:p>8008745D</text:p>
          </table:table-cell>
          <table:table-cell table:formula="of:=[.U10]+1" office:value-type="float" office:value="89" calcext:value-type="float">
            <text:p>89</text:p>
          </table:table-cell>
          <table:table-cell table:style-name="ce24" table:formula="of:=DEC2HEX([.U11];4)" office:value-type="string" office:string-value="0059" calcext:value-type="string">
            <text:p>0059</text:p>
          </table:table-cell>
          <table:table-cell office:value-type="string" calcext:value-type="string">
            <text:p>onion</text:p>
          </table:table-cell>
          <table:table-cell table:style-name="ce28" table:formula="of:=COM.MICROSOFT.CONCAT(&quot;8008&quot;;DEC2HEX(HEX2DEC(&quot;7414&quot;)+[.U11]))" office:value-type="string" office:string-value="8008746D" calcext:value-type="string">
            <text:p>8008746D</text:p>
          </table:table-cell>
          <table:table-cell table:formula="of:=[.Y10]+1" office:value-type="float" office:value="105" calcext:value-type="float">
            <text:p>105</text:p>
          </table:table-cell>
          <table:table-cell table:style-name="ce24" table:formula="of:=DEC2HEX([.Y11];4)" office:value-type="string" office:string-value="0069" calcext:value-type="string">
            <text:p>0069</text:p>
          </table:table-cell>
          <table:table-cell office:value-type="string" calcext:value-type="string">
            <text:p>chicken</text:p>
          </table:table-cell>
          <table:table-cell table:style-name="ce28" table:formula="of:=COM.MICROSOFT.CONCAT(&quot;8008&quot;;DEC2HEX(HEX2DEC(&quot;7414&quot;)+[.Y11]))" office:value-type="string" office:string-value="8008747D" calcext:value-type="string">
            <text:p>8008747D</text:p>
          </table:table-cell>
          <table:table-cell table:formula="of:=[.AC10]+1" office:value-type="float" office:value="121" calcext:value-type="float">
            <text:p>121</text:p>
          </table:table-cell>
          <table:table-cell table:style-name="ce24" table:formula="of:=DEC2HEX([.AC11];4)" office:value-type="string" office:string-value="0079" calcext:value-type="string">
            <text:p>0079</text:p>
          </table:table-cell>
          <table:table-cell office:value-type="string" calcext:value-type="string">
            <text:p>mix gumi</text:p>
          </table:table-cell>
          <table:table-cell table:style-name="ce28" table:formula="of:=COM.MICROSOFT.CONCAT(&quot;8008&quot;;DEC2HEX(HEX2DEC(&quot;7414&quot;)+[.AC11]))" office:value-type="string" office:string-value="8008748D" calcext:value-type="string">
            <text:p>8008748D</text:p>
          </table:table-cell>
          <table:table-cell table:number-columns-repeated="1635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C2HEX([.A12];4)" office:value-type="string" office:string-value="000A" calcext:value-type="string">
            <text:p>000A</text:p>
          </table:table-cell>
          <table:table-cell office:value-type="string" calcext:value-type="string">
            <text:p>?sword (luck blade)</text:p>
          </table:table-cell>
          <table:table-cell table:formula="of:=COM.MICROSOFT.CONCAT(&quot;8008&quot;;DEC2HEX(HEX2DEC(&quot;7414&quot;)+[.A12]))" office:value-type="string" office:string-value="8008741E" calcext:value-type="string">
            <text:p>8008741E</text:p>
          </table:table-cell>
          <table:table-cell table:formula="of:=[.E11]+1" office:value-type="float" office:value="26" calcext:value-type="float">
            <text:p>26</text:p>
          </table:table-cell>
          <table:table-cell table:style-name="ce24" table:formula="of:=DEC2HEX([.E12];4)" office:value-type="string" office:string-value="001A" calcext:value-type="string">
            <text:p>001A</text:p>
          </table:table-cell>
          <table:table-cell office:value-type="string" calcext:value-type="string">
            <text:p>?rod (rod)</text:p>
          </table:table-cell>
          <table:table-cell table:style-name="ce28" table:formula="of:=COM.MICROSOFT.CONCAT(&quot;8008&quot;;DEC2HEX(HEX2DEC(&quot;7414&quot;)+[.E12]))" office:value-type="string" office:string-value="8008742E" calcext:value-type="string">
            <text:p>8008742E</text:p>
          </table:table-cell>
          <table:table-cell table:formula="of:=[.I11]+1" office:value-type="float" office:value="42" calcext:value-type="float">
            <text:p>42</text:p>
          </table:table-cell>
          <table:table-cell table:style-name="ce24" table:formula="of:=DEC2HEX([.I12];4)" office:value-type="string" office:string-value="002A" calcext:value-type="string">
            <text:p>002A</text:p>
          </table:table-cell>
          <table:table-cell office:value-type="string" calcext:value-type="string">
            <text:p>?helm (duel helm)</text:p>
          </table:table-cell>
          <table:table-cell table:style-name="ce28" table:formula="of:=COM.MICROSOFT.CONCAT(&quot;8008&quot;;DEC2HEX(HEX2DEC(&quot;7414&quot;)+[.I12]))" office:value-type="string" office:string-value="8008743E" calcext:value-type="string">
            <text:p>8008743E</text:p>
          </table:table-cell>
          <table:table-cell table:formula="of:=[.M11]+1" office:value-type="float" office:value="58" calcext:value-type="float">
            <text:p>58</text:p>
          </table:table-cell>
          <table:table-cell table:style-name="ce24" table:formula="of:=DEC2HEX([.M12];4)" office:value-type="string" office:string-value="003A" calcext:value-type="string">
            <text:p>003A</text:p>
          </table:table-cell>
          <table:table-cell office:value-type="string" calcext:value-type="string">
            <text:p>introduction letter</text:p>
          </table:table-cell>
          <table:table-cell table:style-name="ce28" table:formula="of:=COM.MICROSOFT.CONCAT(&quot;8008&quot;;DEC2HEX(HEX2DEC(&quot;7414&quot;)+[.M12]))" office:value-type="string" office:string-value="8008744E" calcext:value-type="string">
            <text:p>8008744E</text:p>
          </table:table-cell>
          <table:table-cell table:formula="of:=[.Q11]+1" office:value-type="float" office:value="74" calcext:value-type="float">
            <text:p>74</text:p>
          </table:table-cell>
          <table:table-cell table:style-name="ce24" table:formula="of:=DEC2HEX([.Q12];4)" office:value-type="string" office:string-value="004A" calcext:value-type="string">
            <text:p>004A</text:p>
          </table:table-cell>
          <table:table-cell office:value-type="string" calcext:value-type="string">
            <text:p>clay pot</text:p>
          </table:table-cell>
          <table:table-cell table:style-name="ce28" table:formula="of:=COM.MICROSOFT.CONCAT(&quot;8008&quot;;DEC2HEX(HEX2DEC(&quot;7414&quot;)+[.Q12]))" office:value-type="string" office:string-value="8008745E" calcext:value-type="string">
            <text:p>8008745E</text:p>
          </table:table-cell>
          <table:table-cell table:formula="of:=[.U11]+1" office:value-type="float" office:value="90" calcext:value-type="float">
            <text:p>90</text:p>
          </table:table-cell>
          <table:table-cell table:style-name="ce24" table:formula="of:=DEC2HEX([.U12];4)" office:value-type="string" office:string-value="005A" calcext:value-type="string">
            <text:p>005A</text:p>
          </table:table-cell>
          <table:table-cell office:value-type="string" calcext:value-type="string">
            <text:p>apple</text:p>
          </table:table-cell>
          <table:table-cell table:style-name="ce28" table:formula="of:=COM.MICROSOFT.CONCAT(&quot;8008&quot;;DEC2HEX(HEX2DEC(&quot;7414&quot;)+[.U12]))" office:value-type="string" office:string-value="8008746E" calcext:value-type="string">
            <text:p>8008746E</text:p>
          </table:table-cell>
          <table:table-cell table:formula="of:=[.Y11]+1" office:value-type="float" office:value="106" calcext:value-type="float">
            <text:p>106</text:p>
          </table:table-cell>
          <table:table-cell table:style-name="ce24" table:formula="of:=DEC2HEX([.Y12];4)" office:value-type="string" office:string-value="006A" calcext:value-type="string">
            <text:p>006A</text:p>
          </table:table-cell>
          <table:table-cell office:value-type="string" calcext:value-type="string">
            <text:p>beef</text:p>
          </table:table-cell>
          <table:table-cell table:style-name="ce28" table:formula="of:=COM.MICROSOFT.CONCAT(&quot;8008&quot;;DEC2HEX(HEX2DEC(&quot;7414&quot;)+[.Y12]))" office:value-type="string" office:string-value="8008747E" calcext:value-type="string">
            <text:p>8008747E</text:p>
          </table:table-cell>
          <table:table-cell table:formula="of:=[.AC11]+1" office:value-type="float" office:value="122" calcext:value-type="float">
            <text:p>122</text:p>
          </table:table-cell>
          <table:table-cell table:style-name="ce24" table:formula="of:=DEC2HEX([.AC12];4)" office:value-type="string" office:string-value="007A" calcext:value-type="string">
            <text:p>007A</text:p>
          </table:table-cell>
          <table:table-cell office:value-type="string" calcext:value-type="string">
            <text:p>lemon gumi</text:p>
          </table:table-cell>
          <table:table-cell table:style-name="ce28" table:formula="of:=COM.MICROSOFT.CONCAT(&quot;8008&quot;;DEC2HEX(HEX2DEC(&quot;7414&quot;)+[.AC12]))" office:value-type="string" office:string-value="8008748E" calcext:value-type="string">
            <text:p>8008748E</text:p>
          </table:table-cell>
          <table:table-cell table:number-columns-repeated="1635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C2HEX([.A13];4)" office:value-type="string" office:string-value="000B" calcext:value-type="string">
            <text:p>000B</text:p>
          </table:table-cell>
          <table:table-cell office:value-type="string" calcext:value-type="string">
            <text:p>?sword (wazier rapier)</text:p>
          </table:table-cell>
          <table:table-cell table:formula="of:=COM.MICROSOFT.CONCAT(&quot;8008&quot;;DEC2HEX(HEX2DEC(&quot;7414&quot;)+[.A13]))" office:value-type="string" office:string-value="8008741F" calcext:value-type="string">
            <text:p>8008741F</text:p>
          </table:table-cell>
          <table:table-cell table:formula="of:=[.E12]+1" office:value-type="float" office:value="27" calcext:value-type="float">
            <text:p>27</text:p>
          </table:table-cell>
          <table:table-cell table:style-name="ce24" table:formula="of:=DEC2HEX([.E13];4)" office:value-type="string" office:string-value="001B" calcext:value-type="string">
            <text:p>001B</text:p>
          </table:table-cell>
          <table:table-cell office:value-type="string" calcext:value-type="string">
            <text:p>?rod (runestaff)</text:p>
          </table:table-cell>
          <table:table-cell table:style-name="ce28" table:formula="of:=COM.MICROSOFT.CONCAT(&quot;8008&quot;;DEC2HEX(HEX2DEC(&quot;7414&quot;)+[.E13]))" office:value-type="string" office:string-value="8008742F" calcext:value-type="string">
            <text:p>8008742F</text:p>
          </table:table-cell>
          <table:table-cell table:formula="of:=[.I12]+1" office:value-type="float" office:value="43" calcext:value-type="float">
            <text:p>43</text:p>
          </table:table-cell>
          <table:table-cell table:style-name="ce24" table:formula="of:=DEC2HEX([.I13];4)" office:value-type="string" office:string-value="002B" calcext:value-type="string">
            <text:p>002B</text:p>
          </table:table-cell>
          <table:table-cell office:value-type="string" calcext:value-type="string">
            <text:p>?helm (star helm)</text:p>
          </table:table-cell>
          <table:table-cell table:style-name="ce28" table:formula="of:=COM.MICROSOFT.CONCAT(&quot;8008&quot;;DEC2HEX(HEX2DEC(&quot;7414&quot;)+[.I13]))" office:value-type="string" office:string-value="8008743F" calcext:value-type="string">
            <text:p>8008743F</text:p>
          </table:table-cell>
          <table:table-cell table:formula="of:=[.M12]+1" office:value-type="float" office:value="59" calcext:value-type="float">
            <text:p>59</text:p>
          </table:table-cell>
          <table:table-cell table:style-name="ce24" table:formula="of:=DEC2HEX([.M13];4)" office:value-type="string" office:string-value="003B" calcext:value-type="string">
            <text:p>003B</text:p>
          </table:table-cell>
          <table:table-cell office:value-type="string" calcext:value-type="string">
            <text:p>broken ring</text:p>
          </table:table-cell>
          <table:table-cell table:style-name="ce28" table:formula="of:=COM.MICROSOFT.CONCAT(&quot;8008&quot;;DEC2HEX(HEX2DEC(&quot;7414&quot;)+[.M13]))" office:value-type="string" office:string-value="8008744F" calcext:value-type="string">
            <text:p>8008744F</text:p>
          </table:table-cell>
          <table:table-cell table:formula="of:=[.Q12]+1" office:value-type="float" office:value="75" calcext:value-type="float">
            <text:p>75</text:p>
          </table:table-cell>
          <table:table-cell table:style-name="ce24" table:formula="of:=DEC2HEX([.Q13];4)" office:value-type="string" office:string-value="004B" calcext:value-type="string">
            <text:p>004B</text:p>
          </table:table-cell>
          <table:table-cell office:value-type="string" calcext:value-type="string">
            <text:p>tapestry</text:p>
          </table:table-cell>
          <table:table-cell table:style-name="ce28" table:formula="of:=COM.MICROSOFT.CONCAT(&quot;8008&quot;;DEC2HEX(HEX2DEC(&quot;7414&quot;)+[.Q13]))" office:value-type="string" office:string-value="8008745F" calcext:value-type="string">
            <text:p>8008745F</text:p>
          </table:table-cell>
          <table:table-cell table:formula="of:=[.U12]+1" office:value-type="float" office:value="91" calcext:value-type="float">
            <text:p>91</text:p>
          </table:table-cell>
          <table:table-cell table:style-name="ce24" table:formula="of:=DEC2HEX([.U13];4)" office:value-type="string" office:string-value="005B" calcext:value-type="string">
            <text:p>005B</text:p>
          </table:table-cell>
          <table:table-cell office:value-type="string" calcext:value-type="string">
            <text:p>lemon</text:p>
          </table:table-cell>
          <table:table-cell table:style-name="ce28" table:formula="of:=COM.MICROSOFT.CONCAT(&quot;8008&quot;;DEC2HEX(HEX2DEC(&quot;7414&quot;)+[.U13]))" office:value-type="string" office:string-value="8008746F" calcext:value-type="string">
            <text:p>8008746F</text:p>
          </table:table-cell>
          <table:table-cell table:formula="of:=[.Y12]+1" office:value-type="float" office:value="107" calcext:value-type="float">
            <text:p>107</text:p>
          </table:table-cell>
          <table:table-cell table:style-name="ce24" table:formula="of:=DEC2HEX([.Y13];4)" office:value-type="string" office:string-value="006B" calcext:value-type="string">
            <text:p>006B</text:p>
          </table:table-cell>
          <table:table-cell office:value-type="string" calcext:value-type="string">
            <text:p>pork</text:p>
          </table:table-cell>
          <table:table-cell table:style-name="ce28" table:formula="of:=COM.MICROSOFT.CONCAT(&quot;8008&quot;;DEC2HEX(HEX2DEC(&quot;7414&quot;)+[.Y13]))" office:value-type="string" office:string-value="8008747F" calcext:value-type="string">
            <text:p>8008747F</text:p>
          </table:table-cell>
          <table:table-cell table:formula="of:=[.AC12]+1" office:value-type="float" office:value="123" calcext:value-type="float">
            <text:p>123</text:p>
          </table:table-cell>
          <table:table-cell table:style-name="ce24" table:formula="of:=DEC2HEX([.AC13];4)" office:value-type="string" office:string-value="007B" calcext:value-type="string">
            <text:p>007B</text:p>
          </table:table-cell>
          <table:table-cell office:value-type="string" calcext:value-type="string">
            <text:p>pine gumi</text:p>
          </table:table-cell>
          <table:table-cell table:style-name="ce28" table:formula="of:=COM.MICROSOFT.CONCAT(&quot;8008&quot;;DEC2HEX(HEX2DEC(&quot;7414&quot;)+[.AC13]))" office:value-type="string" office:string-value="8008748F" calcext:value-type="string">
            <text:p>8008748F</text:p>
          </table:table-cell>
          <table:table-cell table:number-columns-repeated="1635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C2HEX([.A14];4)" office:value-type="string" office:string-value="000C" calcext:value-type="string">
            <text:p>000C</text:p>
          </table:table-cell>
          <table:table-cell office:value-type="string" calcext:value-type="string">
            <text:p>?sword (saint rapier)</text:p>
          </table:table-cell>
          <table:table-cell table:formula="of:=COM.MICROSOFT.CONCAT(&quot;8008&quot;;DEC2HEX(HEX2DEC(&quot;7414&quot;)+[.A14]))" office:value-type="string" office:string-value="80087420" calcext:value-type="string">
            <text:p>80087420</text:p>
          </table:table-cell>
          <table:table-cell table:formula="of:=[.E13]+1" office:value-type="float" office:value="28" calcext:value-type="float">
            <text:p>28</text:p>
          </table:table-cell>
          <table:table-cell table:style-name="ce24" table:formula="of:=DEC2HEX([.E14];4)" office:value-type="string" office:string-value="001C" calcext:value-type="string">
            <text:p>001C</text:p>
          </table:table-cell>
          <table:table-cell office:value-type="string" calcext:value-type="string">
            <text:p>?rod (rod mace)</text:p>
          </table:table-cell>
          <table:table-cell table:style-name="ce28" table:formula="of:=COM.MICROSOFT.CONCAT(&quot;8008&quot;;DEC2HEX(HEX2DEC(&quot;7414&quot;)+[.E14]))" office:value-type="string" office:string-value="80087430" calcext:value-type="string">
            <text:p>80087430</text:p>
          </table:table-cell>
          <table:table-cell table:formula="of:=[.I13]+1" office:value-type="float" office:value="44" calcext:value-type="float">
            <text:p>44</text:p>
          </table:table-cell>
          <table:table-cell table:style-name="ce24" table:formula="of:=DEC2HEX([.I14];4)" office:value-type="string" office:string-value="002C" calcext:value-type="string">
            <text:p>002C</text:p>
          </table:table-cell>
          <table:table-cell office:value-type="string" calcext:value-type="string">
            <text:p>?beret (star beret)</text:p>
          </table:table-cell>
          <table:table-cell table:style-name="ce28" table:formula="of:=COM.MICROSOFT.CONCAT(&quot;8008&quot;;DEC2HEX(HEX2DEC(&quot;7414&quot;)+[.I14]))" office:value-type="string" office:string-value="80087440" calcext:value-type="string">
            <text:p>80087440</text:p>
          </table:table-cell>
          <table:table-cell table:formula="of:=[.M13]+1" office:value-type="float" office:value="60" calcext:value-type="float">
            <text:p>60</text:p>
          </table:table-cell>
          <table:table-cell table:style-name="ce24" table:formula="of:=DEC2HEX([.M14];4)" office:value-type="string" office:string-value="003C" calcext:value-type="string">
            <text:p>003C</text:p>
          </table:table-cell>
          <table:table-cell office:value-type="string" calcext:value-type="string">
            <text:p>lava key</text:p>
          </table:table-cell>
          <table:table-cell table:style-name="ce28" table:formula="of:=COM.MICROSOFT.CONCAT(&quot;8008&quot;;DEC2HEX(HEX2DEC(&quot;7414&quot;)+[.M14]))" office:value-type="string" office:string-value="80087450" calcext:value-type="string">
            <text:p>80087450</text:p>
          </table:table-cell>
          <table:table-cell table:formula="of:=[.Q13]+1" office:value-type="float" office:value="76" calcext:value-type="float">
            <text:p>76</text:p>
          </table:table-cell>
          <table:table-cell table:style-name="ce24" table:formula="of:=DEC2HEX([.Q14];4)" office:value-type="string" office:string-value="004C" calcext:value-type="string">
            <text:p>004C</text:p>
          </table:table-cell>
          <table:table-cell office:value-type="string" calcext:value-type="string">
            <text:p>black platform</text:p>
          </table:table-cell>
          <table:table-cell table:style-name="ce28" table:formula="of:=COM.MICROSOFT.CONCAT(&quot;8008&quot;;DEC2HEX(HEX2DEC(&quot;7414&quot;)+[.Q14]))" office:value-type="string" office:string-value="80087460" calcext:value-type="string">
            <text:p>80087460</text:p>
          </table:table-cell>
          <table:table-cell table:formula="of:=[.U13]+1" office:value-type="float" office:value="92" calcext:value-type="float">
            <text:p>92</text:p>
          </table:table-cell>
          <table:table-cell table:style-name="ce24" table:formula="of:=DEC2HEX([.U14];4)" office:value-type="string" office:string-value="005C" calcext:value-type="string">
            <text:p>005C</text:p>
          </table:table-cell>
          <table:table-cell office:value-type="string" calcext:value-type="string">
            <text:p>strawberry</text:p>
          </table:table-cell>
          <table:table-cell table:style-name="ce28" table:formula="of:=COM.MICROSOFT.CONCAT(&quot;8008&quot;;DEC2HEX(HEX2DEC(&quot;7414&quot;)+[.U14]))" office:value-type="string" office:string-value="80087470" calcext:value-type="string">
            <text:p>80087470</text:p>
          </table:table-cell>
          <table:table-cell table:formula="of:=[.Y13]+1" office:value-type="float" office:value="108" calcext:value-type="float">
            <text:p>108</text:p>
          </table:table-cell>
          <table:table-cell table:style-name="ce24" table:formula="of:=DEC2HEX([.Y14];4)" office:value-type="string" office:string-value="006C" calcext:value-type="string">
            <text:p>006C</text:p>
          </table:table-cell>
          <table:table-cell office:value-type="string" calcext:value-type="string">
            <text:p>milk</text:p>
          </table:table-cell>
          <table:table-cell table:style-name="ce28" table:formula="of:=COM.MICROSOFT.CONCAT(&quot;8008&quot;;DEC2HEX(HEX2DEC(&quot;7414&quot;)+[.Y14]))" office:value-type="string" office:string-value="80087480" calcext:value-type="string">
            <text:p>80087480</text:p>
          </table:table-cell>
          <table:table-cell table:formula="of:=[.AC13]+1" office:value-type="float" office:value="124" calcext:value-type="float">
            <text:p>124</text:p>
          </table:table-cell>
          <table:table-cell table:style-name="ce24" table:formula="of:=DEC2HEX([.AC14];4)" office:value-type="string" office:string-value="007C" calcext:value-type="string">
            <text:p>007C</text:p>
          </table:table-cell>
          <table:table-cell office:value-type="string" calcext:value-type="string">
            <text:p>miracle gumi</text:p>
          </table:table-cell>
          <table:table-cell table:style-name="ce28" table:formula="of:=COM.MICROSOFT.CONCAT(&quot;8008&quot;;DEC2HEX(HEX2DEC(&quot;7414&quot;)+[.AC14]))" office:value-type="string" office:string-value="80087490" calcext:value-type="string">
            <text:p>80087490</text:p>
          </table:table-cell>
          <table:table-cell table:number-columns-repeated="1635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C2HEX([.A15];4)" office:value-type="string" office:string-value="000D" calcext:value-type="string">
            <text:p>000D</text:p>
          </table:table-cell>
          <table:table-cell office:value-type="string" calcext:value-type="string">
            <text:p>?sword (doom blade)</text:p>
          </table:table-cell>
          <table:table-cell table:formula="of:=COM.MICROSOFT.CONCAT(&quot;8008&quot;;DEC2HEX(HEX2DEC(&quot;7414&quot;)+[.A15]))" office:value-type="string" office:string-value="80087421" calcext:value-type="string">
            <text:p>80087421</text:p>
          </table:table-cell>
          <table:table-cell table:formula="of:=[.E14]+1" office:value-type="float" office:value="29" calcext:value-type="float">
            <text:p>29</text:p>
          </table:table-cell>
          <table:table-cell table:style-name="ce24" table:formula="of:=DEC2HEX([.E15];4)" office:value-type="string" office:string-value="001D" calcext:value-type="string">
            <text:p>001D</text:p>
          </table:table-cell>
          <table:table-cell office:value-type="string" calcext:value-type="string">
            <text:p>?book (sukebe book, porno mag)</text:p>
          </table:table-cell>
          <table:table-cell table:style-name="ce28" table:formula="of:=COM.MICROSOFT.CONCAT(&quot;8008&quot;;DEC2HEX(HEX2DEC(&quot;7414&quot;)+[.E15]))" office:value-type="string" office:string-value="80087431" calcext:value-type="string">
            <text:p>80087431</text:p>
          </table:table-cell>
          <table:table-cell table:formula="of:=[.I14]+1" office:value-type="float" office:value="45" calcext:value-type="float">
            <text:p>45</text:p>
          </table:table-cell>
          <table:table-cell table:style-name="ce24" table:formula="of:=DEC2HEX([.I15];4)" office:value-type="string" office:string-value="002D" calcext:value-type="string">
            <text:p>002D</text:p>
          </table:table-cell>
          <table:table-cell office:value-type="string" calcext:value-type="string">
            <text:p>?spear (conseska)</text:p>
          </table:table-cell>
          <table:table-cell table:style-name="ce28" table:formula="of:=COM.MICROSOFT.CONCAT(&quot;8008&quot;;DEC2HEX(HEX2DEC(&quot;7414&quot;)+[.I15]))" office:value-type="string" office:string-value="80087441" calcext:value-type="string">
            <text:p>80087441</text:p>
          </table:table-cell>
          <table:table-cell table:formula="of:=[.M14]+1" office:value-type="float" office:value="61" calcext:value-type="float">
            <text:p>61</text:p>
          </table:table-cell>
          <table:table-cell table:style-name="ce24" table:formula="of:=DEC2HEX([.M15];4)" office:value-type="string" office:string-value="003D" calcext:value-type="string">
            <text:p>003D</text:p>
          </table:table-cell>
          <table:table-cell office:value-type="string" calcext:value-type="string">
            <text:p>cards</text:p>
          </table:table-cell>
          <table:table-cell table:style-name="ce28" table:formula="of:=COM.MICROSOFT.CONCAT(&quot;8008&quot;;DEC2HEX(HEX2DEC(&quot;7414&quot;)+[.M15]))" office:value-type="string" office:string-value="80087451" calcext:value-type="string">
            <text:p>80087451</text:p>
          </table:table-cell>
          <table:table-cell table:formula="of:=[.Q14]+1" office:value-type="float" office:value="77" calcext:value-type="float">
            <text:p>77</text:p>
          </table:table-cell>
          <table:table-cell table:style-name="ce24" table:formula="of:=DEC2HEX([.Q15];4)" office:value-type="string" office:string-value="004D" calcext:value-type="string">
            <text:p>004D</text:p>
          </table:table-cell>
          <table:table-cell office:value-type="string" calcext:value-type="string">
            <text:p>fur skin</text:p>
          </table:table-cell>
          <table:table-cell table:style-name="ce28" table:formula="of:=COM.MICROSOFT.CONCAT(&quot;8008&quot;;DEC2HEX(HEX2DEC(&quot;7414&quot;)+[.Q15]))" office:value-type="string" office:string-value="80087461" calcext:value-type="string">
            <text:p>80087461</text:p>
          </table:table-cell>
          <table:table-cell table:formula="of:=[.U14]+1" office:value-type="float" office:value="93" calcext:value-type="float">
            <text:p>93</text:p>
          </table:table-cell>
          <table:table-cell table:style-name="ce24" table:formula="of:=DEC2HEX([.U15];4)" office:value-type="string" office:string-value="005D" calcext:value-type="string">
            <text:p>005D</text:p>
          </table:table-cell>
          <table:table-cell office:value-type="string" calcext:value-type="string">
            <text:p>banana</text:p>
          </table:table-cell>
          <table:table-cell table:style-name="ce28" table:formula="of:=COM.MICROSOFT.CONCAT(&quot;8008&quot;;DEC2HEX(HEX2DEC(&quot;7414&quot;)+[.U15]))" office:value-type="string" office:string-value="80087471" calcext:value-type="string">
            <text:p>80087471</text:p>
          </table:table-cell>
          <table:table-cell table:formula="of:=[.Y14]+1" office:value-type="float" office:value="109" calcext:value-type="float">
            <text:p>109</text:p>
          </table:table-cell>
          <table:table-cell table:style-name="ce24" table:formula="of:=DEC2HEX([.Y15];4)" office:value-type="string" office:string-value="006D" calcext:value-type="string">
            <text:p>006D</text:p>
          </table:table-cell>
          <table:table-cell office:value-type="string" calcext:value-type="string">
            <text:p>cheese</text:p>
          </table:table-cell>
          <table:table-cell table:style-name="ce28" table:formula="of:=COM.MICROSOFT.CONCAT(&quot;8008&quot;;DEC2HEX(HEX2DEC(&quot;7414&quot;)+[.Y15]))" office:value-type="string" office:string-value="80087481" calcext:value-type="string">
            <text:p>80087481</text:p>
          </table:table-cell>
          <table:table-cell table:formula="of:=[.AC14]+1" office:value-type="float" office:value="125" calcext:value-type="float">
            <text:p>125</text:p>
          </table:table-cell>
          <table:table-cell table:style-name="ce24" table:formula="of:=DEC2HEX([.AC15];4)" office:value-type="string" office:string-value="007D" calcext:value-type="string">
            <text:p>007D</text:p>
          </table:table-cell>
          <table:table-cell office:value-type="string" calcext:value-type="string">
            <text:p>elixir</text:p>
          </table:table-cell>
          <table:table-cell table:style-name="ce28" table:formula="of:=COM.MICROSOFT.CONCAT(&quot;8008&quot;;DEC2HEX(HEX2DEC(&quot;7414&quot;)+[.AC15]))" office:value-type="string" office:string-value="80087491" calcext:value-type="string">
            <text:p>80087491</text:p>
          </table:table-cell>
          <table:table-cell table:number-columns-repeated="1635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C2HEX([.A16];4)" office:value-type="string" office:string-value="000E" calcext:value-type="string">
            <text:p>000E</text:p>
          </table:table-cell>
          <table:table-cell office:value-type="string" calcext:value-type="string">
            <text:p>?sword (excalibur)</text:p>
          </table:table-cell>
          <table:table-cell table:formula="of:=COM.MICROSOFT.CONCAT(&quot;8008&quot;;DEC2HEX(HEX2DEC(&quot;7414&quot;)+[.A16]))" office:value-type="string" office:string-value="80087422" calcext:value-type="string">
            <text:p>80087422</text:p>
          </table:table-cell>
          <table:table-cell table:formula="of:=[.E15]+1" office:value-type="float" office:value="30" calcext:value-type="float">
            <text:p>30</text:p>
          </table:table-cell>
          <table:table-cell table:style-name="ce24" table:formula="of:=DEC2HEX([.E16];4)" office:value-type="string" office:string-value="001E" calcext:value-type="string">
            <text:p>001E</text:p>
          </table:table-cell>
          <table:table-cell office:value-type="string" calcext:value-type="string">
            <text:p>?book (yellow king)</text:p>
          </table:table-cell>
          <table:table-cell table:style-name="ce28" table:formula="of:=COM.MICROSOFT.CONCAT(&quot;8008&quot;;DEC2HEX(HEX2DEC(&quot;7414&quot;)+[.E16]))" office:value-type="string" office:string-value="80087432" calcext:value-type="string">
            <text:p>80087432</text:p>
          </table:table-cell>
          <table:table-cell table:formula="of:=[.I15]+1" office:value-type="float" office:value="46" calcext:value-type="float">
            <text:p>46</text:p>
          </table:table-cell>
          <table:table-cell table:style-name="ce24" table:formula="of:=DEC2HEX([.I16];4)" office:value-type="string" office:string-value="002E" calcext:value-type="string">
            <text:p>002E</text:p>
          </table:table-cell>
          <table:table-cell office:value-type="string" calcext:value-type="string">
            <text:p>?axe (battle axe)</text:p>
          </table:table-cell>
          <table:table-cell table:style-name="ce28" table:formula="of:=COM.MICROSOFT.CONCAT(&quot;8008&quot;;DEC2HEX(HEX2DEC(&quot;7414&quot;)+[.I16]))" office:value-type="string" office:string-value="80087442" calcext:value-type="string">
            <text:p>80087442</text:p>
          </table:table-cell>
          <table:table-cell table:formula="of:=[.M15]+1" office:value-type="float" office:value="62" calcext:value-type="float">
            <text:p>62</text:p>
          </table:table-cell>
          <table:table-cell table:style-name="ce24" table:formula="of:=DEC2HEX([.M16];4)" office:value-type="string" office:string-value="003E" calcext:value-type="string">
            <text:p>003E</text:p>
          </table:table-cell>
          <table:table-cell office:value-type="string" calcext:value-type="string">
            <text:p>mysterious mirror</text:p>
          </table:table-cell>
          <table:table-cell table:style-name="ce28" table:formula="of:=COM.MICROSOFT.CONCAT(&quot;8008&quot;;DEC2HEX(HEX2DEC(&quot;7414&quot;)+[.M16]))" office:value-type="string" office:string-value="80087452" calcext:value-type="string">
            <text:p>80087452</text:p>
          </table:table-cell>
          <table:table-cell table:formula="of:=[.Q15]+1" office:value-type="float" office:value="78" calcext:value-type="float">
            <text:p>78</text:p>
          </table:table-cell>
          <table:table-cell table:style-name="ce24" table:formula="of:=DEC2HEX([.Q16];4)" office:value-type="string" office:string-value="004E" calcext:value-type="string">
            <text:p>004E</text:p>
          </table:table-cell>
          <table:table-cell office:value-type="string" calcext:value-type="string">
            <text:p>winter bug summer grass</text:p>
          </table:table-cell>
          <table:table-cell table:style-name="ce28" table:formula="of:=COM.MICROSOFT.CONCAT(&quot;8008&quot;;DEC2HEX(HEX2DEC(&quot;7414&quot;)+[.Q16]))" office:value-type="string" office:string-value="80087462" calcext:value-type="string">
            <text:p>80087462</text:p>
          </table:table-cell>
          <table:table-cell table:formula="of:=[.U15]+1" office:value-type="float" office:value="94" calcext:value-type="float">
            <text:p>94</text:p>
          </table:table-cell>
          <table:table-cell table:style-name="ce24" table:formula="of:=DEC2HEX([.U16];4)" office:value-type="string" office:string-value="005E" calcext:value-type="string">
            <text:p>005E</text:p>
          </table:table-cell>
          <table:table-cell office:value-type="string" calcext:value-type="string">
            <text:p>pineapple</text:p>
          </table:table-cell>
          <table:table-cell table:style-name="ce28" table:formula="of:=COM.MICROSOFT.CONCAT(&quot;8008&quot;;DEC2HEX(HEX2DEC(&quot;7414&quot;)+[.U16]))" office:value-type="string" office:string-value="80087472" calcext:value-type="string">
            <text:p>80087472</text:p>
          </table:table-cell>
          <table:table-cell table:formula="of:=[.Y15]+1" office:value-type="float" office:value="110" calcext:value-type="float">
            <text:p>110</text:p>
          </table:table-cell>
          <table:table-cell table:style-name="ce24" table:formula="of:=DEC2HEX([.Y16];4)" office:value-type="string" office:string-value="006E" calcext:value-type="string">
            <text:p>006E</text:p>
          </table:table-cell>
          <table:table-cell office:value-type="string" calcext:value-type="string">
            <text:p>konniyaku</text:p>
          </table:table-cell>
          <table:table-cell table:style-name="ce28" table:formula="of:=COM.MICROSOFT.CONCAT(&quot;8008&quot;;DEC2HEX(HEX2DEC(&quot;7414&quot;)+[.Y16]))" office:value-type="string" office:string-value="80087482" calcext:value-type="string">
            <text:p>80087482</text:p>
          </table:table-cell>
          <table:table-cell table:formula="of:=[.AC15]+1" office:value-type="float" office:value="126" calcext:value-type="float">
            <text:p>126</text:p>
          </table:table-cell>
          <table:table-cell table:style-name="ce24" table:formula="of:=DEC2HEX([.AC16];4)" office:value-type="string" office:string-value="007E" calcext:value-type="string">
            <text:p>007E</text:p>
          </table:table-cell>
          <table:table-cell office:value-type="string" calcext:value-type="string">
            <text:p>basilisk scale</text:p>
          </table:table-cell>
          <table:table-cell table:style-name="ce28" table:formula="of:=COM.MICROSOFT.CONCAT(&quot;8008&quot;;DEC2HEX(HEX2DEC(&quot;7414&quot;)+[.AC16]))" office:value-type="string" office:string-value="80087492" calcext:value-type="string">
            <text:p>80087492</text:p>
          </table:table-cell>
          <table:table-cell table:number-columns-repeated="1635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DEC2HEX([.A17];4)" office:value-type="string" office:string-value="000F" calcext:value-type="string">
            <text:p>000F</text:p>
          </table:table-cell>
          <table:table-cell office:value-type="string" calcext:value-type="string">
            <text:p>?spear (arc wind)</text:p>
          </table:table-cell>
          <table:table-cell table:formula="of:=COM.MICROSOFT.CONCAT(&quot;8008&quot;;DEC2HEX(HEX2DEC(&quot;7414&quot;)+[.A17]))" office:value-type="string" office:string-value="80087423" calcext:value-type="string">
            <text:p>80087423</text:p>
          </table:table-cell>
          <table:table-cell table:formula="of:=[.E16]+1" office:value-type="float" office:value="31" calcext:value-type="float">
            <text:p>31</text:p>
          </table:table-cell>
          <table:table-cell table:style-name="ce24" table:formula="of:=DEC2HEX([.E17];4)" office:value-type="string" office:string-value="001F" calcext:value-type="string">
            <text:p>001F</text:p>
          </table:table-cell>
          <table:table-cell office:value-type="string" calcext:value-type="string">
            <text:p>?book (lavor ionis)</text:p>
          </table:table-cell>
          <table:table-cell table:style-name="ce28" table:formula="of:=COM.MICROSOFT.CONCAT(&quot;8008&quot;;DEC2HEX(HEX2DEC(&quot;7414&quot;)+[.E17]))" office:value-type="string" office:string-value="80087433" calcext:value-type="string">
            <text:p>80087433</text:p>
          </table:table-cell>
          <table:table-cell table:formula="of:=[.I16]+1" office:value-type="float" office:value="47" calcext:value-type="float">
            <text:p>47</text:p>
          </table:table-cell>
          <table:table-cell table:style-name="ce24" table:formula="of:=DEC2HEX([.I17];4)" office:value-type="string" office:string-value="002F" calcext:value-type="string">
            <text:p>002F</text:p>
          </table:table-cell>
          <table:table-cell office:value-type="string" calcext:value-type="string">
            <text:p>?bow (crescent arrow)</text:p>
          </table:table-cell>
          <table:table-cell table:style-name="ce28" table:formula="of:=COM.MICROSOFT.CONCAT(&quot;8008&quot;;DEC2HEX(HEX2DEC(&quot;7414&quot;)+[.I17]))" office:value-type="string" office:string-value="80087443" calcext:value-type="string">
            <text:p>80087443</text:p>
          </table:table-cell>
          <table:table-cell table:formula="of:=[.M16]+1" office:value-type="float" office:value="63" calcext:value-type="float">
            <text:p>63</text:p>
          </table:table-cell>
          <table:table-cell table:style-name="ce24" table:formula="of:=DEC2HEX([.M17];4)" office:value-type="string" office:string-value="003F" calcext:value-type="string">
            <text:p>003F</text:p>
          </table:table-cell>
          <table:table-cell office:value-type="string" calcext:value-type="string">
            <text:p>golden key</text:p>
          </table:table-cell>
          <table:table-cell table:style-name="ce28" table:formula="of:=COM.MICROSOFT.CONCAT(&quot;8008&quot;;DEC2HEX(HEX2DEC(&quot;7414&quot;)+[.M17]))" office:value-type="string" office:string-value="80087453" calcext:value-type="string">
            <text:p>80087453</text:p>
          </table:table-cell>
          <table:table-cell table:formula="of:=[.Q16]+1" office:value-type="float" office:value="79" calcext:value-type="float">
            <text:p>79</text:p>
          </table:table-cell>
          <table:table-cell table:style-name="ce24" table:formula="of:=DEC2HEX([.Q17];4)" office:value-type="string" office:string-value="004F" calcext:value-type="string">
            <text:p>004F</text:p>
          </table:table-cell>
          <table:table-cell office:value-type="string" calcext:value-type="string">
            <text:p>teacup</text:p>
          </table:table-cell>
          <table:table-cell table:style-name="ce28" table:formula="of:=COM.MICROSOFT.CONCAT(&quot;8008&quot;;DEC2HEX(HEX2DEC(&quot;7414&quot;)+[.Q17]))" office:value-type="string" office:string-value="80087463" calcext:value-type="string">
            <text:p>80087463</text:p>
          </table:table-cell>
          <table:table-cell table:formula="of:=[.U16]+1" office:value-type="float" office:value="95" calcext:value-type="float">
            <text:p>95</text:p>
          </table:table-cell>
          <table:table-cell table:style-name="ce24" table:formula="of:=DEC2HEX([.U17];4)" office:value-type="string" office:string-value="005F" calcext:value-type="string">
            <text:p>005F</text:p>
          </table:table-cell>
          <table:table-cell office:value-type="string" calcext:value-type="string">
            <text:p>melon</text:p>
          </table:table-cell>
          <table:table-cell table:style-name="ce28" table:formula="of:=COM.MICROSOFT.CONCAT(&quot;8008&quot;;DEC2HEX(HEX2DEC(&quot;7414&quot;)+[.U17]))" office:value-type="string" office:string-value="80087473" calcext:value-type="string">
            <text:p>80087473</text:p>
          </table:table-cell>
          <table:table-cell table:formula="of:=[.Y16]+1" office:value-type="float" office:value="111" calcext:value-type="float">
            <text:p>111</text:p>
          </table:table-cell>
          <table:table-cell table:style-name="ce24" table:formula="of:=DEC2HEX([.Y17];4)" office:value-type="string" office:string-value="006F" calcext:value-type="string">
            <text:p>006F</text:p>
          </table:table-cell>
          <table:table-cell office:value-type="string" calcext:value-type="string">
            <text:p>kelp</text:p>
          </table:table-cell>
          <table:table-cell table:style-name="ce28" table:formula="of:=COM.MICROSOFT.CONCAT(&quot;8008&quot;;DEC2HEX(HEX2DEC(&quot;7414&quot;)+[.Y17]))" office:value-type="string" office:string-value="80087483" calcext:value-type="string">
            <text:p>80087483</text:p>
          </table:table-cell>
          <table:table-cell table:formula="of:=[.AC16]+1" office:value-type="float" office:value="127" calcext:value-type="float">
            <text:p>127</text:p>
          </table:table-cell>
          <table:table-cell table:style-name="ce24" table:formula="of:=DEC2HEX([.AC17];4)" office:value-type="string" office:string-value="007F" calcext:value-type="string">
            <text:p>007F</text:p>
          </table:table-cell>
          <table:table-cell office:value-type="string" calcext:value-type="string">
            <text:p>sage</text:p>
          </table:table-cell>
          <table:table-cell table:style-name="ce28" table:formula="of:=COM.MICROSOFT.CONCAT(&quot;8008&quot;;DEC2HEX(HEX2DEC(&quot;7414&quot;)+[.AC17]))" office:value-type="string" office:string-value="80087493" calcext:value-type="string">
            <text:p>80087493</text:p>
          </table:table-cell>
          <table:table-cell table:number-columns-repeated="16352"/>
        </table:table-row>
        <table:table-row table:style-name="ro1">
          <table:table-cell table:number-columns-repeated="3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9"/>
          <table:table-cell table:number-columns-repeated="16352"/>
        </table:table-row>
        <table:table-row table:style-name="ro1">
          <table:table-cell table:formula="of:=[.AC17]+1" office:value-type="float" office:value="128" calcext:value-type="float">
            <text:p>128</text:p>
          </table:table-cell>
          <table:table-cell table:formula="of:=DEC2HEX([.A19];4)" office:value-type="string" office:string-value="0080" calcext:value-type="string">
            <text:p>0080</text:p>
          </table:table-cell>
          <table:table-cell office:value-type="string" calcext:value-type="string">
            <text:p>savory</text:p>
          </table:table-cell>
          <table:table-cell table:formula="of:=COM.MICROSOFT.CONCAT(&quot;8008&quot;;DEC2HEX(HEX2DEC(&quot;7414&quot;)+[.A19]))" office:value-type="string" office:string-value="80087494" calcext:value-type="string">
            <text:p>80087494</text:p>
          </table:table-cell>
          <table:table-cell table:formula="of:=[.A34]+1" office:value-type="float" office:value="144" calcext:value-type="float">
            <text:p>144</text:p>
          </table:table-cell>
          <table:table-cell table:style-name="ce24" table:formula="of:=DEC2HEX([.E19];4)" office:value-type="string" office:string-value="0090" calcext:value-type="string">
            <text:p>0090</text:p>
          </table:table-cell>
          <table:table-cell office:value-type="string" calcext:value-type="string">
            <text:p>world map</text:p>
          </table:table-cell>
          <table:table-cell table:style-name="ce28" table:formula="of:=COM.MICROSOFT.CONCAT(&quot;8008&quot;;DEC2HEX(HEX2DEC(&quot;7414&quot;)+[.E19]))" office:value-type="string" office:string-value="800874A4" calcext:value-type="string">
            <text:p>800874A4</text:p>
          </table:table-cell>
          <table:table-cell table:formula="of:=[.E34]+1" office:value-type="float" office:value="160" calcext:value-type="float">
            <text:p>160</text:p>
          </table:table-cell>
          <table:table-cell table:style-name="ce24" table:formula="of:=DEC2HEX([.I19];4)" office:value-type="string" office:string-value="00A0" calcext:value-type="string">
            <text:p>00A0</text:p>
          </table:table-cell>
          <table:table-cell table:style-name="ce26" office:value-type="string" calcext:value-type="string">
            <text:p>ticket</text:p>
          </table:table-cell>
          <table:table-cell table:style-name="ce28" table:formula="of:=COM.MICROSOFT.CONCAT(&quot;8008&quot;;DEC2HEX(HEX2DEC(&quot;7414&quot;)+[.I19]))" office:value-type="string" office:string-value="800874B4" calcext:value-type="string">
            <text:p>800874B4</text:p>
          </table:table-cell>
          <table:table-cell table:formula="of:=[.I34]+1" office:value-type="float" office:value="176" calcext:value-type="float">
            <text:p>176</text:p>
          </table:table-cell>
          <table:table-cell table:style-name="ce24" table:formula="of:=DEC2HEX([.M19];4)" office:value-type="string" office:string-value="00B0" calcext:value-type="string">
            <text:p>00B0</text:p>
          </table:table-cell>
          <table:table-cell office:value-type="string" calcext:value-type="string">
            <text:p>dragon tooth</text:p>
          </table:table-cell>
          <table:table-cell table:style-name="ce28" table:formula="of:=COM.MICROSOFT.CONCAT(&quot;8008&quot;;DEC2HEX(HEX2DEC(&quot;7414&quot;)+[.M19]))" office:value-type="string" office:string-value="800874C4" calcext:value-type="string">
            <text:p>800874C4</text:p>
          </table:table-cell>
          <table:table-cell table:formula="of:=[.M34]+1" office:value-type="float" office:value="192" calcext:value-type="float">
            <text:p>192</text:p>
          </table:table-cell>
          <table:table-cell table:style-name="ce24" table:formula="of:=DEC2HEX([.Q19];4)" office:value-type="string" office:string-value="00C0" calcext:value-type="string">
            <text:p>00C0</text:p>
          </table:table-cell>
          <table:table-cell table:style-name="ce26" office:value-type="string" calcext:value-type="string">
            <text:p>sadingrav</text:p>
          </table:table-cell>
          <table:table-cell table:style-name="ce28" table:formula="of:=COM.MICROSOFT.CONCAT(&quot;8008&quot;;DEC2HEX(HEX2DEC(&quot;7414&quot;)+[.Q19]))" office:value-type="string" office:string-value="800874D4" calcext:value-type="string">
            <text:p>800874D4</text:p>
          </table:table-cell>
          <table:table-cell table:formula="of:=[.Q34]+1" office:value-type="float" office:value="208" calcext:value-type="float">
            <text:p>208</text:p>
          </table:table-cell>
          <table:table-cell table:style-name="ce24" table:formula="of:=DEC2HEX([.U19];4)" office:value-type="string" office:string-value="00D0" calcext:value-type="string">
            <text:p>00D0</text:p>
          </table:table-cell>
          <table:table-cell office:value-type="string" calcext:value-type="string">
            <text:p>sylph bow l</text:p>
          </table:table-cell>
          <table:table-cell table:style-name="ce28" table:formula="of:=COM.MICROSOFT.CONCAT(&quot;8008&quot;;DEC2HEX(HEX2DEC(&quot;7414&quot;)+[.U19]))" office:value-type="string" office:string-value="800874E4" calcext:value-type="string">
            <text:p>800874E4</text:p>
          </table:table-cell>
          <table:table-cell table:formula="of:=[.U34]+1" office:value-type="float" office:value="224" calcext:value-type="float">
            <text:p>224</text:p>
          </table:table-cell>
          <table:table-cell table:style-name="ce24" table:formula="of:=DEC2HEX([.Y19];4)" office:value-type="string" office:string-value="00E0" calcext:value-type="string">
            <text:p>00E0</text:p>
          </table:table-cell>
          <table:table-cell office:value-type="string" calcext:value-type="string">
            <text:p>unicorn horn</text:p>
          </table:table-cell>
          <table:table-cell table:style-name="ce28" table:formula="of:=COM.MICROSOFT.CONCAT(&quot;8008&quot;;DEC2HEX(HEX2DEC(&quot;7414&quot;)+[.Y19]))" office:value-type="string" office:string-value="800874F4" calcext:value-type="string">
            <text:p>800874F4</text:p>
          </table:table-cell>
          <table:table-cell table:formula="of:=[.Y34]+1" office:value-type="float" office:value="240" calcext:value-type="float">
            <text:p>240</text:p>
          </table:table-cell>
          <table:table-cell table:style-name="ce24" table:formula="of:=DEC2HEX([.AC19];4)" office:value-type="string" office:string-value="00F0" calcext:value-type="string">
            <text:p>00F0</text:p>
          </table:table-cell>
          <table:table-cell office:value-type="string" calcext:value-type="string">
            <text:p>mystery broom</text:p>
          </table:table-cell>
          <table:table-cell table:style-name="ce28" table:formula="of:=COM.MICROSOFT.CONCAT(&quot;8008&quot;;DEC2HEX(HEX2DEC(&quot;7414&quot;)+[.AC19]))" office:value-type="string" office:string-value="80087504" calcext:value-type="string">
            <text:p>80087504</text:p>
          </table:table-cell>
          <table:table-cell table:style-name="ce31"/>
          <table:table-cell table:number-columns-repeated="16351"/>
        </table:table-row>
        <table:table-row table:style-name="ro1">
          <table:table-cell table:formula="of:=[.A19]+1" office:value-type="float" office:value="129" calcext:value-type="float">
            <text:p>129</text:p>
          </table:table-cell>
          <table:table-cell table:formula="of:=DEC2HEX([.A20];4)" office:value-type="string" office:string-value="0081" calcext:value-type="string">
            <text:p>0081</text:p>
          </table:table-cell>
          <table:table-cell office:value-type="string" calcext:value-type="string">
            <text:p>verbene</text:p>
          </table:table-cell>
          <table:table-cell table:formula="of:=COM.MICROSOFT.CONCAT(&quot;8008&quot;;DEC2HEX(HEX2DEC(&quot;7414&quot;)+[.A20]))" office:value-type="string" office:string-value="80087495" calcext:value-type="string">
            <text:p>80087495</text:p>
          </table:table-cell>
          <table:table-cell table:formula="of:=[.E19]+1" office:value-type="float" office:value="145" calcext:value-type="float">
            <text:p>145</text:p>
          </table:table-cell>
          <table:table-cell table:style-name="ce24" table:formula="of:=DEC2HEX([.E20];4)" office:value-type="string" office:string-value="0091" calcext:value-type="string">
            <text:p>0091</text:p>
          </table:table-cell>
          <table:table-cell office:value-type="string" calcext:value-type="string">
            <text:p>scout orb</text:p>
          </table:table-cell>
          <table:table-cell table:style-name="ce28" table:formula="of:=COM.MICROSOFT.CONCAT(&quot;8008&quot;;DEC2HEX(HEX2DEC(&quot;7414&quot;)+[.E20]))" office:value-type="string" office:string-value="800874A5" calcext:value-type="string">
            <text:p>800874A5</text:p>
          </table:table-cell>
          <table:table-cell table:formula="of:=[.I19]+1" office:value-type="float" office:value="161" calcext:value-type="float">
            <text:p>161</text:p>
          </table:table-cell>
          <table:table-cell table:style-name="ce24" table:formula="of:=DEC2HEX([.I20];4)" office:value-type="string" office:string-value="00A1" calcext:value-type="string">
            <text:p>00A1</text:p>
          </table:table-cell>
          <table:table-cell table:style-name="ce26" office:value-type="string" calcext:value-type="string">
            <text:p>long sword</text:p>
          </table:table-cell>
          <table:table-cell table:style-name="ce28" table:formula="of:=COM.MICROSOFT.CONCAT(&quot;8008&quot;;DEC2HEX(HEX2DEC(&quot;7414&quot;)+[.I20]))" office:value-type="string" office:string-value="800874B5" calcext:value-type="string">
            <text:p>800874B5</text:p>
          </table:table-cell>
          <table:table-cell table:formula="of:=[.M19]+1" office:value-type="float" office:value="177" calcext:value-type="float">
            <text:p>177</text:p>
          </table:table-cell>
          <table:table-cell table:style-name="ce24" table:formula="of:=DEC2HEX([.M20];4)" office:value-type="string" office:string-value="00B1" calcext:value-type="string">
            <text:p>00B1</text:p>
          </table:table-cell>
          <table:table-cell office:value-type="string" calcext:value-type="string">
            <text:p>flare baselard</text:p>
          </table:table-cell>
          <table:table-cell table:style-name="ce28" table:formula="of:=COM.MICROSOFT.CONCAT(&quot;8008&quot;;DEC2HEX(HEX2DEC(&quot;7414&quot;)+[.M20]))" office:value-type="string" office:string-value="800874C5" calcext:value-type="string">
            <text:p>800874C5</text:p>
          </table:table-cell>
          <table:table-cell table:formula="of:=[.Q19]+1" office:value-type="float" office:value="193" calcext:value-type="float">
            <text:p>193</text:p>
          </table:table-cell>
          <table:table-cell table:style-name="ce24" table:formula="of:=DEC2HEX([.Q20];4)" office:value-type="string" office:string-value="00C1" calcext:value-type="string">
            <text:p>00C1</text:p>
          </table:table-cell>
          <table:table-cell table:style-name="ce26" office:value-type="string" calcext:value-type="string">
            <text:p>naginata blade</text:p>
          </table:table-cell>
          <table:table-cell table:style-name="ce28" table:formula="of:=COM.MICROSOFT.CONCAT(&quot;8008&quot;;DEC2HEX(HEX2DEC(&quot;7414&quot;)+[.Q20]))" office:value-type="string" office:string-value="800874D5" calcext:value-type="string">
            <text:p>800874D5</text:p>
          </table:table-cell>
          <table:table-cell table:formula="of:=[.U19]+1" office:value-type="float" office:value="209" calcext:value-type="float">
            <text:p>209</text:p>
          </table:table-cell>
          <table:table-cell table:style-name="ce24" table:formula="of:=DEC2HEX([.U20];4)" office:value-type="string" office:string-value="00D1" calcext:value-type="string">
            <text:p>00D1</text:p>
          </table:table-cell>
          <table:table-cell office:value-type="string" calcext:value-type="string">
            <text:p>composite bow</text:p>
          </table:table-cell>
          <table:table-cell table:style-name="ce28" table:formula="of:=COM.MICROSOFT.CONCAT(&quot;8008&quot;;DEC2HEX(HEX2DEC(&quot;7414&quot;)+[.U20]))" office:value-type="string" office:string-value="800874E5" calcext:value-type="string">
            <text:p>800874E5</text:p>
          </table:table-cell>
          <table:table-cell table:formula="of:=[.Y19]+1" office:value-type="float" office:value="225" calcext:value-type="float">
            <text:p>225</text:p>
          </table:table-cell>
          <table:table-cell table:style-name="ce24" table:formula="of:=DEC2HEX([.Y20];4)" office:value-type="string" office:string-value="00E1" calcext:value-type="string">
            <text:p>00E1</text:p>
          </table:table-cell>
          <table:table-cell office:value-type="string" calcext:value-type="string">
            <text:p>holy staff</text:p>
          </table:table-cell>
          <table:table-cell table:style-name="ce28" table:formula="of:=COM.MICROSOFT.CONCAT(&quot;8008&quot;;DEC2HEX(HEX2DEC(&quot;7414&quot;)+[.Y20]))" office:value-type="string" office:string-value="800874F5" calcext:value-type="string">
            <text:p>800874F5</text:p>
          </table:table-cell>
          <table:table-cell table:formula="of:=[.AC19]+1" office:value-type="float" office:value="241" calcext:value-type="float">
            <text:p>241</text:p>
          </table:table-cell>
          <table:table-cell table:style-name="ce24" table:formula="of:=DEC2HEX([.AC20];4)" office:value-type="string" office:string-value="00F1" calcext:value-type="string">
            <text:p>00F1</text:p>
          </table:table-cell>
          <table:table-cell office:value-type="string" calcext:value-type="string">
            <text:p>magical broom</text:p>
          </table:table-cell>
          <table:table-cell table:style-name="ce28" table:formula="of:=COM.MICROSOFT.CONCAT(&quot;8008&quot;;DEC2HEX(HEX2DEC(&quot;7414&quot;)+[.AC20]))" office:value-type="string" office:string-value="80087505" calcext:value-type="string">
            <text:p>80087505</text:p>
          </table:table-cell>
          <table:table-cell table:style-name="ce31"/>
          <table:table-cell table:number-columns-repeated="16351"/>
        </table:table-row>
        <table:table-row table:style-name="ro1">
          <table:table-cell table:formula="of:=[.A20]+1" office:value-type="float" office:value="130" calcext:value-type="float">
            <text:p>130</text:p>
          </table:table-cell>
          <table:table-cell table:formula="of:=DEC2HEX([.A21];4)" office:value-type="string" office:string-value="0082" calcext:value-type="string">
            <text:p>0082</text:p>
          </table:table-cell>
          <table:table-cell office:value-type="string" calcext:value-type="string">
            <text:p>lavender</text:p>
          </table:table-cell>
          <table:table-cell table:formula="of:=COM.MICROSOFT.CONCAT(&quot;8008&quot;;DEC2HEX(HEX2DEC(&quot;7414&quot;)+[.A21]))" office:value-type="string" office:string-value="80087496" calcext:value-type="string">
            <text:p>80087496</text:p>
          </table:table-cell>
          <table:table-cell table:formula="of:=[.E20]+1" office:value-type="float" office:value="146" calcext:value-type="float">
            <text:p>146</text:p>
          </table:table-cell>
          <table:table-cell table:style-name="ce24" table:formula="of:=DEC2HEX([.E21];4)" office:value-type="string" office:string-value="0092" calcext:value-type="string">
            <text:p>0092</text:p>
          </table:table-cell>
          <table:table-cell office:value-type="string" calcext:value-type="string">
            <text:p>hourglass</text:p>
          </table:table-cell>
          <table:table-cell table:style-name="ce28" table:formula="of:=COM.MICROSOFT.CONCAT(&quot;8008&quot;;DEC2HEX(HEX2DEC(&quot;7414&quot;)+[.E21]))" office:value-type="string" office:string-value="800874A6" calcext:value-type="string">
            <text:p>800874A6</text:p>
          </table:table-cell>
          <table:table-cell table:formula="of:=[.I20]+1" office:value-type="float" office:value="162" calcext:value-type="float">
            <text:p>162</text:p>
          </table:table-cell>
          <table:table-cell table:style-name="ce24" table:formula="of:=DEC2HEX([.I21];4)" office:value-type="string" office:string-value="00A2" calcext:value-type="string">
            <text:p>00A2</text:p>
          </table:table-cell>
          <table:table-cell table:style-name="ce26" office:value-type="string" calcext:value-type="string">
            <text:p>sabre</text:p>
          </table:table-cell>
          <table:table-cell table:style-name="ce28" table:formula="of:=COM.MICROSOFT.CONCAT(&quot;8008&quot;;DEC2HEX(HEX2DEC(&quot;7414&quot;)+[.I21]))" office:value-type="string" office:string-value="800874B6" calcext:value-type="string">
            <text:p>800874B6</text:p>
          </table:table-cell>
          <table:table-cell table:formula="of:=[.M20]+1" office:value-type="float" office:value="178" calcext:value-type="float">
            <text:p>178</text:p>
          </table:table-cell>
          <table:table-cell table:style-name="ce24" table:formula="of:=DEC2HEX([.M21];4)" office:value-type="string" office:string-value="00B2" calcext:value-type="string">
            <text:p>00B2</text:p>
          </table:table-cell>
          <table:table-cell office:value-type="string" calcext:value-type="string">
            <text:p>ice coffin</text:p>
          </table:table-cell>
          <table:table-cell table:style-name="ce28" table:formula="of:=COM.MICROSOFT.CONCAT(&quot;8008&quot;;DEC2HEX(HEX2DEC(&quot;7414&quot;)+[.M21]))" office:value-type="string" office:string-value="800874C6" calcext:value-type="string">
            <text:p>800874C6</text:p>
          </table:table-cell>
          <table:table-cell table:formula="of:=[.Q20]+1" office:value-type="float" office:value="194" calcext:value-type="float">
            <text:p>194</text:p>
          </table:table-cell>
          <table:table-cell table:style-name="ce24" table:formula="of:=DEC2HEX([.Q21];4)" office:value-type="string" office:string-value="00C2" calcext:value-type="string">
            <text:p>00C2</text:p>
          </table:table-cell>
          <table:table-cell table:style-name="ce26" office:value-type="string" calcext:value-type="string">
            <text:p>arcwind</text:p>
          </table:table-cell>
          <table:table-cell table:style-name="ce28" table:formula="of:=COM.MICROSOFT.CONCAT(&quot;8008&quot;;DEC2HEX(HEX2DEC(&quot;7414&quot;)+[.Q21]))" office:value-type="string" office:string-value="800874D6" calcext:value-type="string">
            <text:p>800874D6</text:p>
          </table:table-cell>
          <table:table-cell table:formula="of:=[.U20]+1" office:value-type="float" office:value="210" calcext:value-type="float">
            <text:p>210</text:p>
          </table:table-cell>
          <table:table-cell table:style-name="ce24" table:formula="of:=DEC2HEX([.U21];4)" office:value-type="string" office:string-value="00D2" calcext:value-type="string">
            <text:p>00D2</text:p>
          </table:table-cell>
          <table:table-cell office:value-type="string" calcext:value-type="string">
            <text:p>Crane quinn</text:p>
          </table:table-cell>
          <table:table-cell table:style-name="ce28" table:formula="of:=COM.MICROSOFT.CONCAT(&quot;8008&quot;;DEC2HEX(HEX2DEC(&quot;7414&quot;)+[.U21]))" office:value-type="string" office:string-value="800874E6" calcext:value-type="string">
            <text:p>800874E6</text:p>
          </table:table-cell>
          <table:table-cell table:formula="of:=[.Y20]+1" office:value-type="float" office:value="226" calcext:value-type="float">
            <text:p>226</text:p>
          </table:table-cell>
          <table:table-cell table:style-name="ce24" table:formula="of:=DEC2HEX([.Y21];4)" office:value-type="string" office:string-value="00E2" calcext:value-type="string">
            <text:p>00E2</text:p>
          </table:table-cell>
          <table:table-cell office:value-type="string" calcext:value-type="string">
            <text:p>star mace</text:p>
          </table:table-cell>
          <table:table-cell table:style-name="ce28" table:formula="of:=COM.MICROSOFT.CONCAT(&quot;8008&quot;;DEC2HEX(HEX2DEC(&quot;7414&quot;)+[.Y21]))" office:value-type="string" office:string-value="800874F6" calcext:value-type="string">
            <text:p>800874F6</text:p>
          </table:table-cell>
          <table:table-cell table:formula="of:=[.AC20]+1" office:value-type="float" office:value="242" calcext:value-type="float">
            <text:p>242</text:p>
          </table:table-cell>
          <table:table-cell table:style-name="ce24" table:formula="of:=DEC2HEX([.AC21];4)" office:value-type="string" office:string-value="00F2" calcext:value-type="string">
            <text:p>00F2</text:p>
          </table:table-cell>
          <table:table-cell office:value-type="string" calcext:value-type="string">
            <text:p>sylph broom</text:p>
          </table:table-cell>
          <table:table-cell table:style-name="ce28" table:formula="of:=COM.MICROSOFT.CONCAT(&quot;8008&quot;;DEC2HEX(HEX2DEC(&quot;7414&quot;)+[.AC21]))" office:value-type="string" office:string-value="80087506" calcext:value-type="string">
            <text:p>80087506</text:p>
          </table:table-cell>
          <table:table-cell table:style-name="ce31"/>
          <table:table-cell table:number-columns-repeated="16351"/>
        </table:table-row>
        <table:table-row table:style-name="ro1">
          <table:table-cell table:formula="of:=[.A21]+1" office:value-type="float" office:value="131" calcext:value-type="float">
            <text:p>131</text:p>
          </table:table-cell>
          <table:table-cell table:formula="of:=DEC2HEX([.A22];4)" office:value-type="string" office:string-value="0083" calcext:value-type="string">
            <text:p>0083</text:p>
          </table:table-cell>
          <table:table-cell office:value-type="string" calcext:value-type="string">
            <text:p>red sage</text:p>
          </table:table-cell>
          <table:table-cell table:formula="of:=COM.MICROSOFT.CONCAT(&quot;8008&quot;;DEC2HEX(HEX2DEC(&quot;7414&quot;)+[.A22]))" office:value-type="string" office:string-value="80087497" calcext:value-type="string">
            <text:p>80087497</text:p>
          </table:table-cell>
          <table:table-cell table:formula="of:=[.E21]+1" office:value-type="float" office:value="147" calcext:value-type="float">
            <text:p>147</text:p>
          </table:table-cell>
          <table:table-cell table:style-name="ce24" table:formula="of:=DEC2HEX([.E22];4)" office:value-type="string" office:string-value="0093" calcext:value-type="string">
            <text:p>0093</text:p>
          </table:table-cell>
          <table:table-cell office:value-type="string" calcext:value-type="string">
            <text:p>chrono glass</text:p>
          </table:table-cell>
          <table:table-cell table:style-name="ce28" table:formula="of:=COM.MICROSOFT.CONCAT(&quot;8008&quot;;DEC2HEX(HEX2DEC(&quot;7414&quot;)+[.E22]))" office:value-type="string" office:string-value="800874A7" calcext:value-type="string">
            <text:p>800874A7</text:p>
          </table:table-cell>
          <table:table-cell table:formula="of:=[.I21]+1" office:value-type="float" office:value="163" calcext:value-type="float">
            <text:p>163</text:p>
          </table:table-cell>
          <table:table-cell table:style-name="ce24" table:formula="of:=DEC2HEX([.I22];4)" office:value-type="string" office:string-value="00A3" calcext:value-type="string">
            <text:p>00A3</text:p>
          </table:table-cell>
          <table:table-cell table:style-name="ce26" office:value-type="string" calcext:value-type="string">
            <text:p>rapier</text:p>
          </table:table-cell>
          <table:table-cell table:style-name="ce28" table:formula="of:=COM.MICROSOFT.CONCAT(&quot;8008&quot;;DEC2HEX(HEX2DEC(&quot;7414&quot;)+[.I22]))" office:value-type="string" office:string-value="800874B7" calcext:value-type="string">
            <text:p>800874B7</text:p>
          </table:table-cell>
          <table:table-cell table:formula="of:=[.M21]+1" office:value-type="float" office:value="179" calcext:value-type="float">
            <text:p>179</text:p>
          </table:table-cell>
          <table:table-cell table:style-name="ce24" table:formula="of:=DEC2HEX([.M22];4)" office:value-type="string" office:string-value="00B3" calcext:value-type="string">
            <text:p>00B3</text:p>
          </table:table-cell>
          <table:table-cell office:value-type="string" calcext:value-type="string">
            <text:p>laser blade</text:p>
          </table:table-cell>
          <table:table-cell table:style-name="ce28" table:formula="of:=COM.MICROSOFT.CONCAT(&quot;8008&quot;;DEC2HEX(HEX2DEC(&quot;7414&quot;)+[.M22]))" office:value-type="string" office:string-value="800874C7" calcext:value-type="string">
            <text:p>800874C7</text:p>
          </table:table-cell>
          <table:table-cell table:formula="of:=[.Q21]+1" office:value-type="float" office:value="195" calcext:value-type="float">
            <text:p>195</text:p>
          </table:table-cell>
          <table:table-cell table:style-name="ce24" table:formula="of:=DEC2HEX([.Q22];4)" office:value-type="string" office:string-value="00C3" calcext:value-type="string">
            <text:p>00C3</text:p>
          </table:table-cell>
          <table:table-cell table:style-name="ce26" office:value-type="string" calcext:value-type="string">
            <text:p>gungnir (real)</text:p>
          </table:table-cell>
          <table:table-cell table:style-name="ce28" table:formula="of:=COM.MICROSOFT.CONCAT(&quot;8008&quot;;DEC2HEX(HEX2DEC(&quot;7414&quot;)+[.Q22]))" office:value-type="string" office:string-value="800874D7" calcext:value-type="string">
            <text:p>800874D7</text:p>
          </table:table-cell>
          <table:table-cell table:formula="of:=[.U21]+1" office:value-type="float" office:value="211" calcext:value-type="float">
            <text:p>211</text:p>
          </table:table-cell>
          <table:table-cell table:style-name="ce24" table:formula="of:=DEC2HEX([.U22];4)" office:value-type="string" office:string-value="00D3" calcext:value-type="string">
            <text:p>00D3</text:p>
          </table:table-cell>
          <table:table-cell office:value-type="string" calcext:value-type="string">
            <text:p>aqua sprite</text:p>
          </table:table-cell>
          <table:table-cell table:style-name="ce28" table:formula="of:=COM.MICROSOFT.CONCAT(&quot;8008&quot;;DEC2HEX(HEX2DEC(&quot;7414&quot;)+[.U22]))" office:value-type="string" office:string-value="800874E7" calcext:value-type="string">
            <text:p>800874E7</text:p>
          </table:table-cell>
          <table:table-cell table:formula="of:=[.Y21]+1" office:value-type="float" office:value="227" calcext:value-type="float">
            <text:p>227</text:p>
          </table:table-cell>
          <table:table-cell table:style-name="ce24" table:formula="of:=DEC2HEX([.Y22];4)" office:value-type="string" office:string-value="00E3" calcext:value-type="string">
            <text:p>00E3</text:p>
          </table:table-cell>
          <table:table-cell office:value-type="string" calcext:value-type="string">
            <text:p>BC rod</text:p>
          </table:table-cell>
          <table:table-cell table:style-name="ce28" table:formula="of:=COM.MICROSOFT.CONCAT(&quot;8008&quot;;DEC2HEX(HEX2DEC(&quot;7414&quot;)+[.Y22]))" office:value-type="string" office:string-value="800874F7" calcext:value-type="string">
            <text:p>800874F7</text:p>
          </table:table-cell>
          <table:table-cell table:formula="of:=[.AC21]+1" office:value-type="float" office:value="243" calcext:value-type="float">
            <text:p>243</text:p>
          </table:table-cell>
          <table:table-cell table:style-name="ce24" table:formula="of:=DEC2HEX([.AC22];4)" office:value-type="string" office:string-value="00F3" calcext:value-type="string">
            <text:p>00F3</text:p>
          </table:table-cell>
          <table:table-cell office:value-type="string" calcext:value-type="string">
            <text:p>wonder broom</text:p>
          </table:table-cell>
          <table:table-cell table:style-name="ce28" table:formula="of:=COM.MICROSOFT.CONCAT(&quot;8008&quot;;DEC2HEX(HEX2DEC(&quot;7414&quot;)+[.AC22]))" office:value-type="string" office:string-value="80087507" calcext:value-type="string">
            <text:p>80087507</text:p>
          </table:table-cell>
          <table:table-cell table:style-name="ce31"/>
          <table:table-cell table:number-columns-repeated="16351"/>
        </table:table-row>
        <table:table-row table:style-name="ro1">
          <table:table-cell table:formula="of:=[.A22]+1" office:value-type="float" office:value="132" calcext:value-type="float">
            <text:p>132</text:p>
          </table:table-cell>
          <table:table-cell table:formula="of:=DEC2HEX([.A23];4)" office:value-type="string" office:string-value="0084" calcext:value-type="string">
            <text:p>0084</text:p>
          </table:table-cell>
          <table:table-cell office:value-type="string" calcext:value-type="string">
            <text:p>red savory</text:p>
          </table:table-cell>
          <table:table-cell table:formula="of:=COM.MICROSOFT.CONCAT(&quot;8008&quot;;DEC2HEX(HEX2DEC(&quot;7414&quot;)+[.A23]))" office:value-type="string" office:string-value="80087498" calcext:value-type="string">
            <text:p>80087498</text:p>
          </table:table-cell>
          <table:table-cell table:formula="of:=[.E22]+1" office:value-type="float" office:value="148" calcext:value-type="float">
            <text:p>148</text:p>
          </table:table-cell>
          <table:table-cell table:style-name="ce24" table:formula="of:=DEC2HEX([.E23];4)" office:value-type="string" office:string-value="0094" calcext:value-type="string">
            <text:p>0094</text:p>
          </table:table-cell>
          <table:table-cell office:value-type="string" calcext:value-type="string">
            <text:p>combo counter</text:p>
          </table:table-cell>
          <table:table-cell table:style-name="ce28" table:formula="of:=COM.MICROSOFT.CONCAT(&quot;8008&quot;;DEC2HEX(HEX2DEC(&quot;7414&quot;)+[.E23]))" office:value-type="string" office:string-value="800874A8" calcext:value-type="string">
            <text:p>800874A8</text:p>
          </table:table-cell>
          <table:table-cell table:formula="of:=[.I22]+1" office:value-type="float" office:value="164" calcext:value-type="float">
            <text:p>164</text:p>
          </table:table-cell>
          <table:table-cell table:style-name="ce24" table:formula="of:=DEC2HEX([.I23];4)" office:value-type="string" office:string-value="00A4" calcext:value-type="string">
            <text:p>00A4</text:p>
          </table:table-cell>
          <table:table-cell table:style-name="ce26" office:value-type="string" calcext:value-type="string">
            <text:p>knight saber</text:p>
          </table:table-cell>
          <table:table-cell table:style-name="ce28" table:formula="of:=COM.MICROSOFT.CONCAT(&quot;8008&quot;;DEC2HEX(HEX2DEC(&quot;7414&quot;)+[.I23]))" office:value-type="string" office:string-value="800874B8" calcext:value-type="string">
            <text:p>800874B8</text:p>
          </table:table-cell>
          <table:table-cell table:formula="of:=[.M22]+1" office:value-type="float" office:value="180" calcext:value-type="float">
            <text:p>180</text:p>
          </table:table-cell>
          <table:table-cell table:style-name="ce24" table:formula="of:=DEC2HEX([.M23];4)" office:value-type="string" office:string-value="00B4" calcext:value-type="string">
            <text:p>00B4</text:p>
          </table:table-cell>
          <table:table-cell office:value-type="string" calcext:value-type="string">
            <text:p>duel sword</text:p>
          </table:table-cell>
          <table:table-cell table:style-name="ce28" table:formula="of:=COM.MICROSOFT.CONCAT(&quot;8008&quot;;DEC2HEX(HEX2DEC(&quot;7414&quot;)+[.M23]))" office:value-type="string" office:string-value="800874C8" calcext:value-type="string">
            <text:p>800874C8</text:p>
          </table:table-cell>
          <table:table-cell table:formula="of:=[.Q22]+1" office:value-type="float" office:value="196" calcext:value-type="float">
            <text:p>196</text:p>
          </table:table-cell>
          <table:table-cell table:style-name="ce24" table:formula="of:=DEC2HEX([.Q23];4)" office:value-type="string" office:string-value="00C4" calcext:value-type="string">
            <text:p>00C4</text:p>
          </table:table-cell>
          <table:table-cell table:style-name="ce26" office:value-type="string" calcext:value-type="string">
            <text:p>gungnir (revised)</text:p>
          </table:table-cell>
          <table:table-cell table:style-name="ce28" table:formula="of:=COM.MICROSOFT.CONCAT(&quot;8008&quot;;DEC2HEX(HEX2DEC(&quot;7414&quot;)+[.Q23]))" office:value-type="string" office:string-value="800874D8" calcext:value-type="string">
            <text:p>800874D8</text:p>
          </table:table-cell>
          <table:table-cell table:formula="of:=[.U22]+1" office:value-type="float" office:value="212" calcext:value-type="float">
            <text:p>212</text:p>
          </table:table-cell>
          <table:table-cell table:style-name="ce24" table:formula="of:=DEC2HEX([.U23];4)" office:value-type="string" office:string-value="00D4" calcext:value-type="string">
            <text:p>00D4</text:p>
          </table:table-cell>
          <table:table-cell office:value-type="string" calcext:value-type="string">
            <text:p>flare sprite</text:p>
          </table:table-cell>
          <table:table-cell table:style-name="ce28" table:formula="of:=COM.MICROSOFT.CONCAT(&quot;8008&quot;;DEC2HEX(HEX2DEC(&quot;7414&quot;)+[.U23]))" office:value-type="string" office:string-value="800874E8" calcext:value-type="string">
            <text:p>800874E8</text:p>
          </table:table-cell>
          <table:table-cell table:formula="of:=[.Y22]+1" office:value-type="float" office:value="228" calcext:value-type="float">
            <text:p>228</text:p>
          </table:table-cell>
          <table:table-cell table:style-name="ce24" table:formula="of:=DEC2HEX([.Y23];4)" office:value-type="string" office:string-value="00E4" calcext:value-type="string">
            <text:p>00E4</text:p>
          </table:table-cell>
          <table:table-cell office:value-type="string" calcext:value-type="string">
            <text:p>Porno mag</text:p>
          </table:table-cell>
          <table:table-cell table:style-name="ce28" table:formula="of:=COM.MICROSOFT.CONCAT(&quot;8008&quot;;DEC2HEX(HEX2DEC(&quot;7414&quot;)+[.Y23]))" office:value-type="string" office:string-value="800874F8" calcext:value-type="string">
            <text:p>800874F8</text:p>
          </table:table-cell>
          <table:table-cell table:formula="of:=[.AC22]+1" office:value-type="float" office:value="244" calcext:value-type="float">
            <text:p>244</text:p>
          </table:table-cell>
          <table:table-cell table:style-name="ce24" table:formula="of:=DEC2HEX([.AC23];4)" office:value-type="string" office:string-value="00F4" calcext:value-type="string">
            <text:p>00F4</text:p>
          </table:table-cell>
          <table:table-cell office:value-type="string" calcext:value-type="string">
            <text:p>star broom</text:p>
          </table:table-cell>
          <table:table-cell table:style-name="ce28" table:formula="of:=COM.MICROSOFT.CONCAT(&quot;8008&quot;;DEC2HEX(HEX2DEC(&quot;7414&quot;)+[.AC23]))" office:value-type="string" office:string-value="80087508" calcext:value-type="string">
            <text:p>80087508</text:p>
          </table:table-cell>
          <table:table-cell table:style-name="ce31"/>
          <table:table-cell table:number-columns-repeated="16351"/>
        </table:table-row>
        <table:table-row table:style-name="ro1">
          <table:table-cell table:formula="of:=[.A23]+1" office:value-type="float" office:value="133" calcext:value-type="float">
            <text:p>133</text:p>
          </table:table-cell>
          <table:table-cell table:formula="of:=DEC2HEX([.A24];4)" office:value-type="string" office:string-value="0085" calcext:value-type="string">
            <text:p>0085</text:p>
          </table:table-cell>
          <table:table-cell office:value-type="string" calcext:value-type="string">
            <text:p>red verbene</text:p>
          </table:table-cell>
          <table:table-cell table:formula="of:=COM.MICROSOFT.CONCAT(&quot;8008&quot;;DEC2HEX(HEX2DEC(&quot;7414&quot;)+[.A24]))" office:value-type="string" office:string-value="80087499" calcext:value-type="string">
            <text:p>80087499</text:p>
          </table:table-cell>
          <table:table-cell table:formula="of:=[.E23]+1" office:value-type="float" office:value="149" calcext:value-type="float">
            <text:p>149</text:p>
          </table:table-cell>
          <table:table-cell table:style-name="ce24" table:formula="of:=DEC2HEX([.E24];4)" office:value-type="string" office:string-value="0095" calcext:value-type="string">
            <text:p>0095</text:p>
          </table:table-cell>
          <table:table-cell office:value-type="string" calcext:value-type="string">
            <text:p>spectacles</text:p>
          </table:table-cell>
          <table:table-cell table:style-name="ce28" table:formula="of:=COM.MICROSOFT.CONCAT(&quot;8008&quot;;DEC2HEX(HEX2DEC(&quot;7414&quot;)+[.E24]))" office:value-type="string" office:string-value="800874A9" calcext:value-type="string">
            <text:p>800874A9</text:p>
          </table:table-cell>
          <table:table-cell table:formula="of:=[.I23]+1" office:value-type="float" office:value="165" calcext:value-type="float">
            <text:p>165</text:p>
          </table:table-cell>
          <table:table-cell table:style-name="ce24" table:formula="of:=DEC2HEX([.I24];4)" office:value-type="string" office:string-value="00A5" calcext:value-type="string">
            <text:p>00A5</text:p>
          </table:table-cell>
          <table:table-cell table:style-name="ce26" office:value-type="string" calcext:value-type="string">
            <text:p>verdun</text:p>
          </table:table-cell>
          <table:table-cell table:style-name="ce28" table:formula="of:=COM.MICROSOFT.CONCAT(&quot;8008&quot;;DEC2HEX(HEX2DEC(&quot;7414&quot;)+[.I24]))" office:value-type="string" office:string-value="800874B9" calcext:value-type="string">
            <text:p>800874B9</text:p>
          </table:table-cell>
          <table:table-cell table:formula="of:=[.M23]+1" office:value-type="float" office:value="181" calcext:value-type="float">
            <text:p>181</text:p>
          </table:table-cell>
          <table:table-cell table:style-name="ce24" table:formula="of:=DEC2HEX([.M24];4)" office:value-type="string" office:string-value="00B5" calcext:value-type="string">
            <text:p>00B5</text:p>
          </table:table-cell>
          <table:table-cell office:value-type="string" calcext:value-type="string">
            <text:p>luck blade</text:p>
          </table:table-cell>
          <table:table-cell table:style-name="ce28" table:formula="of:=COM.MICROSOFT.CONCAT(&quot;8008&quot;;DEC2HEX(HEX2DEC(&quot;7414&quot;)+[.M24]))" office:value-type="string" office:string-value="800874C9" calcext:value-type="string">
            <text:p>800874C9</text:p>
          </table:table-cell>
          <table:table-cell table:formula="of:=[.Q23]+1" office:value-type="float" office:value="197" calcext:value-type="float">
            <text:p>197</text:p>
          </table:table-cell>
          <table:table-cell table:style-name="ce24" table:formula="of:=DEC2HEX([.Q24];4)" office:value-type="string" office:string-value="00C5" calcext:value-type="string">
            <text:p>00C5</text:p>
          </table:table-cell>
          <table:table-cell table:style-name="ce26" office:value-type="string" calcext:value-type="string">
            <text:p>battle axe</text:p>
          </table:table-cell>
          <table:table-cell table:style-name="ce28" table:formula="of:=COM.MICROSOFT.CONCAT(&quot;8008&quot;;DEC2HEX(HEX2DEC(&quot;7414&quot;)+[.Q24]))" office:value-type="string" office:string-value="800874D9" calcext:value-type="string">
            <text:p>800874D9</text:p>
          </table:table-cell>
          <table:table-cell table:formula="of:=[.U23]+1" office:value-type="float" office:value="213" calcext:value-type="float">
            <text:p>213</text:p>
          </table:table-cell>
          <table:table-cell table:style-name="ce24" table:formula="of:=DEC2HEX([.U24];4)" office:value-type="string" office:string-value="00D5" calcext:value-type="string">
            <text:p>00D5</text:p>
          </table:table-cell>
          <table:table-cell office:value-type="string" calcext:value-type="string">
            <text:p>sand sprite </text:p>
          </table:table-cell>
          <table:table-cell table:style-name="ce28" table:formula="of:=COM.MICROSOFT.CONCAT(&quot;8008&quot;;DEC2HEX(HEX2DEC(&quot;7414&quot;)+[.U24]))" office:value-type="string" office:string-value="800874E9" calcext:value-type="string">
            <text:p>800874E9</text:p>
          </table:table-cell>
          <table:table-cell table:formula="of:=[.Y23]+1" office:value-type="float" office:value="229" calcext:value-type="float">
            <text:p>229</text:p>
          </table:table-cell>
          <table:table-cell table:style-name="ce24" table:formula="of:=DEC2HEX([.Y24];4)" office:value-type="string" office:string-value="00E5" calcext:value-type="string">
            <text:p>00E5</text:p>
          </table:table-cell>
          <table:table-cell office:value-type="string" calcext:value-type="string">
            <text:p>Namco Gamers (book)</text:p>
          </table:table-cell>
          <table:table-cell table:style-name="ce28" table:formula="of:=COM.MICROSOFT.CONCAT(&quot;8008&quot;;DEC2HEX(HEX2DEC(&quot;7414&quot;)+[.Y24]))" office:value-type="string" office:string-value="800874F9" calcext:value-type="string">
            <text:p>800874F9</text:p>
          </table:table-cell>
          <table:table-cell table:formula="of:=[.AC23]+1" office:value-type="float" office:value="245" calcext:value-type="float">
            <text:p>245</text:p>
          </table:table-cell>
          <table:table-cell table:style-name="ce24" table:formula="of:=DEC2HEX([.AC24];4)" office:value-type="string" office:string-value="00F5" calcext:value-type="string">
            <text:p>00F5</text:p>
          </table:table-cell>
          <table:table-cell office:value-type="string" calcext:value-type="string">
            <text:p>deck brush</text:p>
          </table:table-cell>
          <table:table-cell table:style-name="ce28" table:formula="of:=COM.MICROSOFT.CONCAT(&quot;8008&quot;;DEC2HEX(HEX2DEC(&quot;7414&quot;)+[.AC24]))" office:value-type="string" office:string-value="80087509" calcext:value-type="string">
            <text:p>80087509</text:p>
          </table:table-cell>
          <table:table-cell table:style-name="ce31"/>
          <table:table-cell table:number-columns-repeated="16351"/>
        </table:table-row>
        <table:table-row table:style-name="ro1">
          <table:table-cell table:formula="of:=[.A24]+1" office:value-type="float" office:value="134" calcext:value-type="float">
            <text:p>134</text:p>
          </table:table-cell>
          <table:table-cell table:formula="of:=DEC2HEX([.A25];4)" office:value-type="string" office:string-value="0086" calcext:value-type="string">
            <text:p>0086</text:p>
          </table:table-cell>
          <table:table-cell office:value-type="string" calcext:value-type="string">
            <text:p>red lavender</text:p>
          </table:table-cell>
          <table:table-cell table:formula="of:=COM.MICROSOFT.CONCAT(&quot;8008&quot;;DEC2HEX(HEX2DEC(&quot;7414&quot;)+[.A25]))" office:value-type="string" office:string-value="8008749A" calcext:value-type="string">
            <text:p>8008749A</text:p>
          </table:table-cell>
          <table:table-cell table:formula="of:=[.E24]+1" office:value-type="float" office:value="150" calcext:value-type="float">
            <text:p>150</text:p>
          </table:table-cell>
          <table:table-cell table:style-name="ce24" table:formula="of:=DEC2HEX([.E25];4)" office:value-type="string" office:string-value="0096" calcext:value-type="string">
            <text:p>0096</text:p>
          </table:table-cell>
          <table:table-cell office:value-type="string" calcext:value-type="string">
            <text:p>pick axe</text:p>
          </table:table-cell>
          <table:table-cell table:style-name="ce28" table:formula="of:=COM.MICROSOFT.CONCAT(&quot;8008&quot;;DEC2HEX(HEX2DEC(&quot;7414&quot;)+[.E25]))" office:value-type="string" office:string-value="800874AA" calcext:value-type="string">
            <text:p>800874AA</text:p>
          </table:table-cell>
          <table:table-cell table:formula="of:=[.I24]+1" office:value-type="float" office:value="166" calcext:value-type="float">
            <text:p>166</text:p>
          </table:table-cell>
          <table:table-cell table:style-name="ce24" table:formula="of:=DEC2HEX([.I25];4)" office:value-type="string" office:string-value="00A6" calcext:value-type="string">
            <text:p>00A6</text:p>
          </table:table-cell>
          <table:table-cell table:style-name="ce26" office:value-type="string" calcext:value-type="string">
            <text:p>Colichemarde</text:p>
          </table:table-cell>
          <table:table-cell table:style-name="ce28" table:formula="of:=COM.MICROSOFT.CONCAT(&quot;8008&quot;;DEC2HEX(HEX2DEC(&quot;7414&quot;)+[.I25]))" office:value-type="string" office:string-value="800874BA" calcext:value-type="string">
            <text:p>800874BA</text:p>
          </table:table-cell>
          <table:table-cell table:formula="of:=[.M24]+1" office:value-type="float" office:value="182" calcext:value-type="float">
            <text:p>182</text:p>
          </table:table-cell>
          <table:table-cell table:style-name="ce24" table:formula="of:=DEC2HEX([.M25];4)" office:value-type="string" office:string-value="00B6" calcext:value-type="string">
            <text:p>00B6</text:p>
          </table:table-cell>
          <table:table-cell office:value-type="string" calcext:value-type="string">
            <text:p>muramasa</text:p>
          </table:table-cell>
          <table:table-cell table:style-name="ce28" table:formula="of:=COM.MICROSOFT.CONCAT(&quot;8008&quot;;DEC2HEX(HEX2DEC(&quot;7414&quot;)+[.M25]))" office:value-type="string" office:string-value="800874CA" calcext:value-type="string">
            <text:p>800874CA</text:p>
          </table:table-cell>
          <table:table-cell table:formula="of:=[.Q24]+1" office:value-type="float" office:value="198" calcext:value-type="float">
            <text:p>198</text:p>
          </table:table-cell>
          <table:table-cell table:style-name="ce24" table:formula="of:=DEC2HEX([.Q25];4)" office:value-type="string" office:string-value="00C6" calcext:value-type="string">
            <text:p>00C6</text:p>
          </table:table-cell>
          <table:table-cell table:style-name="ce26" office:value-type="string" calcext:value-type="string">
            <text:p>crescent axe</text:p>
          </table:table-cell>
          <table:table-cell table:style-name="ce28" table:formula="of:=COM.MICROSOFT.CONCAT(&quot;8008&quot;;DEC2HEX(HEX2DEC(&quot;7414&quot;)+[.Q25]))" office:value-type="string" office:string-value="800874DA" calcext:value-type="string">
            <text:p>800874DA</text:p>
          </table:table-cell>
          <table:table-cell table:formula="of:=[.U24]+1" office:value-type="float" office:value="214" calcext:value-type="float">
            <text:p>214</text:p>
          </table:table-cell>
          <table:table-cell table:style-name="ce24" table:formula="of:=DEC2HEX([.U25];4)" office:value-type="string" office:string-value="00D6" calcext:value-type="string">
            <text:p>00D6</text:p>
          </table:table-cell>
          <table:table-cell office:value-type="string" calcext:value-type="string">
            <text:p>gale sprite</text:p>
          </table:table-cell>
          <table:table-cell table:style-name="ce28" table:formula="of:=COM.MICROSOFT.CONCAT(&quot;8008&quot;;DEC2HEX(HEX2DEC(&quot;7414&quot;)+[.U25]))" office:value-type="string" office:string-value="800874EA" calcext:value-type="string">
            <text:p>800874EA</text:p>
          </table:table-cell>
          <table:table-cell table:formula="of:=[.Y24]+1" office:value-type="float" office:value="230" calcext:value-type="float">
            <text:p>230</text:p>
          </table:table-cell>
          <table:table-cell table:style-name="ce24" table:formula="of:=DEC2HEX([.Y25];4)" office:value-type="string" office:string-value="00E6" calcext:value-type="string">
            <text:p>00E6</text:p>
          </table:table-cell>
          <table:table-cell office:value-type="string" calcext:value-type="string">
            <text:p>necronomicon</text:p>
          </table:table-cell>
          <table:table-cell table:style-name="ce28" table:formula="of:=COM.MICROSOFT.CONCAT(&quot;8008&quot;;DEC2HEX(HEX2DEC(&quot;7414&quot;)+[.Y25]))" office:value-type="string" office:string-value="800874FA" calcext:value-type="string">
            <text:p>800874FA</text:p>
          </table:table-cell>
          <table:table-cell table:formula="of:=[.AC24]+1" office:value-type="float" office:value="246" calcext:value-type="float">
            <text:p>246</text:p>
          </table:table-cell>
          <table:table-cell table:style-name="ce24" table:formula="of:=DEC2HEX([.AC25];4)" office:value-type="string" office:string-value="00F6" calcext:value-type="string">
            <text:p>00F6</text:p>
          </table:table-cell>
          <table:table-cell office:value-type="string" calcext:value-type="string">
            <text:p>nintou botan</text:p>
          </table:table-cell>
          <table:table-cell table:style-name="ce28" table:formula="of:=COM.MICROSOFT.CONCAT(&quot;8008&quot;;DEC2HEX(HEX2DEC(&quot;7414&quot;)+[.AC25]))" office:value-type="string" office:string-value="8008750A" calcext:value-type="string">
            <text:p>8008750A</text:p>
          </table:table-cell>
          <table:table-cell table:style-name="ce31"/>
          <table:table-cell table:number-columns-repeated="16351"/>
        </table:table-row>
        <table:table-row table:style-name="ro1">
          <table:table-cell table:formula="of:=[.A25]+1" office:value-type="float" office:value="135" calcext:value-type="float">
            <text:p>135</text:p>
          </table:table-cell>
          <table:table-cell table:formula="of:=DEC2HEX([.A26];4)" office:value-type="string" office:string-value="0087" calcext:value-type="string">
            <text:p>0087</text:p>
          </table:table-cell>
          <table:table-cell office:value-type="string" calcext:value-type="string">
            <text:p>pansea bottle</text:p>
          </table:table-cell>
          <table:table-cell table:formula="of:=COM.MICROSOFT.CONCAT(&quot;8008&quot;;DEC2HEX(HEX2DEC(&quot;7414&quot;)+[.A26]))" office:value-type="string" office:string-value="8008749B" calcext:value-type="string">
            <text:p>8008749B</text:p>
          </table:table-cell>
          <table:table-cell table:formula="of:=[.E25]+1" office:value-type="float" office:value="151" calcext:value-type="float">
            <text:p>151</text:p>
          </table:table-cell>
          <table:table-cell table:style-name="ce24" table:formula="of:=DEC2HEX([.E26];4)" office:value-type="string" office:string-value="0097" calcext:value-type="string">
            <text:p>0097</text:p>
          </table:table-cell>
          <table:table-cell office:value-type="string" calcext:value-type="string">
            <text:p>magical rouge</text:p>
          </table:table-cell>
          <table:table-cell table:style-name="ce28" table:formula="of:=COM.MICROSOFT.CONCAT(&quot;8008&quot;;DEC2HEX(HEX2DEC(&quot;7414&quot;)+[.E26]))" office:value-type="string" office:string-value="800874AB" calcext:value-type="string">
            <text:p>800874AB</text:p>
          </table:table-cell>
          <table:table-cell table:formula="of:=[.I25]+1" office:value-type="float" office:value="167" calcext:value-type="float">
            <text:p>167</text:p>
          </table:table-cell>
          <table:table-cell table:style-name="ce24" table:formula="of:=DEC2HEX([.I26];4)" office:value-type="string" office:string-value="00A7" calcext:value-type="string">
            <text:p>00A7</text:p>
          </table:table-cell>
          <table:table-cell table:style-name="ce26" office:value-type="string" calcext:value-type="string">
            <text:p>fine saber</text:p>
          </table:table-cell>
          <table:table-cell table:style-name="ce28" table:formula="of:=COM.MICROSOFT.CONCAT(&quot;8008&quot;;DEC2HEX(HEX2DEC(&quot;7414&quot;)+[.I26]))" office:value-type="string" office:string-value="800874BB" calcext:value-type="string">
            <text:p>800874BB</text:p>
          </table:table-cell>
          <table:table-cell table:formula="of:=[.M25]+1" office:value-type="float" office:value="183" calcext:value-type="float">
            <text:p>183</text:p>
          </table:table-cell>
          <table:table-cell table:style-name="ce24" table:formula="of:=DEC2HEX([.M26];4)" office:value-type="string" office:string-value="00B7" calcext:value-type="string">
            <text:p>00B7</text:p>
          </table:table-cell>
          <table:table-cell office:value-type="string" calcext:value-type="string">
            <text:p>wazier rapier</text:p>
          </table:table-cell>
          <table:table-cell table:style-name="ce28" table:formula="of:=COM.MICROSOFT.CONCAT(&quot;8008&quot;;DEC2HEX(HEX2DEC(&quot;7414&quot;)+[.M26]))" office:value-type="string" office:string-value="800874CB" calcext:value-type="string">
            <text:p>800874CB</text:p>
          </table:table-cell>
          <table:table-cell table:formula="of:=[.Q25]+1" office:value-type="float" office:value="199" calcext:value-type="float">
            <text:p>199</text:p>
          </table:table-cell>
          <table:table-cell table:style-name="ce24" table:formula="of:=DEC2HEX([.Q26];4)" office:value-type="string" office:string-value="00C7" calcext:value-type="string">
            <text:p>00C7</text:p>
          </table:table-cell>
          <table:table-cell table:style-name="ce26" office:value-type="string" calcext:value-type="string">
            <text:p>bardiche</text:p>
          </table:table-cell>
          <table:table-cell table:style-name="ce28" table:formula="of:=COM.MICROSOFT.CONCAT(&quot;8008&quot;;DEC2HEX(HEX2DEC(&quot;7414&quot;)+[.Q26]))" office:value-type="string" office:string-value="800874DB" calcext:value-type="string">
            <text:p>800874DB</text:p>
          </table:table-cell>
          <table:table-cell table:formula="of:=[.U25]+1" office:value-type="float" office:value="215" calcext:value-type="float">
            <text:p>215</text:p>
          </table:table-cell>
          <table:table-cell table:style-name="ce24" table:formula="of:=DEC2HEX([.U26];4)" office:value-type="string" office:string-value="00D7" calcext:value-type="string">
            <text:p>00D7</text:p>
          </table:table-cell>
          <table:table-cell office:value-type="string" calcext:value-type="string">
            <text:p>crescent arrow</text:p>
          </table:table-cell>
          <table:table-cell table:style-name="ce28" table:formula="of:=COM.MICROSOFT.CONCAT(&quot;8008&quot;;DEC2HEX(HEX2DEC(&quot;7414&quot;)+[.U26]))" office:value-type="string" office:string-value="800874EB" calcext:value-type="string">
            <text:p>800874EB</text:p>
          </table:table-cell>
          <table:table-cell table:formula="of:=[.Y25]+1" office:value-type="float" office:value="231" calcext:value-type="float">
            <text:p>231</text:p>
          </table:table-cell>
          <table:table-cell table:style-name="ce24" table:formula="of:=DEC2HEX([.Y26];4)" office:value-type="string" office:string-value="00E7" calcext:value-type="string">
            <text:p>00E7</text:p>
          </table:table-cell>
          <table:table-cell office:value-type="string" calcext:value-type="string">
            <text:p>yellow kings</text:p>
          </table:table-cell>
          <table:table-cell table:style-name="ce28" table:formula="of:=COM.MICROSOFT.CONCAT(&quot;8008&quot;;DEC2HEX(HEX2DEC(&quot;7414&quot;)+[.Y26]))" office:value-type="string" office:string-value="800874FB" calcext:value-type="string">
            <text:p>800874FB</text:p>
          </table:table-cell>
          <table:table-cell table:formula="of:=[.AC25]+1" office:value-type="float" office:value="247" calcext:value-type="float">
            <text:p>247</text:p>
          </table:table-cell>
          <table:table-cell table:style-name="ce24" table:formula="of:=DEC2HEX([.AC26];4)" office:value-type="string" office:string-value="00F7" calcext:value-type="string">
            <text:p>00F7</text:p>
          </table:table-cell>
          <table:table-cell office:value-type="string" calcext:value-type="string">
            <text:p>nintou ayame</text:p>
          </table:table-cell>
          <table:table-cell table:style-name="ce28" table:formula="of:=COM.MICROSOFT.CONCAT(&quot;8008&quot;;DEC2HEX(HEX2DEC(&quot;7414&quot;)+[.AC26]))" office:value-type="string" office:string-value="8008750B" calcext:value-type="string">
            <text:p>8008750B</text:p>
          </table:table-cell>
          <table:table-cell table:style-name="ce31"/>
          <table:table-cell table:number-columns-repeated="16351"/>
        </table:table-row>
        <table:table-row table:style-name="ro1">
          <table:table-cell table:formula="of:=[.A26]+1" office:value-type="float" office:value="136" calcext:value-type="float">
            <text:p>136</text:p>
          </table:table-cell>
          <table:table-cell table:formula="of:=DEC2HEX([.A27];4)" office:value-type="string" office:string-value="0088" calcext:value-type="string">
            <text:p>0088</text:p>
          </table:table-cell>
          <table:table-cell office:value-type="string" calcext:value-type="string">
            <text:p>life bottle</text:p>
          </table:table-cell>
          <table:table-cell table:formula="of:=COM.MICROSOFT.CONCAT(&quot;8008&quot;;DEC2HEX(HEX2DEC(&quot;7414&quot;)+[.A27]))" office:value-type="string" office:string-value="8008749C" calcext:value-type="string">
            <text:p>8008749C</text:p>
          </table:table-cell>
          <table:table-cell table:formula="of:=[.E26]+1" office:value-type="float" office:value="152" calcext:value-type="float">
            <text:p>152</text:p>
          </table:table-cell>
          <table:table-cell table:style-name="ce24" table:formula="of:=DEC2HEX([.E27];4)" office:value-type="string" office:string-value="0098" calcext:value-type="string">
            <text:p>0098</text:p>
          </table:table-cell>
          <table:table-cell office:value-type="string" calcext:value-type="string">
            <text:p>red lanter</text:p>
          </table:table-cell>
          <table:table-cell table:style-name="ce28" table:formula="of:=COM.MICROSOFT.CONCAT(&quot;8008&quot;;DEC2HEX(HEX2DEC(&quot;7414&quot;)+[.E27]))" office:value-type="string" office:string-value="800874AC" calcext:value-type="string">
            <text:p>800874AC</text:p>
          </table:table-cell>
          <table:table-cell table:formula="of:=[.I26]+1" office:value-type="float" office:value="168" calcext:value-type="float">
            <text:p>168</text:p>
          </table:table-cell>
          <table:table-cell table:style-name="ce24" table:formula="of:=DEC2HEX([.I27];4)" office:value-type="string" office:string-value="00A8" calcext:value-type="string">
            <text:p>00A8</text:p>
          </table:table-cell>
          <table:table-cell table:style-name="ce26" office:value-type="string" calcext:value-type="string">
            <text:p>walloon sword</text:p>
          </table:table-cell>
          <table:table-cell table:style-name="ce28" table:formula="of:=COM.MICROSOFT.CONCAT(&quot;8008&quot;;DEC2HEX(HEX2DEC(&quot;7414&quot;)+[.I27]))" office:value-type="string" office:string-value="800874BC" calcext:value-type="string">
            <text:p>800874BC</text:p>
          </table:table-cell>
          <table:table-cell table:formula="of:=[.M26]+1" office:value-type="float" office:value="184" calcext:value-type="float">
            <text:p>184</text:p>
          </table:table-cell>
          <table:table-cell table:style-name="ce24" table:formula="of:=DEC2HEX([.M27];4)" office:value-type="string" office:string-value="00B8" calcext:value-type="string">
            <text:p>00B8</text:p>
          </table:table-cell>
          <table:table-cell office:value-type="string" calcext:value-type="string">
            <text:p>saint rapier</text:p>
          </table:table-cell>
          <table:table-cell table:style-name="ce28" table:formula="of:=COM.MICROSOFT.CONCAT(&quot;8008&quot;;DEC2HEX(HEX2DEC(&quot;7414&quot;)+[.M27]))" office:value-type="string" office:string-value="800874CC" calcext:value-type="string">
            <text:p>800874CC</text:p>
          </table:table-cell>
          <table:table-cell table:formula="of:=[.Q26]+1" office:value-type="float" office:value="200" calcext:value-type="float">
            <text:p>200</text:p>
          </table:table-cell>
          <table:table-cell table:style-name="ce24" table:formula="of:=DEC2HEX([.Q27];4)" office:value-type="string" office:string-value="00C8" calcext:value-type="string">
            <text:p>00C8</text:p>
          </table:table-cell>
          <table:table-cell table:style-name="ce26" office:value-type="string" calcext:value-type="string">
            <text:p>strike axe</text:p>
          </table:table-cell>
          <table:table-cell table:style-name="ce28" table:formula="of:=COM.MICROSOFT.CONCAT(&quot;8008&quot;;DEC2HEX(HEX2DEC(&quot;7414&quot;)+[.Q27]))" office:value-type="string" office:string-value="800874DC" calcext:value-type="string">
            <text:p>800874DC</text:p>
          </table:table-cell>
          <table:table-cell table:formula="of:=[.U26]+1" office:value-type="float" office:value="216" calcext:value-type="float">
            <text:p>216</text:p>
          </table:table-cell>
          <table:table-cell table:style-name="ce24" table:formula="of:=DEC2HEX([.U27];4)" office:value-type="string" office:string-value="00D8" calcext:value-type="string">
            <text:p>00D8</text:p>
          </table:table-cell>
          <table:table-cell office:value-type="string" calcext:value-type="string">
            <text:p>elven bow</text:p>
          </table:table-cell>
          <table:table-cell table:style-name="ce28" table:formula="of:=COM.MICROSOFT.CONCAT(&quot;8008&quot;;DEC2HEX(HEX2DEC(&quot;7414&quot;)+[.U27]))" office:value-type="string" office:string-value="800874EC" calcext:value-type="string">
            <text:p>800874EC</text:p>
          </table:table-cell>
          <table:table-cell table:formula="of:=[.Y26]+1" office:value-type="float" office:value="232" calcext:value-type="float">
            <text:p>232</text:p>
          </table:table-cell>
          <table:table-cell table:style-name="ce24" table:formula="of:=DEC2HEX([.Y27];4)" office:value-type="string" office:string-value="00E8" calcext:value-type="string">
            <text:p>00E8</text:p>
          </table:table-cell>
          <table:table-cell office:value-type="string" calcext:value-type="string">
            <text:p>Serano Fragment</text:p>
          </table:table-cell>
          <table:table-cell table:style-name="ce28" table:formula="of:=COM.MICROSOFT.CONCAT(&quot;8008&quot;;DEC2HEX(HEX2DEC(&quot;7414&quot;)+[.Y27]))" office:value-type="string" office:string-value="800874FC" calcext:value-type="string">
            <text:p>800874FC</text:p>
          </table:table-cell>
          <table:table-cell table:formula="of:=[.AC26]+1" office:value-type="float" office:value="248" calcext:value-type="float">
            <text:p>248</text:p>
          </table:table-cell>
          <table:table-cell table:style-name="ce24" table:formula="of:=DEC2HEX([.AC27];4)" office:value-type="string" office:string-value="00F8" calcext:value-type="string">
            <text:p>00F8</text:p>
          </table:table-cell>
          <table:table-cell office:value-type="string" calcext:value-type="string">
            <text:p>nintou kikyou</text:p>
          </table:table-cell>
          <table:table-cell table:style-name="ce28" table:formula="of:=COM.MICROSOFT.CONCAT(&quot;8008&quot;;DEC2HEX(HEX2DEC(&quot;7414&quot;)+[.AC27]))" office:value-type="string" office:string-value="8008750C" calcext:value-type="string">
            <text:p>8008750C</text:p>
          </table:table-cell>
          <table:table-cell table:style-name="ce31"/>
          <table:table-cell table:number-columns-repeated="16351"/>
        </table:table-row>
        <table:table-row table:style-name="ro1">
          <table:table-cell table:formula="of:=[.A27]+1" office:value-type="float" office:value="137" calcext:value-type="float">
            <text:p>137</text:p>
          </table:table-cell>
          <table:table-cell table:formula="of:=DEC2HEX([.A28];4)" office:value-type="string" office:string-value="0089" calcext:value-type="string">
            <text:p>0089</text:p>
          </table:table-cell>
          <table:table-cell office:value-type="string" calcext:value-type="string">
            <text:p>flare bottle</text:p>
          </table:table-cell>
          <table:table-cell table:formula="of:=COM.MICROSOFT.CONCAT(&quot;8008&quot;;DEC2HEX(HEX2DEC(&quot;7414&quot;)+[.A28]))" office:value-type="string" office:string-value="8008749D" calcext:value-type="string">
            <text:p>8008749D</text:p>
          </table:table-cell>
          <table:table-cell table:formula="of:=[.E27]+1" office:value-type="float" office:value="153" calcext:value-type="float">
            <text:p>153</text:p>
          </table:table-cell>
          <table:table-cell table:style-name="ce24" table:formula="of:=DEC2HEX([.E28];4)" office:value-type="string" office:string-value="0099" calcext:value-type="string">
            <text:p>0099</text:p>
          </table:table-cell>
          <table:table-cell office:value-type="string" calcext:value-type="string">
            <text:p>green torch</text:p>
          </table:table-cell>
          <table:table-cell table:style-name="ce28" table:formula="of:=COM.MICROSOFT.CONCAT(&quot;8008&quot;;DEC2HEX(HEX2DEC(&quot;7414&quot;)+[.E28]))" office:value-type="string" office:string-value="800874AD" calcext:value-type="string">
            <text:p>800874AD</text:p>
          </table:table-cell>
          <table:table-cell table:formula="of:=[.I27]+1" office:value-type="float" office:value="169" calcext:value-type="float">
            <text:p>169</text:p>
          </table:table-cell>
          <table:table-cell table:style-name="ce24" table:formula="of:=DEC2HEX([.I28];4)" office:value-type="string" office:string-value="00A9" calcext:value-type="string">
            <text:p>00A9</text:p>
          </table:table-cell>
          <table:table-cell table:style-name="ce26" office:value-type="string" calcext:value-type="string">
            <text:p>fame face</text:p>
          </table:table-cell>
          <table:table-cell table:style-name="ce28" table:formula="of:=COM.MICROSOFT.CONCAT(&quot;8008&quot;;DEC2HEX(HEX2DEC(&quot;7414&quot;)+[.I28]))" office:value-type="string" office:string-value="800874BD" calcext:value-type="string">
            <text:p>800874BD</text:p>
          </table:table-cell>
          <table:table-cell table:formula="of:=[.M27]+1" office:value-type="float" office:value="185" calcext:value-type="float">
            <text:p>185</text:p>
          </table:table-cell>
          <table:table-cell table:style-name="ce24" table:formula="of:=DEC2HEX([.M28];4)" office:value-type="string" office:string-value="00B9" calcext:value-type="string">
            <text:p>00B9</text:p>
          </table:table-cell>
          <table:table-cell office:value-type="string" calcext:value-type="string">
            <text:p>doom blade</text:p>
          </table:table-cell>
          <table:table-cell table:style-name="ce28" table:formula="of:=COM.MICROSOFT.CONCAT(&quot;8008&quot;;DEC2HEX(HEX2DEC(&quot;7414&quot;)+[.M28]))" office:value-type="string" office:string-value="800874CD" calcext:value-type="string">
            <text:p>800874CD</text:p>
          </table:table-cell>
          <table:table-cell table:formula="of:=[.Q27]+1" office:value-type="float" office:value="201" calcext:value-type="float">
            <text:p>201</text:p>
          </table:table-cell>
          <table:table-cell table:style-name="ce24" table:formula="of:=DEC2HEX([.Q28];4)" office:value-type="string" office:string-value="00C9" calcext:value-type="string">
            <text:p>00C9</text:p>
          </table:table-cell>
          <table:table-cell table:style-name="ce26" office:value-type="string" calcext:value-type="string">
            <text:p>hard cleaver</text:p>
          </table:table-cell>
          <table:table-cell table:style-name="ce28" table:formula="of:=COM.MICROSOFT.CONCAT(&quot;8008&quot;;DEC2HEX(HEX2DEC(&quot;7414&quot;)+[.Q28]))" office:value-type="string" office:string-value="800874DD" calcext:value-type="string">
            <text:p>800874DD</text:p>
          </table:table-cell>
          <table:table-cell table:formula="of:=[.U27]+1" office:value-type="float" office:value="217" calcext:value-type="float">
            <text:p>217</text:p>
          </table:table-cell>
          <table:table-cell table:style-name="ce24" table:formula="of:=DEC2HEX([.U28];4)" office:value-type="string" office:string-value="00D9" calcext:value-type="string">
            <text:p>00D9</text:p>
          </table:table-cell>
          <table:table-cell office:value-type="string" calcext:value-type="string">
            <text:p>merciless bow</text:p>
          </table:table-cell>
          <table:table-cell table:style-name="ce28" table:formula="of:=COM.MICROSOFT.CONCAT(&quot;8008&quot;;DEC2HEX(HEX2DEC(&quot;7414&quot;)+[.U28]))" office:value-type="string" office:string-value="800874ED" calcext:value-type="string">
            <text:p>800874ED</text:p>
          </table:table-cell>
          <table:table-cell table:formula="of:=[.Y27]+1" office:value-type="float" office:value="233" calcext:value-type="float">
            <text:p>233</text:p>
          </table:table-cell>
          <table:table-cell table:style-name="ce24" table:formula="of:=DEC2HEX([.Y28];4)" office:value-type="string" office:string-value="00E9" calcext:value-type="string">
            <text:p>00E9</text:p>
          </table:table-cell>
          <table:table-cell office:value-type="string" calcext:value-type="string">
            <text:p>rebainois</text:p>
          </table:table-cell>
          <table:table-cell table:style-name="ce28" table:formula="of:=COM.MICROSOFT.CONCAT(&quot;8008&quot;;DEC2HEX(HEX2DEC(&quot;7414&quot;)+[.Y28]))" office:value-type="string" office:string-value="800874FD" calcext:value-type="string">
            <text:p>800874FD</text:p>
          </table:table-cell>
          <table:table-cell table:formula="of:=[.AC27]+1" office:value-type="float" office:value="249" calcext:value-type="float">
            <text:p>249</text:p>
          </table:table-cell>
          <table:table-cell table:style-name="ce24" table:formula="of:=DEC2HEX([.AC28];4)" office:value-type="string" office:string-value="00F9" calcext:value-type="string">
            <text:p>00F9</text:p>
          </table:table-cell>
          <table:table-cell office:value-type="string" calcext:value-type="string">
            <text:p>nintou yuri</text:p>
          </table:table-cell>
          <table:table-cell table:style-name="ce28" table:formula="of:=COM.MICROSOFT.CONCAT(&quot;8008&quot;;DEC2HEX(HEX2DEC(&quot;7414&quot;)+[.AC28]))" office:value-type="string" office:string-value="8008750D" calcext:value-type="string">
            <text:p>8008750D</text:p>
          </table:table-cell>
          <table:table-cell table:style-name="ce31"/>
          <table:table-cell table:number-columns-repeated="16351"/>
        </table:table-row>
        <table:table-row table:style-name="ro1">
          <table:table-cell table:formula="of:=[.A28]+1" office:value-type="float" office:value="138" calcext:value-type="float">
            <text:p>138</text:p>
          </table:table-cell>
          <table:table-cell table:formula="of:=DEC2HEX([.A29];4)" office:value-type="string" office:string-value="008A" calcext:value-type="string">
            <text:p>008A</text:p>
          </table:table-cell>
          <table:table-cell office:value-type="string" calcext:value-type="string">
            <text:p>liquer bottle</text:p>
          </table:table-cell>
          <table:table-cell table:formula="of:=COM.MICROSOFT.CONCAT(&quot;8008&quot;;DEC2HEX(HEX2DEC(&quot;7414&quot;)+[.A29]))" office:value-type="string" office:string-value="8008749E" calcext:value-type="string">
            <text:p>8008749E</text:p>
          </table:table-cell>
          <table:table-cell table:formula="of:=[.E28]+1" office:value-type="float" office:value="154" calcext:value-type="float">
            <text:p>154</text:p>
          </table:table-cell>
          <table:table-cell table:style-name="ce24" table:formula="of:=DEC2HEX([.E29];4)" office:value-type="string" office:string-value="009A" calcext:value-type="string">
            <text:p>009A</text:p>
          </table:table-cell>
          <table:table-cell office:value-type="string" calcext:value-type="string">
            <text:p>blue candle</text:p>
          </table:table-cell>
          <table:table-cell table:style-name="ce28" table:formula="of:=COM.MICROSOFT.CONCAT(&quot;8008&quot;;DEC2HEX(HEX2DEC(&quot;7414&quot;)+[.E29]))" office:value-type="string" office:string-value="800874AE" calcext:value-type="string">
            <text:p>800874AE</text:p>
          </table:table-cell>
          <table:table-cell table:formula="of:=[.I28]+1" office:value-type="float" office:value="170" calcext:value-type="float">
            <text:p>170</text:p>
          </table:table-cell>
          <table:table-cell table:style-name="ce24" table:formula="of:=DEC2HEX([.I29];4)" office:value-type="string" office:string-value="00AA" calcext:value-type="string">
            <text:p>00AA</text:p>
          </table:table-cell>
          <table:table-cell table:style-name="ce26" office:value-type="string" calcext:value-type="string">
            <text:p>slayer sword</text:p>
          </table:table-cell>
          <table:table-cell table:style-name="ce28" table:formula="of:=COM.MICROSOFT.CONCAT(&quot;8008&quot;;DEC2HEX(HEX2DEC(&quot;7414&quot;)+[.I29]))" office:value-type="string" office:string-value="800874BE" calcext:value-type="string">
            <text:p>800874BE</text:p>
          </table:table-cell>
          <table:table-cell table:formula="of:=[.M28]+1" office:value-type="float" office:value="186" calcext:value-type="float">
            <text:p>186</text:p>
          </table:table-cell>
          <table:table-cell table:style-name="ce24" table:formula="of:=DEC2HEX([.M29];4)" office:value-type="string" office:string-value="00BA" calcext:value-type="string">
            <text:p>00BA</text:p>
          </table:table-cell>
          <table:table-cell office:value-type="string" calcext:value-type="string">
            <text:p>excalibur</text:p>
          </table:table-cell>
          <table:table-cell table:style-name="ce28" table:formula="of:=COM.MICROSOFT.CONCAT(&quot;8008&quot;;DEC2HEX(HEX2DEC(&quot;7414&quot;)+[.M29]))" office:value-type="string" office:string-value="800874CE" calcext:value-type="string">
            <text:p>800874CE</text:p>
          </table:table-cell>
          <table:table-cell table:formula="of:=[.Q28]+1" office:value-type="float" office:value="202" calcext:value-type="float">
            <text:p>202</text:p>
          </table:table-cell>
          <table:table-cell table:style-name="ce24" table:formula="of:=DEC2HEX([.Q29];4)" office:value-type="string" office:string-value="00CA" calcext:value-type="string">
            <text:p>00CA</text:p>
          </table:table-cell>
          <table:table-cell table:style-name="ce26" office:value-type="string" calcext:value-type="string">
            <text:p>bahumut tail</text:p>
          </table:table-cell>
          <table:table-cell table:style-name="ce28" table:formula="of:=COM.MICROSOFT.CONCAT(&quot;8008&quot;;DEC2HEX(HEX2DEC(&quot;7414&quot;)+[.Q29]))" office:value-type="string" office:string-value="800874DE" calcext:value-type="string">
            <text:p>800874DE</text:p>
          </table:table-cell>
          <table:table-cell table:formula="of:=[.U28]+1" office:value-type="float" office:value="218" calcext:value-type="float">
            <text:p>218</text:p>
          </table:table-cell>
          <table:table-cell table:style-name="ce24" table:formula="of:=DEC2HEX([.U29];4)" office:value-type="string" office:string-value="00DA" calcext:value-type="string">
            <text:p>00DA</text:p>
          </table:table-cell>
          <table:table-cell office:value-type="string" calcext:value-type="string">
            <text:p>berserker arrow</text:p>
          </table:table-cell>
          <table:table-cell table:style-name="ce28" table:formula="of:=COM.MICROSOFT.CONCAT(&quot;8008&quot;;DEC2HEX(HEX2DEC(&quot;7414&quot;)+[.U29]))" office:value-type="string" office:string-value="800874EE" calcext:value-type="string">
            <text:p>800874EE</text:p>
          </table:table-cell>
          <table:table-cell table:formula="of:=[.Y28]+1" office:value-type="float" office:value="234" calcext:value-type="float">
            <text:p>234</text:p>
          </table:table-cell>
          <table:table-cell table:style-name="ce24" table:formula="of:=DEC2HEX([.Y29];4)" office:value-type="string" office:string-value="00EA" calcext:value-type="string">
            <text:p>00EA</text:p>
          </table:table-cell>
          <table:table-cell office:value-type="string" calcext:value-type="string">
            <text:p>aqua dinguen</text:p>
          </table:table-cell>
          <table:table-cell table:style-name="ce28" table:formula="of:=COM.MICROSOFT.CONCAT(&quot;8008&quot;;DEC2HEX(HEX2DEC(&quot;7414&quot;)+[.Y29]))" office:value-type="string" office:string-value="800874FE" calcext:value-type="string">
            <text:p>800874FE</text:p>
          </table:table-cell>
          <table:table-cell table:formula="of:=[.AC28]+1" office:value-type="float" office:value="250" calcext:value-type="float">
            <text:p>250</text:p>
          </table:table-cell>
          <table:table-cell table:style-name="ce24" table:formula="of:=DEC2HEX([.AC29];4)" office:value-type="string" office:string-value="00FA" calcext:value-type="string">
            <text:p>00FA</text:p>
          </table:table-cell>
          <table:table-cell office:value-type="string" calcext:value-type="string">
            <text:p>nintou chisakura</text:p>
          </table:table-cell>
          <table:table-cell table:style-name="ce28" table:formula="of:=COM.MICROSOFT.CONCAT(&quot;8008&quot;;DEC2HEX(HEX2DEC(&quot;7414&quot;)+[.AC29]))" office:value-type="string" office:string-value="8008750E" calcext:value-type="string">
            <text:p>8008750E</text:p>
          </table:table-cell>
          <table:table-cell table:style-name="ce31"/>
          <table:table-cell table:number-columns-repeated="16351"/>
        </table:table-row>
        <table:table-row table:style-name="ro1">
          <table:table-cell table:formula="of:=[.A29]+1" office:value-type="float" office:value="139" calcext:value-type="float">
            <text:p>139</text:p>
          </table:table-cell>
          <table:table-cell table:formula="of:=DEC2HEX([.A30];4)" office:value-type="string" office:string-value="008B" calcext:value-type="string">
            <text:p>008B</text:p>
          </table:table-cell>
          <table:table-cell office:value-type="string" calcext:value-type="string">
            <text:p>holy bottle</text:p>
          </table:table-cell>
          <table:table-cell table:formula="of:=COM.MICROSOFT.CONCAT(&quot;8008&quot;;DEC2HEX(HEX2DEC(&quot;7414&quot;)+[.A30]))" office:value-type="string" office:string-value="8008749F" calcext:value-type="string">
            <text:p>8008749F</text:p>
          </table:table-cell>
          <table:table-cell table:formula="of:=[.E29]+1" office:value-type="float" office:value="155" calcext:value-type="float">
            <text:p>155</text:p>
          </table:table-cell>
          <table:table-cell table:style-name="ce24" table:formula="of:=DEC2HEX([.E30];4)" office:value-type="string" office:string-value="009B" calcext:value-type="string">
            <text:p>009B</text:p>
          </table:table-cell>
          <table:table-cell office:value-type="string" calcext:value-type="string">
            <text:p>rope</text:p>
          </table:table-cell>
          <table:table-cell table:style-name="ce28" table:formula="of:=COM.MICROSOFT.CONCAT(&quot;8008&quot;;DEC2HEX(HEX2DEC(&quot;7414&quot;)+[.E30]))" office:value-type="string" office:string-value="800874AF" calcext:value-type="string">
            <text:p>800874AF</text:p>
          </table:table-cell>
          <table:table-cell table:formula="of:=[.I29]+1" office:value-type="float" office:value="171" calcext:value-type="float">
            <text:p>171</text:p>
          </table:table-cell>
          <table:table-cell table:style-name="ce24" table:formula="of:=DEC2HEX([.I30];4)" office:value-type="string" office:string-value="00AB" calcext:value-type="string">
            <text:p>00AB</text:p>
          </table:table-cell>
          <table:table-cell table:style-name="ce26" office:value-type="string" calcext:value-type="string">
            <text:p>Moon Falx</text:p>
          </table:table-cell>
          <table:table-cell table:style-name="ce28" table:formula="of:=COM.MICROSOFT.CONCAT(&quot;8008&quot;;DEC2HEX(HEX2DEC(&quot;7414&quot;)+[.I30]))" office:value-type="string" office:string-value="800874BF" calcext:value-type="string">
            <text:p>800874BF</text:p>
          </table:table-cell>
          <table:table-cell table:formula="of:=[.M29]+1" office:value-type="float" office:value="187" calcext:value-type="float">
            <text:p>187</text:p>
          </table:table-cell>
          <table:table-cell table:style-name="ce24" table:formula="of:=DEC2HEX([.M30];4)" office:value-type="string" office:string-value="00BB" calcext:value-type="string">
            <text:p>00BB</text:p>
          </table:table-cell>
          <table:table-cell office:value-type="string" calcext:value-type="string">
            <text:p>vorpal sword</text:p>
          </table:table-cell>
          <table:table-cell table:style-name="ce28" table:formula="of:=COM.MICROSOFT.CONCAT(&quot;8008&quot;;DEC2HEX(HEX2DEC(&quot;7414&quot;)+[.M30]))" office:value-type="string" office:string-value="800874CF" calcext:value-type="string">
            <text:p>800874CF</text:p>
          </table:table-cell>
          <table:table-cell table:formula="of:=[.Q29]+1" office:value-type="float" office:value="203" calcext:value-type="float">
            <text:p>203</text:p>
          </table:table-cell>
          <table:table-cell table:style-name="ce24" table:formula="of:=DEC2HEX([.Q30];4)" office:value-type="string" office:string-value="00CB" calcext:value-type="string">
            <text:p>00CB</text:p>
          </table:table-cell>
          <table:table-cell table:style-name="ce26" office:value-type="string" calcext:value-type="string">
            <text:p>halberd</text:p>
          </table:table-cell>
          <table:table-cell table:style-name="ce28" table:formula="of:=COM.MICROSOFT.CONCAT(&quot;8008&quot;;DEC2HEX(HEX2DEC(&quot;7414&quot;)+[.Q30]))" office:value-type="string" office:string-value="800874DF" calcext:value-type="string">
            <text:p>800874DF</text:p>
          </table:table-cell>
          <table:table-cell table:formula="of:=[.U29]+1" office:value-type="float" office:value="219" calcext:value-type="float">
            <text:p>219</text:p>
          </table:table-cell>
          <table:table-cell table:style-name="ce24" table:formula="of:=DEC2HEX([.U30];4)" office:value-type="string" office:string-value="00DB" calcext:value-type="string">
            <text:p>00DB</text:p>
          </table:table-cell>
          <table:table-cell office:value-type="string" calcext:value-type="string">
            <text:p>elven bow (2)</text:p>
          </table:table-cell>
          <table:table-cell table:style-name="ce28" table:formula="of:=COM.MICROSOFT.CONCAT(&quot;8008&quot;;DEC2HEX(HEX2DEC(&quot;7414&quot;)+[.U30]))" office:value-type="string" office:string-value="800874EF" calcext:value-type="string">
            <text:p>800874EF</text:p>
          </table:table-cell>
          <table:table-cell table:formula="of:=[.Y29]+1" office:value-type="float" office:value="235" calcext:value-type="float">
            <text:p>235</text:p>
          </table:table-cell>
          <table:table-cell table:style-name="ce24" table:formula="of:=DEC2HEX([.Y30];4)" office:value-type="string" office:string-value="00EB" calcext:value-type="string">
            <text:p>00EB</text:p>
          </table:table-cell>
          <table:table-cell office:value-type="string" calcext:value-type="string">
            <text:p>gale fragment</text:p>
          </table:table-cell>
          <table:table-cell table:style-name="ce28" table:formula="of:=COM.MICROSOFT.CONCAT(&quot;8008&quot;;DEC2HEX(HEX2DEC(&quot;7414&quot;)+[.Y30]))" office:value-type="string" office:string-value="800874FF" calcext:value-type="string">
            <text:p>800874FF</text:p>
          </table:table-cell>
          <table:table-cell table:formula="of:=[.AC29]+1" office:value-type="float" office:value="251" calcext:value-type="float">
            <text:p>251</text:p>
          </table:table-cell>
          <table:table-cell table:style-name="ce24" table:formula="of:=DEC2HEX([.AC30];4)" office:value-type="string" office:string-value="00FB" calcext:value-type="string">
            <text:p>00FB</text:p>
          </table:table-cell>
          <table:table-cell office:value-type="string" calcext:value-type="string">
            <text:p>eternal sword</text:p>
          </table:table-cell>
          <table:table-cell table:style-name="ce28" table:formula="of:=COM.MICROSOFT.CONCAT(&quot;8008&quot;;DEC2HEX(HEX2DEC(&quot;7414&quot;)+[.AC30]))" office:value-type="string" office:string-value="8008750F" calcext:value-type="string">
            <text:p>8008750F</text:p>
          </table:table-cell>
          <table:table-cell table:style-name="ce31"/>
          <table:table-cell table:number-columns-repeated="16351"/>
        </table:table-row>
        <table:table-row table:style-name="ro1">
          <table:table-cell table:formula="of:=[.A30]+1" office:value-type="float" office:value="140" calcext:value-type="float">
            <text:p>140</text:p>
          </table:table-cell>
          <table:table-cell table:formula="of:=DEC2HEX([.A31];4)" office:value-type="string" office:string-value="008C" calcext:value-type="string">
            <text:p>008C</text:p>
          </table:table-cell>
          <table:table-cell office:value-type="string" calcext:value-type="string">
            <text:p>dark bottle</text:p>
          </table:table-cell>
          <table:table-cell table:formula="of:=COM.MICROSOFT.CONCAT(&quot;8008&quot;;DEC2HEX(HEX2DEC(&quot;7414&quot;)+[.A31]))" office:value-type="string" office:string-value="800874A0" calcext:value-type="string">
            <text:p>800874A0</text:p>
          </table:table-cell>
          <table:table-cell table:formula="of:=[.E30]+1" office:value-type="float" office:value="156" calcext:value-type="float">
            <text:p>156</text:p>
          </table:table-cell>
          <table:table-cell table:style-name="ce24" table:formula="of:=DEC2HEX([.E31];4)" office:value-type="string" office:string-value="009C" calcext:value-type="string">
            <text:p>009C</text:p>
          </table:table-cell>
          <table:table-cell office:value-type="string" calcext:value-type="string">
            <text:p>drum set</text:p>
          </table:table-cell>
          <table:table-cell table:style-name="ce28" table:formula="of:=COM.MICROSOFT.CONCAT(&quot;8008&quot;;DEC2HEX(HEX2DEC(&quot;7414&quot;)+[.E31]))" office:value-type="string" office:string-value="800874B0" calcext:value-type="string">
            <text:p>800874B0</text:p>
          </table:table-cell>
          <table:table-cell table:formula="of:=[.I30]+1" office:value-type="float" office:value="172" calcext:value-type="float">
            <text:p>172</text:p>
          </table:table-cell>
          <table:table-cell table:style-name="ce24" table:formula="of:=DEC2HEX([.I31];4)" office:value-type="string" office:string-value="00AC" calcext:value-type="string">
            <text:p>00AC</text:p>
          </table:table-cell>
          <table:table-cell table:style-name="ce26" office:value-type="string" calcext:value-type="string">
            <text:p>Damascus sword</text:p>
          </table:table-cell>
          <table:table-cell table:style-name="ce28" table:formula="of:=COM.MICROSOFT.CONCAT(&quot;8008&quot;;DEC2HEX(HEX2DEC(&quot;7414&quot;)+[.I31]))" office:value-type="string" office:string-value="800874C0" calcext:value-type="string">
            <text:p>800874C0</text:p>
          </table:table-cell>
          <table:table-cell table:formula="of:=[.M30]+1" office:value-type="float" office:value="188" calcext:value-type="float">
            <text:p>188</text:p>
          </table:table-cell>
          <table:table-cell table:style-name="ce24" table:formula="of:=DEC2HEX([.M31];4)" office:value-type="string" office:string-value="00BC" calcext:value-type="string">
            <text:p>00BC</text:p>
          </table:table-cell>
          <table:table-cell office:value-type="string" calcext:value-type="string">
            <text:p>Flamberge</text:p>
          </table:table-cell>
          <table:table-cell table:style-name="ce28" table:formula="of:=COM.MICROSOFT.CONCAT(&quot;8008&quot;;DEC2HEX(HEX2DEC(&quot;7414&quot;)+[.M31]))" office:value-type="string" office:string-value="800874D0" calcext:value-type="string">
            <text:p>800874D0</text:p>
          </table:table-cell>
          <table:table-cell table:formula="of:=[.Q30]+1" office:value-type="float" office:value="204" calcext:value-type="float">
            <text:p>204</text:p>
          </table:table-cell>
          <table:table-cell table:style-name="ce24" table:formula="of:=DEC2HEX([.Q31];4)" office:value-type="string" office:string-value="00CC" calcext:value-type="string">
            <text:p>00CC</text:p>
          </table:table-cell>
          <table:table-cell table:style-name="ce26" office:value-type="string" calcext:value-type="string">
            <text:p>pole axe</text:p>
          </table:table-cell>
          <table:table-cell table:style-name="ce28" table:formula="of:=COM.MICROSOFT.CONCAT(&quot;8008&quot;;DEC2HEX(HEX2DEC(&quot;7414&quot;)+[.Q31]))" office:value-type="string" office:string-value="800874E0" calcext:value-type="string">
            <text:p>800874E0</text:p>
          </table:table-cell>
          <table:table-cell table:formula="of:=[.U30]+1" office:value-type="float" office:value="220" calcext:value-type="float">
            <text:p>220</text:p>
          </table:table-cell>
          <table:table-cell table:style-name="ce24" table:formula="of:=DEC2HEX([.U31];4)" office:value-type="string" office:string-value="00DC" calcext:value-type="string">
            <text:p>00DC</text:p>
          </table:table-cell>
          <table:table-cell office:value-type="string" calcext:value-type="string">
            <text:p>rod</text:p>
          </table:table-cell>
          <table:table-cell table:style-name="ce28" table:formula="of:=COM.MICROSOFT.CONCAT(&quot;8008&quot;;DEC2HEX(HEX2DEC(&quot;7414&quot;)+[.U31]))" office:value-type="string" office:string-value="800874F0" calcext:value-type="string">
            <text:p>800874F0</text:p>
          </table:table-cell>
          <table:table-cell table:formula="of:=[.Y30]+1" office:value-type="float" office:value="236" calcext:value-type="float">
            <text:p>236</text:p>
          </table:table-cell>
          <table:table-cell table:style-name="ce24" table:formula="of:=DEC2HEX([.Y31];4)" office:value-type="string" office:string-value="00EC" calcext:value-type="string">
            <text:p>00EC</text:p>
          </table:table-cell>
          <table:table-cell office:value-type="string" calcext:value-type="string">
            <text:p>mist seven sun</text:p>
          </table:table-cell>
          <table:table-cell table:style-name="ce28" table:formula="of:=COM.MICROSOFT.CONCAT(&quot;8008&quot;;DEC2HEX(HEX2DEC(&quot;7414&quot;)+[.Y31]))" office:value-type="string" office:string-value="80087500" calcext:value-type="string">
            <text:p>80087500</text:p>
          </table:table-cell>
          <table:table-cell table:formula="of:=[.AC30]+1" office:value-type="float" office:value="252" calcext:value-type="float">
            <text:p>252</text:p>
          </table:table-cell>
          <table:table-cell table:style-name="ce24" table:formula="of:=DEC2HEX([.AC31];4)" office:value-type="string" office:string-value="00FC" calcext:value-type="string">
            <text:p>00FC</text:p>
          </table:table-cell>
          <table:table-cell office:value-type="string" calcext:value-type="string">
            <text:p>leather armor</text:p>
          </table:table-cell>
          <table:table-cell table:style-name="ce28" table:formula="of:=COM.MICROSOFT.CONCAT(&quot;8008&quot;;DEC2HEX(HEX2DEC(&quot;7414&quot;)+[.AC31]))" office:value-type="string" office:string-value="80087510" calcext:value-type="string">
            <text:p>80087510</text:p>
          </table:table-cell>
          <table:table-cell table:style-name="ce31"/>
          <table:table-cell table:number-columns-repeated="16351"/>
        </table:table-row>
        <table:table-row table:style-name="ro1">
          <table:table-cell table:formula="of:=[.A31]+1" office:value-type="float" office:value="141" calcext:value-type="float">
            <text:p>141</text:p>
          </table:table-cell>
          <table:table-cell table:formula="of:=DEC2HEX([.A32];4)" office:value-type="string" office:string-value="008D" calcext:value-type="string">
            <text:p>008D</text:p>
          </table:table-cell>
          <table:table-cell office:value-type="string" calcext:value-type="string">
            <text:p>rune bottle</text:p>
          </table:table-cell>
          <table:table-cell table:formula="of:=COM.MICROSOFT.CONCAT(&quot;8008&quot;;DEC2HEX(HEX2DEC(&quot;7414&quot;)+[.A32]))" office:value-type="string" office:string-value="800874A1" calcext:value-type="string">
            <text:p>800874A1</text:p>
          </table:table-cell>
          <table:table-cell table:formula="of:=[.E31]+1" office:value-type="float" office:value="157" calcext:value-type="float">
            <text:p>157</text:p>
          </table:table-cell>
          <table:table-cell table:style-name="ce24" table:formula="of:=DEC2HEX([.E32];4)" office:value-type="string" office:string-value="009D" calcext:value-type="string">
            <text:p>009D</text:p>
          </table:table-cell>
          <table:table-cell office:value-type="string" calcext:value-type="string">
            <text:p>mah jong tile</text:p>
          </table:table-cell>
          <table:table-cell table:style-name="ce28" table:formula="of:=COM.MICROSOFT.CONCAT(&quot;8008&quot;;DEC2HEX(HEX2DEC(&quot;7414&quot;)+[.E32]))" office:value-type="string" office:string-value="800874B1" calcext:value-type="string">
            <text:p>800874B1</text:p>
          </table:table-cell>
          <table:table-cell table:formula="of:=[.I31]+1" office:value-type="float" office:value="173" calcext:value-type="float">
            <text:p>173</text:p>
          </table:table-cell>
          <table:table-cell table:style-name="ce24" table:formula="of:=DEC2HEX([.I32];4)" office:value-type="string" office:string-value="00AD" calcext:value-type="string">
            <text:p>00AD</text:p>
          </table:table-cell>
          <table:table-cell table:style-name="ce26" office:value-type="string" calcext:value-type="string">
            <text:p>sinclair</text:p>
          </table:table-cell>
          <table:table-cell table:style-name="ce28" table:formula="of:=COM.MICROSOFT.CONCAT(&quot;8008&quot;;DEC2HEX(HEX2DEC(&quot;7414&quot;)+[.I32]))" office:value-type="string" office:string-value="800874C1" calcext:value-type="string">
            <text:p>800874C1</text:p>
          </table:table-cell>
          <table:table-cell table:formula="of:=[.M31]+1" office:value-type="float" office:value="189" calcext:value-type="float">
            <text:p>189</text:p>
          </table:table-cell>
          <table:table-cell table:style-name="ce24" table:formula="of:=DEC2HEX([.M32];4)" office:value-type="string" office:string-value="00BD" calcext:value-type="string">
            <text:p>00BD</text:p>
          </table:table-cell>
          <table:table-cell office:value-type="string" calcext:value-type="string">
            <text:p>super deform</text:p>
          </table:table-cell>
          <table:table-cell table:style-name="ce28" table:formula="of:=COM.MICROSOFT.CONCAT(&quot;8008&quot;;DEC2HEX(HEX2DEC(&quot;7414&quot;)+[.M32]))" office:value-type="string" office:string-value="800874D1" calcext:value-type="string">
            <text:p>800874D1</text:p>
          </table:table-cell>
          <table:table-cell table:formula="of:=[.Q31]+1" office:value-type="float" office:value="205" calcext:value-type="float">
            <text:p>205</text:p>
          </table:table-cell>
          <table:table-cell table:style-name="ce24" table:formula="of:=DEC2HEX([.Q32];4)" office:value-type="string" office:string-value="00CD" calcext:value-type="string">
            <text:p>00CD</text:p>
          </table:table-cell>
          <table:table-cell table:style-name="ce26" office:value-type="string" calcext:value-type="string">
            <text:p>mechhalberd</text:p>
          </table:table-cell>
          <table:table-cell table:style-name="ce28" table:formula="of:=COM.MICROSOFT.CONCAT(&quot;8008&quot;;DEC2HEX(HEX2DEC(&quot;7414&quot;)+[.Q32]))" office:value-type="string" office:string-value="800874E1" calcext:value-type="string">
            <text:p>800874E1</text:p>
          </table:table-cell>
          <table:table-cell table:formula="of:=[.U31]+1" office:value-type="float" office:value="221" calcext:value-type="float">
            <text:p>221</text:p>
          </table:table-cell>
          <table:table-cell table:style-name="ce24" table:formula="of:=DEC2HEX([.U32];4)" office:value-type="string" office:string-value="00DD" calcext:value-type="string">
            <text:p>00DD</text:p>
          </table:table-cell>
          <table:table-cell office:value-type="string" calcext:value-type="string">
            <text:p>gem rod</text:p>
          </table:table-cell>
          <table:table-cell table:style-name="ce28" table:formula="of:=COM.MICROSOFT.CONCAT(&quot;8008&quot;;DEC2HEX(HEX2DEC(&quot;7414&quot;)+[.U32]))" office:value-type="string" office:string-value="800874F1" calcext:value-type="string">
            <text:p>800874F1</text:p>
          </table:table-cell>
          <table:table-cell table:formula="of:=[.Y31]+1" office:value-type="float" office:value="237" calcext:value-type="float">
            <text:p>237</text:p>
          </table:table-cell>
          <table:table-cell table:style-name="ce24" table:formula="of:=DEC2HEX([.Y32];4)" office:value-type="string" office:string-value="00ED" calcext:value-type="string">
            <text:p>00ED</text:p>
          </table:table-cell>
          <table:table-cell office:value-type="string" calcext:value-type="string">
            <text:p>misa requiem</text:p>
          </table:table-cell>
          <table:table-cell table:style-name="ce28" table:formula="of:=COM.MICROSOFT.CONCAT(&quot;8008&quot;;DEC2HEX(HEX2DEC(&quot;7414&quot;)+[.Y32]))" office:value-type="string" office:string-value="80087501" calcext:value-type="string">
            <text:p>80087501</text:p>
          </table:table-cell>
          <table:table-cell table:formula="of:=[.AC31]+1" office:value-type="float" office:value="253" calcext:value-type="float">
            <text:p>253</text:p>
          </table:table-cell>
          <table:table-cell table:style-name="ce24" table:formula="of:=DEC2HEX([.AC32];4)" office:value-type="string" office:string-value="00FD" calcext:value-type="string">
            <text:p>00FD</text:p>
          </table:table-cell>
          <table:table-cell office:value-type="string" calcext:value-type="string">
            <text:p>chain mail</text:p>
          </table:table-cell>
          <table:table-cell table:style-name="ce28" table:formula="of:=COM.MICROSOFT.CONCAT(&quot;8008&quot;;DEC2HEX(HEX2DEC(&quot;7414&quot;)+[.AC32]))" office:value-type="string" office:string-value="80087511" calcext:value-type="string">
            <text:p>80087511</text:p>
          </table:table-cell>
          <table:table-cell table:style-name="ce31"/>
          <table:table-cell table:number-columns-repeated="16351"/>
        </table:table-row>
        <table:table-row table:style-name="ro1">
          <table:table-cell table:formula="of:=[.A32]+1" office:value-type="float" office:value="142" calcext:value-type="float">
            <text:p>142</text:p>
          </table:table-cell>
          <table:table-cell table:formula="of:=DEC2HEX([.A33];4)" office:value-type="string" office:string-value="008E" calcext:value-type="string">
            <text:p>008E</text:p>
          </table:table-cell>
          <table:table-cell office:value-type="string" calcext:value-type="string">
            <text:p>charm bottle</text:p>
          </table:table-cell>
          <table:table-cell table:formula="of:=COM.MICROSOFT.CONCAT(&quot;8008&quot;;DEC2HEX(HEX2DEC(&quot;7414&quot;)+[.A33]))" office:value-type="string" office:string-value="800874A2" calcext:value-type="string">
            <text:p>800874A2</text:p>
          </table:table-cell>
          <table:table-cell table:formula="of:=[.E32]+1" office:value-type="float" office:value="158" calcext:value-type="float">
            <text:p>158</text:p>
          </table:table-cell>
          <table:table-cell table:style-name="ce24" table:formula="of:=DEC2HEX([.E33];4)" office:value-type="string" office:string-value="009E" calcext:value-type="string">
            <text:p>009E</text:p>
          </table:table-cell>
          <table:table-cell office:value-type="string" calcext:value-type="string">
            <text:p>monstery book</text:p>
          </table:table-cell>
          <table:table-cell table:style-name="ce28" table:formula="of:=COM.MICROSOFT.CONCAT(&quot;8008&quot;;DEC2HEX(HEX2DEC(&quot;7414&quot;)+[.E33]))" office:value-type="string" office:string-value="800874B2" calcext:value-type="string">
            <text:p>800874B2</text:p>
          </table:table-cell>
          <table:table-cell table:formula="of:=[.I32]+1" office:value-type="float" office:value="174" calcext:value-type="float">
            <text:p>174</text:p>
          </table:table-cell>
          <table:table-cell table:style-name="ce24" table:formula="of:=DEC2HEX([.I33];4)" office:value-type="string" office:string-value="00AE" calcext:value-type="string">
            <text:p>00AE</text:p>
          </table:table-cell>
          <table:table-cell table:style-name="ce26" office:value-type="string" calcext:value-type="string">
            <text:p>destroyer</text:p>
          </table:table-cell>
          <table:table-cell table:style-name="ce28" table:formula="of:=COM.MICROSOFT.CONCAT(&quot;8008&quot;;DEC2HEX(HEX2DEC(&quot;7414&quot;)+[.I33]))" office:value-type="string" office:string-value="800874C2" calcext:value-type="string">
            <text:p>800874C2</text:p>
          </table:table-cell>
          <table:table-cell table:formula="of:=[.M32]+1" office:value-type="float" office:value="190" calcext:value-type="float">
            <text:p>190</text:p>
          </table:table-cell>
          <table:table-cell table:style-name="ce24" table:formula="of:=DEC2HEX([.M33];4)" office:value-type="string" office:string-value="00BE" calcext:value-type="string">
            <text:p>00BE</text:p>
          </table:table-cell>
          <table:table-cell office:value-type="string" calcext:value-type="string">
            <text:p>corsesca</text:p>
          </table:table-cell>
          <table:table-cell table:style-name="ce28" table:formula="of:=COM.MICROSOFT.CONCAT(&quot;8008&quot;;DEC2HEX(HEX2DEC(&quot;7414&quot;)+[.M33]))" office:value-type="string" office:string-value="800874D2" calcext:value-type="string">
            <text:p>800874D2</text:p>
          </table:table-cell>
          <table:table-cell table:formula="of:=[.Q32]+1" office:value-type="float" office:value="206" calcext:value-type="float">
            <text:p>206</text:p>
          </table:table-cell>
          <table:table-cell table:style-name="ce24" table:formula="of:=DEC2HEX([.Q33];4)" office:value-type="string" office:string-value="00CE" calcext:value-type="string">
            <text:p>00CE</text:p>
          </table:table-cell>
          <table:table-cell table:style-name="ce26" office:value-type="string" calcext:value-type="string">
            <text:p>saint halberd</text:p>
          </table:table-cell>
          <table:table-cell table:style-name="ce28" table:formula="of:=COM.MICROSOFT.CONCAT(&quot;8008&quot;;DEC2HEX(HEX2DEC(&quot;7414&quot;)+[.Q33]))" office:value-type="string" office:string-value="800874E2" calcext:value-type="string">
            <text:p>800874E2</text:p>
          </table:table-cell>
          <table:table-cell table:formula="of:=[.U32]+1" office:value-type="float" office:value="222" calcext:value-type="float">
            <text:p>222</text:p>
          </table:table-cell>
          <table:table-cell table:style-name="ce24" table:formula="of:=DEC2HEX([.U33];4)" office:value-type="string" office:string-value="00DE" calcext:value-type="string">
            <text:p>00DE</text:p>
          </table:table-cell>
          <table:table-cell office:value-type="string" calcext:value-type="string">
            <text:p>ruby rod</text:p>
          </table:table-cell>
          <table:table-cell table:style-name="ce28" table:formula="of:=COM.MICROSOFT.CONCAT(&quot;8008&quot;;DEC2HEX(HEX2DEC(&quot;7414&quot;)+[.U33]))" office:value-type="string" office:string-value="800874F2" calcext:value-type="string">
            <text:p>800874F2</text:p>
          </table:table-cell>
          <table:table-cell table:formula="of:=[.Y32]+1" office:value-type="float" office:value="238" calcext:value-type="float">
            <text:p>238</text:p>
          </table:table-cell>
          <table:table-cell table:style-name="ce24" table:formula="of:=DEC2HEX([.Y33];4)" office:value-type="string" office:string-value="00EE" calcext:value-type="string">
            <text:p>00EE</text:p>
          </table:table-cell>
          <table:table-cell office:value-type="string" calcext:value-type="string">
            <text:p>doom magic</text:p>
          </table:table-cell>
          <table:table-cell table:style-name="ce28" table:formula="of:=COM.MICROSOFT.CONCAT(&quot;8008&quot;;DEC2HEX(HEX2DEC(&quot;7414&quot;)+[.Y33]))" office:value-type="string" office:string-value="80087502" calcext:value-type="string">
            <text:p>80087502</text:p>
          </table:table-cell>
          <table:table-cell table:formula="of:=[.AC32]+1" office:value-type="float" office:value="254" calcext:value-type="float">
            <text:p>254</text:p>
          </table:table-cell>
          <table:table-cell table:style-name="ce24" table:formula="of:=DEC2HEX([.AC33];4)" office:value-type="string" office:string-value="00FE" calcext:value-type="string">
            <text:p>00FE</text:p>
          </table:table-cell>
          <table:table-cell office:value-type="string" calcext:value-type="string">
            <text:p>ring mail</text:p>
          </table:table-cell>
          <table:table-cell table:style-name="ce28" table:formula="of:=COM.MICROSOFT.CONCAT(&quot;8008&quot;;DEC2HEX(HEX2DEC(&quot;7414&quot;)+[.AC33]))" office:value-type="string" office:string-value="80087512" calcext:value-type="string">
            <text:p>80087512</text:p>
          </table:table-cell>
          <table:table-cell table:style-name="ce31"/>
          <table:table-cell table:number-columns-repeated="16351"/>
        </table:table-row>
        <table:table-row table:style-name="ro1">
          <table:table-cell table:formula="of:=[.A33]+1" office:value-type="float" office:value="143" calcext:value-type="float">
            <text:p>143</text:p>
          </table:table-cell>
          <table:table-cell table:formula="of:=DEC2HEX([.A34];4)" office:value-type="string" office:string-value="008F" calcext:value-type="string">
            <text:p>008F</text:p>
          </table:table-cell>
          <table:table-cell office:value-type="string" calcext:value-type="string">
            <text:p>miracle charm bottle</text:p>
          </table:table-cell>
          <table:table-cell table:formula="of:=COM.MICROSOFT.CONCAT(&quot;8008&quot;;DEC2HEX(HEX2DEC(&quot;7414&quot;)+[.A34]))" office:value-type="string" office:string-value="800874A3" calcext:value-type="string">
            <text:p>800874A3</text:p>
          </table:table-cell>
          <table:table-cell table:formula="of:=[.E33]+1" office:value-type="float" office:value="159" calcext:value-type="float">
            <text:p>159</text:p>
          </table:table-cell>
          <table:table-cell table:style-name="ce24" table:formula="of:=DEC2HEX([.E34];4)" office:value-type="string" office:string-value="009F" calcext:value-type="string">
            <text:p>009F</text:p>
          </table:table-cell>
          <table:table-cell office:value-type="string" calcext:value-type="string">
            <text:p>collector's book</text:p>
          </table:table-cell>
          <table:table-cell table:style-name="ce28" table:formula="of:=COM.MICROSOFT.CONCAT(&quot;8008&quot;;DEC2HEX(HEX2DEC(&quot;7414&quot;)+[.E34]))" office:value-type="string" office:string-value="800874B3" calcext:value-type="string">
            <text:p>800874B3</text:p>
          </table:table-cell>
          <table:table-cell table:formula="of:=[.I33]+1" office:value-type="float" office:value="175" calcext:value-type="float">
            <text:p>175</text:p>
          </table:table-cell>
          <table:table-cell table:style-name="ce24" table:formula="of:=DEC2HEX([.I34];4)" office:value-type="string" office:string-value="00AF" calcext:value-type="string">
            <text:p>00AF</text:p>
          </table:table-cell>
          <table:table-cell table:style-name="ce26" office:value-type="string" calcext:value-type="string">
            <text:p>holy sword</text:p>
          </table:table-cell>
          <table:table-cell table:style-name="ce28" table:formula="of:=COM.MICROSOFT.CONCAT(&quot;8008&quot;;DEC2HEX(HEX2DEC(&quot;7414&quot;)+[.I34]))" office:value-type="string" office:string-value="800874C3" calcext:value-type="string">
            <text:p>800874C3</text:p>
          </table:table-cell>
          <table:table-cell table:formula="of:=[.M33]+1" office:value-type="float" office:value="191" calcext:value-type="float">
            <text:p>191</text:p>
          </table:table-cell>
          <table:table-cell table:style-name="ce24" table:formula="of:=DEC2HEX([.M34];4)" office:value-type="string" office:string-value="00BF" calcext:value-type="string">
            <text:p>00BF</text:p>
          </table:table-cell>
          <table:table-cell office:value-type="string" calcext:value-type="string">
            <text:p>gungnir</text:p>
          </table:table-cell>
          <table:table-cell table:style-name="ce28" table:formula="of:=COM.MICROSOFT.CONCAT(&quot;8008&quot;;DEC2HEX(HEX2DEC(&quot;7414&quot;)+[.M34]))" office:value-type="string" office:string-value="800874D3" calcext:value-type="string">
            <text:p>800874D3</text:p>
          </table:table-cell>
          <table:table-cell table:formula="of:=[.Q33]+1" office:value-type="float" office:value="207" calcext:value-type="float">
            <text:p>207</text:p>
          </table:table-cell>
          <table:table-cell table:style-name="ce24" table:formula="of:=DEC2HEX([.Q34];4)" office:value-type="string" office:string-value="00CF" calcext:value-type="string">
            <text:p>00CF</text:p>
          </table:table-cell>
          <table:table-cell office:value-type="string" calcext:value-type="string">
            <text:p>sylph bow s</text:p>
          </table:table-cell>
          <table:table-cell table:style-name="ce28" table:formula="of:=COM.MICROSOFT.CONCAT(&quot;8008&quot;;DEC2HEX(HEX2DEC(&quot;7414&quot;)+[.Q34]))" office:value-type="string" office:string-value="800874E3" calcext:value-type="string">
            <text:p>800874E3</text:p>
          </table:table-cell>
          <table:table-cell table:formula="of:=[.U33]+1" office:value-type="float" office:value="223" calcext:value-type="float">
            <text:p>223</text:p>
          </table:table-cell>
          <table:table-cell table:style-name="ce24" table:formula="of:=DEC2HEX([.U34];4)" office:value-type="string" office:string-value="00DF" calcext:value-type="string">
            <text:p>00DF</text:p>
          </table:table-cell>
          <table:table-cell table:style-name="ce31" office:value-type="string" calcext:value-type="string">
            <text:p>rune staff</text:p>
          </table:table-cell>
          <table:table-cell table:style-name="ce28" table:formula="of:=COM.MICROSOFT.CONCAT(&quot;8008&quot;;DEC2HEX(HEX2DEC(&quot;7414&quot;)+[.U34]))" office:value-type="string" office:string-value="800874F3" calcext:value-type="string">
            <text:p>800874F3</text:p>
          </table:table-cell>
          <table:table-cell table:formula="of:=[.Y33]+1" office:value-type="float" office:value="239" calcext:value-type="float">
            <text:p>239</text:p>
          </table:table-cell>
          <table:table-cell table:style-name="ce24" table:formula="of:=DEC2HEX([.Y34];4)" office:value-type="string" office:string-value="00EF" calcext:value-type="string">
            <text:p>00EF</text:p>
          </table:table-cell>
          <table:table-cell table:style-name="ce25" office:value-type="string" calcext:value-type="string">
            <text:p>broom</text:p>
          </table:table-cell>
          <table:table-cell table:style-name="ce28" table:formula="of:=COM.MICROSOFT.CONCAT(&quot;8008&quot;;DEC2HEX(HEX2DEC(&quot;7414&quot;)+[.Y34]))" office:value-type="string" office:string-value="80087503" calcext:value-type="string">
            <text:p>80087503</text:p>
          </table:table-cell>
          <table:table-cell table:formula="of:=[.AC33]+1" office:value-type="float" office:value="255" calcext:value-type="float">
            <text:p>255</text:p>
          </table:table-cell>
          <table:table-cell table:style-name="ce24" table:formula="of:=DEC2HEX([.AC34];4)" office:value-type="string" office:string-value="00FF" calcext:value-type="string">
            <text:p>00FF</text:p>
          </table:table-cell>
          <table:table-cell office:value-type="string" calcext:value-type="string">
            <text:p>sprint mail</text:p>
          </table:table-cell>
          <table:table-cell table:style-name="ce28" table:formula="of:=COM.MICROSOFT.CONCAT(&quot;8008&quot;;DEC2HEX(HEX2DEC(&quot;7414&quot;)+[.AC34]))" office:value-type="string" office:string-value="80087513" calcext:value-type="string">
            <text:p>80087513</text:p>
          </table:table-cell>
          <table:table-cell table:style-name="ce31"/>
          <table:table-cell table:number-columns-repeated="16351"/>
        </table:table-row>
        <table:table-row table:style-name="ro1" table:number-rows-repeated="2">
          <table:table-cell table:number-columns-repeated="3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9"/>
          <table:table-cell table:number-columns-repeated="16352"/>
        </table:table-row>
        <table:table-row table:style-name="ro1">
          <table:table-cell table:formula="of:=[.AC34]+1" office:value-type="float" office:value="256" calcext:value-type="float">
            <text:p>256</text:p>
          </table:table-cell>
          <table:table-cell table:formula="of:=DEC2HEX([.A37];4)" office:value-type="string" office:string-value="0100" calcext:value-type="string">
            <text:p>0100</text:p>
          </table:table-cell>
          <table:table-cell office:value-type="string" calcext:value-type="string">
            <text:p>breast plate</text:p>
          </table:table-cell>
          <table:table-cell table:formula="of:=COM.MICROSOFT.CONCAT(&quot;8008&quot;;DEC2HEX(HEX2DEC(&quot;7414&quot;)+[.A37]))" office:value-type="string" office:string-value="80087514" calcext:value-type="string">
            <text:p>80087514</text:p>
          </table:table-cell>
          <table:table-cell table:formula="of:=[.A52]+1" office:value-type="float" office:value="272" calcext:value-type="float">
            <text:p>272</text:p>
          </table:table-cell>
          <table:table-cell table:style-name="ce24" table:formula="of:=DEC2HEX([.E37];4)" office:value-type="string" office:string-value="0110" calcext:value-type="string">
            <text:p>0110</text:p>
          </table:table-cell>
          <table:table-cell office:value-type="string" calcext:value-type="string">
            <text:p>yayoi</text:p>
          </table:table-cell>
          <table:table-cell table:style-name="ce28" table:formula="of:=COM.MICROSOFT.CONCAT(&quot;8008&quot;;DEC2HEX(HEX2DEC(&quot;7414&quot;)+[.E37]))" office:value-type="string" office:string-value="80087524" calcext:value-type="string">
            <text:p>80087524</text:p>
          </table:table-cell>
          <table:table-cell table:formula="of:=[.E52]+1" office:value-type="float" office:value="288" calcext:value-type="float">
            <text:p>288</text:p>
          </table:table-cell>
          <table:table-cell table:style-name="ce24" table:formula="of:=DEC2HEX([.I37];4)" office:value-type="string" office:string-value="0120" calcext:value-type="string">
            <text:p>0120</text:p>
          </table:table-cell>
          <table:table-cell table:style-name="ce26" office:value-type="string" calcext:value-type="string">
            <text:p>arment helm</text:p>
          </table:table-cell>
          <table:table-cell table:style-name="ce28" table:formula="of:=COM.MICROSOFT.CONCAT(&quot;8008&quot;;DEC2HEX(HEX2DEC(&quot;7414&quot;)+[.I37]))" office:value-type="string" office:string-value="80087534" calcext:value-type="string">
            <text:p>80087534</text:p>
          </table:table-cell>
          <table:table-cell table:formula="of:=[.I52]+1" office:value-type="float" office:value="304" calcext:value-type="float">
            <text:p>304</text:p>
          </table:table-cell>
          <table:table-cell table:style-name="ce24" table:formula="of:=DEC2HEX([.M37];4)" office:value-type="string" office:string-value="0130" calcext:value-type="string">
            <text:p>0130</text:p>
          </table:table-cell>
          <table:table-cell office:value-type="string" calcext:value-type="string">
            <text:p>pretty ribbon</text:p>
          </table:table-cell>
          <table:table-cell table:style-name="ce28" table:formula="of:=COM.MICROSOFT.CONCAT(&quot;8008&quot;;DEC2HEX(HEX2DEC(&quot;7414&quot;)+[.M37]))" office:value-type="string" office:string-value="80087544" calcext:value-type="string">
            <text:p>80087544</text:p>
          </table:table-cell>
          <table:table-cell table:formula="of:=[.M52]+1" office:value-type="float" office:value="320" calcext:value-type="float">
            <text:p>320</text:p>
          </table:table-cell>
          <table:table-cell table:style-name="ce24" table:formula="of:=DEC2HEX([.Q37];4)" office:value-type="string" office:string-value="0140" calcext:value-type="string">
            <text:p>0140</text:p>
          </table:table-cell>
          <table:table-cell table:style-name="ce26" office:value-type="string" calcext:value-type="string">
            <text:p>blue tailsman</text:p>
          </table:table-cell>
          <table:table-cell table:style-name="ce28" table:formula="of:=COM.MICROSOFT.CONCAT(&quot;8008&quot;;DEC2HEX(HEX2DEC(&quot;7414&quot;)+[.Q37]))" office:value-type="string" office:string-value="80087554" calcext:value-type="string">
            <text:p>80087554</text:p>
          </table:table-cell>
          <table:table-cell table:formula="of:=[.Q52]+1" office:value-type="float" office:value="336" calcext:value-type="float">
            <text:p>336</text:p>
          </table:table-cell>
          <table:table-cell table:style-name="ce24" table:formula="of:=DEC2HEX([.U37];4)" office:value-type="string" office:string-value="0150" calcext:value-type="string">
            <text:p>0150</text:p>
          </table:table-cell>
          <table:table-cell office:value-type="string" calcext:value-type="string">
            <text:p>mantle</text:p>
          </table:table-cell>
          <table:table-cell table:style-name="ce28" table:formula="of:=COM.MICROSOFT.CONCAT(&quot;8008&quot;;DEC2HEX(HEX2DEC(&quot;7414&quot;)+[.U37]))" office:value-type="string" office:string-value="80087564" calcext:value-type="string">
            <text:p>80087564</text:p>
          </table:table-cell>
          <table:table-cell table:formula="of:=[.U52]+1" office:value-type="float" office:value="352" calcext:value-type="float">
            <text:p>352</text:p>
          </table:table-cell>
          <table:table-cell table:style-name="ce24" table:formula="of:=DEC2HEX([.Y37];4)" office:value-type="string" office:string-value="0160" calcext:value-type="string">
            <text:p>0160</text:p>
          </table:table-cell>
          <table:table-cell office:value-type="string" calcext:value-type="string">
            <text:p>moonstone</text:p>
          </table:table-cell>
          <table:table-cell table:style-name="ce28" table:formula="of:=COM.MICROSOFT.CONCAT(&quot;8008&quot;;DEC2HEX(HEX2DEC(&quot;7414&quot;)+[.Y37]))" office:value-type="string" office:string-value="80087574" calcext:value-type="string">
            <text:p>80087574</text:p>
          </table:table-cell>
          <table:table-cell table:formula="of:=[.Y52]+1" office:value-type="float" office:value="368" calcext:value-type="float">
            <text:p>368</text:p>
          </table:table-cell>
          <table:table-cell table:style-name="ce24" table:formula="of:=DEC2HEX([.AC37];4)" office:value-type="string" office:string-value="0170" calcext:value-type="string">
            <text:p>0170</text:p>
          </table:table-cell>
          <table:table-cell office:value-type="string" calcext:value-type="string">
            <text:p>pickle stone</text:p>
          </table:table-cell>
          <table:table-cell table:style-name="ce28" table:formula="of:=COM.MICROSOFT.CONCAT(&quot;8008&quot;;DEC2HEX(HEX2DEC(&quot;7414&quot;)+[.AC37]))" office:value-type="string" office:string-value="80087584" calcext:value-type="string">
            <text:p>80087584</text:p>
          </table:table-cell>
          <table:table-cell table:number-columns-repeated="16352"/>
        </table:table-row>
        <table:table-row table:style-name="ro1">
          <table:table-cell table:formula="of:=[.A37]+1" office:value-type="float" office:value="257" calcext:value-type="float">
            <text:p>257</text:p>
          </table:table-cell>
          <table:table-cell table:formula="of:=DEC2HEX([.A38];4)" office:value-type="string" office:string-value="0101" calcext:value-type="string">
            <text:p>0101</text:p>
          </table:table-cell>
          <table:table-cell office:value-type="string" calcext:value-type="string">
            <text:p>plate mail</text:p>
          </table:table-cell>
          <table:table-cell table:formula="of:=COM.MICROSOFT.CONCAT(&quot;8008&quot;;DEC2HEX(HEX2DEC(&quot;7414&quot;)+[.A38]))" office:value-type="string" office:string-value="80087515" calcext:value-type="string">
            <text:p>80087515</text:p>
          </table:table-cell>
          <table:table-cell table:formula="of:=[.E37]+1" office:value-type="float" office:value="273" calcext:value-type="float">
            <text:p>273</text:p>
          </table:table-cell>
          <table:table-cell table:style-name="ce24" table:formula="of:=DEC2HEX([.E38];4)" office:value-type="string" office:string-value="0111" calcext:value-type="string">
            <text:p>0111</text:p>
          </table:table-cell>
          <table:table-cell office:value-type="string" calcext:value-type="string">
            <text:p>nagatsuki</text:p>
          </table:table-cell>
          <table:table-cell table:style-name="ce28" table:formula="of:=COM.MICROSOFT.CONCAT(&quot;8008&quot;;DEC2HEX(HEX2DEC(&quot;7414&quot;)+[.E38]))" office:value-type="string" office:string-value="80087525" calcext:value-type="string">
            <text:p>80087525</text:p>
          </table:table-cell>
          <table:table-cell table:formula="of:=[.I37]+1" office:value-type="float" office:value="289" calcext:value-type="float">
            <text:p>289</text:p>
          </table:table-cell>
          <table:table-cell table:style-name="ce24" table:formula="of:=DEC2HEX([.I38];4)" office:value-type="string" office:string-value="0121" calcext:value-type="string">
            <text:p>0121</text:p>
          </table:table-cell>
          <table:table-cell table:style-name="ce26" office:value-type="string" calcext:value-type="string">
            <text:p>cross helm</text:p>
          </table:table-cell>
          <table:table-cell table:style-name="ce28" table:formula="of:=COM.MICROSOFT.CONCAT(&quot;8008&quot;;DEC2HEX(HEX2DEC(&quot;7414&quot;)+[.I38]))" office:value-type="string" office:string-value="80087535" calcext:value-type="string">
            <text:p>80087535</text:p>
          </table:table-cell>
          <table:table-cell table:formula="of:=[.M37]+1" office:value-type="float" office:value="305" calcext:value-type="float">
            <text:p>305</text:p>
          </table:table-cell>
          <table:table-cell table:style-name="ce24" table:formula="of:=DEC2HEX([.M38];4)" office:value-type="string" office:string-value="0131" calcext:value-type="string">
            <text:p>0131</text:p>
          </table:table-cell>
          <table:table-cell office:value-type="string" calcext:value-type="string">
            <text:p>magical ribbon</text:p>
          </table:table-cell>
          <table:table-cell table:style-name="ce28" table:formula="of:=COM.MICROSOFT.CONCAT(&quot;8008&quot;;DEC2HEX(HEX2DEC(&quot;7414&quot;)+[.M38]))" office:value-type="string" office:string-value="80087545" calcext:value-type="string">
            <text:p>80087545</text:p>
          </table:table-cell>
          <table:table-cell table:formula="of:=[.Q37]+1" office:value-type="float" office:value="321" calcext:value-type="float">
            <text:p>321</text:p>
          </table:table-cell>
          <table:table-cell table:style-name="ce24" table:formula="of:=DEC2HEX([.Q38];4)" office:value-type="string" office:string-value="0141" calcext:value-type="string">
            <text:p>0141</text:p>
          </table:table-cell>
          <table:table-cell table:style-name="ce26" office:value-type="string" calcext:value-type="string">
            <text:p>paralyze check</text:p>
          </table:table-cell>
          <table:table-cell table:style-name="ce28" table:formula="of:=COM.MICROSOFT.CONCAT(&quot;8008&quot;;DEC2HEX(HEX2DEC(&quot;7414&quot;)+[.Q38]))" office:value-type="string" office:string-value="80087555" calcext:value-type="string">
            <text:p>80087555</text:p>
          </table:table-cell>
          <table:table-cell table:formula="of:=[.U37]+1" office:value-type="float" office:value="337" calcext:value-type="float">
            <text:p>337</text:p>
          </table:table-cell>
          <table:table-cell table:style-name="ce24" table:formula="of:=DEC2HEX([.U38];4)" office:value-type="string" office:string-value="0151" calcext:value-type="string">
            <text:p>0151</text:p>
          </table:table-cell>
          <table:table-cell office:value-type="string" calcext:value-type="string">
            <text:p>leather mantle</text:p>
          </table:table-cell>
          <table:table-cell table:style-name="ce28" table:formula="of:=COM.MICROSOFT.CONCAT(&quot;8008&quot;;DEC2HEX(HEX2DEC(&quot;7414&quot;)+[.U38]))" office:value-type="string" office:string-value="80087565" calcext:value-type="string">
            <text:p>80087565</text:p>
          </table:table-cell>
          <table:table-cell table:formula="of:=[.Y37]+1" office:value-type="float" office:value="353" calcext:value-type="float">
            <text:p>353</text:p>
          </table:table-cell>
          <table:table-cell table:style-name="ce24" table:formula="of:=DEC2HEX([.Y38];4)" office:value-type="string" office:string-value="0161" calcext:value-type="string">
            <text:p>0161</text:p>
          </table:table-cell>
          <table:table-cell office:value-type="string" calcext:value-type="string">
            <text:p>ruby</text:p>
          </table:table-cell>
          <table:table-cell table:style-name="ce28" table:formula="of:=COM.MICROSOFT.CONCAT(&quot;8008&quot;;DEC2HEX(HEX2DEC(&quot;7414&quot;)+[.Y38]))" office:value-type="string" office:string-value="80087575" calcext:value-type="string">
            <text:p>80087575</text:p>
          </table:table-cell>
          <table:table-cell table:formula="of:=[.AC37]+1" office:value-type="float" office:value="369" calcext:value-type="float">
            <text:p>369</text:p>
          </table:table-cell>
          <table:table-cell table:style-name="ce24" table:formula="of:=DEC2HEX([.AC38];4)" office:value-type="string" office:string-value="0171" calcext:value-type="string">
            <text:p>0171</text:p>
          </table:table-cell>
          <table:table-cell office:value-type="string" calcext:value-type="string">
            <text:p>black onyx</text:p>
          </table:table-cell>
          <table:table-cell table:style-name="ce28" table:formula="of:=COM.MICROSOFT.CONCAT(&quot;8008&quot;;DEC2HEX(HEX2DEC(&quot;7414&quot;)+[.AC38]))" office:value-type="string" office:string-value="80087585" calcext:value-type="string">
            <text:p>80087585</text:p>
          </table:table-cell>
          <table:table-cell table:number-columns-repeated="16352"/>
        </table:table-row>
        <table:table-row table:style-name="ro1">
          <table:table-cell table:formula="of:=[.A38]+1" office:value-type="float" office:value="258" calcext:value-type="float">
            <text:p>258</text:p>
          </table:table-cell>
          <table:table-cell table:formula="of:=DEC2HEX([.A39];4)" office:value-type="string" office:string-value="0102" calcext:value-type="string">
            <text:p>0102</text:p>
          </table:table-cell>
          <table:table-cell office:value-type="string" calcext:value-type="string">
            <text:p>mythril plate</text:p>
          </table:table-cell>
          <table:table-cell table:formula="of:=COM.MICROSOFT.CONCAT(&quot;8008&quot;;DEC2HEX(HEX2DEC(&quot;7414&quot;)+[.A39]))" office:value-type="string" office:string-value="80087516" calcext:value-type="string">
            <text:p>80087516</text:p>
          </table:table-cell>
          <table:table-cell table:formula="of:=[.E38]+1" office:value-type="float" office:value="274" calcext:value-type="float">
            <text:p>274</text:p>
          </table:table-cell>
          <table:table-cell table:style-name="ce24" table:formula="of:=DEC2HEX([.E39];4)" office:value-type="string" office:string-value="0112" calcext:value-type="string">
            <text:p>0112</text:p>
          </table:table-cell>
          <table:table-cell office:value-type="string" calcext:value-type="string">
            <text:p>kannazuki</text:p>
          </table:table-cell>
          <table:table-cell table:style-name="ce28" table:formula="of:=COM.MICROSOFT.CONCAT(&quot;8008&quot;;DEC2HEX(HEX2DEC(&quot;7414&quot;)+[.E39]))" office:value-type="string" office:string-value="80087526" calcext:value-type="string">
            <text:p>80087526</text:p>
          </table:table-cell>
          <table:table-cell table:formula="of:=[.I38]+1" office:value-type="float" office:value="290" calcext:value-type="float">
            <text:p>290</text:p>
          </table:table-cell>
          <table:table-cell table:style-name="ce24" table:formula="of:=DEC2HEX([.I39];4)" office:value-type="string" office:string-value="0122" calcext:value-type="string">
            <text:p>0122</text:p>
          </table:table-cell>
          <table:table-cell table:style-name="ce26" office:value-type="string" calcext:value-type="string">
            <text:p>duel helm</text:p>
          </table:table-cell>
          <table:table-cell table:style-name="ce28" table:formula="of:=COM.MICROSOFT.CONCAT(&quot;8008&quot;;DEC2HEX(HEX2DEC(&quot;7414&quot;)+[.I39]))" office:value-type="string" office:string-value="80087536" calcext:value-type="string">
            <text:p>80087536</text:p>
          </table:table-cell>
          <table:table-cell table:formula="of:=[.M38]+1" office:value-type="float" office:value="306" calcext:value-type="float">
            <text:p>306</text:p>
          </table:table-cell>
          <table:table-cell table:style-name="ce24" table:formula="of:=DEC2HEX([.M39];4)" office:value-type="string" office:string-value="0132" calcext:value-type="string">
            <text:p>0132</text:p>
          </table:table-cell>
          <table:table-cell office:value-type="string" calcext:value-type="string">
            <text:p>leather glove</text:p>
          </table:table-cell>
          <table:table-cell table:style-name="ce28" table:formula="of:=COM.MICROSOFT.CONCAT(&quot;8008&quot;;DEC2HEX(HEX2DEC(&quot;7414&quot;)+[.M39]))" office:value-type="string" office:string-value="80087546" calcext:value-type="string">
            <text:p>80087546</text:p>
          </table:table-cell>
          <table:table-cell table:formula="of:=[.Q38]+1" office:value-type="float" office:value="322" calcext:value-type="float">
            <text:p>322</text:p>
          </table:table-cell>
          <table:table-cell table:style-name="ce24" table:formula="of:=DEC2HEX([.Q39];4)" office:value-type="string" office:string-value="0142" calcext:value-type="string">
            <text:p>0142</text:p>
          </table:table-cell>
          <table:table-cell table:style-name="ce26" office:value-type="string" calcext:value-type="string">
            <text:p>piyohan</text:p>
          </table:table-cell>
          <table:table-cell table:style-name="ce28" table:formula="of:=COM.MICROSOFT.CONCAT(&quot;8008&quot;;DEC2HEX(HEX2DEC(&quot;7414&quot;)+[.Q39]))" office:value-type="string" office:string-value="80087556" calcext:value-type="string">
            <text:p>80087556</text:p>
          </table:table-cell>
          <table:table-cell table:formula="of:=[.U38]+1" office:value-type="float" office:value="338" calcext:value-type="float">
            <text:p>338</text:p>
          </table:table-cell>
          <table:table-cell table:style-name="ce24" table:formula="of:=DEC2HEX([.U39];4)" office:value-type="string" office:string-value="0152" calcext:value-type="string">
            <text:p>0152</text:p>
          </table:table-cell>
          <table:table-cell office:value-type="string" calcext:value-type="string">
            <text:p>thieves mantle</text:p>
          </table:table-cell>
          <table:table-cell table:style-name="ce28" table:formula="of:=COM.MICROSOFT.CONCAT(&quot;8008&quot;;DEC2HEX(HEX2DEC(&quot;7414&quot;)+[.U39]))" office:value-type="string" office:string-value="80087566" calcext:value-type="string">
            <text:p>80087566</text:p>
          </table:table-cell>
          <table:table-cell table:formula="of:=[.Y38]+1" office:value-type="float" office:value="354" calcext:value-type="float">
            <text:p>354</text:p>
          </table:table-cell>
          <table:table-cell table:style-name="ce24" table:formula="of:=DEC2HEX([.Y39];4)" office:value-type="string" office:string-value="0162" calcext:value-type="string">
            <text:p>0162</text:p>
          </table:table-cell>
          <table:table-cell office:value-type="string" calcext:value-type="string">
            <text:p>sorcerer ring</text:p>
          </table:table-cell>
          <table:table-cell table:style-name="ce28" table:formula="of:=COM.MICROSOFT.CONCAT(&quot;8008&quot;;DEC2HEX(HEX2DEC(&quot;7414&quot;)+[.Y39]))" office:value-type="string" office:string-value="80087576" calcext:value-type="string">
            <text:p>80087576</text:p>
          </table:table-cell>
          <table:table-cell table:formula="of:=[.AC38]+1" office:value-type="float" office:value="370" calcext:value-type="float">
            <text:p>370</text:p>
          </table:table-cell>
          <table:table-cell table:style-name="ce24" table:formula="of:=DEC2HEX([.AC39];4)" office:value-type="string" office:string-value="0172" calcext:value-type="string">
            <text:p>0172</text:p>
          </table:table-cell>
          <table:table-cell office:value-type="string" calcext:value-type="string">
            <text:p>white mist</text:p>
          </table:table-cell>
          <table:table-cell table:style-name="ce28" table:formula="of:=COM.MICROSOFT.CONCAT(&quot;8008&quot;;DEC2HEX(HEX2DEC(&quot;7414&quot;)+[.AC39]))" office:value-type="string" office:string-value="80087586" calcext:value-type="string">
            <text:p>80087586</text:p>
          </table:table-cell>
          <table:table-cell table:number-columns-repeated="16352"/>
        </table:table-row>
        <table:table-row table:style-name="ro1">
          <table:table-cell table:formula="of:=[.A39]+1" office:value-type="float" office:value="259" calcext:value-type="float">
            <text:p>259</text:p>
          </table:table-cell>
          <table:table-cell table:formula="of:=DEC2HEX([.A40];4)" office:value-type="string" office:string-value="0103" calcext:value-type="string">
            <text:p>0103</text:p>
          </table:table-cell>
          <table:table-cell office:value-type="string" calcext:value-type="string">
            <text:p>reflex</text:p>
          </table:table-cell>
          <table:table-cell table:formula="of:=COM.MICROSOFT.CONCAT(&quot;8008&quot;;DEC2HEX(HEX2DEC(&quot;7414&quot;)+[.A40]))" office:value-type="string" office:string-value="80087517" calcext:value-type="string">
            <text:p>80087517</text:p>
          </table:table-cell>
          <table:table-cell table:formula="of:=[.E39]+1" office:value-type="float" office:value="275" calcext:value-type="float">
            <text:p>275</text:p>
          </table:table-cell>
          <table:table-cell table:style-name="ce24" table:formula="of:=DEC2HEX([.E40];4)" office:value-type="string" office:string-value="0113" calcext:value-type="string">
            <text:p>0113</text:p>
          </table:table-cell>
          <table:table-cell office:value-type="string" calcext:value-type="string">
            <text:p>wood shield</text:p>
          </table:table-cell>
          <table:table-cell table:style-name="ce28" table:formula="of:=COM.MICROSOFT.CONCAT(&quot;8008&quot;;DEC2HEX(HEX2DEC(&quot;7414&quot;)+[.E40]))" office:value-type="string" office:string-value="80087527" calcext:value-type="string">
            <text:p>80087527</text:p>
          </table:table-cell>
          <table:table-cell table:formula="of:=[.I39]+1" office:value-type="float" office:value="291" calcext:value-type="float">
            <text:p>291</text:p>
          </table:table-cell>
          <table:table-cell table:style-name="ce24" table:formula="of:=DEC2HEX([.I40];4)" office:value-type="string" office:string-value="0123" calcext:value-type="string">
            <text:p>0123</text:p>
          </table:table-cell>
          <table:table-cell table:style-name="ce26" office:value-type="string" calcext:value-type="string">
            <text:p>rare helm</text:p>
          </table:table-cell>
          <table:table-cell table:style-name="ce28" table:formula="of:=COM.MICROSOFT.CONCAT(&quot;8008&quot;;DEC2HEX(HEX2DEC(&quot;7414&quot;)+[.I40]))" office:value-type="string" office:string-value="80087537" calcext:value-type="string">
            <text:p>80087537</text:p>
          </table:table-cell>
          <table:table-cell table:formula="of:=[.M39]+1" office:value-type="float" office:value="307" calcext:value-type="float">
            <text:p>307</text:p>
          </table:table-cell>
          <table:table-cell table:style-name="ce24" table:formula="of:=DEC2HEX([.M40];4)" office:value-type="string" office:string-value="0133" calcext:value-type="string">
            <text:p>0133</text:p>
          </table:table-cell>
          <table:table-cell office:value-type="string" calcext:value-type="string">
            <text:p>iron glove</text:p>
          </table:table-cell>
          <table:table-cell table:style-name="ce28" table:formula="of:=COM.MICROSOFT.CONCAT(&quot;8008&quot;;DEC2HEX(HEX2DEC(&quot;7414&quot;)+[.M40]))" office:value-type="string" office:string-value="80087547" calcext:value-type="string">
            <text:p>80087547</text:p>
          </table:table-cell>
          <table:table-cell table:formula="of:=[.Q39]+1" office:value-type="float" office:value="323" calcext:value-type="float">
            <text:p>323</text:p>
          </table:table-cell>
          <table:table-cell table:style-name="ce24" table:formula="of:=DEC2HEX([.Q40];4)" office:value-type="string" office:string-value="0143" calcext:value-type="string">
            <text:p>0143</text:p>
          </table:table-cell>
          <table:table-cell table:style-name="ce26" office:value-type="string" calcext:value-type="string">
            <text:p>poison check</text:p>
          </table:table-cell>
          <table:table-cell table:style-name="ce28" table:formula="of:=COM.MICROSOFT.CONCAT(&quot;8008&quot;;DEC2HEX(HEX2DEC(&quot;7414&quot;)+[.Q40]))" office:value-type="string" office:string-value="80087557" calcext:value-type="string">
            <text:p>80087557</text:p>
          </table:table-cell>
          <table:table-cell table:formula="of:=[.U39]+1" office:value-type="float" office:value="339" calcext:value-type="float">
            <text:p>339</text:p>
          </table:table-cell>
          <table:table-cell table:style-name="ce24" table:formula="of:=DEC2HEX([.U40];4)" office:value-type="string" office:string-value="0153" calcext:value-type="string">
            <text:p>0153</text:p>
          </table:table-cell>
          <table:table-cell office:value-type="string" calcext:value-type="string">
            <text:p>elven mantle</text:p>
          </table:table-cell>
          <table:table-cell table:style-name="ce28" table:formula="of:=COM.MICROSOFT.CONCAT(&quot;8008&quot;;DEC2HEX(HEX2DEC(&quot;7414&quot;)+[.U40]))" office:value-type="string" office:string-value="80087567" calcext:value-type="string">
            <text:p>80087567</text:p>
          </table:table-cell>
          <table:table-cell table:formula="of:=[.Y39]+1" office:value-type="float" office:value="355" calcext:value-type="float">
            <text:p>355</text:p>
          </table:table-cell>
          <table:table-cell table:style-name="ce24" table:formula="of:=DEC2HEX([.Y40];4)" office:value-type="string" office:string-value="0163" calcext:value-type="string">
            <text:p>0163</text:p>
          </table:table-cell>
          <table:table-cell office:value-type="string" calcext:value-type="string">
            <text:p>emerald ring</text:p>
          </table:table-cell>
          <table:table-cell table:style-name="ce28" table:formula="of:=COM.MICROSOFT.CONCAT(&quot;8008&quot;;DEC2HEX(HEX2DEC(&quot;7414&quot;)+[.Y40]))" office:value-type="string" office:string-value="80087577" calcext:value-type="string">
            <text:p>80087577</text:p>
          </table:table-cell>
          <table:table-cell table:formula="of:=[.AC39]+1" office:value-type="float" office:value="371" calcext:value-type="float">
            <text:p>371</text:p>
          </table:table-cell>
          <table:table-cell table:style-name="ce24" table:formula="of:=DEC2HEX([.AC40];4)" office:value-type="string" office:string-value="0173" calcext:value-type="string">
            <text:p>0173</text:p>
          </table:table-cell>
          <table:table-cell office:value-type="string" calcext:value-type="string">
            <text:p>mystical mist</text:p>
          </table:table-cell>
          <table:table-cell table:style-name="ce28" table:formula="of:=COM.MICROSOFT.CONCAT(&quot;8008&quot;;DEC2HEX(HEX2DEC(&quot;7414&quot;)+[.AC40]))" office:value-type="string" office:string-value="80087587" calcext:value-type="string">
            <text:p>80087587</text:p>
          </table:table-cell>
          <table:table-cell table:number-columns-repeated="16352"/>
        </table:table-row>
        <table:table-row table:style-name="ro1">
          <table:table-cell table:formula="of:=[.A40]+1" office:value-type="float" office:value="260" calcext:value-type="float">
            <text:p>260</text:p>
          </table:table-cell>
          <table:table-cell table:formula="of:=DEC2HEX([.A41];4)" office:value-type="string" office:string-value="0104" calcext:value-type="string">
            <text:p>0104</text:p>
          </table:table-cell>
          <table:table-cell office:value-type="string" calcext:value-type="string">
            <text:p>silver plate</text:p>
          </table:table-cell>
          <table:table-cell table:formula="of:=COM.MICROSOFT.CONCAT(&quot;8008&quot;;DEC2HEX(HEX2DEC(&quot;7414&quot;)+[.A41]))" office:value-type="string" office:string-value="80087518" calcext:value-type="string">
            <text:p>80087518</text:p>
          </table:table-cell>
          <table:table-cell table:formula="of:=[.E40]+1" office:value-type="float" office:value="276" calcext:value-type="float">
            <text:p>276</text:p>
          </table:table-cell>
          <table:table-cell table:style-name="ce24" table:formula="of:=DEC2HEX([.E41];4)" office:value-type="string" office:string-value="0114" calcext:value-type="string">
            <text:p>0114</text:p>
          </table:table-cell>
          <table:table-cell office:value-type="string" calcext:value-type="string">
            <text:p>round shield</text:p>
          </table:table-cell>
          <table:table-cell table:style-name="ce28" table:formula="of:=COM.MICROSOFT.CONCAT(&quot;8008&quot;;DEC2HEX(HEX2DEC(&quot;7414&quot;)+[.E41]))" office:value-type="string" office:string-value="80087528" calcext:value-type="string">
            <text:p>80087528</text:p>
          </table:table-cell>
          <table:table-cell table:formula="of:=[.I40]+1" office:value-type="float" office:value="292" calcext:value-type="float">
            <text:p>292</text:p>
          </table:table-cell>
          <table:table-cell table:style-name="ce24" table:formula="of:=DEC2HEX([.I41];4)" office:value-type="string" office:string-value="0124" calcext:value-type="string">
            <text:p>0124</text:p>
          </table:table-cell>
          <table:table-cell table:style-name="ce26" office:value-type="string" calcext:value-type="string">
            <text:p>golden helm</text:p>
          </table:table-cell>
          <table:table-cell table:style-name="ce28" table:formula="of:=COM.MICROSOFT.CONCAT(&quot;8008&quot;;DEC2HEX(HEX2DEC(&quot;7414&quot;)+[.I41]))" office:value-type="string" office:string-value="80087538" calcext:value-type="string">
            <text:p>80087538</text:p>
          </table:table-cell>
          <table:table-cell table:formula="of:=[.M40]+1" office:value-type="float" office:value="308" calcext:value-type="float">
            <text:p>308</text:p>
          </table:table-cell>
          <table:table-cell table:style-name="ce24" table:formula="of:=DEC2HEX([.M41];4)" office:value-type="string" office:string-value="0134" calcext:value-type="string">
            <text:p>0134</text:p>
          </table:table-cell>
          <table:table-cell office:value-type="string" calcext:value-type="string">
            <text:p>gauntlet</text:p>
          </table:table-cell>
          <table:table-cell table:style-name="ce28" table:formula="of:=COM.MICROSOFT.CONCAT(&quot;8008&quot;;DEC2HEX(HEX2DEC(&quot;7414&quot;)+[.M41]))" office:value-type="string" office:string-value="80087548" calcext:value-type="string">
            <text:p>80087548</text:p>
          </table:table-cell>
          <table:table-cell table:formula="of:=[.Q40]+1" office:value-type="float" office:value="324" calcext:value-type="float">
            <text:p>324</text:p>
          </table:table-cell>
          <table:table-cell table:style-name="ce24" table:formula="of:=DEC2HEX([.Q41];4)" office:value-type="string" office:string-value="0144" calcext:value-type="string">
            <text:p>0144</text:p>
          </table:table-cell>
          <table:table-cell table:style-name="ce26" office:value-type="string" calcext:value-type="string">
            <text:p>rabbit symbol</text:p>
          </table:table-cell>
          <table:table-cell table:style-name="ce28" table:formula="of:=COM.MICROSOFT.CONCAT(&quot;8008&quot;;DEC2HEX(HEX2DEC(&quot;7414&quot;)+[.Q41]))" office:value-type="string" office:string-value="80087558" calcext:value-type="string">
            <text:p>80087558</text:p>
          </table:table-cell>
          <table:table-cell table:formula="of:=[.U40]+1" office:value-type="float" office:value="340" calcext:value-type="float">
            <text:p>340</text:p>
          </table:table-cell>
          <table:table-cell table:style-name="ce24" table:formula="of:=DEC2HEX([.U41];4)" office:value-type="string" office:string-value="0154" calcext:value-type="string">
            <text:p>0154</text:p>
          </table:table-cell>
          <table:table-cell office:value-type="string" calcext:value-type="string">
            <text:p>flare mantle</text:p>
          </table:table-cell>
          <table:table-cell table:style-name="ce28" table:formula="of:=COM.MICROSOFT.CONCAT(&quot;8008&quot;;DEC2HEX(HEX2DEC(&quot;7414&quot;)+[.U41]))" office:value-type="string" office:string-value="80087568" calcext:value-type="string">
            <text:p>80087568</text:p>
          </table:table-cell>
          <table:table-cell table:formula="of:=[.Y40]+1" office:value-type="float" office:value="356" calcext:value-type="float">
            <text:p>356</text:p>
          </table:table-cell>
          <table:table-cell table:style-name="ce24" table:formula="of:=DEC2HEX([.Y41];4)" office:value-type="string" office:string-value="0164" calcext:value-type="string">
            <text:p>0164</text:p>
          </table:table-cell>
          <table:table-cell office:value-type="string" calcext:value-type="string">
            <text:p>fairy ring</text:p>
          </table:table-cell>
          <table:table-cell table:style-name="ce28" table:formula="of:=COM.MICROSOFT.CONCAT(&quot;8008&quot;;DEC2HEX(HEX2DEC(&quot;7414&quot;)+[.Y41]))" office:value-type="string" office:string-value="80087578" calcext:value-type="string">
            <text:p>80087578</text:p>
          </table:table-cell>
          <table:table-cell table:formula="of:=[.AC40]+1" office:value-type="float" office:value="372" calcext:value-type="float">
            <text:p>372</text:p>
          </table:table-cell>
          <table:table-cell table:style-name="ce24" table:formula="of:=DEC2HEX([.AC41];4)" office:value-type="string" office:string-value="0174" calcext:value-type="string">
            <text:p>0174</text:p>
          </table:table-cell>
          <table:table-cell office:value-type="string" calcext:value-type="string">
            <text:p>moon crystal</text:p>
          </table:table-cell>
          <table:table-cell table:style-name="ce28" table:formula="of:=COM.MICROSOFT.CONCAT(&quot;8008&quot;;DEC2HEX(HEX2DEC(&quot;7414&quot;)+[.AC41]))" office:value-type="string" office:string-value="80087588" calcext:value-type="string">
            <text:p>80087588</text:p>
          </table:table-cell>
          <table:table-cell table:number-columns-repeated="16352"/>
        </table:table-row>
        <table:table-row table:style-name="ro1">
          <table:table-cell table:formula="of:=[.A41]+1" office:value-type="float" office:value="261" calcext:value-type="float">
            <text:p>261</text:p>
          </table:table-cell>
          <table:table-cell table:formula="of:=DEC2HEX([.A42];4)" office:value-type="string" office:string-value="0105" calcext:value-type="string">
            <text:p>0105</text:p>
          </table:table-cell>
          <table:table-cell office:value-type="string" calcext:value-type="string">
            <text:p>rare plate</text:p>
          </table:table-cell>
          <table:table-cell table:formula="of:=COM.MICROSOFT.CONCAT(&quot;8008&quot;;DEC2HEX(HEX2DEC(&quot;7414&quot;)+[.A42]))" office:value-type="string" office:string-value="80087519" calcext:value-type="string">
            <text:p>80087519</text:p>
          </table:table-cell>
          <table:table-cell table:formula="of:=[.E41]+1" office:value-type="float" office:value="277" calcext:value-type="float">
            <text:p>277</text:p>
          </table:table-cell>
          <table:table-cell table:style-name="ce24" table:formula="of:=DEC2HEX([.E42];4)" office:value-type="string" office:string-value="0115" calcext:value-type="string">
            <text:p>0115</text:p>
          </table:table-cell>
          <table:table-cell office:value-type="string" calcext:value-type="string">
            <text:p>kite shield</text:p>
          </table:table-cell>
          <table:table-cell table:style-name="ce28" table:formula="of:=COM.MICROSOFT.CONCAT(&quot;8008&quot;;DEC2HEX(HEX2DEC(&quot;7414&quot;)+[.E42]))" office:value-type="string" office:string-value="80087529" calcext:value-type="string">
            <text:p>80087529</text:p>
          </table:table-cell>
          <table:table-cell table:formula="of:=[.I41]+1" office:value-type="float" office:value="293" calcext:value-type="float">
            <text:p>293</text:p>
          </table:table-cell>
          <table:table-cell table:style-name="ce24" table:formula="of:=DEC2HEX([.I42];4)" office:value-type="string" office:string-value="0125" calcext:value-type="string">
            <text:p>0125</text:p>
          </table:table-cell>
          <table:table-cell table:style-name="ce26" office:value-type="string" calcext:value-type="string">
            <text:p>star helm</text:p>
          </table:table-cell>
          <table:table-cell table:style-name="ce28" table:formula="of:=COM.MICROSOFT.CONCAT(&quot;8008&quot;;DEC2HEX(HEX2DEC(&quot;7414&quot;)+[.I42]))" office:value-type="string" office:string-value="80087539" calcext:value-type="string">
            <text:p>80087539</text:p>
          </table:table-cell>
          <table:table-cell table:formula="of:=[.M41]+1" office:value-type="float" office:value="309" calcext:value-type="float">
            <text:p>309</text:p>
          </table:table-cell>
          <table:table-cell table:style-name="ce24" table:formula="of:=DEC2HEX([.M42];4)" office:value-type="string" office:string-value="0135" calcext:value-type="string">
            <text:p>0135</text:p>
          </table:table-cell>
          <table:table-cell office:value-type="string" calcext:value-type="string">
            <text:p>mythril glove</text:p>
          </table:table-cell>
          <table:table-cell table:style-name="ce28" table:formula="of:=COM.MICROSOFT.CONCAT(&quot;8008&quot;;DEC2HEX(HEX2DEC(&quot;7414&quot;)+[.M42]))" office:value-type="string" office:string-value="80087549" calcext:value-type="string">
            <text:p>80087549</text:p>
          </table:table-cell>
          <table:table-cell table:formula="of:=[.Q41]+1" office:value-type="float" office:value="325" calcext:value-type="float">
            <text:p>325</text:p>
          </table:table-cell>
          <table:table-cell table:style-name="ce24" table:formula="of:=DEC2HEX([.Q42];4)" office:value-type="string" office:string-value="0145" calcext:value-type="string">
            <text:p>0145</text:p>
          </table:table-cell>
          <table:table-cell table:style-name="ce26" office:value-type="string" calcext:value-type="string">
            <text:p>Flame's protection</text:p>
          </table:table-cell>
          <table:table-cell table:style-name="ce28" table:formula="of:=COM.MICROSOFT.CONCAT(&quot;8008&quot;;DEC2HEX(HEX2DEC(&quot;7414&quot;)+[.Q42]))" office:value-type="string" office:string-value="80087559" calcext:value-type="string">
            <text:p>80087559</text:p>
          </table:table-cell>
          <table:table-cell table:formula="of:=[.U41]+1" office:value-type="float" office:value="341" calcext:value-type="float">
            <text:p>341</text:p>
          </table:table-cell>
          <table:table-cell table:style-name="ce24" table:formula="of:=DEC2HEX([.U42];4)" office:value-type="string" office:string-value="0155" calcext:value-type="string">
            <text:p>0155</text:p>
          </table:table-cell>
          <table:table-cell office:value-type="string" calcext:value-type="string">
            <text:p>aqua mantle</text:p>
          </table:table-cell>
          <table:table-cell table:style-name="ce28" table:formula="of:=COM.MICROSOFT.CONCAT(&quot;8008&quot;;DEC2HEX(HEX2DEC(&quot;7414&quot;)+[.U42]))" office:value-type="string" office:string-value="80087569" calcext:value-type="string">
            <text:p>80087569</text:p>
          </table:table-cell>
          <table:table-cell table:formula="of:=[.Y41]+1" office:value-type="float" office:value="357" calcext:value-type="float">
            <text:p>357</text:p>
          </table:table-cell>
          <table:table-cell table:style-name="ce24" table:formula="of:=DEC2HEX([.Y42];4)" office:value-type="string" office:string-value="0165" calcext:value-type="string">
            <text:p>0165</text:p>
          </table:table-cell>
          <table:table-cell office:value-type="string" calcext:value-type="string">
            <text:p>mental ring</text:p>
          </table:table-cell>
          <table:table-cell table:style-name="ce28" table:formula="of:=COM.MICROSOFT.CONCAT(&quot;8008&quot;;DEC2HEX(HEX2DEC(&quot;7414&quot;)+[.Y42]))" office:value-type="string" office:string-value="80087579" calcext:value-type="string">
            <text:p>80087579</text:p>
          </table:table-cell>
          <table:table-cell table:formula="of:=[.AC41]+1" office:value-type="float" office:value="373" calcext:value-type="float">
            <text:p>373</text:p>
          </table:table-cell>
          <table:table-cell table:style-name="ce24" table:formula="of:=DEC2HEX([.AC42];4)" office:value-type="string" office:string-value="0175" calcext:value-type="string">
            <text:p>0175</text:p>
          </table:table-cell>
          <table:table-cell office:value-type="string" calcext:value-type="string">
            <text:p>deris emblem</text:p>
          </table:table-cell>
          <table:table-cell table:style-name="ce28" table:formula="of:=COM.MICROSOFT.CONCAT(&quot;8008&quot;;DEC2HEX(HEX2DEC(&quot;7414&quot;)+[.AC42]))" office:value-type="string" office:string-value="80087589" calcext:value-type="string">
            <text:p>80087589</text:p>
          </table:table-cell>
          <table:table-cell table:number-columns-repeated="16352"/>
        </table:table-row>
        <table:table-row table:style-name="ro1">
          <table:table-cell table:formula="of:=[.A42]+1" office:value-type="float" office:value="262" calcext:value-type="float">
            <text:p>262</text:p>
          </table:table-cell>
          <table:table-cell table:formula="of:=DEC2HEX([.A43];4)" office:value-type="string" office:string-value="0106" calcext:value-type="string">
            <text:p>0106</text:p>
          </table:table-cell>
          <table:table-cell office:value-type="string" calcext:value-type="string">
            <text:p>mambane</text:p>
          </table:table-cell>
          <table:table-cell table:formula="of:=COM.MICROSOFT.CONCAT(&quot;8008&quot;;DEC2HEX(HEX2DEC(&quot;7414&quot;)+[.A43]))" office:value-type="string" office:string-value="8008751A" calcext:value-type="string">
            <text:p>8008751A</text:p>
          </table:table-cell>
          <table:table-cell table:formula="of:=[.E42]+1" office:value-type="float" office:value="278" calcext:value-type="float">
            <text:p>278</text:p>
          </table:table-cell>
          <table:table-cell table:style-name="ce24" table:formula="of:=DEC2HEX([.E43];4)" office:value-type="string" office:string-value="0116" calcext:value-type="string">
            <text:p>0116</text:p>
          </table:table-cell>
          <table:table-cell office:value-type="string" calcext:value-type="string">
            <text:p>feet shield</text:p>
          </table:table-cell>
          <table:table-cell table:style-name="ce28" table:formula="of:=COM.MICROSOFT.CONCAT(&quot;8008&quot;;DEC2HEX(HEX2DEC(&quot;7414&quot;)+[.E43]))" office:value-type="string" office:string-value="8008752A" calcext:value-type="string">
            <text:p>8008752A</text:p>
          </table:table-cell>
          <table:table-cell table:formula="of:=[.I42]+1" office:value-type="float" office:value="294" calcext:value-type="float">
            <text:p>294</text:p>
          </table:table-cell>
          <table:table-cell table:style-name="ce24" table:formula="of:=DEC2HEX([.I43];4)" office:value-type="string" office:string-value="0126" calcext:value-type="string">
            <text:p>0126</text:p>
          </table:table-cell>
          <table:table-cell table:style-name="ce26" office:value-type="string" calcext:value-type="string">
            <text:p>beret</text:p>
          </table:table-cell>
          <table:table-cell table:style-name="ce28" table:formula="of:=COM.MICROSOFT.CONCAT(&quot;8008&quot;;DEC2HEX(HEX2DEC(&quot;7414&quot;)+[.I43]))" office:value-type="string" office:string-value="8008753A" calcext:value-type="string">
            <text:p>8008753A</text:p>
          </table:table-cell>
          <table:table-cell table:formula="of:=[.M42]+1" office:value-type="float" office:value="310" calcext:value-type="float">
            <text:p>310</text:p>
          </table:table-cell>
          <table:table-cell table:style-name="ce24" table:formula="of:=DEC2HEX([.M43];4)" office:value-type="string" office:string-value="0136" calcext:value-type="string">
            <text:p>0136</text:p>
          </table:table-cell>
          <table:table-cell office:value-type="string" calcext:value-type="string">
            <text:p>rare gauntlet</text:p>
          </table:table-cell>
          <table:table-cell table:style-name="ce28" table:formula="of:=COM.MICROSOFT.CONCAT(&quot;8008&quot;;DEC2HEX(HEX2DEC(&quot;7414&quot;)+[.M43]))" office:value-type="string" office:string-value="8008754A" calcext:value-type="string">
            <text:p>8008754A</text:p>
          </table:table-cell>
          <table:table-cell table:formula="of:=[.Q42]+1" office:value-type="float" office:value="326" calcext:value-type="float">
            <text:p>326</text:p>
          </table:table-cell>
          <table:table-cell table:style-name="ce24" table:formula="of:=DEC2HEX([.Q43];4)" office:value-type="string" office:string-value="0146" calcext:value-type="string">
            <text:p>0146</text:p>
          </table:table-cell>
          <table:table-cell table:style-name="ce26" office:value-type="string" calcext:value-type="string">
            <text:p>ice's protection</text:p>
          </table:table-cell>
          <table:table-cell table:style-name="ce28" table:formula="of:=COM.MICROSOFT.CONCAT(&quot;8008&quot;;DEC2HEX(HEX2DEC(&quot;7414&quot;)+[.Q43]))" office:value-type="string" office:string-value="8008755A" calcext:value-type="string">
            <text:p>8008755A</text:p>
          </table:table-cell>
          <table:table-cell table:formula="of:=[.U42]+1" office:value-type="float" office:value="342" calcext:value-type="float">
            <text:p>342</text:p>
          </table:table-cell>
          <table:table-cell table:style-name="ce24" table:formula="of:=DEC2HEX([.U43];4)" office:value-type="string" office:string-value="0156" calcext:value-type="string">
            <text:p>0156</text:p>
          </table:table-cell>
          <table:table-cell office:value-type="string" calcext:value-type="string">
            <text:p>aquamarine</text:p>
          </table:table-cell>
          <table:table-cell table:style-name="ce28" table:formula="of:=COM.MICROSOFT.CONCAT(&quot;8008&quot;;DEC2HEX(HEX2DEC(&quot;7414&quot;)+[.U43]))" office:value-type="string" office:string-value="8008756A" calcext:value-type="string">
            <text:p>8008756A</text:p>
          </table:table-cell>
          <table:table-cell table:formula="of:=[.Y42]+1" office:value-type="float" office:value="358" calcext:value-type="float">
            <text:p>358</text:p>
          </table:table-cell>
          <table:table-cell table:style-name="ce24" table:formula="of:=DEC2HEX([.Y43];4)" office:value-type="string" office:string-value="0166" calcext:value-type="string">
            <text:p>0166</text:p>
          </table:table-cell>
          <table:table-cell office:value-type="string" calcext:value-type="string">
            <text:p>protect ring</text:p>
          </table:table-cell>
          <table:table-cell table:style-name="ce28" table:formula="of:=COM.MICROSOFT.CONCAT(&quot;8008&quot;;DEC2HEX(HEX2DEC(&quot;7414&quot;)+[.Y43]))" office:value-type="string" office:string-value="8008757A" calcext:value-type="string">
            <text:p>8008757A</text:p>
          </table:table-cell>
          <table:table-cell table:formula="of:=[.AC42]+1" office:value-type="float" office:value="374" calcext:value-type="float">
            <text:p>374</text:p>
          </table:table-cell>
          <table:table-cell table:style-name="ce24" table:formula="of:=DEC2HEX([.AC43];4)" office:value-type="string" office:string-value="0176" calcext:value-type="string">
            <text:p>0176</text:p>
          </table:table-cell>
          <table:table-cell office:value-type="string" calcext:value-type="string">
            <text:p>feet symbol</text:p>
          </table:table-cell>
          <table:table-cell table:style-name="ce28" table:formula="of:=COM.MICROSOFT.CONCAT(&quot;8008&quot;;DEC2HEX(HEX2DEC(&quot;7414&quot;)+[.AC43]))" office:value-type="string" office:string-value="8008758A" calcext:value-type="string">
            <text:p>8008758A</text:p>
          </table:table-cell>
          <table:table-cell table:number-columns-repeated="16352"/>
        </table:table-row>
        <table:table-row table:style-name="ro1">
          <table:table-cell table:formula="of:=[.A43]+1" office:value-type="float" office:value="263" calcext:value-type="float">
            <text:p>263</text:p>
          </table:table-cell>
          <table:table-cell table:formula="of:=DEC2HEX([.A44];4)" office:value-type="string" office:string-value="0107" calcext:value-type="string">
            <text:p>0107</text:p>
          </table:table-cell>
          <table:table-cell office:value-type="string" calcext:value-type="string">
            <text:p>gold armor</text:p>
          </table:table-cell>
          <table:table-cell table:formula="of:=COM.MICROSOFT.CONCAT(&quot;8008&quot;;DEC2HEX(HEX2DEC(&quot;7414&quot;)+[.A44]))" office:value-type="string" office:string-value="8008751B" calcext:value-type="string">
            <text:p>8008751B</text:p>
          </table:table-cell>
          <table:table-cell table:formula="of:=[.E43]+1" office:value-type="float" office:value="279" calcext:value-type="float">
            <text:p>279</text:p>
          </table:table-cell>
          <table:table-cell table:style-name="ce24" table:formula="of:=DEC2HEX([.E44];4)" office:value-type="string" office:string-value="0117" calcext:value-type="string">
            <text:p>0117</text:p>
          </table:table-cell>
          <table:table-cell office:value-type="string" calcext:value-type="string">
            <text:p>fine shield</text:p>
          </table:table-cell>
          <table:table-cell table:style-name="ce28" table:formula="of:=COM.MICROSOFT.CONCAT(&quot;8008&quot;;DEC2HEX(HEX2DEC(&quot;7414&quot;)+[.E44]))" office:value-type="string" office:string-value="8008752B" calcext:value-type="string">
            <text:p>8008752B</text:p>
          </table:table-cell>
          <table:table-cell table:formula="of:=[.I43]+1" office:value-type="float" office:value="295" calcext:value-type="float">
            <text:p>295</text:p>
          </table:table-cell>
          <table:table-cell table:style-name="ce24" table:formula="of:=DEC2HEX([.I44];4)" office:value-type="string" office:string-value="0127" calcext:value-type="string">
            <text:p>0127</text:p>
          </table:table-cell>
          <table:table-cell table:style-name="ce26" office:value-type="string" calcext:value-type="string">
            <text:p>anhk beret</text:p>
          </table:table-cell>
          <table:table-cell table:style-name="ce28" table:formula="of:=COM.MICROSOFT.CONCAT(&quot;8008&quot;;DEC2HEX(HEX2DEC(&quot;7414&quot;)+[.I44]))" office:value-type="string" office:string-value="8008753B" calcext:value-type="string">
            <text:p>8008753B</text:p>
          </table:table-cell>
          <table:table-cell table:formula="of:=[.M43]+1" office:value-type="float" office:value="311" calcext:value-type="float">
            <text:p>311</text:p>
          </table:table-cell>
          <table:table-cell table:style-name="ce24" table:formula="of:=DEC2HEX([.M44];4)" office:value-type="string" office:string-value="0137" calcext:value-type="string">
            <text:p>0137</text:p>
          </table:table-cell>
          <table:table-cell office:value-type="string" calcext:value-type="string">
            <text:p>star glove</text:p>
          </table:table-cell>
          <table:table-cell table:style-name="ce28" table:formula="of:=COM.MICROSOFT.CONCAT(&quot;8008&quot;;DEC2HEX(HEX2DEC(&quot;7414&quot;)+[.M44]))" office:value-type="string" office:string-value="8008754B" calcext:value-type="string">
            <text:p>8008754B</text:p>
          </table:table-cell>
          <table:table-cell table:formula="of:=[.Q43]+1" office:value-type="float" office:value="327" calcext:value-type="float">
            <text:p>327</text:p>
          </table:table-cell>
          <table:table-cell table:style-name="ce24" table:formula="of:=DEC2HEX([.Q44];4)" office:value-type="string" office:string-value="0147" calcext:value-type="string">
            <text:p>0147</text:p>
          </table:table-cell>
          <table:table-cell table:style-name="ce26" office:value-type="string" calcext:value-type="string">
            <text:p>manji's symbol</text:p>
          </table:table-cell>
          <table:table-cell table:style-name="ce28" table:formula="of:=COM.MICROSOFT.CONCAT(&quot;8008&quot;;DEC2HEX(HEX2DEC(&quot;7414&quot;)+[.Q44]))" office:value-type="string" office:string-value="8008755B" calcext:value-type="string">
            <text:p>8008755B</text:p>
          </table:table-cell>
          <table:table-cell table:formula="of:=[.U43]+1" office:value-type="float" office:value="343" calcext:value-type="float">
            <text:p>343</text:p>
          </table:table-cell>
          <table:table-cell table:style-name="ce24" table:formula="of:=DEC2HEX([.U44];4)" office:value-type="string" office:string-value="0157" calcext:value-type="string">
            <text:p>0157</text:p>
          </table:table-cell>
          <table:table-cell office:value-type="string" calcext:value-type="string">
            <text:p>amethyst</text:p>
          </table:table-cell>
          <table:table-cell table:style-name="ce28" table:formula="of:=COM.MICROSOFT.CONCAT(&quot;8008&quot;;DEC2HEX(HEX2DEC(&quot;7414&quot;)+[.U44]))" office:value-type="string" office:string-value="8008756B" calcext:value-type="string">
            <text:p>8008756B</text:p>
          </table:table-cell>
          <table:table-cell table:formula="of:=[.Y43]+1" office:value-type="float" office:value="359" calcext:value-type="float">
            <text:p>359</text:p>
          </table:table-cell>
          <table:table-cell table:style-name="ce24" table:formula="of:=DEC2HEX([.Y44];4)" office:value-type="string" office:string-value="0167" calcext:value-type="string">
            <text:p>0167</text:p>
          </table:table-cell>
          <table:table-cell office:value-type="string" calcext:value-type="string">
            <text:p>force ring</text:p>
          </table:table-cell>
          <table:table-cell table:style-name="ce28" table:formula="of:=COM.MICROSOFT.CONCAT(&quot;8008&quot;;DEC2HEX(HEX2DEC(&quot;7414&quot;)+[.Y44]))" office:value-type="string" office:string-value="8008757B" calcext:value-type="string">
            <text:p>8008757B</text:p>
          </table:table-cell>
          <table:table-cell table:formula="of:=[.AC43]+1" office:value-type="float" office:value="375" calcext:value-type="float">
            <text:p>375</text:p>
          </table:table-cell>
          <table:table-cell table:style-name="ce24" table:formula="of:=DEC2HEX([.AC44];4)" office:value-type="string" office:string-value="0177" calcext:value-type="string">
            <text:p>0177</text:p>
          </table:table-cell>
          <table:table-cell office:value-type="string" calcext:value-type="string">
            <text:p>attack symbol</text:p>
          </table:table-cell>
          <table:table-cell table:style-name="ce28" table:formula="of:=COM.MICROSOFT.CONCAT(&quot;8008&quot;;DEC2HEX(HEX2DEC(&quot;7414&quot;)+[.AC44]))" office:value-type="string" office:string-value="8008758B" calcext:value-type="string">
            <text:p>8008758B</text:p>
          </table:table-cell>
          <table:table-cell table:number-columns-repeated="16352"/>
        </table:table-row>
        <table:table-row table:style-name="ro1">
          <table:table-cell table:formula="of:=[.A44]+1" office:value-type="float" office:value="264" calcext:value-type="float">
            <text:p>264</text:p>
          </table:table-cell>
          <table:table-cell table:formula="of:=DEC2HEX([.A45];4)" office:value-type="string" office:string-value="0108" calcext:value-type="string">
            <text:p>0108</text:p>
          </table:table-cell>
          <table:table-cell office:value-type="string" calcext:value-type="string">
            <text:p>cloak</text:p>
          </table:table-cell>
          <table:table-cell table:formula="of:=COM.MICROSOFT.CONCAT(&quot;8008&quot;;DEC2HEX(HEX2DEC(&quot;7414&quot;)+[.A45]))" office:value-type="string" office:string-value="8008751C" calcext:value-type="string">
            <text:p>8008751C</text:p>
          </table:table-cell>
          <table:table-cell table:formula="of:=[.E44]+1" office:value-type="float" office:value="280" calcext:value-type="float">
            <text:p>280</text:p>
          </table:table-cell>
          <table:table-cell table:style-name="ce24" table:formula="of:=DEC2HEX([.E45];4)" office:value-type="string" office:string-value="0118" calcext:value-type="string">
            <text:p>0118</text:p>
          </table:table-cell>
          <table:table-cell office:value-type="string" calcext:value-type="string">
            <text:p>anhk shield</text:p>
          </table:table-cell>
          <table:table-cell table:style-name="ce28" table:formula="of:=COM.MICROSOFT.CONCAT(&quot;8008&quot;;DEC2HEX(HEX2DEC(&quot;7414&quot;)+[.E45]))" office:value-type="string" office:string-value="8008752C" calcext:value-type="string">
            <text:p>8008752C</text:p>
          </table:table-cell>
          <table:table-cell table:formula="of:=[.I44]+1" office:value-type="float" office:value="296" calcext:value-type="float">
            <text:p>296</text:p>
          </table:table-cell>
          <table:table-cell table:style-name="ce24" table:formula="of:=DEC2HEX([.I45];4)" office:value-type="string" office:string-value="0128" calcext:value-type="string">
            <text:p>0128</text:p>
          </table:table-cell>
          <table:table-cell table:style-name="ce26" office:value-type="string" calcext:value-type="string">
            <text:p>land beret</text:p>
          </table:table-cell>
          <table:table-cell table:style-name="ce28" table:formula="of:=COM.MICROSOFT.CONCAT(&quot;8008&quot;;DEC2HEX(HEX2DEC(&quot;7414&quot;)+[.I45]))" office:value-type="string" office:string-value="8008753C" calcext:value-type="string">
            <text:p>8008753C</text:p>
          </table:table-cell>
          <table:table-cell table:formula="of:=[.M44]+1" office:value-type="float" office:value="312" calcext:value-type="float">
            <text:p>312</text:p>
          </table:table-cell>
          <table:table-cell table:style-name="ce24" table:formula="of:=DEC2HEX([.M45];4)" office:value-type="string" office:string-value="0138" calcext:value-type="string">
            <text:p>0138</text:p>
          </table:table-cell>
          <table:table-cell office:value-type="string" calcext:value-type="string">
            <text:p>h gauntlet</text:p>
          </table:table-cell>
          <table:table-cell table:style-name="ce28" table:formula="of:=COM.MICROSOFT.CONCAT(&quot;8008&quot;;DEC2HEX(HEX2DEC(&quot;7414&quot;)+[.M45]))" office:value-type="string" office:string-value="8008754C" calcext:value-type="string">
            <text:p>8008754C</text:p>
          </table:table-cell>
          <table:table-cell table:formula="of:=[.Q44]+1" office:value-type="float" office:value="328" calcext:value-type="float">
            <text:p>328</text:p>
          </table:table-cell>
          <table:table-cell table:style-name="ce24" table:formula="of:=DEC2HEX([.Q45];4)" office:value-type="string" office:string-value="0148" calcext:value-type="string">
            <text:p>0148</text:p>
          </table:table-cell>
          <table:table-cell table:style-name="ce26" office:value-type="string" calcext:value-type="string">
            <text:p>silver cape</text:p>
          </table:table-cell>
          <table:table-cell table:style-name="ce28" table:formula="of:=COM.MICROSOFT.CONCAT(&quot;8008&quot;;DEC2HEX(HEX2DEC(&quot;7414&quot;)+[.Q45]))" office:value-type="string" office:string-value="8008755C" calcext:value-type="string">
            <text:p>8008755C</text:p>
          </table:table-cell>
          <table:table-cell table:formula="of:=[.U44]+1" office:value-type="float" office:value="344" calcext:value-type="float">
            <text:p>344</text:p>
          </table:table-cell>
          <table:table-cell table:style-name="ce24" table:formula="of:=DEC2HEX([.U45];4)" office:value-type="string" office:string-value="0158" calcext:value-type="string">
            <text:p>0158</text:p>
          </table:table-cell>
          <table:table-cell office:value-type="string" calcext:value-type="string">
            <text:p>emerald</text:p>
          </table:table-cell>
          <table:table-cell table:style-name="ce28" table:formula="of:=COM.MICROSOFT.CONCAT(&quot;8008&quot;;DEC2HEX(HEX2DEC(&quot;7414&quot;)+[.U45]))" office:value-type="string" office:string-value="8008756C" calcext:value-type="string">
            <text:p>8008756C</text:p>
          </table:table-cell>
          <table:table-cell table:formula="of:=[.Y44]+1" office:value-type="float" office:value="360" calcext:value-type="float">
            <text:p>360</text:p>
          </table:table-cell>
          <table:table-cell table:style-name="ce24" table:formula="of:=DEC2HEX([.Y45];4)" office:value-type="string" office:string-value="0168" calcext:value-type="string">
            <text:p>0168</text:p>
          </table:table-cell>
          <table:table-cell office:value-type="string" calcext:value-type="string">
            <text:p>resist ring</text:p>
          </table:table-cell>
          <table:table-cell table:style-name="ce28" table:formula="of:=COM.MICROSOFT.CONCAT(&quot;8008&quot;;DEC2HEX(HEX2DEC(&quot;7414&quot;)+[.Y45]))" office:value-type="string" office:string-value="8008757C" calcext:value-type="string">
            <text:p>8008757C</text:p>
          </table:table-cell>
          <table:table-cell table:formula="of:=[.AC44]+1" office:value-type="float" office:value="376" calcext:value-type="float">
            <text:p>376</text:p>
          </table:table-cell>
          <table:table-cell table:style-name="ce24" table:formula="of:=DEC2HEX([.AC45];4)" office:value-type="string" office:string-value="0178" calcext:value-type="string">
            <text:p>0178</text:p>
          </table:table-cell>
          <table:table-cell office:value-type="string" calcext:value-type="string">
            <text:p>holy symbol</text:p>
          </table:table-cell>
          <table:table-cell table:style-name="ce28" table:formula="of:=COM.MICROSOFT.CONCAT(&quot;8008&quot;;DEC2HEX(HEX2DEC(&quot;7414&quot;)+[.AC45]))" office:value-type="string" office:string-value="8008758C" calcext:value-type="string">
            <text:p>8008758C</text:p>
          </table:table-cell>
          <table:table-cell table:number-columns-repeated="16352"/>
        </table:table-row>
        <table:table-row table:style-name="ro1">
          <table:table-cell table:formula="of:=[.A45]+1" office:value-type="float" office:value="265" calcext:value-type="float">
            <text:p>265</text:p>
          </table:table-cell>
          <table:table-cell table:formula="of:=DEC2HEX([.A46];4)" office:value-type="string" office:string-value="0109" calcext:value-type="string">
            <text:p>0109</text:p>
          </table:table-cell>
          <table:table-cell office:value-type="string" calcext:value-type="string">
            <text:p>amber cloack</text:p>
          </table:table-cell>
          <table:table-cell table:formula="of:=COM.MICROSOFT.CONCAT(&quot;8008&quot;;DEC2HEX(HEX2DEC(&quot;7414&quot;)+[.A46]))" office:value-type="string" office:string-value="8008751D" calcext:value-type="string">
            <text:p>8008751D</text:p>
          </table:table-cell>
          <table:table-cell table:formula="of:=[.E45]+1" office:value-type="float" office:value="281" calcext:value-type="float">
            <text:p>281</text:p>
          </table:table-cell>
          <table:table-cell table:style-name="ce24" table:formula="of:=DEC2HEX([.E46];4)" office:value-type="string" office:string-value="0119" calcext:value-type="string">
            <text:p>0119</text:p>
          </table:table-cell>
          <table:table-cell office:value-type="string" calcext:value-type="string">
            <text:p>rare shield</text:p>
          </table:table-cell>
          <table:table-cell table:style-name="ce28" table:formula="of:=COM.MICROSOFT.CONCAT(&quot;8008&quot;;DEC2HEX(HEX2DEC(&quot;7414&quot;)+[.E46]))" office:value-type="string" office:string-value="8008752D" calcext:value-type="string">
            <text:p>8008752D</text:p>
          </table:table-cell>
          <table:table-cell table:formula="of:=[.I45]+1" office:value-type="float" office:value="297" calcext:value-type="float">
            <text:p>297</text:p>
          </table:table-cell>
          <table:table-cell table:style-name="ce24" table:formula="of:=DEC2HEX([.I46];4)" office:value-type="string" office:string-value="0129" calcext:value-type="string">
            <text:p>0129</text:p>
          </table:table-cell>
          <table:table-cell table:style-name="ce26" office:value-type="string" calcext:value-type="string">
            <text:p>fine beret</text:p>
          </table:table-cell>
          <table:table-cell table:style-name="ce28" table:formula="of:=COM.MICROSOFT.CONCAT(&quot;8008&quot;;DEC2HEX(HEX2DEC(&quot;7414&quot;)+[.I46]))" office:value-type="string" office:string-value="8008753D" calcext:value-type="string">
            <text:p>8008753D</text:p>
          </table:table-cell>
          <table:table-cell table:formula="of:=[.M45]+1" office:value-type="float" office:value="313" calcext:value-type="float">
            <text:p>313</text:p>
          </table:table-cell>
          <table:table-cell table:style-name="ce24" table:formula="of:=DEC2HEX([.M46];4)" office:value-type="string" office:string-value="0139" calcext:value-type="string">
            <text:p>0139</text:p>
          </table:table-cell>
          <table:table-cell office:value-type="string" calcext:value-type="string">
            <text:p>claw gloves</text:p>
          </table:table-cell>
          <table:table-cell table:style-name="ce28" table:formula="of:=COM.MICROSOFT.CONCAT(&quot;8008&quot;;DEC2HEX(HEX2DEC(&quot;7414&quot;)+[.M46]))" office:value-type="string" office:string-value="8008754D" calcext:value-type="string">
            <text:p>8008754D</text:p>
          </table:table-cell>
          <table:table-cell table:formula="of:=[.Q45]+1" office:value-type="float" office:value="329" calcext:value-type="float">
            <text:p>329</text:p>
          </table:table-cell>
          <table:table-cell table:style-name="ce24" table:formula="of:=DEC2HEX([.Q46];4)" office:value-type="string" office:string-value="0149" calcext:value-type="string">
            <text:p>0149</text:p>
          </table:table-cell>
          <table:table-cell table:style-name="ce26" office:value-type="string" calcext:value-type="string">
            <text:p>princess cape</text:p>
          </table:table-cell>
          <table:table-cell table:style-name="ce28" table:formula="of:=COM.MICROSOFT.CONCAT(&quot;8008&quot;;DEC2HEX(HEX2DEC(&quot;7414&quot;)+[.Q46]))" office:value-type="string" office:string-value="8008755D" calcext:value-type="string">
            <text:p>8008755D</text:p>
          </table:table-cell>
          <table:table-cell table:formula="of:=[.U45]+1" office:value-type="float" office:value="345" calcext:value-type="float">
            <text:p>345</text:p>
          </table:table-cell>
          <table:table-cell table:style-name="ce24" table:formula="of:=DEC2HEX([.U46];4)" office:value-type="string" office:string-value="0159" calcext:value-type="string">
            <text:p>0159</text:p>
          </table:table-cell>
          <table:table-cell office:value-type="string" calcext:value-type="string">
            <text:p>opal</text:p>
          </table:table-cell>
          <table:table-cell table:style-name="ce28" table:formula="of:=COM.MICROSOFT.CONCAT(&quot;8008&quot;;DEC2HEX(HEX2DEC(&quot;7414&quot;)+[.U46]))" office:value-type="string" office:string-value="8008756D" calcext:value-type="string">
            <text:p>8008756D</text:p>
          </table:table-cell>
          <table:table-cell table:formula="of:=[.Y45]+1" office:value-type="float" office:value="361" calcext:value-type="float">
            <text:p>361</text:p>
          </table:table-cell>
          <table:table-cell table:style-name="ce24" table:formula="of:=DEC2HEX([.Y46];4)" office:value-type="string" office:string-value="0169" calcext:value-type="string">
            <text:p>0169</text:p>
          </table:table-cell>
          <table:table-cell office:value-type="string" calcext:value-type="string">
            <text:p>reflect ring</text:p>
          </table:table-cell>
          <table:table-cell table:style-name="ce28" table:formula="of:=COM.MICROSOFT.CONCAT(&quot;8008&quot;;DEC2HEX(HEX2DEC(&quot;7414&quot;)+[.Y46]))" office:value-type="string" office:string-value="8008757D" calcext:value-type="string">
            <text:p>8008757D</text:p>
          </table:table-cell>
          <table:table-cell table:formula="of:=[.AC45]+1" office:value-type="float" office:value="377" calcext:value-type="float">
            <text:p>377</text:p>
          </table:table-cell>
          <table:table-cell table:style-name="ce24" table:formula="of:=DEC2HEX([.AC46];4)" office:value-type="string" office:string-value="0179" calcext:value-type="string">
            <text:p>0179</text:p>
          </table:table-cell>
          <table:table-cell office:value-type="string" calcext:value-type="string">
            <text:p>misty symbol</text:p>
          </table:table-cell>
          <table:table-cell table:style-name="ce28" table:formula="of:=COM.MICROSOFT.CONCAT(&quot;8008&quot;;DEC2HEX(HEX2DEC(&quot;7414&quot;)+[.AC46]))" office:value-type="string" office:string-value="8008758D" calcext:value-type="string">
            <text:p>8008758D</text:p>
          </table:table-cell>
          <table:table-cell table:number-columns-repeated="16352"/>
        </table:table-row>
        <table:table-row table:style-name="ro1">
          <table:table-cell table:formula="of:=[.A46]+1" office:value-type="float" office:value="266" calcext:value-type="float">
            <text:p>266</text:p>
          </table:table-cell>
          <table:table-cell table:formula="of:=DEC2HEX([.A47];4)" office:value-type="string" office:string-value="010A" calcext:value-type="string">
            <text:p>010A</text:p>
          </table:table-cell>
          <table:table-cell office:value-type="string" calcext:value-type="string">
            <text:p>silver cloak</text:p>
          </table:table-cell>
          <table:table-cell table:formula="of:=COM.MICROSOFT.CONCAT(&quot;8008&quot;;DEC2HEX(HEX2DEC(&quot;7414&quot;)+[.A47]))" office:value-type="string" office:string-value="8008751E" calcext:value-type="string">
            <text:p>8008751E</text:p>
          </table:table-cell>
          <table:table-cell table:formula="of:=[.E46]+1" office:value-type="float" office:value="282" calcext:value-type="float">
            <text:p>282</text:p>
          </table:table-cell>
          <table:table-cell table:style-name="ce24" table:formula="of:=DEC2HEX([.E47];4)" office:value-type="string" office:string-value="011A" calcext:value-type="string">
            <text:p>011A</text:p>
          </table:table-cell>
          <table:table-cell office:value-type="string" calcext:value-type="string">
            <text:p>red line shield</text:p>
          </table:table-cell>
          <table:table-cell table:style-name="ce28" table:formula="of:=COM.MICROSOFT.CONCAT(&quot;8008&quot;;DEC2HEX(HEX2DEC(&quot;7414&quot;)+[.E47]))" office:value-type="string" office:string-value="8008752E" calcext:value-type="string">
            <text:p>8008752E</text:p>
          </table:table-cell>
          <table:table-cell table:formula="of:=[.I46]+1" office:value-type="float" office:value="298" calcext:value-type="float">
            <text:p>298</text:p>
          </table:table-cell>
          <table:table-cell table:style-name="ce24" table:formula="of:=DEC2HEX([.I47];4)" office:value-type="string" office:string-value="012A" calcext:value-type="string">
            <text:p>012A</text:p>
          </table:table-cell>
          <table:table-cell table:style-name="ce26" office:value-type="string" calcext:value-type="string">
            <text:p>star beret</text:p>
          </table:table-cell>
          <table:table-cell table:style-name="ce28" table:formula="of:=COM.MICROSOFT.CONCAT(&quot;8008&quot;;DEC2HEX(HEX2DEC(&quot;7414&quot;)+[.I47]))" office:value-type="string" office:string-value="8008753E" calcext:value-type="string">
            <text:p>8008753E</text:p>
          </table:table-cell>
          <table:table-cell table:formula="of:=[.M46]+1" office:value-type="float" office:value="314" calcext:value-type="float">
            <text:p>314</text:p>
          </table:table-cell>
          <table:table-cell table:style-name="ce24" table:formula="of:=DEC2HEX([.M47];4)" office:value-type="string" office:string-value="013A" calcext:value-type="string">
            <text:p>013A</text:p>
          </table:table-cell>
          <table:table-cell office:value-type="string" calcext:value-type="string">
            <text:p>kitchen mittens</text:p>
          </table:table-cell>
          <table:table-cell table:style-name="ce28" table:formula="of:=COM.MICROSOFT.CONCAT(&quot;8008&quot;;DEC2HEX(HEX2DEC(&quot;7414&quot;)+[.M47]))" office:value-type="string" office:string-value="8008754E" calcext:value-type="string">
            <text:p>8008754E</text:p>
          </table:table-cell>
          <table:table-cell table:formula="of:=[.Q46]+1" office:value-type="float" office:value="330" calcext:value-type="float">
            <text:p>330</text:p>
          </table:table-cell>
          <table:table-cell table:style-name="ce24" table:formula="of:=DEC2HEX([.Q47];4)" office:value-type="string" office:string-value="014A" calcext:value-type="string">
            <text:p>014A</text:p>
          </table:table-cell>
          <table:table-cell table:style-name="ce26" office:value-type="string" calcext:value-type="string">
            <text:p>iron boots</text:p>
          </table:table-cell>
          <table:table-cell table:style-name="ce28" table:formula="of:=COM.MICROSOFT.CONCAT(&quot;8008&quot;;DEC2HEX(HEX2DEC(&quot;7414&quot;)+[.Q47]))" office:value-type="string" office:string-value="8008755E" calcext:value-type="string">
            <text:p>8008755E</text:p>
          </table:table-cell>
          <table:table-cell table:formula="of:=[.U46]+1" office:value-type="float" office:value="346" calcext:value-type="float">
            <text:p>346</text:p>
          </table:table-cell>
          <table:table-cell table:style-name="ce24" table:formula="of:=DEC2HEX([.U47];4)" office:value-type="string" office:string-value="015A" calcext:value-type="string">
            <text:p>015A</text:p>
          </table:table-cell>
          <table:table-cell office:value-type="string" calcext:value-type="string">
            <text:p>garnet</text:p>
          </table:table-cell>
          <table:table-cell table:style-name="ce28" table:formula="of:=COM.MICROSOFT.CONCAT(&quot;8008&quot;;DEC2HEX(HEX2DEC(&quot;7414&quot;)+[.U47]))" office:value-type="string" office:string-value="8008756E" calcext:value-type="string">
            <text:p>8008756E</text:p>
          </table:table-cell>
          <table:table-cell table:formula="of:=[.Y46]+1" office:value-type="float" office:value="362" calcext:value-type="float">
            <text:p>362</text:p>
          </table:table-cell>
          <table:table-cell table:style-name="ce24" table:formula="of:=DEC2HEX([.Y47];4)" office:value-type="string" office:string-value="016A" calcext:value-type="string">
            <text:p>016A</text:p>
          </table:table-cell>
          <table:table-cell office:value-type="string" calcext:value-type="string">
            <text:p>channel ring (bad)</text:p>
          </table:table-cell>
          <table:table-cell table:style-name="ce28" table:formula="of:=COM.MICROSOFT.CONCAT(&quot;8008&quot;;DEC2HEX(HEX2DEC(&quot;7414&quot;)+[.Y47]))" office:value-type="string" office:string-value="8008757E" calcext:value-type="string">
            <text:p>8008757E</text:p>
          </table:table-cell>
          <table:table-cell table:formula="of:=[.AC46]+1" office:value-type="float" office:value="378" calcext:value-type="float">
            <text:p>378</text:p>
          </table:table-cell>
          <table:table-cell table:style-name="ce24" table:formula="of:=DEC2HEX([.AC47];4)" office:value-type="string" office:string-value="017A" calcext:value-type="string">
            <text:p>017A</text:p>
          </table:table-cell>
          <table:table-cell office:value-type="string" calcext:value-type="string">
            <text:p>dark seal</text:p>
          </table:table-cell>
          <table:table-cell table:style-name="ce28" table:formula="of:=COM.MICROSOFT.CONCAT(&quot;8008&quot;;DEC2HEX(HEX2DEC(&quot;7414&quot;)+[.AC47]))" office:value-type="string" office:string-value="8008758E" calcext:value-type="string">
            <text:p>8008758E</text:p>
          </table:table-cell>
          <table:table-cell table:number-columns-repeated="16352"/>
        </table:table-row>
        <table:table-row table:style-name="ro1">
          <table:table-cell table:formula="of:=[.A47]+1" office:value-type="float" office:value="267" calcext:value-type="float">
            <text:p>267</text:p>
          </table:table-cell>
          <table:table-cell table:formula="of:=DEC2HEX([.A48];4)" office:value-type="string" office:string-value="010B" calcext:value-type="string">
            <text:p>010B</text:p>
          </table:table-cell>
          <table:table-cell office:value-type="string" calcext:value-type="string">
            <text:p>holy cloak</text:p>
          </table:table-cell>
          <table:table-cell table:formula="of:=COM.MICROSOFT.CONCAT(&quot;8008&quot;;DEC2HEX(HEX2DEC(&quot;7414&quot;)+[.A48]))" office:value-type="string" office:string-value="8008751F" calcext:value-type="string">
            <text:p>8008751F</text:p>
          </table:table-cell>
          <table:table-cell table:formula="of:=[.E47]+1" office:value-type="float" office:value="283" calcext:value-type="float">
            <text:p>283</text:p>
          </table:table-cell>
          <table:table-cell table:style-name="ce24" table:formula="of:=DEC2HEX([.E48];4)" office:value-type="string" office:string-value="011B" calcext:value-type="string">
            <text:p>011B</text:p>
          </table:table-cell>
          <table:table-cell office:value-type="string" calcext:value-type="string">
            <text:p>star shield</text:p>
          </table:table-cell>
          <table:table-cell table:style-name="ce28" table:formula="of:=COM.MICROSOFT.CONCAT(&quot;8008&quot;;DEC2HEX(HEX2DEC(&quot;7414&quot;)+[.E48]))" office:value-type="string" office:string-value="8008752F" calcext:value-type="string">
            <text:p>8008752F</text:p>
          </table:table-cell>
          <table:table-cell table:formula="of:=[.I47]+1" office:value-type="float" office:value="299" calcext:value-type="float">
            <text:p>299</text:p>
          </table:table-cell>
          <table:table-cell table:style-name="ce24" table:formula="of:=DEC2HEX([.I48];4)" office:value-type="string" office:string-value="012B" calcext:value-type="string">
            <text:p>012B</text:p>
          </table:table-cell>
          <table:table-cell table:style-name="ce26" office:value-type="string" calcext:value-type="string">
            <text:p>head wrap</text:p>
          </table:table-cell>
          <table:table-cell table:style-name="ce28" table:formula="of:=COM.MICROSOFT.CONCAT(&quot;8008&quot;;DEC2HEX(HEX2DEC(&quot;7414&quot;)+[.I48]))" office:value-type="string" office:string-value="8008753F" calcext:value-type="string">
            <text:p>8008753F</text:p>
          </table:table-cell>
          <table:table-cell table:formula="of:=[.M47]+1" office:value-type="float" office:value="315" calcext:value-type="float">
            <text:p>315</text:p>
          </table:table-cell>
          <table:table-cell table:style-name="ce24" table:formula="of:=DEC2HEX([.M48];4)" office:value-type="string" office:string-value="013B" calcext:value-type="string">
            <text:p>013B</text:p>
          </table:table-cell>
          <table:table-cell office:value-type="string" calcext:value-type="string">
            <text:p>pretty mitten</text:p>
          </table:table-cell>
          <table:table-cell table:style-name="ce28" table:formula="of:=COM.MICROSOFT.CONCAT(&quot;8008&quot;;DEC2HEX(HEX2DEC(&quot;7414&quot;)+[.M48]))" office:value-type="string" office:string-value="8008754F" calcext:value-type="string">
            <text:p>8008754F</text:p>
          </table:table-cell>
          <table:table-cell table:formula="of:=[.Q47]+1" office:value-type="float" office:value="331" calcext:value-type="float">
            <text:p>331</text:p>
          </table:table-cell>
          <table:table-cell table:style-name="ce24" table:formula="of:=DEC2HEX([.Q48];4)" office:value-type="string" office:string-value="014B" calcext:value-type="string">
            <text:p>014B</text:p>
          </table:table-cell>
          <table:table-cell table:style-name="ce26" office:value-type="string" calcext:value-type="string">
            <text:p>elven boots</text:p>
          </table:table-cell>
          <table:table-cell table:style-name="ce28" table:formula="of:=COM.MICROSOFT.CONCAT(&quot;8008&quot;;DEC2HEX(HEX2DEC(&quot;7414&quot;)+[.Q48]))" office:value-type="string" office:string-value="8008755F" calcext:value-type="string">
            <text:p>8008755F</text:p>
          </table:table-cell>
          <table:table-cell table:formula="of:=[.U47]+1" office:value-type="float" office:value="347" calcext:value-type="float">
            <text:p>347</text:p>
          </table:table-cell>
          <table:table-cell table:style-name="ce24" table:formula="of:=DEC2HEX([.U48];4)" office:value-type="string" office:string-value="015B" calcext:value-type="string">
            <text:p>015B</text:p>
          </table:table-cell>
          <table:table-cell office:value-type="string" calcext:value-type="string">
            <text:p>sardonyx</text:p>
          </table:table-cell>
          <table:table-cell table:style-name="ce28" table:formula="of:=COM.MICROSOFT.CONCAT(&quot;8008&quot;;DEC2HEX(HEX2DEC(&quot;7414&quot;)+[.U48]))" office:value-type="string" office:string-value="8008756F" calcext:value-type="string">
            <text:p>8008756F</text:p>
          </table:table-cell>
          <table:table-cell table:formula="of:=[.Y47]+1" office:value-type="float" office:value="363" calcext:value-type="float">
            <text:p>363</text:p>
          </table:table-cell>
          <table:table-cell table:style-name="ce24" table:formula="of:=DEC2HEX([.Y48];4)" office:value-type="string" office:string-value="016B" calcext:value-type="string">
            <text:p>016B</text:p>
          </table:table-cell>
          <table:table-cell office:value-type="string" calcext:value-type="string">
            <text:p>dash ring</text:p>
          </table:table-cell>
          <table:table-cell table:style-name="ce28" table:formula="of:=COM.MICROSOFT.CONCAT(&quot;8008&quot;;DEC2HEX(HEX2DEC(&quot;7414&quot;)+[.Y48]))" office:value-type="string" office:string-value="8008757F" calcext:value-type="string">
            <text:p>8008757F</text:p>
          </table:table-cell>
          <table:table-cell table:formula="of:=[.AC47]+1" office:value-type="float" office:value="379" calcext:value-type="float">
            <text:p>379</text:p>
          </table:table-cell>
          <table:table-cell table:style-name="ce24" table:formula="of:=DEC2HEX([.AC48];4)" office:value-type="string" office:string-value="017B" calcext:value-type="string">
            <text:p>017B</text:p>
          </table:table-cell>
          <table:table-cell office:value-type="string" calcext:value-type="string">
            <text:p>demon seal</text:p>
          </table:table-cell>
          <table:table-cell table:style-name="ce28" table:formula="of:=COM.MICROSOFT.CONCAT(&quot;8008&quot;;DEC2HEX(HEX2DEC(&quot;7414&quot;)+[.AC48]))" office:value-type="string" office:string-value="8008758F" calcext:value-type="string">
            <text:p>8008758F</text:p>
          </table:table-cell>
          <table:table-cell table:number-columns-repeated="16352"/>
        </table:table-row>
        <table:table-row table:style-name="ro1">
          <table:table-cell table:formula="of:=[.A48]+1" office:value-type="float" office:value="268" calcext:value-type="float">
            <text:p>268</text:p>
          </table:table-cell>
          <table:table-cell table:formula="of:=DEC2HEX([.A49];4)" office:value-type="string" office:string-value="010C" calcext:value-type="string">
            <text:p>010C</text:p>
          </table:table-cell>
          <table:table-cell office:value-type="string" calcext:value-type="string">
            <text:p>star cloak</text:p>
          </table:table-cell>
          <table:table-cell table:formula="of:=COM.MICROSOFT.CONCAT(&quot;8008&quot;;DEC2HEX(HEX2DEC(&quot;7414&quot;)+[.A49]))" office:value-type="string" office:string-value="80087520" calcext:value-type="string">
            <text:p>80087520</text:p>
          </table:table-cell>
          <table:table-cell table:formula="of:=[.E48]+1" office:value-type="float" office:value="284" calcext:value-type="float">
            <text:p>284</text:p>
          </table:table-cell>
          <table:table-cell table:style-name="ce24" table:formula="of:=DEC2HEX([.E49];4)" office:value-type="string" office:string-value="011C" calcext:value-type="string">
            <text:p>011C</text:p>
          </table:table-cell>
          <table:table-cell office:value-type="string" calcext:value-type="string">
            <text:p>blue line shield</text:p>
          </table:table-cell>
          <table:table-cell table:style-name="ce28" table:formula="of:=COM.MICROSOFT.CONCAT(&quot;8008&quot;;DEC2HEX(HEX2DEC(&quot;7414&quot;)+[.E49]))" office:value-type="string" office:string-value="80087530" calcext:value-type="string">
            <text:p>80087530</text:p>
          </table:table-cell>
          <table:table-cell table:formula="of:=[.I48]+1" office:value-type="float" office:value="300" calcext:value-type="float">
            <text:p>300</text:p>
          </table:table-cell>
          <table:table-cell table:style-name="ce24" table:formula="of:=DEC2HEX([.I49];4)" office:value-type="string" office:string-value="012C" calcext:value-type="string">
            <text:p>012C</text:p>
          </table:table-cell>
          <table:table-cell table:style-name="ce26" office:value-type="string" calcext:value-type="string">
            <text:p>face wrap</text:p>
          </table:table-cell>
          <table:table-cell table:style-name="ce28" table:formula="of:=COM.MICROSOFT.CONCAT(&quot;8008&quot;;DEC2HEX(HEX2DEC(&quot;7414&quot;)+[.I49]))" office:value-type="string" office:string-value="80087540" calcext:value-type="string">
            <text:p>80087540</text:p>
          </table:table-cell>
          <table:table-cell table:formula="of:=[.M48]+1" office:value-type="float" office:value="316" calcext:value-type="float">
            <text:p>316</text:p>
          </table:table-cell>
          <table:table-cell table:style-name="ce24" table:formula="of:=DEC2HEX([.M49];4)" office:value-type="string" office:string-value="013C" calcext:value-type="string">
            <text:p>013C</text:p>
          </table:table-cell>
          <table:table-cell office:value-type="string" calcext:value-type="string">
            <text:p>mother's gloves</text:p>
          </table:table-cell>
          <table:table-cell table:style-name="ce28" table:formula="of:=COM.MICROSOFT.CONCAT(&quot;8008&quot;;DEC2HEX(HEX2DEC(&quot;7414&quot;)+[.M49]))" office:value-type="string" office:string-value="80087550" calcext:value-type="string">
            <text:p>80087550</text:p>
          </table:table-cell>
          <table:table-cell table:formula="of:=[.Q48]+1" office:value-type="float" office:value="332" calcext:value-type="float">
            <text:p>332</text:p>
          </table:table-cell>
          <table:table-cell table:style-name="ce24" table:formula="of:=DEC2HEX([.Q49];4)" office:value-type="string" office:string-value="014C" calcext:value-type="string">
            <text:p>014C</text:p>
          </table:table-cell>
          <table:table-cell table:style-name="ce26" office:value-type="string" calcext:value-type="string">
            <text:p>jet boots</text:p>
          </table:table-cell>
          <table:table-cell table:style-name="ce28" table:formula="of:=COM.MICROSOFT.CONCAT(&quot;8008&quot;;DEC2HEX(HEX2DEC(&quot;7414&quot;)+[.Q49]))" office:value-type="string" office:string-value="80087560" calcext:value-type="string">
            <text:p>80087560</text:p>
          </table:table-cell>
          <table:table-cell table:formula="of:=[.U48]+1" office:value-type="float" office:value="348" calcext:value-type="float">
            <text:p>348</text:p>
          </table:table-cell>
          <table:table-cell table:style-name="ce24" table:formula="of:=DEC2HEX([.U49];4)" office:value-type="string" office:string-value="015C" calcext:value-type="string">
            <text:p>015C</text:p>
          </table:table-cell>
          <table:table-cell office:value-type="string" calcext:value-type="string">
            <text:p>sapphire</text:p>
          </table:table-cell>
          <table:table-cell table:style-name="ce28" table:formula="of:=COM.MICROSOFT.CONCAT(&quot;8008&quot;;DEC2HEX(HEX2DEC(&quot;7414&quot;)+[.U49]))" office:value-type="string" office:string-value="80087570" calcext:value-type="string">
            <text:p>80087570</text:p>
          </table:table-cell>
          <table:table-cell table:formula="of:=[.Y48]+1" office:value-type="float" office:value="364" calcext:value-type="float">
            <text:p>364</text:p>
          </table:table-cell>
          <table:table-cell table:style-name="ce24" table:formula="of:=DEC2HEX([.Y49];4)" office:value-type="string" office:string-value="016C" calcext:value-type="string">
            <text:p>016C</text:p>
          </table:table-cell>
          <table:table-cell office:value-type="string" calcext:value-type="string">
            <text:p>technical ring</text:p>
          </table:table-cell>
          <table:table-cell table:style-name="ce28" table:formula="of:=COM.MICROSOFT.CONCAT(&quot;8008&quot;;DEC2HEX(HEX2DEC(&quot;7414&quot;)+[.Y49]))" office:value-type="string" office:string-value="80087580" calcext:value-type="string">
            <text:p>80087580</text:p>
          </table:table-cell>
          <table:table-cell table:formula="of:=[.AC48]+1" office:value-type="float" office:value="380" calcext:value-type="float">
            <text:p>380</text:p>
          </table:table-cell>
          <table:table-cell table:style-name="ce24" table:formula="of:=DEC2HEX([.AC49];4)" office:value-type="string" office:string-value="017C" calcext:value-type="string">
            <text:p>017C</text:p>
          </table:table-cell>
          <table:table-cell office:value-type="string" calcext:value-type="string">
            <text:p>earring</text:p>
          </table:table-cell>
          <table:table-cell table:style-name="ce28" table:formula="of:=COM.MICROSOFT.CONCAT(&quot;8008&quot;;DEC2HEX(HEX2DEC(&quot;7414&quot;)+[.AC49]))" office:value-type="string" office:string-value="80087590" calcext:value-type="string">
            <text:p>80087590</text:p>
          </table:table-cell>
          <table:table-cell table:number-columns-repeated="16352"/>
        </table:table-row>
        <table:table-row table:style-name="ro1">
          <table:table-cell table:formula="of:=[.A49]+1" office:value-type="float" office:value="269" calcext:value-type="float">
            <text:p>269</text:p>
          </table:table-cell>
          <table:table-cell table:formula="of:=DEC2HEX([.A50];4)" office:value-type="string" office:string-value="010D" calcext:value-type="string">
            <text:p>010D</text:p>
          </table:table-cell>
          <table:table-cell office:value-type="string" calcext:value-type="string">
            <text:p>mythril mesh</text:p>
          </table:table-cell>
          <table:table-cell table:formula="of:=COM.MICROSOFT.CONCAT(&quot;8008&quot;;DEC2HEX(HEX2DEC(&quot;7414&quot;)+[.A50]))" office:value-type="string" office:string-value="80087521" calcext:value-type="string">
            <text:p>80087521</text:p>
          </table:table-cell>
          <table:table-cell table:formula="of:=[.E49]+1" office:value-type="float" office:value="285" calcext:value-type="float">
            <text:p>285</text:p>
          </table:table-cell>
          <table:table-cell table:style-name="ce24" table:formula="of:=DEC2HEX([.E50];4)" office:value-type="string" office:string-value="011D" calcext:value-type="string">
            <text:p>011D</text:p>
          </table:table-cell>
          <table:table-cell office:value-type="string" calcext:value-type="string">
            <text:p>ring shield</text:p>
          </table:table-cell>
          <table:table-cell table:style-name="ce28" table:formula="of:=COM.MICROSOFT.CONCAT(&quot;8008&quot;;DEC2HEX(HEX2DEC(&quot;7414&quot;)+[.E50]))" office:value-type="string" office:string-value="80087531" calcext:value-type="string">
            <text:p>80087531</text:p>
          </table:table-cell>
          <table:table-cell table:formula="of:=[.I49]+1" office:value-type="float" office:value="301" calcext:value-type="float">
            <text:p>301</text:p>
          </table:table-cell>
          <table:table-cell table:style-name="ce24" table:formula="of:=DEC2HEX([.I50];4)" office:value-type="string" office:string-value="012D" calcext:value-type="string">
            <text:p>012D</text:p>
          </table:table-cell>
          <table:table-cell table:style-name="ce26" office:value-type="string" calcext:value-type="string">
            <text:p>blue ribbon</text:p>
          </table:table-cell>
          <table:table-cell table:style-name="ce28" table:formula="of:=COM.MICROSOFT.CONCAT(&quot;8008&quot;;DEC2HEX(HEX2DEC(&quot;7414&quot;)+[.I50]))" office:value-type="string" office:string-value="80087541" calcext:value-type="string">
            <text:p>80087541</text:p>
          </table:table-cell>
          <table:table-cell table:formula="of:=[.M49]+1" office:value-type="float" office:value="317" calcext:value-type="float">
            <text:p>317</text:p>
          </table:table-cell>
          <table:table-cell table:style-name="ce24" table:formula="of:=DEC2HEX([.M50];4)" office:value-type="string" office:string-value="013D" calcext:value-type="string">
            <text:p>013D</text:p>
          </table:table-cell>
          <table:table-cell office:value-type="string" calcext:value-type="string">
            <text:p>white gloves</text:p>
          </table:table-cell>
          <table:table-cell table:style-name="ce28" table:formula="of:=COM.MICROSOFT.CONCAT(&quot;8008&quot;;DEC2HEX(HEX2DEC(&quot;7414&quot;)+[.M50]))" office:value-type="string" office:string-value="80087551" calcext:value-type="string">
            <text:p>80087551</text:p>
          </table:table-cell>
          <table:table-cell table:formula="of:=[.Q49]+1" office:value-type="float" office:value="333" calcext:value-type="float">
            <text:p>333</text:p>
          </table:table-cell>
          <table:table-cell table:style-name="ce24" table:formula="of:=DEC2HEX([.Q50];4)" office:value-type="string" office:string-value="014D" calcext:value-type="string">
            <text:p>014D</text:p>
          </table:table-cell>
          <table:table-cell table:style-name="ce26" office:value-type="string" calcext:value-type="string">
            <text:p>persian boots</text:p>
          </table:table-cell>
          <table:table-cell table:style-name="ce28" table:formula="of:=COM.MICROSOFT.CONCAT(&quot;8008&quot;;DEC2HEX(HEX2DEC(&quot;7414&quot;)+[.Q50]))" office:value-type="string" office:string-value="80087561" calcext:value-type="string">
            <text:p>80087561</text:p>
          </table:table-cell>
          <table:table-cell table:formula="of:=[.U49]+1" office:value-type="float" office:value="349" calcext:value-type="float">
            <text:p>349</text:p>
          </table:table-cell>
          <table:table-cell table:style-name="ce24" table:formula="of:=DEC2HEX([.U50];4)" office:value-type="string" office:string-value="015D" calcext:value-type="string">
            <text:p>015D</text:p>
          </table:table-cell>
          <table:table-cell office:value-type="string" calcext:value-type="string">
            <text:p>turquise</text:p>
          </table:table-cell>
          <table:table-cell table:style-name="ce28" table:formula="of:=COM.MICROSOFT.CONCAT(&quot;8008&quot;;DEC2HEX(HEX2DEC(&quot;7414&quot;)+[.U50]))" office:value-type="string" office:string-value="80087571" calcext:value-type="string">
            <text:p>80087571</text:p>
          </table:table-cell>
          <table:table-cell table:formula="of:=[.Y49]+1" office:value-type="float" office:value="365" calcext:value-type="float">
            <text:p>365</text:p>
          </table:table-cell>
          <table:table-cell table:style-name="ce24" table:formula="of:=DEC2HEX([.Y50];4)" office:value-type="string" office:string-value="016D" calcext:value-type="string">
            <text:p>016D</text:p>
          </table:table-cell>
          <table:table-cell office:value-type="string" calcext:value-type="string">
            <text:p>reverse doll</text:p>
          </table:table-cell>
          <table:table-cell table:style-name="ce28" table:formula="of:=COM.MICROSOFT.CONCAT(&quot;8008&quot;;DEC2HEX(HEX2DEC(&quot;7414&quot;)+[.Y50]))" office:value-type="string" office:string-value="80087581" calcext:value-type="string">
            <text:p>80087581</text:p>
          </table:table-cell>
          <table:table-cell table:formula="of:=[.AC49]+1" office:value-type="float" office:value="381" calcext:value-type="float">
            <text:p>381</text:p>
          </table:table-cell>
          <table:table-cell table:style-name="ce24" table:formula="of:=DEC2HEX([.AC50];4)" office:value-type="string" office:string-value="017D" calcext:value-type="string">
            <text:p>017D</text:p>
          </table:table-cell>
          <table:table-cell office:value-type="string" calcext:value-type="string">
            <text:p>combo command</text:p>
          </table:table-cell>
          <table:table-cell table:style-name="ce28" table:formula="of:=COM.MICROSOFT.CONCAT(&quot;8008&quot;;DEC2HEX(HEX2DEC(&quot;7414&quot;)+[.AC50]))" office:value-type="string" office:string-value="80087591" calcext:value-type="string">
            <text:p>80087591</text:p>
          </table:table-cell>
          <table:table-cell table:number-columns-repeated="16352"/>
        </table:table-row>
        <table:table-row table:style-name="ro1">
          <table:table-cell table:formula="of:=[.A50]+1" office:value-type="float" office:value="270" calcext:value-type="float">
            <text:p>270</text:p>
          </table:table-cell>
          <table:table-cell table:formula="of:=DEC2HEX([.A51];4)" office:value-type="string" office:string-value="010E" calcext:value-type="string">
            <text:p>010E</text:p>
          </table:table-cell>
          <table:table-cell office:value-type="string" calcext:value-type="string">
            <text:p>black clothes</text:p>
          </table:table-cell>
          <table:table-cell table:formula="of:=COM.MICROSOFT.CONCAT(&quot;8008&quot;;DEC2HEX(HEX2DEC(&quot;7414&quot;)+[.A51]))" office:value-type="string" office:string-value="80087522" calcext:value-type="string">
            <text:p>80087522</text:p>
          </table:table-cell>
          <table:table-cell table:formula="of:=[.E50]+1" office:value-type="float" office:value="286" calcext:value-type="float">
            <text:p>286</text:p>
          </table:table-cell>
          <table:table-cell table:style-name="ce24" table:formula="of:=DEC2HEX([.E51];4)" office:value-type="string" office:string-value="011E" calcext:value-type="string">
            <text:p>011E</text:p>
          </table:table-cell>
          <table:table-cell office:value-type="string" calcext:value-type="string">
            <text:p>leather armor</text:p>
          </table:table-cell>
          <table:table-cell table:style-name="ce28" table:formula="of:=COM.MICROSOFT.CONCAT(&quot;8008&quot;;DEC2HEX(HEX2DEC(&quot;7414&quot;)+[.E51]))" office:value-type="string" office:string-value="80087532" calcext:value-type="string">
            <text:p>80087532</text:p>
          </table:table-cell>
          <table:table-cell table:formula="of:=[.I50]+1" office:value-type="float" office:value="302" calcext:value-type="float">
            <text:p>302</text:p>
          </table:table-cell>
          <table:table-cell table:style-name="ce24" table:formula="of:=DEC2HEX([.I51];4)" office:value-type="string" office:string-value="012E" calcext:value-type="string">
            <text:p>012E</text:p>
          </table:table-cell>
          <table:table-cell table:style-name="ce26" office:value-type="string" calcext:value-type="string">
            <text:p>large blue ribbon</text:p>
          </table:table-cell>
          <table:table-cell table:style-name="ce28" table:formula="of:=COM.MICROSOFT.CONCAT(&quot;8008&quot;;DEC2HEX(HEX2DEC(&quot;7414&quot;)+[.I51]))" office:value-type="string" office:string-value="80087542" calcext:value-type="string">
            <text:p>80087542</text:p>
          </table:table-cell>
          <table:table-cell table:formula="of:=[.M50]+1" office:value-type="float" office:value="318" calcext:value-type="float">
            <text:p>318</text:p>
          </table:table-cell>
          <table:table-cell table:style-name="ce24" table:formula="of:=DEC2HEX([.M51];4)" office:value-type="string" office:string-value="013E" calcext:value-type="string">
            <text:p>013E</text:p>
          </table:table-cell>
          <table:table-cell office:value-type="string" calcext:value-type="string">
            <text:p>stone check</text:p>
          </table:table-cell>
          <table:table-cell table:style-name="ce28" table:formula="of:=COM.MICROSOFT.CONCAT(&quot;8008&quot;;DEC2HEX(HEX2DEC(&quot;7414&quot;)+[.M51]))" office:value-type="string" office:string-value="80087552" calcext:value-type="string">
            <text:p>80087552</text:p>
          </table:table-cell>
          <table:table-cell table:formula="of:=[.Q50]+1" office:value-type="float" office:value="334" calcext:value-type="float">
            <text:p>334</text:p>
          </table:table-cell>
          <table:table-cell table:style-name="ce24" table:formula="of:=DEC2HEX([.Q51];4)" office:value-type="string" office:string-value="014E" calcext:value-type="string">
            <text:p>014E</text:p>
          </table:table-cell>
          <table:table-cell table:style-name="ce26" office:value-type="string" calcext:value-type="string">
            <text:p>nightmare boots</text:p>
          </table:table-cell>
          <table:table-cell table:style-name="ce28" table:formula="of:=COM.MICROSOFT.CONCAT(&quot;8008&quot;;DEC2HEX(HEX2DEC(&quot;7414&quot;)+[.Q51]))" office:value-type="string" office:string-value="80087562" calcext:value-type="string">
            <text:p>80087562</text:p>
          </table:table-cell>
          <table:table-cell table:formula="of:=[.U50]+1" office:value-type="float" office:value="350" calcext:value-type="float">
            <text:p>350</text:p>
          </table:table-cell>
          <table:table-cell table:style-name="ce24" table:formula="of:=DEC2HEX([.U51];4)" office:value-type="string" office:string-value="015E" calcext:value-type="string">
            <text:p>015E</text:p>
          </table:table-cell>
          <table:table-cell office:value-type="string" calcext:value-type="string">
            <text:p>diamond</text:p>
          </table:table-cell>
          <table:table-cell table:style-name="ce28" table:formula="of:=COM.MICROSOFT.CONCAT(&quot;8008&quot;;DEC2HEX(HEX2DEC(&quot;7414&quot;)+[.U51]))" office:value-type="string" office:string-value="80087572" calcext:value-type="string">
            <text:p>80087572</text:p>
          </table:table-cell>
          <table:table-cell table:formula="of:=[.Y50]+1" office:value-type="float" office:value="366" calcext:value-type="float">
            <text:p>366</text:p>
          </table:table-cell>
          <table:table-cell table:style-name="ce24" table:formula="of:=DEC2HEX([.Y51];4)" office:value-type="string" office:string-value="016E" calcext:value-type="string">
            <text:p>016E</text:p>
          </table:table-cell>
          <table:table-cell table:style-name="ce25" office:value-type="string" calcext:value-type="string">
            <text:p>sephira</text:p>
          </table:table-cell>
          <table:table-cell table:style-name="ce28" table:formula="of:=COM.MICROSOFT.CONCAT(&quot;8008&quot;;DEC2HEX(HEX2DEC(&quot;7414&quot;)+[.Y51]))" office:value-type="string" office:string-value="80087582" calcext:value-type="string">
            <text:p>80087582</text:p>
          </table:table-cell>
          <table:table-cell table:formula="of:=[.AC50]+1" office:value-type="float" office:value="382" calcext:value-type="float">
            <text:p>382</text:p>
          </table:table-cell>
          <table:table-cell table:style-name="ce24" table:formula="of:=DEC2HEX([.AC51];4)" office:value-type="string" office:string-value="017E" calcext:value-type="string">
            <text:p>017E</text:p>
          </table:table-cell>
          <table:table-cell office:value-type="string" calcext:value-type="string">
            <text:p>silver mattock</text:p>
          </table:table-cell>
          <table:table-cell table:style-name="ce28" table:formula="of:=COM.MICROSOFT.CONCAT(&quot;8008&quot;;DEC2HEX(HEX2DEC(&quot;7414&quot;)+[.AC51]))" office:value-type="string" office:string-value="80087592" calcext:value-type="string">
            <text:p>80087592</text:p>
          </table:table-cell>
          <table:table-cell table:number-columns-repeated="16352"/>
        </table:table-row>
        <table:table-row table:style-name="ro1">
          <table:table-cell table:formula="of:=[.A51]+1" office:value-type="float" office:value="271" calcext:value-type="float">
            <text:p>271</text:p>
          </table:table-cell>
          <table:table-cell table:formula="of:=DEC2HEX([.A52];4)" office:value-type="string" office:string-value="010F" calcext:value-type="string">
            <text:p>010F</text:p>
          </table:table-cell>
          <table:table-cell table:style-name="ce26" office:value-type="string" calcext:value-type="string">
            <text:p>kisaragi</text:p>
          </table:table-cell>
          <table:table-cell table:formula="of:=COM.MICROSOFT.CONCAT(&quot;8008&quot;;DEC2HEX(HEX2DEC(&quot;7414&quot;)+[.A52]))" office:value-type="string" office:string-value="80087523" calcext:value-type="string">
            <text:p>80087523</text:p>
          </table:table-cell>
          <table:table-cell table:formula="of:=[.E51]+1" office:value-type="float" office:value="287" calcext:value-type="float">
            <text:p>287</text:p>
          </table:table-cell>
          <table:table-cell table:style-name="ce24" table:formula="of:=DEC2HEX([.E52];4)" office:value-type="string" office:string-value="011F" calcext:value-type="string">
            <text:p>011F</text:p>
          </table:table-cell>
          <table:table-cell office:value-type="string" calcext:value-type="string">
            <text:p>iron sallet</text:p>
          </table:table-cell>
          <table:table-cell table:style-name="ce28" table:formula="of:=COM.MICROSOFT.CONCAT(&quot;8008&quot;;DEC2HEX(HEX2DEC(&quot;7414&quot;)+[.E52]))" office:value-type="string" office:string-value="80087533" calcext:value-type="string">
            <text:p>80087533</text:p>
          </table:table-cell>
          <table:table-cell table:formula="of:=[.I51]+1" office:value-type="float" office:value="303" calcext:value-type="float">
            <text:p>303</text:p>
          </table:table-cell>
          <table:table-cell table:style-name="ce24" table:formula="of:=DEC2HEX([.I52];4)" office:value-type="string" office:string-value="012F" calcext:value-type="string">
            <text:p>012F</text:p>
          </table:table-cell>
          <table:table-cell table:style-name="ce26" office:value-type="string" calcext:value-type="string">
            <text:p>stripe ribbon</text:p>
          </table:table-cell>
          <table:table-cell table:style-name="ce28" table:formula="of:=COM.MICROSOFT.CONCAT(&quot;8008&quot;;DEC2HEX(HEX2DEC(&quot;7414&quot;)+[.I52]))" office:value-type="string" office:string-value="80087543" calcext:value-type="string">
            <text:p>80087543</text:p>
          </table:table-cell>
          <table:table-cell table:formula="of:=[.M51]+1" office:value-type="float" office:value="319" calcext:value-type="float">
            <text:p>319</text:p>
          </table:table-cell>
          <table:table-cell table:style-name="ce24" table:formula="of:=DEC2HEX([.M52];4)" office:value-type="string" office:string-value="013F" calcext:value-type="string">
            <text:p>013F</text:p>
          </table:table-cell>
          <table:table-cell office:value-type="string" calcext:value-type="string">
            <text:p>tailsman</text:p>
          </table:table-cell>
          <table:table-cell table:style-name="ce28" table:formula="of:=COM.MICROSOFT.CONCAT(&quot;8008&quot;;DEC2HEX(HEX2DEC(&quot;7414&quot;)+[.M52]))" office:value-type="string" office:string-value="80087553" calcext:value-type="string">
            <text:p>80087553</text:p>
          </table:table-cell>
          <table:table-cell table:formula="of:=[.Q51]+1" office:value-type="float" office:value="335" calcext:value-type="float">
            <text:p>335</text:p>
          </table:table-cell>
          <table:table-cell table:style-name="ce24" table:formula="of:=DEC2HEX([.Q52];4)" office:value-type="string" office:string-value="014F" calcext:value-type="string">
            <text:p>014F</text:p>
          </table:table-cell>
          <table:table-cell office:value-type="string" calcext:value-type="string">
            <text:p>water spider</text:p>
          </table:table-cell>
          <table:table-cell table:style-name="ce28" table:formula="of:=COM.MICROSOFT.CONCAT(&quot;8008&quot;;DEC2HEX(HEX2DEC(&quot;7414&quot;)+[.Q52]))" office:value-type="string" office:string-value="80087563" calcext:value-type="string">
            <text:p>80087563</text:p>
          </table:table-cell>
          <table:table-cell table:formula="of:=[.U51]+1" office:value-type="float" office:value="351" calcext:value-type="float">
            <text:p>351</text:p>
          </table:table-cell>
          <table:table-cell table:style-name="ce24" table:formula="of:=DEC2HEX([.U52];4)" office:value-type="string" office:string-value="015F" calcext:value-type="string">
            <text:p>015F</text:p>
          </table:table-cell>
          <table:table-cell table:style-name="ce31" office:value-type="string" calcext:value-type="string">
            <text:p>topaz</text:p>
          </table:table-cell>
          <table:table-cell table:style-name="ce28" table:formula="of:=COM.MICROSOFT.CONCAT(&quot;8008&quot;;DEC2HEX(HEX2DEC(&quot;7414&quot;)+[.U52]))" office:value-type="string" office:string-value="80087573" calcext:value-type="string">
            <text:p>80087573</text:p>
          </table:table-cell>
          <table:table-cell table:formula="of:=[.Y51]+1" office:value-type="float" office:value="367" calcext:value-type="float">
            <text:p>367</text:p>
          </table:table-cell>
          <table:table-cell table:style-name="ce24" table:formula="of:=DEC2HEX([.Y52];4)" office:value-type="string" office:string-value="016F" calcext:value-type="string">
            <text:p>016F</text:p>
          </table:table-cell>
          <table:table-cell table:style-name="ce25" office:value-type="string" calcext:value-type="string">
            <text:p>sephira +1</text:p>
          </table:table-cell>
          <table:table-cell table:style-name="ce28" table:formula="of:=COM.MICROSOFT.CONCAT(&quot;8008&quot;;DEC2HEX(HEX2DEC(&quot;7414&quot;)+[.Y52]))" office:value-type="string" office:string-value="80087583" calcext:value-type="string">
            <text:p>80087583</text:p>
          </table:table-cell>
          <table:table-cell table:formula="of:=[.AC51]+1" office:value-type="float" office:value="383" calcext:value-type="float">
            <text:p>383</text:p>
          </table:table-cell>
          <table:table-cell table:style-name="ce24" table:formula="of:=DEC2HEX([.AC52];4)" office:value-type="string" office:string-value="017F" calcext:value-type="string">
            <text:p>017F</text:p>
          </table:table-cell>
          <table:table-cell office:value-type="string" calcext:value-type="string">
            <text:p>magic pouch</text:p>
          </table:table-cell>
          <table:table-cell table:style-name="ce28" table:formula="of:=COM.MICROSOFT.CONCAT(&quot;8008&quot;;DEC2HEX(HEX2DEC(&quot;7414&quot;)+[.AC52]))" office:value-type="string" office:string-value="80087593" calcext:value-type="string">
            <text:p>80087593</text:p>
          </table:table-cell>
          <table:table-cell table:number-columns-repeated="16352"/>
        </table:table-row>
        <table:table-row table:style-name="ro1">
          <table:table-cell table:number-columns-repeated="3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9"/>
          <table:table-cell table:number-columns-repeated="16352"/>
        </table:table-row>
        <table:table-row table:style-name="ro1">
          <table:table-cell table:formula="of:=[.AC52]+1" office:value-type="float" office:value="384" calcext:value-type="float">
            <text:p>384</text:p>
          </table:table-cell>
          <table:table-cell table:formula="of:=DEC2HEX([.A54];4)" office:value-type="string" office:string-value="0180" calcext:value-type="string">
            <text:p>0180</text:p>
          </table:table-cell>
          <table:table-cell office:value-type="string" calcext:value-type="string">
            <text:p>magical pouch</text:p>
          </table:table-cell>
          <table:table-cell table:formula="of:=COM.MICROSOFT.CONCAT(&quot;8008&quot;;DEC2HEX(HEX2DEC(&quot;7414&quot;)+[.A54]))" office:value-type="string" office:string-value="80087594" calcext:value-type="string">
            <text:p>80087594</text:p>
          </table:table-cell>
          <table:table-cell table:formula="of:=[.A69]+1" office:value-type="float" office:value="400" calcext:value-type="float">
            <text:p>400</text:p>
          </table:table-cell>
          <table:table-cell table:style-name="ce24" table:formula="of:=DEC2HEX([.E54];4)" office:value-type="string" office:string-value="0190" calcext:value-type="string">
            <text:p>0190</text:p>
          </table:table-cell>
          <table:table-cell table:style-name="Default"/>
          <table:table-cell table:style-name="ce28" table:formula="of:=COM.MICROSOFT.CONCAT(&quot;8008&quot;;DEC2HEX(HEX2DEC(&quot;7414&quot;)+[.E54]))" office:value-type="string" office:string-value="800875A4" calcext:value-type="string">
            <text:p>800875A4</text:p>
          </table:table-cell>
          <table:table-cell table:formula="of:=[.E69]+1" office:value-type="float" office:value="416" calcext:value-type="float">
            <text:p>416</text:p>
          </table:table-cell>
          <table:table-cell table:style-name="ce24" table:formula="of:=DEC2HEX([.I54];4)" office:value-type="string" office:string-value="01A0" calcext:value-type="string">
            <text:p>01A0</text:p>
          </table:table-cell>
          <table:table-cell table:style-name="ce26"/>
          <table:table-cell table:style-name="ce28" table:formula="of:=COM.MICROSOFT.CONCAT(&quot;8008&quot;;DEC2HEX(HEX2DEC(&quot;7414&quot;)+[.I54]))" office:value-type="string" office:string-value="800875B4" calcext:value-type="string">
            <text:p>800875B4</text:p>
          </table:table-cell>
          <table:table-cell table:formula="of:=[.I69]+1" office:value-type="float" office:value="432" calcext:value-type="float">
            <text:p>432</text:p>
          </table:table-cell>
          <table:table-cell table:style-name="ce24" table:formula="of:=DEC2HEX([.M54];4)" office:value-type="string" office:string-value="01B0" calcext:value-type="string">
            <text:p>01B0</text:p>
          </table:table-cell>
          <table:table-cell/>
          <table:table-cell table:style-name="ce28" table:formula="of:=COM.MICROSOFT.CONCAT(&quot;8008&quot;;DEC2HEX(HEX2DEC(&quot;7414&quot;)+[.M54]))" office:value-type="string" office:string-value="800875C4" calcext:value-type="string">
            <text:p>800875C4</text:p>
          </table:table-cell>
          <table:table-cell table:formula="of:=[.M69]+1" office:value-type="float" office:value="448" calcext:value-type="float">
            <text:p>448</text:p>
          </table:table-cell>
          <table:table-cell table:style-name="ce24" table:formula="of:=DEC2HEX([.Q54];4)" office:value-type="string" office:string-value="01C0" calcext:value-type="string">
            <text:p>01C0</text:p>
          </table:table-cell>
          <table:table-cell table:style-name="ce26"/>
          <table:table-cell table:style-name="ce28" table:formula="of:=COM.MICROSOFT.CONCAT(&quot;8008&quot;;DEC2HEX(HEX2DEC(&quot;7414&quot;)+[.Q54]))" office:value-type="string" office:string-value="800875D4" calcext:value-type="string">
            <text:p>800875D4</text:p>
          </table:table-cell>
          <table:table-cell table:formula="of:=[.Q69]+1" office:value-type="float" office:value="464" calcext:value-type="float">
            <text:p>464</text:p>
          </table:table-cell>
          <table:table-cell table:style-name="ce24" table:formula="of:=DEC2HEX([.U54];4)" office:value-type="string" office:string-value="01D0" calcext:value-type="string">
            <text:p>01D0</text:p>
          </table:table-cell>
          <table:table-cell/>
          <table:table-cell table:style-name="ce28" table:formula="of:=COM.MICROSOFT.CONCAT(&quot;8008&quot;;DEC2HEX(HEX2DEC(&quot;7414&quot;)+[.U54]))" office:value-type="string" office:string-value="800875E4" calcext:value-type="string">
            <text:p>800875E4</text:p>
          </table:table-cell>
          <table:table-cell table:formula="of:=[.U69]+1" office:value-type="float" office:value="480" calcext:value-type="float">
            <text:p>480</text:p>
          </table:table-cell>
          <table:table-cell table:style-name="ce24" table:formula="of:=DEC2HEX([.Y54];4)" office:value-type="string" office:string-value="01E0" calcext:value-type="string">
            <text:p>01E0</text:p>
          </table:table-cell>
          <table:table-cell/>
          <table:table-cell table:style-name="ce28" table:formula="of:=COM.MICROSOFT.CONCAT(&quot;8008&quot;;DEC2HEX(HEX2DEC(&quot;7414&quot;)+[.Y54]))" office:value-type="string" office:string-value="800875F4" calcext:value-type="string">
            <text:p>800875F4</text:p>
          </table:table-cell>
          <table:table-cell table:formula="of:=[.Y69]+1" office:value-type="float" office:value="496" calcext:value-type="float">
            <text:p>496</text:p>
          </table:table-cell>
          <table:table-cell table:style-name="ce24" table:formula="of:=DEC2HEX([.AC54];4)" office:value-type="string" office:string-value="01F0" calcext:value-type="string">
            <text:p>01F0</text:p>
          </table:table-cell>
          <table:table-cell/>
          <table:table-cell table:style-name="ce28" table:formula="of:=COM.MICROSOFT.CONCAT(&quot;8008&quot;;DEC2HEX(HEX2DEC(&quot;7414&quot;)+[.AC54]))" office:value-type="string" office:string-value="80087604" calcext:value-type="string">
            <text:p>80087604</text:p>
          </table:table-cell>
          <table:table-cell table:number-columns-repeated="16352"/>
        </table:table-row>
        <table:table-row table:style-name="ro1">
          <table:table-cell table:formula="of:=[.A54]+1" office:value-type="float" office:value="385" calcext:value-type="float">
            <text:p>385</text:p>
          </table:table-cell>
          <table:table-cell table:formula="of:=DEC2HEX([.A55];4)" office:value-type="string" office:string-value="0181" calcext:value-type="string">
            <text:p>0181</text:p>
          </table:table-cell>
          <table:table-cell office:value-type="string" calcext:value-type="string">
            <text:p>copy tail</text:p>
          </table:table-cell>
          <table:table-cell table:formula="of:=COM.MICROSOFT.CONCAT(&quot;8008&quot;;DEC2HEX(HEX2DEC(&quot;7414&quot;)+[.A55]))" office:value-type="string" office:string-value="80087595" calcext:value-type="string">
            <text:p>80087595</text:p>
          </table:table-cell>
          <table:table-cell table:formula="of:=[.E54]+1" office:value-type="float" office:value="401" calcext:value-type="float">
            <text:p>401</text:p>
          </table:table-cell>
          <table:table-cell table:style-name="ce24" table:formula="of:=DEC2HEX([.E55];4)" office:value-type="string" office:string-value="0191" calcext:value-type="string">
            <text:p>0191</text:p>
          </table:table-cell>
          <table:table-cell table:style-name="Default"/>
          <table:table-cell table:style-name="ce28" table:formula="of:=COM.MICROSOFT.CONCAT(&quot;8008&quot;;DEC2HEX(HEX2DEC(&quot;7414&quot;)+[.E55]))" office:value-type="string" office:string-value="800875A5" calcext:value-type="string">
            <text:p>800875A5</text:p>
          </table:table-cell>
          <table:table-cell table:formula="of:=[.I54]+1" office:value-type="float" office:value="417" calcext:value-type="float">
            <text:p>417</text:p>
          </table:table-cell>
          <table:table-cell table:style-name="ce24" table:formula="of:=DEC2HEX([.I55];4)" office:value-type="string" office:string-value="01A1" calcext:value-type="string">
            <text:p>01A1</text:p>
          </table:table-cell>
          <table:table-cell table:style-name="ce26"/>
          <table:table-cell table:style-name="ce28" table:formula="of:=COM.MICROSOFT.CONCAT(&quot;8008&quot;;DEC2HEX(HEX2DEC(&quot;7414&quot;)+[.I55]))" office:value-type="string" office:string-value="800875B5" calcext:value-type="string">
            <text:p>800875B5</text:p>
          </table:table-cell>
          <table:table-cell table:formula="of:=[.M54]+1" office:value-type="float" office:value="433" calcext:value-type="float">
            <text:p>433</text:p>
          </table:table-cell>
          <table:table-cell table:style-name="ce24" table:formula="of:=DEC2HEX([.M55];4)" office:value-type="string" office:string-value="01B1" calcext:value-type="string">
            <text:p>01B1</text:p>
          </table:table-cell>
          <table:table-cell table:style-name="ce25"/>
          <table:table-cell table:style-name="ce28" table:formula="of:=COM.MICROSOFT.CONCAT(&quot;8008&quot;;DEC2HEX(HEX2DEC(&quot;7414&quot;)+[.M55]))" office:value-type="string" office:string-value="800875C5" calcext:value-type="string">
            <text:p>800875C5</text:p>
          </table:table-cell>
          <table:table-cell table:formula="of:=[.Q54]+1" office:value-type="float" office:value="449" calcext:value-type="float">
            <text:p>449</text:p>
          </table:table-cell>
          <table:table-cell table:style-name="ce24" table:formula="of:=DEC2HEX([.Q55];4)" office:value-type="string" office:string-value="01C1" calcext:value-type="string">
            <text:p>01C1</text:p>
          </table:table-cell>
          <table:table-cell table:style-name="ce26"/>
          <table:table-cell table:style-name="ce28" table:formula="of:=COM.MICROSOFT.CONCAT(&quot;8008&quot;;DEC2HEX(HEX2DEC(&quot;7414&quot;)+[.Q55]))" office:value-type="string" office:string-value="800875D5" calcext:value-type="string">
            <text:p>800875D5</text:p>
          </table:table-cell>
          <table:table-cell table:formula="of:=[.U54]+1" office:value-type="float" office:value="465" calcext:value-type="float">
            <text:p>465</text:p>
          </table:table-cell>
          <table:table-cell table:style-name="ce24" table:formula="of:=DEC2HEX([.U55];4)" office:value-type="string" office:string-value="01D1" calcext:value-type="string">
            <text:p>01D1</text:p>
          </table:table-cell>
          <table:table-cell/>
          <table:table-cell table:style-name="ce28" table:formula="of:=COM.MICROSOFT.CONCAT(&quot;8008&quot;;DEC2HEX(HEX2DEC(&quot;7414&quot;)+[.U55]))" office:value-type="string" office:string-value="800875E5" calcext:value-type="string">
            <text:p>800875E5</text:p>
          </table:table-cell>
          <table:table-cell table:formula="of:=[.Y54]+1" office:value-type="float" office:value="481" calcext:value-type="float">
            <text:p>481</text:p>
          </table:table-cell>
          <table:table-cell table:style-name="ce24" table:formula="of:=DEC2HEX([.Y55];4)" office:value-type="string" office:string-value="01E1" calcext:value-type="string">
            <text:p>01E1</text:p>
          </table:table-cell>
          <table:table-cell/>
          <table:table-cell table:style-name="ce28" table:formula="of:=COM.MICROSOFT.CONCAT(&quot;8008&quot;;DEC2HEX(HEX2DEC(&quot;7414&quot;)+[.Y55]))" office:value-type="string" office:string-value="800875F5" calcext:value-type="string">
            <text:p>800875F5</text:p>
          </table:table-cell>
          <table:table-cell table:formula="of:=[.AC54]+1" office:value-type="float" office:value="497" calcext:value-type="float">
            <text:p>497</text:p>
          </table:table-cell>
          <table:table-cell table:style-name="ce24" table:formula="of:=DEC2HEX([.AC55];4)" office:value-type="string" office:string-value="01F1" calcext:value-type="string">
            <text:p>01F1</text:p>
          </table:table-cell>
          <table:table-cell/>
          <table:table-cell table:style-name="ce28" table:formula="of:=COM.MICROSOFT.CONCAT(&quot;8008&quot;;DEC2HEX(HEX2DEC(&quot;7414&quot;)+[.AC55]))" office:value-type="string" office:string-value="80087605" calcext:value-type="string">
            <text:p>80087605</text:p>
          </table:table-cell>
          <table:table-cell table:number-columns-repeated="16352"/>
        </table:table-row>
        <table:table-row table:style-name="ro1">
          <table:table-cell table:formula="of:=[.A55]+1" office:value-type="float" office:value="386" calcext:value-type="float">
            <text:p>386</text:p>
          </table:table-cell>
          <table:table-cell table:formula="of:=DEC2HEX([.A56];4)" office:value-type="string" office:string-value="0182" calcext:value-type="string">
            <text:p>0182</text:p>
          </table:table-cell>
          <table:table-cell office:value-type="string" calcext:value-type="string">
            <text:p>cleo's mirror</text:p>
          </table:table-cell>
          <table:table-cell table:formula="of:=COM.MICROSOFT.CONCAT(&quot;8008&quot;;DEC2HEX(HEX2DEC(&quot;7414&quot;)+[.A56]))" office:value-type="string" office:string-value="80087596" calcext:value-type="string">
            <text:p>80087596</text:p>
          </table:table-cell>
          <table:table-cell table:formula="of:=[.E55]+1" office:value-type="float" office:value="402" calcext:value-type="float">
            <text:p>402</text:p>
          </table:table-cell>
          <table:table-cell table:style-name="ce24" table:formula="of:=DEC2HEX([.E56];4)" office:value-type="string" office:string-value="0192" calcext:value-type="string">
            <text:p>0192</text:p>
          </table:table-cell>
          <table:table-cell table:style-name="ce25"/>
          <table:table-cell table:style-name="ce28" table:formula="of:=COM.MICROSOFT.CONCAT(&quot;8008&quot;;DEC2HEX(HEX2DEC(&quot;7414&quot;)+[.E56]))" office:value-type="string" office:string-value="800875A6" calcext:value-type="string">
            <text:p>800875A6</text:p>
          </table:table-cell>
          <table:table-cell table:formula="of:=[.I55]+1" office:value-type="float" office:value="418" calcext:value-type="float">
            <text:p>418</text:p>
          </table:table-cell>
          <table:table-cell table:style-name="ce24" table:formula="of:=DEC2HEX([.I56];4)" office:value-type="string" office:string-value="01A2" calcext:value-type="string">
            <text:p>01A2</text:p>
          </table:table-cell>
          <table:table-cell table:style-name="ce26"/>
          <table:table-cell table:style-name="ce28" table:formula="of:=COM.MICROSOFT.CONCAT(&quot;8008&quot;;DEC2HEX(HEX2DEC(&quot;7414&quot;)+[.I56]))" office:value-type="string" office:string-value="800875B6" calcext:value-type="string">
            <text:p>800875B6</text:p>
          </table:table-cell>
          <table:table-cell table:formula="of:=[.M55]+1" office:value-type="float" office:value="434" calcext:value-type="float">
            <text:p>434</text:p>
          </table:table-cell>
          <table:table-cell table:style-name="ce24" table:formula="of:=DEC2HEX([.M56];4)" office:value-type="string" office:string-value="01B2" calcext:value-type="string">
            <text:p>01B2</text:p>
          </table:table-cell>
          <table:table-cell table:style-name="ce25"/>
          <table:table-cell table:style-name="ce28" table:formula="of:=COM.MICROSOFT.CONCAT(&quot;8008&quot;;DEC2HEX(HEX2DEC(&quot;7414&quot;)+[.M56]))" office:value-type="string" office:string-value="800875C6" calcext:value-type="string">
            <text:p>800875C6</text:p>
          </table:table-cell>
          <table:table-cell table:formula="of:=[.Q55]+1" office:value-type="float" office:value="450" calcext:value-type="float">
            <text:p>450</text:p>
          </table:table-cell>
          <table:table-cell table:style-name="ce24" table:formula="of:=DEC2HEX([.Q56];4)" office:value-type="string" office:string-value="01C2" calcext:value-type="string">
            <text:p>01C2</text:p>
          </table:table-cell>
          <table:table-cell table:style-name="ce26"/>
          <table:table-cell table:style-name="ce28" table:formula="of:=COM.MICROSOFT.CONCAT(&quot;8008&quot;;DEC2HEX(HEX2DEC(&quot;7414&quot;)+[.Q56]))" office:value-type="string" office:string-value="800875D6" calcext:value-type="string">
            <text:p>800875D6</text:p>
          </table:table-cell>
          <table:table-cell table:formula="of:=[.U55]+1" office:value-type="float" office:value="466" calcext:value-type="float">
            <text:p>466</text:p>
          </table:table-cell>
          <table:table-cell table:style-name="ce24" table:formula="of:=DEC2HEX([.U56];4)" office:value-type="string" office:string-value="01D2" calcext:value-type="string">
            <text:p>01D2</text:p>
          </table:table-cell>
          <table:table-cell/>
          <table:table-cell table:style-name="ce28" table:formula="of:=COM.MICROSOFT.CONCAT(&quot;8008&quot;;DEC2HEX(HEX2DEC(&quot;7414&quot;)+[.U56]))" office:value-type="string" office:string-value="800875E6" calcext:value-type="string">
            <text:p>800875E6</text:p>
          </table:table-cell>
          <table:table-cell table:formula="of:=[.Y55]+1" office:value-type="float" office:value="482" calcext:value-type="float">
            <text:p>482</text:p>
          </table:table-cell>
          <table:table-cell table:style-name="ce24" table:formula="of:=DEC2HEX([.Y56];4)" office:value-type="string" office:string-value="01E2" calcext:value-type="string">
            <text:p>01E2</text:p>
          </table:table-cell>
          <table:table-cell/>
          <table:table-cell table:style-name="ce28" table:formula="of:=COM.MICROSOFT.CONCAT(&quot;8008&quot;;DEC2HEX(HEX2DEC(&quot;7414&quot;)+[.Y56]))" office:value-type="string" office:string-value="800875F6" calcext:value-type="string">
            <text:p>800875F6</text:p>
          </table:table-cell>
          <table:table-cell table:formula="of:=[.AC55]+1" office:value-type="float" office:value="498" calcext:value-type="float">
            <text:p>498</text:p>
          </table:table-cell>
          <table:table-cell table:style-name="ce24" table:formula="of:=DEC2HEX([.AC56];4)" office:value-type="string" office:string-value="01F2" calcext:value-type="string">
            <text:p>01F2</text:p>
          </table:table-cell>
          <table:table-cell/>
          <table:table-cell table:style-name="ce28" table:formula="of:=COM.MICROSOFT.CONCAT(&quot;8008&quot;;DEC2HEX(HEX2DEC(&quot;7414&quot;)+[.AC56]))" office:value-type="string" office:string-value="80087606" calcext:value-type="string">
            <text:p>80087606</text:p>
          </table:table-cell>
          <table:table-cell table:number-columns-repeated="16352"/>
        </table:table-row>
        <table:table-row table:style-name="ro1">
          <table:table-cell table:formula="of:=[.A56]+1" office:value-type="float" office:value="387" calcext:value-type="float">
            <text:p>387</text:p>
          </table:table-cell>
          <table:table-cell table:formula="of:=DEC2HEX([.A57];4)" office:value-type="string" office:string-value="0183" calcext:value-type="string">
            <text:p>0183</text:p>
          </table:table-cell>
          <table:table-cell office:value-type="string" calcext:value-type="string">
            <text:p>red card</text:p>
          </table:table-cell>
          <table:table-cell table:formula="of:=COM.MICROSOFT.CONCAT(&quot;8008&quot;;DEC2HEX(HEX2DEC(&quot;7414&quot;)+[.A57]))" office:value-type="string" office:string-value="80087597" calcext:value-type="string">
            <text:p>80087597</text:p>
          </table:table-cell>
          <table:table-cell table:formula="of:=[.E56]+1" office:value-type="float" office:value="403" calcext:value-type="float">
            <text:p>403</text:p>
          </table:table-cell>
          <table:table-cell table:style-name="ce24" table:formula="of:=DEC2HEX([.E57];4)" office:value-type="string" office:string-value="0193" calcext:value-type="string">
            <text:p>0193</text:p>
          </table:table-cell>
          <table:table-cell table:style-name="ce25"/>
          <table:table-cell table:style-name="ce28" table:formula="of:=COM.MICROSOFT.CONCAT(&quot;8008&quot;;DEC2HEX(HEX2DEC(&quot;7414&quot;)+[.E57]))" office:value-type="string" office:string-value="800875A7" calcext:value-type="string">
            <text:p>800875A7</text:p>
          </table:table-cell>
          <table:table-cell table:formula="of:=[.I56]+1" office:value-type="float" office:value="419" calcext:value-type="float">
            <text:p>419</text:p>
          </table:table-cell>
          <table:table-cell table:style-name="ce24" table:formula="of:=DEC2HEX([.I57];4)" office:value-type="string" office:string-value="01A3" calcext:value-type="string">
            <text:p>01A3</text:p>
          </table:table-cell>
          <table:table-cell table:style-name="ce26"/>
          <table:table-cell table:style-name="ce28" table:formula="of:=COM.MICROSOFT.CONCAT(&quot;8008&quot;;DEC2HEX(HEX2DEC(&quot;7414&quot;)+[.I57]))" office:value-type="string" office:string-value="800875B7" calcext:value-type="string">
            <text:p>800875B7</text:p>
          </table:table-cell>
          <table:table-cell table:formula="of:=[.M56]+1" office:value-type="float" office:value="435" calcext:value-type="float">
            <text:p>435</text:p>
          </table:table-cell>
          <table:table-cell table:style-name="ce24" table:formula="of:=DEC2HEX([.M57];4)" office:value-type="string" office:string-value="01B3" calcext:value-type="string">
            <text:p>01B3</text:p>
          </table:table-cell>
          <table:table-cell table:style-name="ce25"/>
          <table:table-cell table:style-name="ce28" table:formula="of:=COM.MICROSOFT.CONCAT(&quot;8008&quot;;DEC2HEX(HEX2DEC(&quot;7414&quot;)+[.M57]))" office:value-type="string" office:string-value="800875C7" calcext:value-type="string">
            <text:p>800875C7</text:p>
          </table:table-cell>
          <table:table-cell table:formula="of:=[.Q56]+1" office:value-type="float" office:value="451" calcext:value-type="float">
            <text:p>451</text:p>
          </table:table-cell>
          <table:table-cell table:style-name="ce24" table:formula="of:=DEC2HEX([.Q57];4)" office:value-type="string" office:string-value="01C3" calcext:value-type="string">
            <text:p>01C3</text:p>
          </table:table-cell>
          <table:table-cell table:style-name="ce26"/>
          <table:table-cell table:style-name="ce28" table:formula="of:=COM.MICROSOFT.CONCAT(&quot;8008&quot;;DEC2HEX(HEX2DEC(&quot;7414&quot;)+[.Q57]))" office:value-type="string" office:string-value="800875D7" calcext:value-type="string">
            <text:p>800875D7</text:p>
          </table:table-cell>
          <table:table-cell table:formula="of:=[.U56]+1" office:value-type="float" office:value="467" calcext:value-type="float">
            <text:p>467</text:p>
          </table:table-cell>
          <table:table-cell table:style-name="ce24" table:formula="of:=DEC2HEX([.U57];4)" office:value-type="string" office:string-value="01D3" calcext:value-type="string">
            <text:p>01D3</text:p>
          </table:table-cell>
          <table:table-cell/>
          <table:table-cell table:style-name="ce28" table:formula="of:=COM.MICROSOFT.CONCAT(&quot;8008&quot;;DEC2HEX(HEX2DEC(&quot;7414&quot;)+[.U57]))" office:value-type="string" office:string-value="800875E7" calcext:value-type="string">
            <text:p>800875E7</text:p>
          </table:table-cell>
          <table:table-cell table:formula="of:=[.Y56]+1" office:value-type="float" office:value="483" calcext:value-type="float">
            <text:p>483</text:p>
          </table:table-cell>
          <table:table-cell table:style-name="ce24" table:formula="of:=DEC2HEX([.Y57];4)" office:value-type="string" office:string-value="01E3" calcext:value-type="string">
            <text:p>01E3</text:p>
          </table:table-cell>
          <table:table-cell/>
          <table:table-cell table:style-name="ce28" table:formula="of:=COM.MICROSOFT.CONCAT(&quot;8008&quot;;DEC2HEX(HEX2DEC(&quot;7414&quot;)+[.Y57]))" office:value-type="string" office:string-value="800875F7" calcext:value-type="string">
            <text:p>800875F7</text:p>
          </table:table-cell>
          <table:table-cell table:formula="of:=[.AC56]+1" office:value-type="float" office:value="499" calcext:value-type="float">
            <text:p>499</text:p>
          </table:table-cell>
          <table:table-cell table:style-name="ce24" table:formula="of:=DEC2HEX([.AC57];4)" office:value-type="string" office:string-value="01F3" calcext:value-type="string">
            <text:p>01F3</text:p>
          </table:table-cell>
          <table:table-cell/>
          <table:table-cell table:style-name="ce28" table:formula="of:=COM.MICROSOFT.CONCAT(&quot;8008&quot;;DEC2HEX(HEX2DEC(&quot;7414&quot;)+[.AC57]))" office:value-type="string" office:string-value="80087607" calcext:value-type="string">
            <text:p>80087607</text:p>
          </table:table-cell>
          <table:table-cell table:number-columns-repeated="16352"/>
        </table:table-row>
        <table:table-row table:style-name="ro1">
          <table:table-cell table:formula="of:=[.A57]+1" office:value-type="float" office:value="388" calcext:value-type="float">
            <text:p>388</text:p>
          </table:table-cell>
          <table:table-cell table:formula="of:=DEC2HEX([.A58];4)" office:value-type="string" office:string-value="0184" calcext:value-type="string">
            <text:p>0184</text:p>
          </table:table-cell>
          <table:table-cell office:value-type="string" calcext:value-type="string">
            <text:p>green card</text:p>
          </table:table-cell>
          <table:table-cell table:formula="of:=COM.MICROSOFT.CONCAT(&quot;8008&quot;;DEC2HEX(HEX2DEC(&quot;7414&quot;)+[.A58]))" office:value-type="string" office:string-value="80087598" calcext:value-type="string">
            <text:p>80087598</text:p>
          </table:table-cell>
          <table:table-cell table:formula="of:=[.E57]+1" office:value-type="float" office:value="404" calcext:value-type="float">
            <text:p>404</text:p>
          </table:table-cell>
          <table:table-cell table:style-name="ce24" table:formula="of:=DEC2HEX([.E58];4)" office:value-type="string" office:string-value="0194" calcext:value-type="string">
            <text:p>0194</text:p>
          </table:table-cell>
          <table:table-cell table:style-name="ce25"/>
          <table:table-cell table:style-name="ce28" table:formula="of:=COM.MICROSOFT.CONCAT(&quot;8008&quot;;DEC2HEX(HEX2DEC(&quot;7414&quot;)+[.E58]))" office:value-type="string" office:string-value="800875A8" calcext:value-type="string">
            <text:p>800875A8</text:p>
          </table:table-cell>
          <table:table-cell table:formula="of:=[.I57]+1" office:value-type="float" office:value="420" calcext:value-type="float">
            <text:p>420</text:p>
          </table:table-cell>
          <table:table-cell table:style-name="ce24" table:formula="of:=DEC2HEX([.I58];4)" office:value-type="string" office:string-value="01A4" calcext:value-type="string">
            <text:p>01A4</text:p>
          </table:table-cell>
          <table:table-cell table:style-name="ce26"/>
          <table:table-cell table:style-name="ce28" table:formula="of:=COM.MICROSOFT.CONCAT(&quot;8008&quot;;DEC2HEX(HEX2DEC(&quot;7414&quot;)+[.I58]))" office:value-type="string" office:string-value="800875B8" calcext:value-type="string">
            <text:p>800875B8</text:p>
          </table:table-cell>
          <table:table-cell table:formula="of:=[.M57]+1" office:value-type="float" office:value="436" calcext:value-type="float">
            <text:p>436</text:p>
          </table:table-cell>
          <table:table-cell table:style-name="ce24" table:formula="of:=DEC2HEX([.M58];4)" office:value-type="string" office:string-value="01B4" calcext:value-type="string">
            <text:p>01B4</text:p>
          </table:table-cell>
          <table:table-cell table:style-name="ce25"/>
          <table:table-cell table:style-name="ce28" table:formula="of:=COM.MICROSOFT.CONCAT(&quot;8008&quot;;DEC2HEX(HEX2DEC(&quot;7414&quot;)+[.M58]))" office:value-type="string" office:string-value="800875C8" calcext:value-type="string">
            <text:p>800875C8</text:p>
          </table:table-cell>
          <table:table-cell table:formula="of:=[.Q57]+1" office:value-type="float" office:value="452" calcext:value-type="float">
            <text:p>452</text:p>
          </table:table-cell>
          <table:table-cell table:style-name="ce24" table:formula="of:=DEC2HEX([.Q58];4)" office:value-type="string" office:string-value="01C4" calcext:value-type="string">
            <text:p>01C4</text:p>
          </table:table-cell>
          <table:table-cell table:style-name="ce26"/>
          <table:table-cell table:style-name="ce28" table:formula="of:=COM.MICROSOFT.CONCAT(&quot;8008&quot;;DEC2HEX(HEX2DEC(&quot;7414&quot;)+[.Q58]))" office:value-type="string" office:string-value="800875D8" calcext:value-type="string">
            <text:p>800875D8</text:p>
          </table:table-cell>
          <table:table-cell table:formula="of:=[.U57]+1" office:value-type="float" office:value="468" calcext:value-type="float">
            <text:p>468</text:p>
          </table:table-cell>
          <table:table-cell table:style-name="ce24" table:formula="of:=DEC2HEX([.U58];4)" office:value-type="string" office:string-value="01D4" calcext:value-type="string">
            <text:p>01D4</text:p>
          </table:table-cell>
          <table:table-cell/>
          <table:table-cell table:style-name="ce28" table:formula="of:=COM.MICROSOFT.CONCAT(&quot;8008&quot;;DEC2HEX(HEX2DEC(&quot;7414&quot;)+[.U58]))" office:value-type="string" office:string-value="800875E8" calcext:value-type="string">
            <text:p>800875E8</text:p>
          </table:table-cell>
          <table:table-cell table:formula="of:=[.Y57]+1" office:value-type="float" office:value="484" calcext:value-type="float">
            <text:p>484</text:p>
          </table:table-cell>
          <table:table-cell table:style-name="ce24" table:formula="of:=DEC2HEX([.Y58];4)" office:value-type="string" office:string-value="01E4" calcext:value-type="string">
            <text:p>01E4</text:p>
          </table:table-cell>
          <table:table-cell/>
          <table:table-cell table:style-name="ce28" table:formula="of:=COM.MICROSOFT.CONCAT(&quot;8008&quot;;DEC2HEX(HEX2DEC(&quot;7414&quot;)+[.Y58]))" office:value-type="string" office:string-value="800875F8" calcext:value-type="string">
            <text:p>800875F8</text:p>
          </table:table-cell>
          <table:table-cell table:formula="of:=[.AC57]+1" office:value-type="float" office:value="500" calcext:value-type="float">
            <text:p>500</text:p>
          </table:table-cell>
          <table:table-cell table:style-name="ce24" table:formula="of:=DEC2HEX([.AC58];4)" office:value-type="string" office:string-value="01F4" calcext:value-type="string">
            <text:p>01F4</text:p>
          </table:table-cell>
          <table:table-cell/>
          <table:table-cell table:style-name="ce28" table:formula="of:=COM.MICROSOFT.CONCAT(&quot;8008&quot;;DEC2HEX(HEX2DEC(&quot;7414&quot;)+[.AC58]))" office:value-type="string" office:string-value="80087608" calcext:value-type="string">
            <text:p>80087608</text:p>
          </table:table-cell>
          <table:table-cell table:number-columns-repeated="16352"/>
        </table:table-row>
        <table:table-row table:style-name="ro1">
          <table:table-cell table:formula="of:=[.A58]+1" office:value-type="float" office:value="389" calcext:value-type="float">
            <text:p>389</text:p>
          </table:table-cell>
          <table:table-cell table:formula="of:=DEC2HEX([.A59];4)" office:value-type="string" office:string-value="0185" calcext:value-type="string">
            <text:p>0185</text:p>
          </table:table-cell>
          <table:table-cell office:value-type="string" calcext:value-type="string">
            <text:p>blue card</text:p>
          </table:table-cell>
          <table:table-cell table:formula="of:=COM.MICROSOFT.CONCAT(&quot;8008&quot;;DEC2HEX(HEX2DEC(&quot;7414&quot;)+[.A59]))" office:value-type="string" office:string-value="80087599" calcext:value-type="string">
            <text:p>80087599</text:p>
          </table:table-cell>
          <table:table-cell table:formula="of:=[.E58]+1" office:value-type="float" office:value="405" calcext:value-type="float">
            <text:p>405</text:p>
          </table:table-cell>
          <table:table-cell table:style-name="ce24" table:formula="of:=DEC2HEX([.E59];4)" office:value-type="string" office:string-value="0195" calcext:value-type="string">
            <text:p>0195</text:p>
          </table:table-cell>
          <table:table-cell table:style-name="ce25"/>
          <table:table-cell table:style-name="ce28" table:formula="of:=COM.MICROSOFT.CONCAT(&quot;8008&quot;;DEC2HEX(HEX2DEC(&quot;7414&quot;)+[.E59]))" office:value-type="string" office:string-value="800875A9" calcext:value-type="string">
            <text:p>800875A9</text:p>
          </table:table-cell>
          <table:table-cell table:formula="of:=[.I58]+1" office:value-type="float" office:value="421" calcext:value-type="float">
            <text:p>421</text:p>
          </table:table-cell>
          <table:table-cell table:style-name="ce24" table:formula="of:=DEC2HEX([.I59];4)" office:value-type="string" office:string-value="01A5" calcext:value-type="string">
            <text:p>01A5</text:p>
          </table:table-cell>
          <table:table-cell table:style-name="ce26"/>
          <table:table-cell table:style-name="ce28" table:formula="of:=COM.MICROSOFT.CONCAT(&quot;8008&quot;;DEC2HEX(HEX2DEC(&quot;7414&quot;)+[.I59]))" office:value-type="string" office:string-value="800875B9" calcext:value-type="string">
            <text:p>800875B9</text:p>
          </table:table-cell>
          <table:table-cell table:formula="of:=[.M58]+1" office:value-type="float" office:value="437" calcext:value-type="float">
            <text:p>437</text:p>
          </table:table-cell>
          <table:table-cell table:style-name="ce24" table:formula="of:=DEC2HEX([.M59];4)" office:value-type="string" office:string-value="01B5" calcext:value-type="string">
            <text:p>01B5</text:p>
          </table:table-cell>
          <table:table-cell table:style-name="ce25"/>
          <table:table-cell table:style-name="ce28" table:formula="of:=COM.MICROSOFT.CONCAT(&quot;8008&quot;;DEC2HEX(HEX2DEC(&quot;7414&quot;)+[.M59]))" office:value-type="string" office:string-value="800875C9" calcext:value-type="string">
            <text:p>800875C9</text:p>
          </table:table-cell>
          <table:table-cell table:formula="of:=[.Q58]+1" office:value-type="float" office:value="453" calcext:value-type="float">
            <text:p>453</text:p>
          </table:table-cell>
          <table:table-cell table:style-name="ce24" table:formula="of:=DEC2HEX([.Q59];4)" office:value-type="string" office:string-value="01C5" calcext:value-type="string">
            <text:p>01C5</text:p>
          </table:table-cell>
          <table:table-cell table:style-name="ce26"/>
          <table:table-cell table:style-name="ce28" table:formula="of:=COM.MICROSOFT.CONCAT(&quot;8008&quot;;DEC2HEX(HEX2DEC(&quot;7414&quot;)+[.Q59]))" office:value-type="string" office:string-value="800875D9" calcext:value-type="string">
            <text:p>800875D9</text:p>
          </table:table-cell>
          <table:table-cell table:formula="of:=[.U58]+1" office:value-type="float" office:value="469" calcext:value-type="float">
            <text:p>469</text:p>
          </table:table-cell>
          <table:table-cell table:style-name="ce24" table:formula="of:=DEC2HEX([.U59];4)" office:value-type="string" office:string-value="01D5" calcext:value-type="string">
            <text:p>01D5</text:p>
          </table:table-cell>
          <table:table-cell/>
          <table:table-cell table:style-name="ce28" table:formula="of:=COM.MICROSOFT.CONCAT(&quot;8008&quot;;DEC2HEX(HEX2DEC(&quot;7414&quot;)+[.U59]))" office:value-type="string" office:string-value="800875E9" calcext:value-type="string">
            <text:p>800875E9</text:p>
          </table:table-cell>
          <table:table-cell table:formula="of:=[.Y58]+1" office:value-type="float" office:value="485" calcext:value-type="float">
            <text:p>485</text:p>
          </table:table-cell>
          <table:table-cell table:style-name="ce24" table:formula="of:=DEC2HEX([.Y59];4)" office:value-type="string" office:string-value="01E5" calcext:value-type="string">
            <text:p>01E5</text:p>
          </table:table-cell>
          <table:table-cell/>
          <table:table-cell table:style-name="ce28" table:formula="of:=COM.MICROSOFT.CONCAT(&quot;8008&quot;;DEC2HEX(HEX2DEC(&quot;7414&quot;)+[.Y59]))" office:value-type="string" office:string-value="800875F9" calcext:value-type="string">
            <text:p>800875F9</text:p>
          </table:table-cell>
          <table:table-cell table:formula="of:=[.AC58]+1" office:value-type="float" office:value="501" calcext:value-type="float">
            <text:p>501</text:p>
          </table:table-cell>
          <table:table-cell table:style-name="ce24" table:formula="of:=DEC2HEX([.AC59];4)" office:value-type="string" office:string-value="01F5" calcext:value-type="string">
            <text:p>01F5</text:p>
          </table:table-cell>
          <table:table-cell/>
          <table:table-cell table:style-name="ce28" table:formula="of:=COM.MICROSOFT.CONCAT(&quot;8008&quot;;DEC2HEX(HEX2DEC(&quot;7414&quot;)+[.AC59]))" office:value-type="string" office:string-value="80087609" calcext:value-type="string">
            <text:p>80087609</text:p>
          </table:table-cell>
          <table:table-cell table:number-columns-repeated="16352"/>
        </table:table-row>
        <table:table-row table:style-name="ro1">
          <table:table-cell table:formula="of:=[.A59]+1" office:value-type="float" office:value="390" calcext:value-type="float">
            <text:p>390</text:p>
          </table:table-cell>
          <table:table-cell table:formula="of:=DEC2HEX([.A60];4)" office:value-type="string" office:string-value="0186" calcext:value-type="string">
            <text:p>0186</text:p>
          </table:table-cell>
          <table:table-cell office:value-type="string" calcext:value-type="string">
            <text:p>yellow card</text:p>
          </table:table-cell>
          <table:table-cell table:formula="of:=COM.MICROSOFT.CONCAT(&quot;8008&quot;;DEC2HEX(HEX2DEC(&quot;7414&quot;)+[.A60]))" office:value-type="string" office:string-value="8008759A" calcext:value-type="string">
            <text:p>8008759A</text:p>
          </table:table-cell>
          <table:table-cell table:formula="of:=[.E59]+1" office:value-type="float" office:value="406" calcext:value-type="float">
            <text:p>406</text:p>
          </table:table-cell>
          <table:table-cell table:style-name="ce24" table:formula="of:=DEC2HEX([.E60];4)" office:value-type="string" office:string-value="0196" calcext:value-type="string">
            <text:p>0196</text:p>
          </table:table-cell>
          <table:table-cell table:style-name="ce25"/>
          <table:table-cell table:style-name="ce28" table:formula="of:=COM.MICROSOFT.CONCAT(&quot;8008&quot;;DEC2HEX(HEX2DEC(&quot;7414&quot;)+[.E60]))" office:value-type="string" office:string-value="800875AA" calcext:value-type="string">
            <text:p>800875AA</text:p>
          </table:table-cell>
          <table:table-cell table:formula="of:=[.I59]+1" office:value-type="float" office:value="422" calcext:value-type="float">
            <text:p>422</text:p>
          </table:table-cell>
          <table:table-cell table:style-name="ce24" table:formula="of:=DEC2HEX([.I60];4)" office:value-type="string" office:string-value="01A6" calcext:value-type="string">
            <text:p>01A6</text:p>
          </table:table-cell>
          <table:table-cell table:style-name="ce26"/>
          <table:table-cell table:style-name="ce28" table:formula="of:=COM.MICROSOFT.CONCAT(&quot;8008&quot;;DEC2HEX(HEX2DEC(&quot;7414&quot;)+[.I60]))" office:value-type="string" office:string-value="800875BA" calcext:value-type="string">
            <text:p>800875BA</text:p>
          </table:table-cell>
          <table:table-cell table:formula="of:=[.M59]+1" office:value-type="float" office:value="438" calcext:value-type="float">
            <text:p>438</text:p>
          </table:table-cell>
          <table:table-cell table:style-name="ce24" table:formula="of:=DEC2HEX([.M60];4)" office:value-type="string" office:string-value="01B6" calcext:value-type="string">
            <text:p>01B6</text:p>
          </table:table-cell>
          <table:table-cell table:style-name="ce25"/>
          <table:table-cell table:style-name="ce28" table:formula="of:=COM.MICROSOFT.CONCAT(&quot;8008&quot;;DEC2HEX(HEX2DEC(&quot;7414&quot;)+[.M60]))" office:value-type="string" office:string-value="800875CA" calcext:value-type="string">
            <text:p>800875CA</text:p>
          </table:table-cell>
          <table:table-cell table:formula="of:=[.Q59]+1" office:value-type="float" office:value="454" calcext:value-type="float">
            <text:p>454</text:p>
          </table:table-cell>
          <table:table-cell table:style-name="ce24" table:formula="of:=DEC2HEX([.Q60];4)" office:value-type="string" office:string-value="01C6" calcext:value-type="string">
            <text:p>01C6</text:p>
          </table:table-cell>
          <table:table-cell table:style-name="ce26"/>
          <table:table-cell table:style-name="ce28" table:formula="of:=COM.MICROSOFT.CONCAT(&quot;8008&quot;;DEC2HEX(HEX2DEC(&quot;7414&quot;)+[.Q60]))" office:value-type="string" office:string-value="800875DA" calcext:value-type="string">
            <text:p>800875DA</text:p>
          </table:table-cell>
          <table:table-cell table:formula="of:=[.U59]+1" office:value-type="float" office:value="470" calcext:value-type="float">
            <text:p>470</text:p>
          </table:table-cell>
          <table:table-cell table:style-name="ce24" table:formula="of:=DEC2HEX([.U60];4)" office:value-type="string" office:string-value="01D6" calcext:value-type="string">
            <text:p>01D6</text:p>
          </table:table-cell>
          <table:table-cell/>
          <table:table-cell table:style-name="ce28" table:formula="of:=COM.MICROSOFT.CONCAT(&quot;8008&quot;;DEC2HEX(HEX2DEC(&quot;7414&quot;)+[.U60]))" office:value-type="string" office:string-value="800875EA" calcext:value-type="string">
            <text:p>800875EA</text:p>
          </table:table-cell>
          <table:table-cell table:formula="of:=[.Y59]+1" office:value-type="float" office:value="486" calcext:value-type="float">
            <text:p>486</text:p>
          </table:table-cell>
          <table:table-cell table:style-name="ce24" table:formula="of:=DEC2HEX([.Y60];4)" office:value-type="string" office:string-value="01E6" calcext:value-type="string">
            <text:p>01E6</text:p>
          </table:table-cell>
          <table:table-cell/>
          <table:table-cell table:style-name="ce28" table:formula="of:=COM.MICROSOFT.CONCAT(&quot;8008&quot;;DEC2HEX(HEX2DEC(&quot;7414&quot;)+[.Y60]))" office:value-type="string" office:string-value="800875FA" calcext:value-type="string">
            <text:p>800875FA</text:p>
          </table:table-cell>
          <table:table-cell table:formula="of:=[.AC59]+1" office:value-type="float" office:value="502" calcext:value-type="float">
            <text:p>502</text:p>
          </table:table-cell>
          <table:table-cell table:style-name="ce24" table:formula="of:=DEC2HEX([.AC60];4)" office:value-type="string" office:string-value="01F6" calcext:value-type="string">
            <text:p>01F6</text:p>
          </table:table-cell>
          <table:table-cell/>
          <table:table-cell table:style-name="ce28" table:formula="of:=COM.MICROSOFT.CONCAT(&quot;8008&quot;;DEC2HEX(HEX2DEC(&quot;7414&quot;)+[.AC60]))" office:value-type="string" office:string-value="8008760A" calcext:value-type="string">
            <text:p>8008760A</text:p>
          </table:table-cell>
          <table:table-cell table:number-columns-repeated="16352"/>
        </table:table-row>
        <table:table-row table:style-name="ro1">
          <table:table-cell table:formula="of:=[.A60]+1" office:value-type="float" office:value="391" calcext:value-type="float">
            <text:p>391</text:p>
          </table:table-cell>
          <table:table-cell table:formula="of:=DEC2HEX([.A61];4)" office:value-type="string" office:string-value="0187" calcext:value-type="string">
            <text:p>0187</text:p>
          </table:table-cell>
          <table:table-cell office:value-type="string" calcext:value-type="string">
            <text:p>white card</text:p>
          </table:table-cell>
          <table:table-cell table:formula="of:=COM.MICROSOFT.CONCAT(&quot;8008&quot;;DEC2HEX(HEX2DEC(&quot;7414&quot;)+[.A61]))" office:value-type="string" office:string-value="8008759B" calcext:value-type="string">
            <text:p>8008759B</text:p>
          </table:table-cell>
          <table:table-cell table:formula="of:=[.E60]+1" office:value-type="float" office:value="407" calcext:value-type="float">
            <text:p>407</text:p>
          </table:table-cell>
          <table:table-cell table:style-name="ce24" table:formula="of:=DEC2HEX([.E61];4)" office:value-type="string" office:string-value="0197" calcext:value-type="string">
            <text:p>0197</text:p>
          </table:table-cell>
          <table:table-cell table:style-name="ce25"/>
          <table:table-cell table:style-name="ce28" table:formula="of:=COM.MICROSOFT.CONCAT(&quot;8008&quot;;DEC2HEX(HEX2DEC(&quot;7414&quot;)+[.E61]))" office:value-type="string" office:string-value="800875AB" calcext:value-type="string">
            <text:p>800875AB</text:p>
          </table:table-cell>
          <table:table-cell table:formula="of:=[.I60]+1" office:value-type="float" office:value="423" calcext:value-type="float">
            <text:p>423</text:p>
          </table:table-cell>
          <table:table-cell table:style-name="ce24" table:formula="of:=DEC2HEX([.I61];4)" office:value-type="string" office:string-value="01A7" calcext:value-type="string">
            <text:p>01A7</text:p>
          </table:table-cell>
          <table:table-cell table:style-name="ce26"/>
          <table:table-cell table:style-name="ce28" table:formula="of:=COM.MICROSOFT.CONCAT(&quot;8008&quot;;DEC2HEX(HEX2DEC(&quot;7414&quot;)+[.I61]))" office:value-type="string" office:string-value="800875BB" calcext:value-type="string">
            <text:p>800875BB</text:p>
          </table:table-cell>
          <table:table-cell table:formula="of:=[.M60]+1" office:value-type="float" office:value="439" calcext:value-type="float">
            <text:p>439</text:p>
          </table:table-cell>
          <table:table-cell table:style-name="ce24" table:formula="of:=DEC2HEX([.M61];4)" office:value-type="string" office:string-value="01B7" calcext:value-type="string">
            <text:p>01B7</text:p>
          </table:table-cell>
          <table:table-cell table:style-name="ce25"/>
          <table:table-cell table:style-name="ce28" table:formula="of:=COM.MICROSOFT.CONCAT(&quot;8008&quot;;DEC2HEX(HEX2DEC(&quot;7414&quot;)+[.M61]))" office:value-type="string" office:string-value="800875CB" calcext:value-type="string">
            <text:p>800875CB</text:p>
          </table:table-cell>
          <table:table-cell table:formula="of:=[.Q60]+1" office:value-type="float" office:value="455" calcext:value-type="float">
            <text:p>455</text:p>
          </table:table-cell>
          <table:table-cell table:style-name="ce24" table:formula="of:=DEC2HEX([.Q61];4)" office:value-type="string" office:string-value="01C7" calcext:value-type="string">
            <text:p>01C7</text:p>
          </table:table-cell>
          <table:table-cell table:style-name="ce26"/>
          <table:table-cell table:style-name="ce28" table:formula="of:=COM.MICROSOFT.CONCAT(&quot;8008&quot;;DEC2HEX(HEX2DEC(&quot;7414&quot;)+[.Q61]))" office:value-type="string" office:string-value="800875DB" calcext:value-type="string">
            <text:p>800875DB</text:p>
          </table:table-cell>
          <table:table-cell table:formula="of:=[.U60]+1" office:value-type="float" office:value="471" calcext:value-type="float">
            <text:p>471</text:p>
          </table:table-cell>
          <table:table-cell table:style-name="ce24" table:formula="of:=DEC2HEX([.U61];4)" office:value-type="string" office:string-value="01D7" calcext:value-type="string">
            <text:p>01D7</text:p>
          </table:table-cell>
          <table:table-cell/>
          <table:table-cell table:style-name="ce28" table:formula="of:=COM.MICROSOFT.CONCAT(&quot;8008&quot;;DEC2HEX(HEX2DEC(&quot;7414&quot;)+[.U61]))" office:value-type="string" office:string-value="800875EB" calcext:value-type="string">
            <text:p>800875EB</text:p>
          </table:table-cell>
          <table:table-cell table:formula="of:=[.Y60]+1" office:value-type="float" office:value="487" calcext:value-type="float">
            <text:p>487</text:p>
          </table:table-cell>
          <table:table-cell table:style-name="ce24" table:formula="of:=DEC2HEX([.Y61];4)" office:value-type="string" office:string-value="01E7" calcext:value-type="string">
            <text:p>01E7</text:p>
          </table:table-cell>
          <table:table-cell/>
          <table:table-cell table:style-name="ce28" table:formula="of:=COM.MICROSOFT.CONCAT(&quot;8008&quot;;DEC2HEX(HEX2DEC(&quot;7414&quot;)+[.Y61]))" office:value-type="string" office:string-value="800875FB" calcext:value-type="string">
            <text:p>800875FB</text:p>
          </table:table-cell>
          <table:table-cell table:formula="of:=[.AC60]+1" office:value-type="float" office:value="503" calcext:value-type="float">
            <text:p>503</text:p>
          </table:table-cell>
          <table:table-cell table:style-name="ce24" table:formula="of:=DEC2HEX([.AC61];4)" office:value-type="string" office:string-value="01F7" calcext:value-type="string">
            <text:p>01F7</text:p>
          </table:table-cell>
          <table:table-cell/>
          <table:table-cell table:style-name="ce28" table:formula="of:=COM.MICROSOFT.CONCAT(&quot;8008&quot;;DEC2HEX(HEX2DEC(&quot;7414&quot;)+[.AC61]))" office:value-type="string" office:string-value="8008760B" calcext:value-type="string">
            <text:p>8008760B</text:p>
          </table:table-cell>
          <table:table-cell table:number-columns-repeated="16352"/>
        </table:table-row>
        <table:table-row table:style-name="ro1">
          <table:table-cell table:formula="of:=[.A61]+1" office:value-type="float" office:value="392" calcext:value-type="float">
            <text:p>392</text:p>
          </table:table-cell>
          <table:table-cell table:formula="of:=DEC2HEX([.A62];4)" office:value-type="string" office:string-value="0188" calcext:value-type="string">
            <text:p>0188</text:p>
          </table:table-cell>
          <table:table-cell office:value-type="string" calcext:value-type="string">
            <text:p>brown card</text:p>
          </table:table-cell>
          <table:table-cell table:formula="of:=COM.MICROSOFT.CONCAT(&quot;8008&quot;;DEC2HEX(HEX2DEC(&quot;7414&quot;)+[.A62]))" office:value-type="string" office:string-value="8008759C" calcext:value-type="string">
            <text:p>8008759C</text:p>
          </table:table-cell>
          <table:table-cell table:formula="of:=[.E61]+1" office:value-type="float" office:value="408" calcext:value-type="float">
            <text:p>408</text:p>
          </table:table-cell>
          <table:table-cell table:style-name="ce24" table:formula="of:=DEC2HEX([.E62];4)" office:value-type="string" office:string-value="0198" calcext:value-type="string">
            <text:p>0198</text:p>
          </table:table-cell>
          <table:table-cell table:style-name="ce25"/>
          <table:table-cell table:style-name="ce28" table:formula="of:=COM.MICROSOFT.CONCAT(&quot;8008&quot;;DEC2HEX(HEX2DEC(&quot;7414&quot;)+[.E62]))" office:value-type="string" office:string-value="800875AC" calcext:value-type="string">
            <text:p>800875AC</text:p>
          </table:table-cell>
          <table:table-cell table:formula="of:=[.I61]+1" office:value-type="float" office:value="424" calcext:value-type="float">
            <text:p>424</text:p>
          </table:table-cell>
          <table:table-cell table:style-name="ce24" table:formula="of:=DEC2HEX([.I62];4)" office:value-type="string" office:string-value="01A8" calcext:value-type="string">
            <text:p>01A8</text:p>
          </table:table-cell>
          <table:table-cell table:style-name="ce26"/>
          <table:table-cell table:style-name="ce28" table:formula="of:=COM.MICROSOFT.CONCAT(&quot;8008&quot;;DEC2HEX(HEX2DEC(&quot;7414&quot;)+[.I62]))" office:value-type="string" office:string-value="800875BC" calcext:value-type="string">
            <text:p>800875BC</text:p>
          </table:table-cell>
          <table:table-cell table:formula="of:=[.M61]+1" office:value-type="float" office:value="440" calcext:value-type="float">
            <text:p>440</text:p>
          </table:table-cell>
          <table:table-cell table:style-name="ce24" table:formula="of:=DEC2HEX([.M62];4)" office:value-type="string" office:string-value="01B8" calcext:value-type="string">
            <text:p>01B8</text:p>
          </table:table-cell>
          <table:table-cell table:style-name="ce25"/>
          <table:table-cell table:style-name="ce28" table:formula="of:=COM.MICROSOFT.CONCAT(&quot;8008&quot;;DEC2HEX(HEX2DEC(&quot;7414&quot;)+[.M62]))" office:value-type="string" office:string-value="800875CC" calcext:value-type="string">
            <text:p>800875CC</text:p>
          </table:table-cell>
          <table:table-cell table:formula="of:=[.Q61]+1" office:value-type="float" office:value="456" calcext:value-type="float">
            <text:p>456</text:p>
          </table:table-cell>
          <table:table-cell table:style-name="ce24" table:formula="of:=DEC2HEX([.Q62];4)" office:value-type="string" office:string-value="01C8" calcext:value-type="string">
            <text:p>01C8</text:p>
          </table:table-cell>
          <table:table-cell table:style-name="ce26"/>
          <table:table-cell table:style-name="ce28" table:formula="of:=COM.MICROSOFT.CONCAT(&quot;8008&quot;;DEC2HEX(HEX2DEC(&quot;7414&quot;)+[.Q62]))" office:value-type="string" office:string-value="800875DC" calcext:value-type="string">
            <text:p>800875DC</text:p>
          </table:table-cell>
          <table:table-cell table:formula="of:=[.U61]+1" office:value-type="float" office:value="472" calcext:value-type="float">
            <text:p>472</text:p>
          </table:table-cell>
          <table:table-cell table:style-name="ce24" table:formula="of:=DEC2HEX([.U62];4)" office:value-type="string" office:string-value="01D8" calcext:value-type="string">
            <text:p>01D8</text:p>
          </table:table-cell>
          <table:table-cell/>
          <table:table-cell table:style-name="ce28" table:formula="of:=COM.MICROSOFT.CONCAT(&quot;8008&quot;;DEC2HEX(HEX2DEC(&quot;7414&quot;)+[.U62]))" office:value-type="string" office:string-value="800875EC" calcext:value-type="string">
            <text:p>800875EC</text:p>
          </table:table-cell>
          <table:table-cell table:formula="of:=[.Y61]+1" office:value-type="float" office:value="488" calcext:value-type="float">
            <text:p>488</text:p>
          </table:table-cell>
          <table:table-cell table:style-name="ce24" table:formula="of:=DEC2HEX([.Y62];4)" office:value-type="string" office:string-value="01E8" calcext:value-type="string">
            <text:p>01E8</text:p>
          </table:table-cell>
          <table:table-cell/>
          <table:table-cell table:style-name="ce28" table:formula="of:=COM.MICROSOFT.CONCAT(&quot;8008&quot;;DEC2HEX(HEX2DEC(&quot;7414&quot;)+[.Y62]))" office:value-type="string" office:string-value="800875FC" calcext:value-type="string">
            <text:p>800875FC</text:p>
          </table:table-cell>
          <table:table-cell table:formula="of:=[.AC61]+1" office:value-type="float" office:value="504" calcext:value-type="float">
            <text:p>504</text:p>
          </table:table-cell>
          <table:table-cell table:style-name="ce24" table:formula="of:=DEC2HEX([.AC62];4)" office:value-type="string" office:string-value="01F8" calcext:value-type="string">
            <text:p>01F8</text:p>
          </table:table-cell>
          <table:table-cell/>
          <table:table-cell table:style-name="ce28" table:formula="of:=COM.MICROSOFT.CONCAT(&quot;8008&quot;;DEC2HEX(HEX2DEC(&quot;7414&quot;)+[.AC62]))" office:value-type="string" office:string-value="8008760C" calcext:value-type="string">
            <text:p>8008760C</text:p>
          </table:table-cell>
          <table:table-cell table:number-columns-repeated="16352"/>
        </table:table-row>
        <table:table-row table:style-name="ro1">
          <table:table-cell table:formula="of:=[.A62]+1" office:value-type="float" office:value="393" calcext:value-type="float">
            <text:p>393</text:p>
          </table:table-cell>
          <table:table-cell table:formula="of:=DEC2HEX([.A63];4)" office:value-type="string" office:string-value="0189" calcext:value-type="string">
            <text:p>0189</text:p>
          </table:table-cell>
          <table:table-cell office:value-type="string" calcext:value-type="string">
            <text:p>black card</text:p>
          </table:table-cell>
          <table:table-cell table:formula="of:=COM.MICROSOFT.CONCAT(&quot;8008&quot;;DEC2HEX(HEX2DEC(&quot;7414&quot;)+[.A63]))" office:value-type="string" office:string-value="8008759D" calcext:value-type="string">
            <text:p>8008759D</text:p>
          </table:table-cell>
          <table:table-cell table:formula="of:=[.E62]+1" office:value-type="float" office:value="409" calcext:value-type="float">
            <text:p>409</text:p>
          </table:table-cell>
          <table:table-cell table:style-name="ce24" table:formula="of:=DEC2HEX([.E63];4)" office:value-type="string" office:string-value="0199" calcext:value-type="string">
            <text:p>0199</text:p>
          </table:table-cell>
          <table:table-cell table:style-name="ce25"/>
          <table:table-cell table:style-name="ce28" table:formula="of:=COM.MICROSOFT.CONCAT(&quot;8008&quot;;DEC2HEX(HEX2DEC(&quot;7414&quot;)+[.E63]))" office:value-type="string" office:string-value="800875AD" calcext:value-type="string">
            <text:p>800875AD</text:p>
          </table:table-cell>
          <table:table-cell table:formula="of:=[.I62]+1" office:value-type="float" office:value="425" calcext:value-type="float">
            <text:p>425</text:p>
          </table:table-cell>
          <table:table-cell table:style-name="ce24" table:formula="of:=DEC2HEX([.I63];4)" office:value-type="string" office:string-value="01A9" calcext:value-type="string">
            <text:p>01A9</text:p>
          </table:table-cell>
          <table:table-cell table:style-name="ce26"/>
          <table:table-cell table:style-name="ce28" table:formula="of:=COM.MICROSOFT.CONCAT(&quot;8008&quot;;DEC2HEX(HEX2DEC(&quot;7414&quot;)+[.I63]))" office:value-type="string" office:string-value="800875BD" calcext:value-type="string">
            <text:p>800875BD</text:p>
          </table:table-cell>
          <table:table-cell table:formula="of:=[.M62]+1" office:value-type="float" office:value="441" calcext:value-type="float">
            <text:p>441</text:p>
          </table:table-cell>
          <table:table-cell table:style-name="ce24" table:formula="of:=DEC2HEX([.M63];4)" office:value-type="string" office:string-value="01B9" calcext:value-type="string">
            <text:p>01B9</text:p>
          </table:table-cell>
          <table:table-cell table:style-name="ce25"/>
          <table:table-cell table:style-name="ce28" table:formula="of:=COM.MICROSOFT.CONCAT(&quot;8008&quot;;DEC2HEX(HEX2DEC(&quot;7414&quot;)+[.M63]))" office:value-type="string" office:string-value="800875CD" calcext:value-type="string">
            <text:p>800875CD</text:p>
          </table:table-cell>
          <table:table-cell table:formula="of:=[.Q62]+1" office:value-type="float" office:value="457" calcext:value-type="float">
            <text:p>457</text:p>
          </table:table-cell>
          <table:table-cell table:style-name="ce24" table:formula="of:=DEC2HEX([.Q63];4)" office:value-type="string" office:string-value="01C9" calcext:value-type="string">
            <text:p>01C9</text:p>
          </table:table-cell>
          <table:table-cell table:style-name="ce26"/>
          <table:table-cell table:style-name="ce28" table:formula="of:=COM.MICROSOFT.CONCAT(&quot;8008&quot;;DEC2HEX(HEX2DEC(&quot;7414&quot;)+[.Q63]))" office:value-type="string" office:string-value="800875DD" calcext:value-type="string">
            <text:p>800875DD</text:p>
          </table:table-cell>
          <table:table-cell table:formula="of:=[.U62]+1" office:value-type="float" office:value="473" calcext:value-type="float">
            <text:p>473</text:p>
          </table:table-cell>
          <table:table-cell table:style-name="ce24" table:formula="of:=DEC2HEX([.U63];4)" office:value-type="string" office:string-value="01D9" calcext:value-type="string">
            <text:p>01D9</text:p>
          </table:table-cell>
          <table:table-cell/>
          <table:table-cell table:style-name="ce28" table:formula="of:=COM.MICROSOFT.CONCAT(&quot;8008&quot;;DEC2HEX(HEX2DEC(&quot;7414&quot;)+[.U63]))" office:value-type="string" office:string-value="800875ED" calcext:value-type="string">
            <text:p>800875ED</text:p>
          </table:table-cell>
          <table:table-cell table:formula="of:=[.Y62]+1" office:value-type="float" office:value="489" calcext:value-type="float">
            <text:p>489</text:p>
          </table:table-cell>
          <table:table-cell table:style-name="ce24" table:formula="of:=DEC2HEX([.Y63];4)" office:value-type="string" office:string-value="01E9" calcext:value-type="string">
            <text:p>01E9</text:p>
          </table:table-cell>
          <table:table-cell/>
          <table:table-cell table:style-name="ce28" table:formula="of:=COM.MICROSOFT.CONCAT(&quot;8008&quot;;DEC2HEX(HEX2DEC(&quot;7414&quot;)+[.Y63]))" office:value-type="string" office:string-value="800875FD" calcext:value-type="string">
            <text:p>800875FD</text:p>
          </table:table-cell>
          <table:table-cell table:formula="of:=[.AC62]+1" office:value-type="float" office:value="505" calcext:value-type="float">
            <text:p>505</text:p>
          </table:table-cell>
          <table:table-cell table:style-name="ce24" table:formula="of:=DEC2HEX([.AC63];4)" office:value-type="string" office:string-value="01F9" calcext:value-type="string">
            <text:p>01F9</text:p>
          </table:table-cell>
          <table:table-cell/>
          <table:table-cell table:style-name="ce28" table:formula="of:=COM.MICROSOFT.CONCAT(&quot;8008&quot;;DEC2HEX(HEX2DEC(&quot;7414&quot;)+[.AC63]))" office:value-type="string" office:string-value="8008760D" calcext:value-type="string">
            <text:p>8008760D</text:p>
          </table:table-cell>
          <table:table-cell table:number-columns-repeated="16352"/>
        </table:table-row>
        <table:table-row table:style-name="ro1">
          <table:table-cell table:formula="of:=[.A63]+1" office:value-type="float" office:value="394" calcext:value-type="float">
            <text:p>394</text:p>
          </table:table-cell>
          <table:table-cell table:formula="of:=DEC2HEX([.A64];4)" office:value-type="string" office:string-value="018A" calcext:value-type="string">
            <text:p>018A</text:p>
          </table:table-cell>
          <table:table-cell office:value-type="string" calcext:value-type="string">
            <text:p>bravery statue</text:p>
          </table:table-cell>
          <table:table-cell table:formula="of:=COM.MICROSOFT.CONCAT(&quot;8008&quot;;DEC2HEX(HEX2DEC(&quot;7414&quot;)+[.A64]))" office:value-type="string" office:string-value="8008759E" calcext:value-type="string">
            <text:p>8008759E</text:p>
          </table:table-cell>
          <table:table-cell table:formula="of:=[.E63]+1" office:value-type="float" office:value="410" calcext:value-type="float">
            <text:p>410</text:p>
          </table:table-cell>
          <table:table-cell table:style-name="ce24" table:formula="of:=DEC2HEX([.E64];4)" office:value-type="string" office:string-value="019A" calcext:value-type="string">
            <text:p>019A</text:p>
          </table:table-cell>
          <table:table-cell table:style-name="ce25"/>
          <table:table-cell table:style-name="ce28" table:formula="of:=COM.MICROSOFT.CONCAT(&quot;8008&quot;;DEC2HEX(HEX2DEC(&quot;7414&quot;)+[.E64]))" office:value-type="string" office:string-value="800875AE" calcext:value-type="string">
            <text:p>800875AE</text:p>
          </table:table-cell>
          <table:table-cell table:formula="of:=[.I63]+1" office:value-type="float" office:value="426" calcext:value-type="float">
            <text:p>426</text:p>
          </table:table-cell>
          <table:table-cell table:style-name="ce24" table:formula="of:=DEC2HEX([.I64];4)" office:value-type="string" office:string-value="01AA" calcext:value-type="string">
            <text:p>01AA</text:p>
          </table:table-cell>
          <table:table-cell table:style-name="ce26"/>
          <table:table-cell table:style-name="ce28" table:formula="of:=COM.MICROSOFT.CONCAT(&quot;8008&quot;;DEC2HEX(HEX2DEC(&quot;7414&quot;)+[.I64]))" office:value-type="string" office:string-value="800875BE" calcext:value-type="string">
            <text:p>800875BE</text:p>
          </table:table-cell>
          <table:table-cell table:formula="of:=[.M63]+1" office:value-type="float" office:value="442" calcext:value-type="float">
            <text:p>442</text:p>
          </table:table-cell>
          <table:table-cell table:style-name="ce24" table:formula="of:=DEC2HEX([.M64];4)" office:value-type="string" office:string-value="01BA" calcext:value-type="string">
            <text:p>01BA</text:p>
          </table:table-cell>
          <table:table-cell table:style-name="ce25"/>
          <table:table-cell table:style-name="ce28" table:formula="of:=COM.MICROSOFT.CONCAT(&quot;8008&quot;;DEC2HEX(HEX2DEC(&quot;7414&quot;)+[.M64]))" office:value-type="string" office:string-value="800875CE" calcext:value-type="string">
            <text:p>800875CE</text:p>
          </table:table-cell>
          <table:table-cell table:formula="of:=[.Q63]+1" office:value-type="float" office:value="458" calcext:value-type="float">
            <text:p>458</text:p>
          </table:table-cell>
          <table:table-cell table:style-name="ce24" table:formula="of:=DEC2HEX([.Q64];4)" office:value-type="string" office:string-value="01CA" calcext:value-type="string">
            <text:p>01CA</text:p>
          </table:table-cell>
          <table:table-cell table:style-name="ce26"/>
          <table:table-cell table:style-name="ce28" table:formula="of:=COM.MICROSOFT.CONCAT(&quot;8008&quot;;DEC2HEX(HEX2DEC(&quot;7414&quot;)+[.Q64]))" office:value-type="string" office:string-value="800875DE" calcext:value-type="string">
            <text:p>800875DE</text:p>
          </table:table-cell>
          <table:table-cell table:formula="of:=[.U63]+1" office:value-type="float" office:value="474" calcext:value-type="float">
            <text:p>474</text:p>
          </table:table-cell>
          <table:table-cell table:style-name="ce24" table:formula="of:=DEC2HEX([.U64];4)" office:value-type="string" office:string-value="01DA" calcext:value-type="string">
            <text:p>01DA</text:p>
          </table:table-cell>
          <table:table-cell/>
          <table:table-cell table:style-name="ce28" table:formula="of:=COM.MICROSOFT.CONCAT(&quot;8008&quot;;DEC2HEX(HEX2DEC(&quot;7414&quot;)+[.U64]))" office:value-type="string" office:string-value="800875EE" calcext:value-type="string">
            <text:p>800875EE</text:p>
          </table:table-cell>
          <table:table-cell table:formula="of:=[.Y63]+1" office:value-type="float" office:value="490" calcext:value-type="float">
            <text:p>490</text:p>
          </table:table-cell>
          <table:table-cell table:style-name="ce24" table:formula="of:=DEC2HEX([.Y64];4)" office:value-type="string" office:string-value="01EA" calcext:value-type="string">
            <text:p>01EA</text:p>
          </table:table-cell>
          <table:table-cell/>
          <table:table-cell table:style-name="ce28" table:formula="of:=COM.MICROSOFT.CONCAT(&quot;8008&quot;;DEC2HEX(HEX2DEC(&quot;7414&quot;)+[.Y64]))" office:value-type="string" office:string-value="800875FE" calcext:value-type="string">
            <text:p>800875FE</text:p>
          </table:table-cell>
          <table:table-cell table:formula="of:=[.AC63]+1" office:value-type="float" office:value="506" calcext:value-type="float">
            <text:p>506</text:p>
          </table:table-cell>
          <table:table-cell table:style-name="ce24" table:formula="of:=DEC2HEX([.AC64];4)" office:value-type="string" office:string-value="01FA" calcext:value-type="string">
            <text:p>01FA</text:p>
          </table:table-cell>
          <table:table-cell/>
          <table:table-cell table:style-name="ce28" table:formula="of:=COM.MICROSOFT.CONCAT(&quot;8008&quot;;DEC2HEX(HEX2DEC(&quot;7414&quot;)+[.AC64]))" office:value-type="string" office:string-value="8008760E" calcext:value-type="string">
            <text:p>8008760E</text:p>
          </table:table-cell>
          <table:table-cell table:number-columns-repeated="16352"/>
        </table:table-row>
        <table:table-row table:style-name="ro1">
          <table:table-cell table:formula="of:=[.A64]+1" office:value-type="float" office:value="395" calcext:value-type="float">
            <text:p>395</text:p>
          </table:table-cell>
          <table:table-cell table:formula="of:=DEC2HEX([.A65];4)" office:value-type="string" office:string-value="018B" calcext:value-type="string">
            <text:p>018B</text:p>
          </table:table-cell>
          <table:table-cell office:value-type="string" calcext:value-type="string">
            <text:p>justice statue</text:p>
          </table:table-cell>
          <table:table-cell table:formula="of:=COM.MICROSOFT.CONCAT(&quot;8008&quot;;DEC2HEX(HEX2DEC(&quot;7414&quot;)+[.A65]))" office:value-type="string" office:string-value="8008759F" calcext:value-type="string">
            <text:p>8008759F</text:p>
          </table:table-cell>
          <table:table-cell table:formula="of:=[.E64]+1" office:value-type="float" office:value="411" calcext:value-type="float">
            <text:p>411</text:p>
          </table:table-cell>
          <table:table-cell table:style-name="ce24" table:formula="of:=DEC2HEX([.E65];4)" office:value-type="string" office:string-value="019B" calcext:value-type="string">
            <text:p>019B</text:p>
          </table:table-cell>
          <table:table-cell table:style-name="ce25"/>
          <table:table-cell table:style-name="ce28" table:formula="of:=COM.MICROSOFT.CONCAT(&quot;8008&quot;;DEC2HEX(HEX2DEC(&quot;7414&quot;)+[.E65]))" office:value-type="string" office:string-value="800875AF" calcext:value-type="string">
            <text:p>800875AF</text:p>
          </table:table-cell>
          <table:table-cell table:formula="of:=[.I64]+1" office:value-type="float" office:value="427" calcext:value-type="float">
            <text:p>427</text:p>
          </table:table-cell>
          <table:table-cell table:style-name="ce24" table:formula="of:=DEC2HEX([.I65];4)" office:value-type="string" office:string-value="01AB" calcext:value-type="string">
            <text:p>01AB</text:p>
          </table:table-cell>
          <table:table-cell table:style-name="ce26"/>
          <table:table-cell table:style-name="ce28" table:formula="of:=COM.MICROSOFT.CONCAT(&quot;8008&quot;;DEC2HEX(HEX2DEC(&quot;7414&quot;)+[.I65]))" office:value-type="string" office:string-value="800875BF" calcext:value-type="string">
            <text:p>800875BF</text:p>
          </table:table-cell>
          <table:table-cell table:formula="of:=[.M64]+1" office:value-type="float" office:value="443" calcext:value-type="float">
            <text:p>443</text:p>
          </table:table-cell>
          <table:table-cell table:style-name="ce24" table:formula="of:=DEC2HEX([.M65];4)" office:value-type="string" office:string-value="01BB" calcext:value-type="string">
            <text:p>01BB</text:p>
          </table:table-cell>
          <table:table-cell table:style-name="ce25"/>
          <table:table-cell table:style-name="ce28" table:formula="of:=COM.MICROSOFT.CONCAT(&quot;8008&quot;;DEC2HEX(HEX2DEC(&quot;7414&quot;)+[.M65]))" office:value-type="string" office:string-value="800875CF" calcext:value-type="string">
            <text:p>800875CF</text:p>
          </table:table-cell>
          <table:table-cell table:formula="of:=[.Q64]+1" office:value-type="float" office:value="459" calcext:value-type="float">
            <text:p>459</text:p>
          </table:table-cell>
          <table:table-cell table:style-name="ce24" table:formula="of:=DEC2HEX([.Q65];4)" office:value-type="string" office:string-value="01CB" calcext:value-type="string">
            <text:p>01CB</text:p>
          </table:table-cell>
          <table:table-cell table:style-name="ce26"/>
          <table:table-cell table:style-name="ce28" table:formula="of:=COM.MICROSOFT.CONCAT(&quot;8008&quot;;DEC2HEX(HEX2DEC(&quot;7414&quot;)+[.Q65]))" office:value-type="string" office:string-value="800875DF" calcext:value-type="string">
            <text:p>800875DF</text:p>
          </table:table-cell>
          <table:table-cell table:formula="of:=[.U64]+1" office:value-type="float" office:value="475" calcext:value-type="float">
            <text:p>475</text:p>
          </table:table-cell>
          <table:table-cell table:style-name="ce24" table:formula="of:=DEC2HEX([.U65];4)" office:value-type="string" office:string-value="01DB" calcext:value-type="string">
            <text:p>01DB</text:p>
          </table:table-cell>
          <table:table-cell/>
          <table:table-cell table:style-name="ce28" table:formula="of:=COM.MICROSOFT.CONCAT(&quot;8008&quot;;DEC2HEX(HEX2DEC(&quot;7414&quot;)+[.U65]))" office:value-type="string" office:string-value="800875EF" calcext:value-type="string">
            <text:p>800875EF</text:p>
          </table:table-cell>
          <table:table-cell table:formula="of:=[.Y64]+1" office:value-type="float" office:value="491" calcext:value-type="float">
            <text:p>491</text:p>
          </table:table-cell>
          <table:table-cell table:style-name="ce24" table:formula="of:=DEC2HEX([.Y65];4)" office:value-type="string" office:string-value="01EB" calcext:value-type="string">
            <text:p>01EB</text:p>
          </table:table-cell>
          <table:table-cell/>
          <table:table-cell table:style-name="ce28" table:formula="of:=COM.MICROSOFT.CONCAT(&quot;8008&quot;;DEC2HEX(HEX2DEC(&quot;7414&quot;)+[.Y65]))" office:value-type="string" office:string-value="800875FF" calcext:value-type="string">
            <text:p>800875FF</text:p>
          </table:table-cell>
          <table:table-cell table:formula="of:=[.AC64]+1" office:value-type="float" office:value="507" calcext:value-type="float">
            <text:p>507</text:p>
          </table:table-cell>
          <table:table-cell table:style-name="ce24" table:formula="of:=DEC2HEX([.AC65];4)" office:value-type="string" office:string-value="01FB" calcext:value-type="string">
            <text:p>01FB</text:p>
          </table:table-cell>
          <table:table-cell/>
          <table:table-cell table:style-name="ce28" table:formula="of:=COM.MICROSOFT.CONCAT(&quot;8008&quot;;DEC2HEX(HEX2DEC(&quot;7414&quot;)+[.AC65]))" office:value-type="string" office:string-value="8008760F" calcext:value-type="string">
            <text:p>8008760F</text:p>
          </table:table-cell>
          <table:table-cell table:number-columns-repeated="16352"/>
        </table:table-row>
        <table:table-row table:style-name="ro1">
          <table:table-cell table:formula="of:=[.A65]+1" office:value-type="float" office:value="396" calcext:value-type="float">
            <text:p>396</text:p>
          </table:table-cell>
          <table:table-cell table:formula="of:=DEC2HEX([.A66];4)" office:value-type="string" office:string-value="018C" calcext:value-type="string">
            <text:p>018C</text:p>
          </table:table-cell>
          <table:table-cell office:value-type="string" calcext:value-type="string">
            <text:p>friendship statue</text:p>
          </table:table-cell>
          <table:table-cell table:formula="of:=COM.MICROSOFT.CONCAT(&quot;8008&quot;;DEC2HEX(HEX2DEC(&quot;7414&quot;)+[.A66]))" office:value-type="string" office:string-value="800875A0" calcext:value-type="string">
            <text:p>800875A0</text:p>
          </table:table-cell>
          <table:table-cell table:formula="of:=[.E65]+1" office:value-type="float" office:value="412" calcext:value-type="float">
            <text:p>412</text:p>
          </table:table-cell>
          <table:table-cell table:style-name="ce24" table:formula="of:=DEC2HEX([.E66];4)" office:value-type="string" office:string-value="019C" calcext:value-type="string">
            <text:p>019C</text:p>
          </table:table-cell>
          <table:table-cell table:style-name="ce25"/>
          <table:table-cell table:style-name="ce28" table:formula="of:=COM.MICROSOFT.CONCAT(&quot;8008&quot;;DEC2HEX(HEX2DEC(&quot;7414&quot;)+[.E66]))" office:value-type="string" office:string-value="800875B0" calcext:value-type="string">
            <text:p>800875B0</text:p>
          </table:table-cell>
          <table:table-cell table:formula="of:=[.I65]+1" office:value-type="float" office:value="428" calcext:value-type="float">
            <text:p>428</text:p>
          </table:table-cell>
          <table:table-cell table:style-name="ce24" table:formula="of:=DEC2HEX([.I66];4)" office:value-type="string" office:string-value="01AC" calcext:value-type="string">
            <text:p>01AC</text:p>
          </table:table-cell>
          <table:table-cell table:style-name="ce26"/>
          <table:table-cell table:style-name="ce28" table:formula="of:=COM.MICROSOFT.CONCAT(&quot;8008&quot;;DEC2HEX(HEX2DEC(&quot;7414&quot;)+[.I66]))" office:value-type="string" office:string-value="800875C0" calcext:value-type="string">
            <text:p>800875C0</text:p>
          </table:table-cell>
          <table:table-cell table:formula="of:=[.M65]+1" office:value-type="float" office:value="444" calcext:value-type="float">
            <text:p>444</text:p>
          </table:table-cell>
          <table:table-cell table:style-name="ce24" table:formula="of:=DEC2HEX([.M66];4)" office:value-type="string" office:string-value="01BC" calcext:value-type="string">
            <text:p>01BC</text:p>
          </table:table-cell>
          <table:table-cell table:style-name="ce25"/>
          <table:table-cell table:style-name="ce28" table:formula="of:=COM.MICROSOFT.CONCAT(&quot;8008&quot;;DEC2HEX(HEX2DEC(&quot;7414&quot;)+[.M66]))" office:value-type="string" office:string-value="800875D0" calcext:value-type="string">
            <text:p>800875D0</text:p>
          </table:table-cell>
          <table:table-cell table:formula="of:=[.Q65]+1" office:value-type="float" office:value="460" calcext:value-type="float">
            <text:p>460</text:p>
          </table:table-cell>
          <table:table-cell table:style-name="ce24" table:formula="of:=DEC2HEX([.Q66];4)" office:value-type="string" office:string-value="01CC" calcext:value-type="string">
            <text:p>01CC</text:p>
          </table:table-cell>
          <table:table-cell table:style-name="ce26"/>
          <table:table-cell table:style-name="ce28" table:formula="of:=COM.MICROSOFT.CONCAT(&quot;8008&quot;;DEC2HEX(HEX2DEC(&quot;7414&quot;)+[.Q66]))" office:value-type="string" office:string-value="800875E0" calcext:value-type="string">
            <text:p>800875E0</text:p>
          </table:table-cell>
          <table:table-cell table:formula="of:=[.U65]+1" office:value-type="float" office:value="476" calcext:value-type="float">
            <text:p>476</text:p>
          </table:table-cell>
          <table:table-cell table:style-name="ce24" table:formula="of:=DEC2HEX([.U66];4)" office:value-type="string" office:string-value="01DC" calcext:value-type="string">
            <text:p>01DC</text:p>
          </table:table-cell>
          <table:table-cell/>
          <table:table-cell table:style-name="ce28" table:formula="of:=COM.MICROSOFT.CONCAT(&quot;8008&quot;;DEC2HEX(HEX2DEC(&quot;7414&quot;)+[.U66]))" office:value-type="string" office:string-value="800875F0" calcext:value-type="string">
            <text:p>800875F0</text:p>
          </table:table-cell>
          <table:table-cell table:formula="of:=[.Y65]+1" office:value-type="float" office:value="492" calcext:value-type="float">
            <text:p>492</text:p>
          </table:table-cell>
          <table:table-cell table:style-name="ce24" table:formula="of:=DEC2HEX([.Y66];4)" office:value-type="string" office:string-value="01EC" calcext:value-type="string">
            <text:p>01EC</text:p>
          </table:table-cell>
          <table:table-cell/>
          <table:table-cell table:style-name="ce28" table:formula="of:=COM.MICROSOFT.CONCAT(&quot;8008&quot;;DEC2HEX(HEX2DEC(&quot;7414&quot;)+[.Y66]))" office:value-type="string" office:string-value="80087600" calcext:value-type="string">
            <text:p>80087600</text:p>
          </table:table-cell>
          <table:table-cell table:formula="of:=[.AC65]+1" office:value-type="float" office:value="508" calcext:value-type="float">
            <text:p>508</text:p>
          </table:table-cell>
          <table:table-cell table:style-name="ce24" table:formula="of:=DEC2HEX([.AC66];4)" office:value-type="string" office:string-value="01FC" calcext:value-type="string">
            <text:p>01FC</text:p>
          </table:table-cell>
          <table:table-cell/>
          <table:table-cell table:style-name="ce28" table:formula="of:=COM.MICROSOFT.CONCAT(&quot;8008&quot;;DEC2HEX(HEX2DEC(&quot;7414&quot;)+[.AC66]))" office:value-type="string" office:string-value="80087610" calcext:value-type="string">
            <text:p>80087610</text:p>
          </table:table-cell>
          <table:table-cell table:number-columns-repeated="16352"/>
        </table:table-row>
        <table:table-row table:style-name="ro1">
          <table:table-cell table:formula="of:=[.A66]+1" office:value-type="float" office:value="397" calcext:value-type="float">
            <text:p>397</text:p>
          </table:table-cell>
          <table:table-cell table:formula="of:=DEC2HEX([.A67];4)" office:value-type="string" office:string-value="018D" calcext:value-type="string">
            <text:p>018D</text:p>
          </table:table-cell>
          <table:table-cell office:value-type="string" calcext:value-type="string">
            <text:p>love statue</text:p>
          </table:table-cell>
          <table:table-cell table:formula="of:=COM.MICROSOFT.CONCAT(&quot;8008&quot;;DEC2HEX(HEX2DEC(&quot;7414&quot;)+[.A67]))" office:value-type="string" office:string-value="800875A1" calcext:value-type="string">
            <text:p>800875A1</text:p>
          </table:table-cell>
          <table:table-cell table:formula="of:=[.E66]+1" office:value-type="float" office:value="413" calcext:value-type="float">
            <text:p>413</text:p>
          </table:table-cell>
          <table:table-cell table:style-name="ce24" table:formula="of:=DEC2HEX([.E67];4)" office:value-type="string" office:string-value="019D" calcext:value-type="string">
            <text:p>019D</text:p>
          </table:table-cell>
          <table:table-cell table:style-name="ce25"/>
          <table:table-cell table:style-name="ce28" table:formula="of:=COM.MICROSOFT.CONCAT(&quot;8008&quot;;DEC2HEX(HEX2DEC(&quot;7414&quot;)+[.E67]))" office:value-type="string" office:string-value="800875B1" calcext:value-type="string">
            <text:p>800875B1</text:p>
          </table:table-cell>
          <table:table-cell table:formula="of:=[.I66]+1" office:value-type="float" office:value="429" calcext:value-type="float">
            <text:p>429</text:p>
          </table:table-cell>
          <table:table-cell table:style-name="ce24" table:formula="of:=DEC2HEX([.I67];4)" office:value-type="string" office:string-value="01AD" calcext:value-type="string">
            <text:p>01AD</text:p>
          </table:table-cell>
          <table:table-cell table:style-name="ce26"/>
          <table:table-cell table:style-name="ce28" table:formula="of:=COM.MICROSOFT.CONCAT(&quot;8008&quot;;DEC2HEX(HEX2DEC(&quot;7414&quot;)+[.I67]))" office:value-type="string" office:string-value="800875C1" calcext:value-type="string">
            <text:p>800875C1</text:p>
          </table:table-cell>
          <table:table-cell table:formula="of:=[.M66]+1" office:value-type="float" office:value="445" calcext:value-type="float">
            <text:p>445</text:p>
          </table:table-cell>
          <table:table-cell table:style-name="ce24" table:formula="of:=DEC2HEX([.M67];4)" office:value-type="string" office:string-value="01BD" calcext:value-type="string">
            <text:p>01BD</text:p>
          </table:table-cell>
          <table:table-cell table:style-name="ce25"/>
          <table:table-cell table:style-name="ce28" table:formula="of:=COM.MICROSOFT.CONCAT(&quot;8008&quot;;DEC2HEX(HEX2DEC(&quot;7414&quot;)+[.M67]))" office:value-type="string" office:string-value="800875D1" calcext:value-type="string">
            <text:p>800875D1</text:p>
          </table:table-cell>
          <table:table-cell table:formula="of:=[.Q66]+1" office:value-type="float" office:value="461" calcext:value-type="float">
            <text:p>461</text:p>
          </table:table-cell>
          <table:table-cell table:style-name="ce24" table:formula="of:=DEC2HEX([.Q67];4)" office:value-type="string" office:string-value="01CD" calcext:value-type="string">
            <text:p>01CD</text:p>
          </table:table-cell>
          <table:table-cell table:style-name="ce26"/>
          <table:table-cell table:style-name="ce28" table:formula="of:=COM.MICROSOFT.CONCAT(&quot;8008&quot;;DEC2HEX(HEX2DEC(&quot;7414&quot;)+[.Q67]))" office:value-type="string" office:string-value="800875E1" calcext:value-type="string">
            <text:p>800875E1</text:p>
          </table:table-cell>
          <table:table-cell table:formula="of:=[.U66]+1" office:value-type="float" office:value="477" calcext:value-type="float">
            <text:p>477</text:p>
          </table:table-cell>
          <table:table-cell table:style-name="ce24" table:formula="of:=DEC2HEX([.U67];4)" office:value-type="string" office:string-value="01DD" calcext:value-type="string">
            <text:p>01DD</text:p>
          </table:table-cell>
          <table:table-cell/>
          <table:table-cell table:style-name="ce28" table:formula="of:=COM.MICROSOFT.CONCAT(&quot;8008&quot;;DEC2HEX(HEX2DEC(&quot;7414&quot;)+[.U67]))" office:value-type="string" office:string-value="800875F1" calcext:value-type="string">
            <text:p>800875F1</text:p>
          </table:table-cell>
          <table:table-cell table:formula="of:=[.Y66]+1" office:value-type="float" office:value="493" calcext:value-type="float">
            <text:p>493</text:p>
          </table:table-cell>
          <table:table-cell table:style-name="ce24" table:formula="of:=DEC2HEX([.Y67];4)" office:value-type="string" office:string-value="01ED" calcext:value-type="string">
            <text:p>01ED</text:p>
          </table:table-cell>
          <table:table-cell/>
          <table:table-cell table:style-name="ce28" table:formula="of:=COM.MICROSOFT.CONCAT(&quot;8008&quot;;DEC2HEX(HEX2DEC(&quot;7414&quot;)+[.Y67]))" office:value-type="string" office:string-value="80087601" calcext:value-type="string">
            <text:p>80087601</text:p>
          </table:table-cell>
          <table:table-cell table:formula="of:=[.AC66]+1" office:value-type="float" office:value="509" calcext:value-type="float">
            <text:p>509</text:p>
          </table:table-cell>
          <table:table-cell table:style-name="ce24" table:formula="of:=DEC2HEX([.AC67];4)" office:value-type="string" office:string-value="01FD" calcext:value-type="string">
            <text:p>01FD</text:p>
          </table:table-cell>
          <table:table-cell/>
          <table:table-cell table:style-name="ce28" table:formula="of:=COM.MICROSOFT.CONCAT(&quot;8008&quot;;DEC2HEX(HEX2DEC(&quot;7414&quot;)+[.AC67]))" office:value-type="string" office:string-value="80087611" calcext:value-type="string">
            <text:p>80087611</text:p>
          </table:table-cell>
          <table:table-cell table:number-columns-repeated="16352"/>
        </table:table-row>
        <table:table-row table:style-name="ro1">
          <table:table-cell table:formula="of:=[.A67]+1" office:value-type="float" office:value="398" calcext:value-type="float">
            <text:p>398</text:p>
          </table:table-cell>
          <table:table-cell table:formula="of:=DEC2HEX([.A68];4)" office:value-type="string" office:string-value="018E" calcext:value-type="string">
            <text:p>018E</text:p>
          </table:table-cell>
          <table:table-cell table:style-name="ce26" office:value-type="string" calcext:value-type="string">
            <text:p>dream statue</text:p>
          </table:table-cell>
          <table:table-cell table:formula="of:=COM.MICROSOFT.CONCAT(&quot;8008&quot;;DEC2HEX(HEX2DEC(&quot;7414&quot;)+[.A68]))" office:value-type="string" office:string-value="800875A2" calcext:value-type="string">
            <text:p>800875A2</text:p>
          </table:table-cell>
          <table:table-cell table:formula="of:=[.E67]+1" office:value-type="float" office:value="414" calcext:value-type="float">
            <text:p>414</text:p>
          </table:table-cell>
          <table:table-cell table:style-name="ce24" table:formula="of:=DEC2HEX([.E68];4)" office:value-type="string" office:string-value="019E" calcext:value-type="string">
            <text:p>019E</text:p>
          </table:table-cell>
          <table:table-cell table:style-name="ce25"/>
          <table:table-cell table:style-name="ce28" table:formula="of:=COM.MICROSOFT.CONCAT(&quot;8008&quot;;DEC2HEX(HEX2DEC(&quot;7414&quot;)+[.E68]))" office:value-type="string" office:string-value="800875B2" calcext:value-type="string">
            <text:p>800875B2</text:p>
          </table:table-cell>
          <table:table-cell table:formula="of:=[.I67]+1" office:value-type="float" office:value="430" calcext:value-type="float">
            <text:p>430</text:p>
          </table:table-cell>
          <table:table-cell table:style-name="ce24" table:formula="of:=DEC2HEX([.I68];4)" office:value-type="string" office:string-value="01AE" calcext:value-type="string">
            <text:p>01AE</text:p>
          </table:table-cell>
          <table:table-cell table:style-name="ce26"/>
          <table:table-cell table:style-name="ce28" table:formula="of:=COM.MICROSOFT.CONCAT(&quot;8008&quot;;DEC2HEX(HEX2DEC(&quot;7414&quot;)+[.I68]))" office:value-type="string" office:string-value="800875C2" calcext:value-type="string">
            <text:p>800875C2</text:p>
          </table:table-cell>
          <table:table-cell table:formula="of:=[.M67]+1" office:value-type="float" office:value="446" calcext:value-type="float">
            <text:p>446</text:p>
          </table:table-cell>
          <table:table-cell table:style-name="ce24" table:formula="of:=DEC2HEX([.M68];4)" office:value-type="string" office:string-value="01BE" calcext:value-type="string">
            <text:p>01BE</text:p>
          </table:table-cell>
          <table:table-cell table:style-name="ce25"/>
          <table:table-cell table:style-name="ce28" table:formula="of:=COM.MICROSOFT.CONCAT(&quot;8008&quot;;DEC2HEX(HEX2DEC(&quot;7414&quot;)+[.M68]))" office:value-type="string" office:string-value="800875D2" calcext:value-type="string">
            <text:p>800875D2</text:p>
          </table:table-cell>
          <table:table-cell table:formula="of:=[.Q67]+1" office:value-type="float" office:value="462" calcext:value-type="float">
            <text:p>462</text:p>
          </table:table-cell>
          <table:table-cell table:style-name="ce24" table:formula="of:=DEC2HEX([.Q68];4)" office:value-type="string" office:string-value="01CE" calcext:value-type="string">
            <text:p>01CE</text:p>
          </table:table-cell>
          <table:table-cell table:style-name="ce26"/>
          <table:table-cell table:style-name="ce28" table:formula="of:=COM.MICROSOFT.CONCAT(&quot;8008&quot;;DEC2HEX(HEX2DEC(&quot;7414&quot;)+[.Q68]))" office:value-type="string" office:string-value="800875E2" calcext:value-type="string">
            <text:p>800875E2</text:p>
          </table:table-cell>
          <table:table-cell table:formula="of:=[.U67]+1" office:value-type="float" office:value="478" calcext:value-type="float">
            <text:p>478</text:p>
          </table:table-cell>
          <table:table-cell table:style-name="ce24" table:formula="of:=DEC2HEX([.U68];4)" office:value-type="string" office:string-value="01DE" calcext:value-type="string">
            <text:p>01DE</text:p>
          </table:table-cell>
          <table:table-cell/>
          <table:table-cell table:style-name="ce28" table:formula="of:=COM.MICROSOFT.CONCAT(&quot;8008&quot;;DEC2HEX(HEX2DEC(&quot;7414&quot;)+[.U68]))" office:value-type="string" office:string-value="800875F2" calcext:value-type="string">
            <text:p>800875F2</text:p>
          </table:table-cell>
          <table:table-cell table:formula="of:=[.Y67]+1" office:value-type="float" office:value="494" calcext:value-type="float">
            <text:p>494</text:p>
          </table:table-cell>
          <table:table-cell table:style-name="ce24" table:formula="of:=DEC2HEX([.Y68];4)" office:value-type="string" office:string-value="01EE" calcext:value-type="string">
            <text:p>01EE</text:p>
          </table:table-cell>
          <table:table-cell/>
          <table:table-cell table:style-name="ce28" table:formula="of:=COM.MICROSOFT.CONCAT(&quot;8008&quot;;DEC2HEX(HEX2DEC(&quot;7414&quot;)+[.Y68]))" office:value-type="string" office:string-value="80087602" calcext:value-type="string">
            <text:p>80087602</text:p>
          </table:table-cell>
          <table:table-cell table:formula="of:=[.AC67]+1" office:value-type="float" office:value="510" calcext:value-type="float">
            <text:p>510</text:p>
          </table:table-cell>
          <table:table-cell table:style-name="ce24" table:formula="of:=DEC2HEX([.AC68];4)" office:value-type="string" office:string-value="01FE" calcext:value-type="string">
            <text:p>01FE</text:p>
          </table:table-cell>
          <table:table-cell/>
          <table:table-cell table:style-name="ce28" table:formula="of:=COM.MICROSOFT.CONCAT(&quot;8008&quot;;DEC2HEX(HEX2DEC(&quot;7414&quot;)+[.AC68]))" office:value-type="string" office:string-value="80087612" calcext:value-type="string">
            <text:p>80087612</text:p>
          </table:table-cell>
          <table:table-cell table:number-columns-repeated="16352"/>
        </table:table-row>
        <table:table-row table:style-name="ro1">
          <table:table-cell table:formula="of:=[.A68]+1" office:value-type="float" office:value="399" calcext:value-type="float">
            <text:p>399</text:p>
          </table:table-cell>
          <table:table-cell table:formula="of:=DEC2HEX([.A69];4)" office:value-type="string" office:string-value="018F" calcext:value-type="string">
            <text:p>018F</text:p>
          </table:table-cell>
          <table:table-cell table:style-name="ce26" office:value-type="string" calcext:value-type="string">
            <text:p>s flag</text:p>
          </table:table-cell>
          <table:table-cell table:formula="of:=COM.MICROSOFT.CONCAT(&quot;8008&quot;;DEC2HEX(HEX2DEC(&quot;7414&quot;)+[.A69]))" office:value-type="string" office:string-value="800875A3" calcext:value-type="string">
            <text:p>800875A3</text:p>
          </table:table-cell>
          <table:table-cell table:formula="of:=[.E68]+1" office:value-type="float" office:value="415" calcext:value-type="float">
            <text:p>415</text:p>
          </table:table-cell>
          <table:table-cell table:style-name="ce24" table:formula="of:=DEC2HEX([.E69];4)" office:value-type="string" office:string-value="019F" calcext:value-type="string">
            <text:p>019F</text:p>
          </table:table-cell>
          <table:table-cell table:style-name="ce25"/>
          <table:table-cell table:style-name="ce28" table:formula="of:=COM.MICROSOFT.CONCAT(&quot;8008&quot;;DEC2HEX(HEX2DEC(&quot;7414&quot;)+[.E69]))" office:value-type="string" office:string-value="800875B3" calcext:value-type="string">
            <text:p>800875B3</text:p>
          </table:table-cell>
          <table:table-cell table:formula="of:=[.I68]+1" office:value-type="float" office:value="431" calcext:value-type="float">
            <text:p>431</text:p>
          </table:table-cell>
          <table:table-cell table:style-name="ce24" table:formula="of:=DEC2HEX([.I69];4)" office:value-type="string" office:string-value="01AF" calcext:value-type="string">
            <text:p>01AF</text:p>
          </table:table-cell>
          <table:table-cell table:style-name="ce26"/>
          <table:table-cell table:style-name="ce28" table:formula="of:=COM.MICROSOFT.CONCAT(&quot;8008&quot;;DEC2HEX(HEX2DEC(&quot;7414&quot;)+[.I69]))" office:value-type="string" office:string-value="800875C3" calcext:value-type="string">
            <text:p>800875C3</text:p>
          </table:table-cell>
          <table:table-cell table:formula="of:=[.M68]+1" office:value-type="float" office:value="447" calcext:value-type="float">
            <text:p>447</text:p>
          </table:table-cell>
          <table:table-cell table:style-name="ce24" table:formula="of:=DEC2HEX([.M69];4)" office:value-type="string" office:string-value="01BF" calcext:value-type="string">
            <text:p>01BF</text:p>
          </table:table-cell>
          <table:table-cell table:style-name="ce25"/>
          <table:table-cell table:style-name="ce28" table:formula="of:=COM.MICROSOFT.CONCAT(&quot;8008&quot;;DEC2HEX(HEX2DEC(&quot;7414&quot;)+[.M69]))" office:value-type="string" office:string-value="800875D3" calcext:value-type="string">
            <text:p>800875D3</text:p>
          </table:table-cell>
          <table:table-cell table:formula="of:=[.Q68]+1" office:value-type="float" office:value="463" calcext:value-type="float">
            <text:p>463</text:p>
          </table:table-cell>
          <table:table-cell table:style-name="ce24" table:formula="of:=DEC2HEX([.Q69];4)" office:value-type="string" office:string-value="01CF" calcext:value-type="string">
            <text:p>01CF</text:p>
          </table:table-cell>
          <table:table-cell table:style-name="ce26"/>
          <table:table-cell table:style-name="ce28" table:formula="of:=COM.MICROSOFT.CONCAT(&quot;8008&quot;;DEC2HEX(HEX2DEC(&quot;7414&quot;)+[.Q69]))" office:value-type="string" office:string-value="800875E3" calcext:value-type="string">
            <text:p>800875E3</text:p>
          </table:table-cell>
          <table:table-cell table:formula="of:=[.U68]+1" office:value-type="float" office:value="479" calcext:value-type="float">
            <text:p>479</text:p>
          </table:table-cell>
          <table:table-cell table:style-name="ce24" table:formula="of:=DEC2HEX([.U69];4)" office:value-type="string" office:string-value="01DF" calcext:value-type="string">
            <text:p>01DF</text:p>
          </table:table-cell>
          <table:table-cell/>
          <table:table-cell table:style-name="ce28" table:formula="of:=COM.MICROSOFT.CONCAT(&quot;8008&quot;;DEC2HEX(HEX2DEC(&quot;7414&quot;)+[.U69]))" office:value-type="string" office:string-value="800875F3" calcext:value-type="string">
            <text:p>800875F3</text:p>
          </table:table-cell>
          <table:table-cell table:formula="of:=[.Y68]+1" office:value-type="float" office:value="495" calcext:value-type="float">
            <text:p>495</text:p>
          </table:table-cell>
          <table:table-cell table:style-name="ce24" table:formula="of:=DEC2HEX([.Y69];4)" office:value-type="string" office:string-value="01EF" calcext:value-type="string">
            <text:p>01EF</text:p>
          </table:table-cell>
          <table:table-cell/>
          <table:table-cell table:style-name="ce28" table:formula="of:=COM.MICROSOFT.CONCAT(&quot;8008&quot;;DEC2HEX(HEX2DEC(&quot;7414&quot;)+[.Y69]))" office:value-type="string" office:string-value="80087603" calcext:value-type="string">
            <text:p>80087603</text:p>
          </table:table-cell>
          <table:table-cell table:formula="of:=[.AC68]+1" office:value-type="float" office:value="511" calcext:value-type="float">
            <text:p>511</text:p>
          </table:table-cell>
          <table:table-cell table:style-name="ce24" table:formula="of:=DEC2HEX([.AC69];4)" office:value-type="string" office:string-value="01FF" calcext:value-type="string">
            <text:p>01FF</text:p>
          </table:table-cell>
          <table:table-cell/>
          <table:table-cell table:style-name="ce28" table:formula="of:=COM.MICROSOFT.CONCAT(&quot;8008&quot;;DEC2HEX(HEX2DEC(&quot;7414&quot;)+[.AC69]))" office:value-type="string" office:string-value="80087613" calcext:value-type="string">
            <text:p>80087613</text:p>
          </table:table-cell>
          <table:table-cell table:number-columns-repeated="16352"/>
        </table:table-row>
        <table:table-row table:style-name="ro1" table:number-rows-repeated="104850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2">
        <table:table-column table:style-name="co19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3">
        <table:table-column table:style-name="co19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modern" style:font-pitch="fixe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0" number:min-decimal-places="0" number:min-integer-digits="2"/>
    </number:number-style>
    <number:number-style style:name="N126">
      <number:number number:decimal-places="1" number:min-decimal-places="1" number:min-integer-digits="1"/>
    </number:number-style>
    <number:number-style style:name="N127">
      <number:number number:decimal-places="0" number:min-decimal-places="0" number:min-integer-digits="4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 style:vertical-align="middle"/>
      <style:text-properties style:font-name="ＭＳ Ｐゴシック" fo:font-family="'ＭＳ Ｐゴシック'" style:font-family-generic="modern" style:font-pitch="fixed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omb De Plumb</meta:initial-creator>
    <meta:creation-date>2006-01-14T15:51:54</meta:creation-date>
    <dc:date>2024-09-16T21:53:17.858946173</dc:date>
    <meta:print-date>2006-12-22T23:00:14</meta:print-date>
    <meta:editing-cycles>48</meta:editing-cycles>
    <meta:generator>LibreOffice/7.4.7.2$Linux_X86_64 LibreOffice_project/40$Build-2</meta:generator>
    <meta:editing-duration>P1DT18H17M11S</meta:editing-duration>
    <meta:document-statistic meta:table-count="3" meta:cell-count="1940" meta:object-count="0"/>
  </office:meta>
</office:document-meta>
</file>